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.78mm"/>
    </style:style>
    <style:style style:name="co2" style:family="table-column">
      <style:table-column-properties fo:break-before="auto" style:column-width="43.11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times_100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47584335010417E+018" calcext:value-type="float">
            <text:p>1.47584335010417E+018</text:p>
          </table:table-cell>
          <table:table-cell office:value-type="float" office:value="1.47584335010575E+018" calcext:value-type="float">
            <text:p>1.47584335010575E+018</text:p>
          </table:table-cell>
          <table:table-cell/>
          <table:table-cell table:formula="of:= [.C1] - [.B1]" office:value-type="float" office:value="1580032" calcext:value-type="float">
            <text:p>158003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47584335011425E+018" calcext:value-type="float">
            <text:p>1.47584335011425E+018</text:p>
          </table:table-cell>
          <table:table-cell office:value-type="float" office:value="1.47584335011601E+018" calcext:value-type="float">
            <text:p>1.47584335011601E+018</text:p>
          </table:table-cell>
          <table:table-cell/>
          <table:table-cell table:formula="of:= [.C2] - [.B2]" office:value-type="float" office:value="1760000" calcext:value-type="float">
            <text:p>17600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47584335012419E+018" calcext:value-type="float">
            <text:p>1.47584335012419E+018</text:p>
          </table:table-cell>
          <table:table-cell office:value-type="float" office:value="1.47584335012636E+018" calcext:value-type="float">
            <text:p>1.47584335012636E+018</text:p>
          </table:table-cell>
          <table:table-cell/>
          <table:table-cell table:formula="of:= [.C3] - [.B3]" office:value-type="float" office:value="2169856" calcext:value-type="float">
            <text:p>216985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47584335013418E+018" calcext:value-type="float">
            <text:p>1.47584335013418E+018</text:p>
          </table:table-cell>
          <table:table-cell office:value-type="float" office:value="1.47584335013674E+018" calcext:value-type="float">
            <text:p>1.47584335013674E+018</text:p>
          </table:table-cell>
          <table:table-cell/>
          <table:table-cell table:formula="of:= [.C4] - [.B4]" office:value-type="float" office:value="2560000" calcext:value-type="float">
            <text:p>25600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47584335014418E+018" calcext:value-type="float">
            <text:p>1.47584335014418E+018</text:p>
          </table:table-cell>
          <table:table-cell office:value-type="float" office:value="1.47584335014713E+018" calcext:value-type="float">
            <text:p>1.47584335014713E+018</text:p>
          </table:table-cell>
          <table:table-cell/>
          <table:table-cell table:formula="of:= [.C5] - [.B5]" office:value-type="float" office:value="2949632" calcext:value-type="float">
            <text:p>294963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47584335015418E+018" calcext:value-type="float">
            <text:p>1.47584335015418E+018</text:p>
          </table:table-cell>
          <table:table-cell office:value-type="float" office:value="1.4758433501575E+018" calcext:value-type="float">
            <text:p>1.4758433501575E+018</text:p>
          </table:table-cell>
          <table:table-cell/>
          <table:table-cell table:formula="of:= [.C6] - [.B6]" office:value-type="float" office:value="3320064" calcext:value-type="float">
            <text:p>332006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47584335016418E+018" calcext:value-type="float">
            <text:p>1.47584335016418E+018</text:p>
          </table:table-cell>
          <table:table-cell office:value-type="float" office:value="1.47584335016788E+018" calcext:value-type="float">
            <text:p>1.47584335016788E+018</text:p>
          </table:table-cell>
          <table:table-cell/>
          <table:table-cell table:formula="of:= [.C7] - [.B7]" office:value-type="float" office:value="3699712" calcext:value-type="float">
            <text:p>369971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47584335017419E+018" calcext:value-type="float">
            <text:p>1.47584335017419E+018</text:p>
          </table:table-cell>
          <table:table-cell office:value-type="float" office:value="1.47584335017825E+018" calcext:value-type="float">
            <text:p>1.47584335017825E+018</text:p>
          </table:table-cell>
          <table:table-cell/>
          <table:table-cell table:formula="of:= [.C8] - [.B8]" office:value-type="float" office:value="4060160" calcext:value-type="float">
            <text:p>406016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47584335018418E+018" calcext:value-type="float">
            <text:p>1.47584335018418E+018</text:p>
          </table:table-cell>
          <table:table-cell office:value-type="float" office:value="1.47584335018863E+018" calcext:value-type="float">
            <text:p>1.47584335018863E+018</text:p>
          </table:table-cell>
          <table:table-cell/>
          <table:table-cell table:formula="of:= [.C9] - [.B9]" office:value-type="float" office:value="4449536" calcext:value-type="float">
            <text:p>444953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47584335019542E+018" calcext:value-type="float">
            <text:p>1.47584335019542E+018</text:p>
          </table:table-cell>
          <table:table-cell office:value-type="float" office:value="1.47584335019906E+018" calcext:value-type="float">
            <text:p>1.47584335019906E+018</text:p>
          </table:table-cell>
          <table:table-cell/>
          <table:table-cell table:formula="of:= [.C10] - [.B10]" office:value-type="float" office:value="3640064" calcext:value-type="float">
            <text:p>364006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47584335020448E+018" calcext:value-type="float">
            <text:p>1.47584335020448E+018</text:p>
          </table:table-cell>
          <table:table-cell office:value-type="float" office:value="1.47584335020943E+018" calcext:value-type="float">
            <text:p>1.47584335020943E+018</text:p>
          </table:table-cell>
          <table:table-cell/>
          <table:table-cell table:formula="of:= [.C11] - [.B11]" office:value-type="float" office:value="4950016" calcext:value-type="float">
            <text:p>495001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.47584335021419E+018" calcext:value-type="float">
            <text:p>1.47584335021419E+018</text:p>
          </table:table-cell>
          <table:table-cell office:value-type="float" office:value="1.47584335021979E+018" calcext:value-type="float">
            <text:p>1.47584335021979E+018</text:p>
          </table:table-cell>
          <table:table-cell/>
          <table:table-cell table:formula="of:= [.C12] - [.B12]" office:value-type="float" office:value="5600256" calcext:value-type="float">
            <text:p>560025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.47584335022418E+018" calcext:value-type="float">
            <text:p>1.47584335022418E+018</text:p>
          </table:table-cell>
          <table:table-cell office:value-type="float" office:value="1.47584335023015E+018" calcext:value-type="float">
            <text:p>1.47584335023015E+018</text:p>
          </table:table-cell>
          <table:table-cell/>
          <table:table-cell table:formula="of:= [.C13] - [.B13]" office:value-type="float" office:value="5969664" calcext:value-type="float">
            <text:p>596966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.47584335023419E+018" calcext:value-type="float">
            <text:p>1.47584335023419E+018</text:p>
          </table:table-cell>
          <table:table-cell office:value-type="float" office:value="1.47584335024053E+018" calcext:value-type="float">
            <text:p>1.47584335024053E+018</text:p>
          </table:table-cell>
          <table:table-cell/>
          <table:table-cell table:formula="of:= [.C14] - [.B14]" office:value-type="float" office:value="6340096" calcext:value-type="float">
            <text:p>634009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.47584335024419E+018" calcext:value-type="float">
            <text:p>1.47584335024419E+018</text:p>
          </table:table-cell>
          <table:table-cell office:value-type="float" office:value="1.47584335025091E+018" calcext:value-type="float">
            <text:p>1.47584335025091E+018</text:p>
          </table:table-cell>
          <table:table-cell/>
          <table:table-cell table:formula="of:= [.C15] - [.B15]" office:value-type="float" office:value="6720000" calcext:value-type="float">
            <text:p>672000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.47584335025418E+018" calcext:value-type="float">
            <text:p>1.47584335025418E+018</text:p>
          </table:table-cell>
          <table:table-cell office:value-type="float" office:value="1.47584335026137E+018" calcext:value-type="float">
            <text:p>1.47584335026137E+018</text:p>
          </table:table-cell>
          <table:table-cell/>
          <table:table-cell table:formula="of:= [.C16] - [.B16]" office:value-type="float" office:value="7189760" calcext:value-type="float">
            <text:p>718976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.47584335026418E+018" calcext:value-type="float">
            <text:p>1.47584335026418E+018</text:p>
          </table:table-cell>
          <table:table-cell office:value-type="float" office:value="1.47584335027172E+018" calcext:value-type="float">
            <text:p>1.47584335027172E+018</text:p>
          </table:table-cell>
          <table:table-cell/>
          <table:table-cell table:formula="of:= [.C17] - [.B17]" office:value-type="float" office:value="7539712" calcext:value-type="float">
            <text:p>753971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.47584335027418E+018" calcext:value-type="float">
            <text:p>1.47584335027418E+018</text:p>
          </table:table-cell>
          <table:table-cell office:value-type="float" office:value="1.47584335028213E+018" calcext:value-type="float">
            <text:p>1.47584335028213E+018</text:p>
          </table:table-cell>
          <table:table-cell/>
          <table:table-cell table:formula="of:= [.C18] - [.B18]" office:value-type="float" office:value="7949824" calcext:value-type="float">
            <text:p>794982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.47584335028418E+018" calcext:value-type="float">
            <text:p>1.47584335028418E+018</text:p>
          </table:table-cell>
          <table:table-cell office:value-type="float" office:value="1.47584335029251E+018" calcext:value-type="float">
            <text:p>1.47584335029251E+018</text:p>
          </table:table-cell>
          <table:table-cell/>
          <table:table-cell table:formula="of:= [.C19] - [.B19]" office:value-type="float" office:value="8329728" calcext:value-type="float">
            <text:p>832972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.47584335029418E+018" calcext:value-type="float">
            <text:p>1.47584335029418E+018</text:p>
          </table:table-cell>
          <table:table-cell office:value-type="float" office:value="1.47584335030306E+018" calcext:value-type="float">
            <text:p>1.47584335030306E+018</text:p>
          </table:table-cell>
          <table:table-cell/>
          <table:table-cell table:formula="of:= [.C20] - [.B20]" office:value-type="float" office:value="8880128" calcext:value-type="float">
            <text:p>888012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.4758433503042E+018" calcext:value-type="float">
            <text:p>1.4758433503042E+018</text:p>
          </table:table-cell>
          <table:table-cell office:value-type="float" office:value="1.47584335031334E+018" calcext:value-type="float">
            <text:p>1.47584335031334E+018</text:p>
          </table:table-cell>
          <table:table-cell/>
          <table:table-cell table:formula="of:= [.C21] - [.B21]" office:value-type="float" office:value="9139712" calcext:value-type="float">
            <text:p>913971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.47584335031419E+018" calcext:value-type="float">
            <text:p>1.47584335031419E+018</text:p>
          </table:table-cell>
          <table:table-cell office:value-type="float" office:value="1.47584335032371E+018" calcext:value-type="float">
            <text:p>1.47584335032371E+018</text:p>
          </table:table-cell>
          <table:table-cell/>
          <table:table-cell table:formula="of:= [.C22] - [.B22]" office:value-type="float" office:value="9520128" calcext:value-type="float">
            <text:p>952012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.47584335032418E+018" calcext:value-type="float">
            <text:p>1.47584335032418E+018</text:p>
          </table:table-cell>
          <table:table-cell office:value-type="float" office:value="1.47584335033412E+018" calcext:value-type="float">
            <text:p>1.47584335033412E+018</text:p>
          </table:table-cell>
          <table:table-cell/>
          <table:table-cell table:formula="of:= [.C23] - [.B23]" office:value-type="float" office:value="9939712" calcext:value-type="float">
            <text:p>993971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.47584335033432E+018" calcext:value-type="float">
            <text:p>1.47584335033432E+018</text:p>
          </table:table-cell>
          <table:table-cell office:value-type="float" office:value="1.47584335034466E+018" calcext:value-type="float">
            <text:p>1.47584335034466E+018</text:p>
          </table:table-cell>
          <table:table-cell/>
          <table:table-cell table:formula="of:= [.C24] - [.B24]" office:value-type="float" office:value="10339840" calcext:value-type="float">
            <text:p>1033984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.47584335034418E+018" calcext:value-type="float">
            <text:p>1.47584335034418E+018</text:p>
          </table:table-cell>
          <table:table-cell office:value-type="float" office:value="1.47584335035491E+018" calcext:value-type="float">
            <text:p>1.47584335035491E+018</text:p>
          </table:table-cell>
          <table:table-cell/>
          <table:table-cell table:formula="of:= [.C25] - [.B25]" office:value-type="float" office:value="10729728" calcext:value-type="float">
            <text:p>1072972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.47584335035419E+018" calcext:value-type="float">
            <text:p>1.47584335035419E+018</text:p>
          </table:table-cell>
          <table:table-cell office:value-type="float" office:value="1.47584335036532E+018" calcext:value-type="float">
            <text:p>1.47584335036532E+018</text:p>
          </table:table-cell>
          <table:table-cell/>
          <table:table-cell table:formula="of:= [.C26] - [.B26]" office:value-type="float" office:value="11130368" calcext:value-type="float">
            <text:p>1113036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.47584335036418E+018" calcext:value-type="float">
            <text:p>1.47584335036418E+018</text:p>
          </table:table-cell>
          <table:table-cell office:value-type="float" office:value="1.4758433503757E+018" calcext:value-type="float">
            <text:p>1.4758433503757E+018</text:p>
          </table:table-cell>
          <table:table-cell/>
          <table:table-cell table:formula="of:= [.C27] - [.B27]" office:value-type="float" office:value="11519744" calcext:value-type="float">
            <text:p>1151974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.47584335037418E+018" calcext:value-type="float">
            <text:p>1.47584335037418E+018</text:p>
          </table:table-cell>
          <table:table-cell office:value-type="float" office:value="1.4758433503861E+018" calcext:value-type="float">
            <text:p>1.4758433503861E+018</text:p>
          </table:table-cell>
          <table:table-cell/>
          <table:table-cell table:formula="of:= [.C28] - [.B28]" office:value-type="float" office:value="11919872" calcext:value-type="float">
            <text:p>1191987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.47584335038418E+018" calcext:value-type="float">
            <text:p>1.47584335038418E+018</text:p>
          </table:table-cell>
          <table:table-cell office:value-type="float" office:value="1.47584335039649E+018" calcext:value-type="float">
            <text:p>1.47584335039649E+018</text:p>
          </table:table-cell>
          <table:table-cell/>
          <table:table-cell table:formula="of:= [.C29] - [.B29]" office:value-type="float" office:value="12309760" calcext:value-type="float">
            <text:p>1230976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.47584335039418E+018" calcext:value-type="float">
            <text:p>1.47584335039418E+018</text:p>
          </table:table-cell>
          <table:table-cell office:value-type="float" office:value="1.47584335040689E+018" calcext:value-type="float">
            <text:p>1.47584335040689E+018</text:p>
          </table:table-cell>
          <table:table-cell/>
          <table:table-cell table:formula="of:= [.C30] - [.B30]" office:value-type="float" office:value="12709888" calcext:value-type="float">
            <text:p>1270988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.47584335040418E+018" calcext:value-type="float">
            <text:p>1.47584335040418E+018</text:p>
          </table:table-cell>
          <table:table-cell office:value-type="float" office:value="1.47584335041733E+018" calcext:value-type="float">
            <text:p>1.47584335041733E+018</text:p>
          </table:table-cell>
          <table:table-cell/>
          <table:table-cell table:formula="of:= [.C31] - [.B31]" office:value-type="float" office:value="13149952" calcext:value-type="float">
            <text:p>1314995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.47584335041418E+018" calcext:value-type="float">
            <text:p>1.47584335041418E+018</text:p>
          </table:table-cell>
          <table:table-cell office:value-type="float" office:value="1.47584335042771E+018" calcext:value-type="float">
            <text:p>1.47584335042771E+018</text:p>
          </table:table-cell>
          <table:table-cell/>
          <table:table-cell table:formula="of:= [.C32] - [.B32]" office:value-type="float" office:value="13529856" calcext:value-type="float">
            <text:p>1352985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.47584335042418E+018" calcext:value-type="float">
            <text:p>1.47584335042418E+018</text:p>
          </table:table-cell>
          <table:table-cell office:value-type="float" office:value="1.4758433504381E+018" calcext:value-type="float">
            <text:p>1.4758433504381E+018</text:p>
          </table:table-cell>
          <table:table-cell/>
          <table:table-cell table:formula="of:= [.C33] - [.B33]" office:value-type="float" office:value="13920000" calcext:value-type="float">
            <text:p>1392000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.47584335043418E+018" calcext:value-type="float">
            <text:p>1.47584335043418E+018</text:p>
          </table:table-cell>
          <table:table-cell office:value-type="float" office:value="1.47584335044849E+018" calcext:value-type="float">
            <text:p>1.47584335044849E+018</text:p>
          </table:table-cell>
          <table:table-cell/>
          <table:table-cell table:formula="of:= [.C34] - [.B34]" office:value-type="float" office:value="14309888" calcext:value-type="float">
            <text:p>1430988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.47584335044418E+018" calcext:value-type="float">
            <text:p>1.47584335044418E+018</text:p>
          </table:table-cell>
          <table:table-cell office:value-type="float" office:value="1.4758433504589E+018" calcext:value-type="float">
            <text:p>1.4758433504589E+018</text:p>
          </table:table-cell>
          <table:table-cell/>
          <table:table-cell table:formula="of:= [.C35] - [.B35]" office:value-type="float" office:value="14719744" calcext:value-type="float">
            <text:p>1471974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.47584335045418E+018" calcext:value-type="float">
            <text:p>1.47584335045418E+018</text:p>
          </table:table-cell>
          <table:table-cell office:value-type="float" office:value="1.47584335046928E+018" calcext:value-type="float">
            <text:p>1.47584335046928E+018</text:p>
          </table:table-cell>
          <table:table-cell/>
          <table:table-cell table:formula="of:= [.C36] - [.B36]" office:value-type="float" office:value="15099904" calcext:value-type="float">
            <text:p>1509990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.47584335046418E+018" calcext:value-type="float">
            <text:p>1.47584335046418E+018</text:p>
          </table:table-cell>
          <table:table-cell office:value-type="float" office:value="1.47584335047968E+018" calcext:value-type="float">
            <text:p>1.47584335047968E+018</text:p>
          </table:table-cell>
          <table:table-cell/>
          <table:table-cell table:formula="of:= [.C37] - [.B37]" office:value-type="float" office:value="15499776" calcext:value-type="float">
            <text:p>1549977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.47584335047418E+018" calcext:value-type="float">
            <text:p>1.47584335047418E+018</text:p>
          </table:table-cell>
          <table:table-cell office:value-type="float" office:value="1.47584335049016E+018" calcext:value-type="float">
            <text:p>1.47584335049016E+018</text:p>
          </table:table-cell>
          <table:table-cell/>
          <table:table-cell table:formula="of:= [.C38] - [.B38]" office:value-type="float" office:value="15980032" calcext:value-type="float">
            <text:p>1598003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.47584335048418E+018" calcext:value-type="float">
            <text:p>1.47584335048418E+018</text:p>
          </table:table-cell>
          <table:table-cell office:value-type="float" office:value="1.47584335050056E+018" calcext:value-type="float">
            <text:p>1.47584335050056E+018</text:p>
          </table:table-cell>
          <table:table-cell/>
          <table:table-cell table:formula="of:= [.C39] - [.B39]" office:value-type="float" office:value="16379904" calcext:value-type="float">
            <text:p>1637990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.47584335049417E+018" calcext:value-type="float">
            <text:p>1.47584335049417E+018</text:p>
          </table:table-cell>
          <table:table-cell office:value-type="float" office:value="1.47584335051096E+018" calcext:value-type="float">
            <text:p>1.47584335051096E+018</text:p>
          </table:table-cell>
          <table:table-cell/>
          <table:table-cell table:formula="of:= [.C40] - [.B40]" office:value-type="float" office:value="16790272" calcext:value-type="float">
            <text:p>1679027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.47584335050418E+018" calcext:value-type="float">
            <text:p>1.47584335050418E+018</text:p>
          </table:table-cell>
          <table:table-cell office:value-type="float" office:value="1.47584335052139E+018" calcext:value-type="float">
            <text:p>1.47584335052139E+018</text:p>
          </table:table-cell>
          <table:table-cell/>
          <table:table-cell table:formula="of:= [.C41] - [.B41]" office:value-type="float" office:value="17209856" calcext:value-type="float">
            <text:p>1720985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.47584335051418E+018" calcext:value-type="float">
            <text:p>1.47584335051418E+018</text:p>
          </table:table-cell>
          <table:table-cell office:value-type="float" office:value="1.47584335053176E+018" calcext:value-type="float">
            <text:p>1.47584335053176E+018</text:p>
          </table:table-cell>
          <table:table-cell/>
          <table:table-cell table:formula="of:= [.C42] - [.B42]" office:value-type="float" office:value="17580288" calcext:value-type="float">
            <text:p>1758028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.47584335052418E+018" calcext:value-type="float">
            <text:p>1.47584335052418E+018</text:p>
          </table:table-cell>
          <table:table-cell office:value-type="float" office:value="1.47584335054216E+018" calcext:value-type="float">
            <text:p>1.47584335054216E+018</text:p>
          </table:table-cell>
          <table:table-cell/>
          <table:table-cell table:formula="of:= [.C43] - [.B43]" office:value-type="float" office:value="17979904" calcext:value-type="float">
            <text:p>1797990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.47584335053418E+018" calcext:value-type="float">
            <text:p>1.47584335053418E+018</text:p>
          </table:table-cell>
          <table:table-cell office:value-type="float" office:value="1.47584335055256E+018" calcext:value-type="float">
            <text:p>1.47584335055256E+018</text:p>
          </table:table-cell>
          <table:table-cell/>
          <table:table-cell table:formula="of:= [.C44] - [.B44]" office:value-type="float" office:value="18380288" calcext:value-type="float">
            <text:p>1838028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.47584335054418E+018" calcext:value-type="float">
            <text:p>1.47584335054418E+018</text:p>
          </table:table-cell>
          <table:table-cell office:value-type="float" office:value="1.47584335056303E+018" calcext:value-type="float">
            <text:p>1.47584335056303E+018</text:p>
          </table:table-cell>
          <table:table-cell/>
          <table:table-cell table:formula="of:= [.C45] - [.B45]" office:value-type="float" office:value="18850048" calcext:value-type="float">
            <text:p>1885004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.47584335055418E+018" calcext:value-type="float">
            <text:p>1.47584335055418E+018</text:p>
          </table:table-cell>
          <table:table-cell office:value-type="float" office:value="1.47584335057336E+018" calcext:value-type="float">
            <text:p>1.47584335057336E+018</text:p>
          </table:table-cell>
          <table:table-cell/>
          <table:table-cell table:formula="of:= [.C46] - [.B46]" office:value-type="float" office:value="19180032" calcext:value-type="float">
            <text:p>1918003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.47584335056417E+018" calcext:value-type="float">
            <text:p>1.47584335056417E+018</text:p>
          </table:table-cell>
          <table:table-cell office:value-type="float" office:value="1.47584335058376E+018" calcext:value-type="float">
            <text:p>1.47584335058376E+018</text:p>
          </table:table-cell>
          <table:table-cell/>
          <table:table-cell table:formula="of:= [.C47] - [.B47]" office:value-type="float" office:value="19590144" calcext:value-type="float">
            <text:p>1959014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.47584335057417E+018" calcext:value-type="float">
            <text:p>1.47584335057417E+018</text:p>
          </table:table-cell>
          <table:table-cell office:value-type="float" office:value="1.47584335059417E+018" calcext:value-type="float">
            <text:p>1.47584335059417E+018</text:p>
          </table:table-cell>
          <table:table-cell/>
          <table:table-cell table:formula="of:= [.C48] - [.B48]" office:value-type="float" office:value="20000000" calcext:value-type="float">
            <text:p>2000000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.47584335058418E+018" calcext:value-type="float">
            <text:p>1.47584335058418E+018</text:p>
          </table:table-cell>
          <table:table-cell office:value-type="float" office:value="1.47584335060461E+018" calcext:value-type="float">
            <text:p>1.47584335060461E+018</text:p>
          </table:table-cell>
          <table:table-cell/>
          <table:table-cell table:formula="of:= [.C49] - [.B49]" office:value-type="float" office:value="20430080" calcext:value-type="float">
            <text:p>2043008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.47584335059437E+018" calcext:value-type="float">
            <text:p>1.47584335059437E+018</text:p>
          </table:table-cell>
          <table:table-cell office:value-type="float" office:value="1.47584335061498E+018" calcext:value-type="float">
            <text:p>1.47584335061498E+018</text:p>
          </table:table-cell>
          <table:table-cell/>
          <table:table-cell table:formula="of:= [.C50] - [.B50]" office:value-type="float" office:value="20609792" calcext:value-type="float">
            <text:p>2060979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.47584335060417E+018" calcext:value-type="float">
            <text:p>1.47584335060417E+018</text:p>
          </table:table-cell>
          <table:table-cell office:value-type="float" office:value="1.47584335062536E+018" calcext:value-type="float">
            <text:p>1.47584335062536E+018</text:p>
          </table:table-cell>
          <table:table-cell/>
          <table:table-cell table:formula="of:= [.C51] - [.B51]" office:value-type="float" office:value="21190144" calcext:value-type="float">
            <text:p>2119014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.4758433506144E+018" calcext:value-type="float">
            <text:p>1.4758433506144E+018</text:p>
          </table:table-cell>
          <table:table-cell office:value-type="float" office:value="1.4758433506358E+018" calcext:value-type="float">
            <text:p>1.4758433506358E+018</text:p>
          </table:table-cell>
          <table:table-cell/>
          <table:table-cell table:formula="of:= [.C52] - [.B52]" office:value-type="float" office:value="21400064" calcext:value-type="float">
            <text:p>21400064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.47584335062418E+018" calcext:value-type="float">
            <text:p>1.47584335062418E+018</text:p>
          </table:table-cell>
          <table:table-cell office:value-type="float" office:value="1.47584335064606E+018" calcext:value-type="float">
            <text:p>1.47584335064606E+018</text:p>
          </table:table-cell>
          <table:table-cell/>
          <table:table-cell table:formula="of:= [.C53] - [.B53]" office:value-type="float" office:value="21880064" calcext:value-type="float">
            <text:p>21880064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.47584335063418E+018" calcext:value-type="float">
            <text:p>1.47584335063418E+018</text:p>
          </table:table-cell>
          <table:table-cell office:value-type="float" office:value="1.4758433506565E+018" calcext:value-type="float">
            <text:p>1.4758433506565E+018</text:p>
          </table:table-cell>
          <table:table-cell/>
          <table:table-cell table:formula="of:= [.C54] - [.B54]" office:value-type="float" office:value="22320128" calcext:value-type="float">
            <text:p>2232012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.47584335064418E+018" calcext:value-type="float">
            <text:p>1.47584335064418E+018</text:p>
          </table:table-cell>
          <table:table-cell office:value-type="float" office:value="1.47584335066693E+018" calcext:value-type="float">
            <text:p>1.47584335066693E+018</text:p>
          </table:table-cell>
          <table:table-cell/>
          <table:table-cell table:formula="of:= [.C55] - [.B55]" office:value-type="float" office:value="22749952" calcext:value-type="float">
            <text:p>2274995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.47584335065418E+018" calcext:value-type="float">
            <text:p>1.47584335065418E+018</text:p>
          </table:table-cell>
          <table:table-cell office:value-type="float" office:value="1.4758433506772E+018" calcext:value-type="float">
            <text:p>1.4758433506772E+018</text:p>
          </table:table-cell>
          <table:table-cell/>
          <table:table-cell table:formula="of:= [.C56] - [.B56]" office:value-type="float" office:value="23020032" calcext:value-type="float">
            <text:p>23020032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.47584335066418E+018" calcext:value-type="float">
            <text:p>1.47584335066418E+018</text:p>
          </table:table-cell>
          <table:table-cell office:value-type="float" office:value="1.47584335068761E+018" calcext:value-type="float">
            <text:p>1.47584335068761E+018</text:p>
          </table:table-cell>
          <table:table-cell/>
          <table:table-cell table:formula="of:= [.C57] - [.B57]" office:value-type="float" office:value="23430144" calcext:value-type="float">
            <text:p>23430144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.47584335067418E+018" calcext:value-type="float">
            <text:p>1.47584335067418E+018</text:p>
          </table:table-cell>
          <table:table-cell office:value-type="float" office:value="1.47584335069806E+018" calcext:value-type="float">
            <text:p>1.47584335069806E+018</text:p>
          </table:table-cell>
          <table:table-cell/>
          <table:table-cell table:formula="of:= [.C58] - [.B58]" office:value-type="float" office:value="23880192" calcext:value-type="float">
            <text:p>2388019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.47584335068418E+018" calcext:value-type="float">
            <text:p>1.47584335068418E+018</text:p>
          </table:table-cell>
          <table:table-cell office:value-type="float" office:value="1.47584335070834E+018" calcext:value-type="float">
            <text:p>1.47584335070834E+018</text:p>
          </table:table-cell>
          <table:table-cell/>
          <table:table-cell table:formula="of:= [.C59] - [.B59]" office:value-type="float" office:value="24160000" calcext:value-type="float">
            <text:p>2416000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.47584335069418E+018" calcext:value-type="float">
            <text:p>1.47584335069418E+018</text:p>
          </table:table-cell>
          <table:table-cell office:value-type="float" office:value="1.47584335071874E+018" calcext:value-type="float">
            <text:p>1.47584335071874E+018</text:p>
          </table:table-cell>
          <table:table-cell/>
          <table:table-cell table:formula="of:= [.C60] - [.B60]" office:value-type="float" office:value="24560128" calcext:value-type="float">
            <text:p>2456012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.47584335070418E+018" calcext:value-type="float">
            <text:p>1.47584335070418E+018</text:p>
          </table:table-cell>
          <table:table-cell office:value-type="float" office:value="1.47584335072919E+018" calcext:value-type="float">
            <text:p>1.47584335072919E+018</text:p>
          </table:table-cell>
          <table:table-cell/>
          <table:table-cell table:formula="of:= [.C61] - [.B61]" office:value-type="float" office:value="25009920" calcext:value-type="float">
            <text:p>2500992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.47584335071418E+018" calcext:value-type="float">
            <text:p>1.47584335071418E+018</text:p>
          </table:table-cell>
          <table:table-cell office:value-type="float" office:value="1.47584335073945E+018" calcext:value-type="float">
            <text:p>1.47584335073945E+018</text:p>
          </table:table-cell>
          <table:table-cell/>
          <table:table-cell table:formula="of:= [.C62] - [.B62]" office:value-type="float" office:value="25270016" calcext:value-type="float">
            <text:p>25270016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.47584335072418E+018" calcext:value-type="float">
            <text:p>1.47584335072418E+018</text:p>
          </table:table-cell>
          <table:table-cell office:value-type="float" office:value="1.47584335074984E+018" calcext:value-type="float">
            <text:p>1.47584335074984E+018</text:p>
          </table:table-cell>
          <table:table-cell/>
          <table:table-cell table:formula="of:= [.C63] - [.B63]" office:value-type="float" office:value="25660160" calcext:value-type="float">
            <text:p>2566016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.47584335073418E+018" calcext:value-type="float">
            <text:p>1.47584335073418E+018</text:p>
          </table:table-cell>
          <table:table-cell office:value-type="float" office:value="1.4758433507603E+018" calcext:value-type="float">
            <text:p>1.4758433507603E+018</text:p>
          </table:table-cell>
          <table:table-cell/>
          <table:table-cell table:formula="of:= [.C64] - [.B64]" office:value-type="float" office:value="26120192" calcext:value-type="float">
            <text:p>2612019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.47584335074418E+018" calcext:value-type="float">
            <text:p>1.47584335074418E+018</text:p>
          </table:table-cell>
          <table:table-cell office:value-type="float" office:value="1.47584335077058E+018" calcext:value-type="float">
            <text:p>1.47584335077058E+018</text:p>
          </table:table-cell>
          <table:table-cell/>
          <table:table-cell table:formula="of:= [.C65] - [.B65]" office:value-type="float" office:value="26400000" calcext:value-type="float">
            <text:p>2640000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.47584335075418E+018" calcext:value-type="float">
            <text:p>1.47584335075418E+018</text:p>
          </table:table-cell>
          <table:table-cell office:value-type="float" office:value="1.47584335078096E+018" calcext:value-type="float">
            <text:p>1.47584335078096E+018</text:p>
          </table:table-cell>
          <table:table-cell/>
          <table:table-cell table:formula="of:= [.C66] - [.B66]" office:value-type="float" office:value="26780160" calcext:value-type="float">
            <text:p>2678016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.47584335076418E+018" calcext:value-type="float">
            <text:p>1.47584335076418E+018</text:p>
          </table:table-cell>
          <table:table-cell office:value-type="float" office:value="1.47584335079145E+018" calcext:value-type="float">
            <text:p>1.47584335079145E+018</text:p>
          </table:table-cell>
          <table:table-cell/>
          <table:table-cell table:formula="of:= [.C67] - [.B67]" office:value-type="float" office:value="27269888" calcext:value-type="float">
            <text:p>27269888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.47584335077418E+018" calcext:value-type="float">
            <text:p>1.47584335077418E+018</text:p>
          </table:table-cell>
          <table:table-cell office:value-type="float" office:value="1.47584335080169E+018" calcext:value-type="float">
            <text:p>1.47584335080169E+018</text:p>
          </table:table-cell>
          <table:table-cell/>
          <table:table-cell table:formula="of:= [.C68] - [.B68]" office:value-type="float" office:value="27510016" calcext:value-type="float">
            <text:p>27510016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.47584335078418E+018" calcext:value-type="float">
            <text:p>1.47584335078418E+018</text:p>
          </table:table-cell>
          <table:table-cell office:value-type="float" office:value="1.47584335081208E+018" calcext:value-type="float">
            <text:p>1.47584335081208E+018</text:p>
          </table:table-cell>
          <table:table-cell/>
          <table:table-cell table:formula="of:= [.C69] - [.B69]" office:value-type="float" office:value="27900160" calcext:value-type="float">
            <text:p>2790016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.47584335079417E+018" calcext:value-type="float">
            <text:p>1.47584335079417E+018</text:p>
          </table:table-cell>
          <table:table-cell office:value-type="float" office:value="1.47584335082253E+018" calcext:value-type="float">
            <text:p>1.47584335082253E+018</text:p>
          </table:table-cell>
          <table:table-cell/>
          <table:table-cell table:formula="of:= [.C70] - [.B70]" office:value-type="float" office:value="28360192" calcext:value-type="float">
            <text:p>2836019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.47584335080418E+018" calcext:value-type="float">
            <text:p>1.47584335080418E+018</text:p>
          </table:table-cell>
          <table:table-cell office:value-type="float" office:value="1.47584335083281E+018" calcext:value-type="float">
            <text:p>1.47584335083281E+018</text:p>
          </table:table-cell>
          <table:table-cell/>
          <table:table-cell table:formula="of:= [.C71] - [.B71]" office:value-type="float" office:value="28630016" calcext:value-type="float">
            <text:p>28630016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.47584335081418E+018" calcext:value-type="float">
            <text:p>1.47584335081418E+018</text:p>
          </table:table-cell>
          <table:table-cell office:value-type="float" office:value="1.47584335084322E+018" calcext:value-type="float">
            <text:p>1.47584335084322E+018</text:p>
          </table:table-cell>
          <table:table-cell/>
          <table:table-cell table:formula="of:= [.C72] - [.B72]" office:value-type="float" office:value="29040128" calcext:value-type="float">
            <text:p>29040128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.47584335082418E+018" calcext:value-type="float">
            <text:p>1.47584335082418E+018</text:p>
          </table:table-cell>
          <table:table-cell office:value-type="float" office:value="1.47584335085365E+018" calcext:value-type="float">
            <text:p>1.47584335085365E+018</text:p>
          </table:table-cell>
          <table:table-cell/>
          <table:table-cell table:formula="of:= [.C73] - [.B73]" office:value-type="float" office:value="29469952" calcext:value-type="float">
            <text:p>2946995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.47584335083417E+018" calcext:value-type="float">
            <text:p>1.47584335083417E+018</text:p>
          </table:table-cell>
          <table:table-cell office:value-type="float" office:value="1.47584335086393E+018" calcext:value-type="float">
            <text:p>1.47584335086393E+018</text:p>
          </table:table-cell>
          <table:table-cell/>
          <table:table-cell table:formula="of:= [.C74] - [.B74]" office:value-type="float" office:value="29760000" calcext:value-type="float">
            <text:p>2976000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.47584335084417E+018" calcext:value-type="float">
            <text:p>1.47584335084417E+018</text:p>
          </table:table-cell>
          <table:table-cell office:value-type="float" office:value="1.47584335087437E+018" calcext:value-type="float">
            <text:p>1.47584335087437E+018</text:p>
          </table:table-cell>
          <table:table-cell/>
          <table:table-cell table:formula="of:= [.C75] - [.B75]" office:value-type="float" office:value="30200064" calcext:value-type="float">
            <text:p>3020006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.47584335085417E+018" calcext:value-type="float">
            <text:p>1.47584335085417E+018</text:p>
          </table:table-cell>
          <table:table-cell office:value-type="float" office:value="1.47584335088478E+018" calcext:value-type="float">
            <text:p>1.47584335088478E+018</text:p>
          </table:table-cell>
          <table:table-cell/>
          <table:table-cell table:formula="of:= [.C76] - [.B76]" office:value-type="float" office:value="30610176" calcext:value-type="float">
            <text:p>30610176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.47584335086417E+018" calcext:value-type="float">
            <text:p>1.47584335086417E+018</text:p>
          </table:table-cell>
          <table:table-cell office:value-type="float" office:value="1.47584335089505E+018" calcext:value-type="float">
            <text:p>1.47584335089505E+018</text:p>
          </table:table-cell>
          <table:table-cell/>
          <table:table-cell table:formula="of:= [.C77] - [.B77]" office:value-type="float" office:value="30880000" calcext:value-type="float">
            <text:p>3088000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.47584335087417E+018" calcext:value-type="float">
            <text:p>1.47584335087417E+018</text:p>
          </table:table-cell>
          <table:table-cell office:value-type="float" office:value="1.47584335090546E+018" calcext:value-type="float">
            <text:p>1.47584335090546E+018</text:p>
          </table:table-cell>
          <table:table-cell/>
          <table:table-cell table:formula="of:= [.C78] - [.B78]" office:value-type="float" office:value="31290112" calcext:value-type="float">
            <text:p>31290112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.47584335088418E+018" calcext:value-type="float">
            <text:p>1.47584335088418E+018</text:p>
          </table:table-cell>
          <table:table-cell office:value-type="float" office:value="1.47584335091593E+018" calcext:value-type="float">
            <text:p>1.47584335091593E+018</text:p>
          </table:table-cell>
          <table:table-cell/>
          <table:table-cell table:formula="of:= [.C79] - [.B79]" office:value-type="float" office:value="31749888" calcext:value-type="float">
            <text:p>3174988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.47584335089418E+018" calcext:value-type="float">
            <text:p>1.47584335089418E+018</text:p>
          </table:table-cell>
          <table:table-cell office:value-type="float" office:value="1.47584335092621E+018" calcext:value-type="float">
            <text:p>1.47584335092621E+018</text:p>
          </table:table-cell>
          <table:table-cell/>
          <table:table-cell table:formula="of:= [.C80] - [.B80]" office:value-type="float" office:value="32030208" calcext:value-type="float">
            <text:p>3203020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.47584335090418E+018" calcext:value-type="float">
            <text:p>1.47584335090418E+018</text:p>
          </table:table-cell>
          <table:table-cell office:value-type="float" office:value="1.47584335093648E+018" calcext:value-type="float">
            <text:p>1.47584335093648E+018</text:p>
          </table:table-cell>
          <table:table-cell/>
          <table:table-cell table:formula="of:= [.C81] - [.B81]" office:value-type="float" office:value="32300032" calcext:value-type="float">
            <text:p>32300032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.47584335091418E+018" calcext:value-type="float">
            <text:p>1.47584335091418E+018</text:p>
          </table:table-cell>
          <table:table-cell office:value-type="float" office:value="1.4758433509469E+018" calcext:value-type="float">
            <text:p>1.4758433509469E+018</text:p>
          </table:table-cell>
          <table:table-cell/>
          <table:table-cell table:formula="of:= [.C82] - [.B82]" office:value-type="float" office:value="32720128" calcext:value-type="float">
            <text:p>32720128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.47584335092418E+018" calcext:value-type="float">
            <text:p>1.47584335092418E+018</text:p>
          </table:table-cell>
          <table:table-cell office:value-type="float" office:value="1.47584335095747E+018" calcext:value-type="float">
            <text:p>1.47584335095747E+018</text:p>
          </table:table-cell>
          <table:table-cell/>
          <table:table-cell table:formula="of:= [.C83] - [.B83]" office:value-type="float" office:value="33289984" calcext:value-type="float">
            <text:p>33289984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.47584335093418E+018" calcext:value-type="float">
            <text:p>1.47584335093418E+018</text:p>
          </table:table-cell>
          <table:table-cell office:value-type="float" office:value="1.47584335096766E+018" calcext:value-type="float">
            <text:p>1.47584335096766E+018</text:p>
          </table:table-cell>
          <table:table-cell/>
          <table:table-cell table:formula="of:= [.C84] - [.B84]" office:value-type="float" office:value="33480192" calcext:value-type="float">
            <text:p>33480192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.47584335094417E+018" calcext:value-type="float">
            <text:p>1.47584335094417E+018</text:p>
          </table:table-cell>
          <table:table-cell office:value-type="float" office:value="1.47584335097793E+018" calcext:value-type="float">
            <text:p>1.47584335097793E+018</text:p>
          </table:table-cell>
          <table:table-cell/>
          <table:table-cell table:formula="of:= [.C85] - [.B85]" office:value-type="float" office:value="33760000" calcext:value-type="float">
            <text:p>3376000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.47584335095418E+018" calcext:value-type="float">
            <text:p>1.47584335095418E+018</text:p>
          </table:table-cell>
          <table:table-cell office:value-type="float" office:value="1.47584335098835E+018" calcext:value-type="float">
            <text:p>1.47584335098835E+018</text:p>
          </table:table-cell>
          <table:table-cell/>
          <table:table-cell table:formula="of:= [.C86] - [.B86]" office:value-type="float" office:value="34170112" calcext:value-type="float">
            <text:p>34170112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.47584335096418E+018" calcext:value-type="float">
            <text:p>1.47584335096418E+018</text:p>
          </table:table-cell>
          <table:table-cell office:value-type="float" office:value="1.47584335099884E+018" calcext:value-type="float">
            <text:p>1.47584335099884E+018</text:p>
          </table:table-cell>
          <table:table-cell/>
          <table:table-cell table:formula="of:= [.C87] - [.B87]" office:value-type="float" office:value="34660096" calcext:value-type="float">
            <text:p>34660096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.47584335097418E+018" calcext:value-type="float">
            <text:p>1.47584335097418E+018</text:p>
          </table:table-cell>
          <table:table-cell office:value-type="float" office:value="1.47584335100912E+018" calcext:value-type="float">
            <text:p>1.47584335100912E+018</text:p>
          </table:table-cell>
          <table:table-cell/>
          <table:table-cell table:formula="of:= [.C88] - [.B88]" office:value-type="float" office:value="34940160" calcext:value-type="float">
            <text:p>3494016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.47584335098418E+018" calcext:value-type="float">
            <text:p>1.47584335098418E+018</text:p>
          </table:table-cell>
          <table:table-cell office:value-type="float" office:value="1.47584335101938E+018" calcext:value-type="float">
            <text:p>1.47584335101938E+018</text:p>
          </table:table-cell>
          <table:table-cell/>
          <table:table-cell table:formula="of:= [.C89] - [.B89]" office:value-type="float" office:value="35200000" calcext:value-type="float">
            <text:p>3520000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.47584335099417E+018" calcext:value-type="float">
            <text:p>1.47584335099417E+018</text:p>
          </table:table-cell>
          <table:table-cell office:value-type="float" office:value="1.47584335102965E+018" calcext:value-type="float">
            <text:p>1.47584335102965E+018</text:p>
          </table:table-cell>
          <table:table-cell/>
          <table:table-cell table:formula="of:= [.C90] - [.B90]" office:value-type="float" office:value="35480064" calcext:value-type="float">
            <text:p>3548006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.47584335100418E+018" calcext:value-type="float">
            <text:p>1.47584335100418E+018</text:p>
          </table:table-cell>
          <table:table-cell office:value-type="float" office:value="1.47584335104028E+018" calcext:value-type="float">
            <text:p>1.47584335104028E+018</text:p>
          </table:table-cell>
          <table:table-cell/>
          <table:table-cell table:formula="of:= [.C91] - [.B91]" office:value-type="float" office:value="36100096" calcext:value-type="float">
            <text:p>36100096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.47584335101418E+018" calcext:value-type="float">
            <text:p>1.47584335101418E+018</text:p>
          </table:table-cell>
          <table:table-cell office:value-type="float" office:value="1.47584335105055E+018" calcext:value-type="float">
            <text:p>1.47584335105055E+018</text:p>
          </table:table-cell>
          <table:table-cell/>
          <table:table-cell table:formula="of:= [.C92] - [.B92]" office:value-type="float" office:value="36370176" calcext:value-type="float">
            <text:p>36370176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.47584335102418E+018" calcext:value-type="float">
            <text:p>1.47584335102418E+018</text:p>
          </table:table-cell>
          <table:table-cell office:value-type="float" office:value="1.47584335106082E+018" calcext:value-type="float">
            <text:p>1.47584335106082E+018</text:p>
          </table:table-cell>
          <table:table-cell/>
          <table:table-cell table:formula="of:= [.C93] - [.B93]" office:value-type="float" office:value="36640000" calcext:value-type="float">
            <text:p>3664000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.47584335103418E+018" calcext:value-type="float">
            <text:p>1.47584335103418E+018</text:p>
          </table:table-cell>
          <table:table-cell office:value-type="float" office:value="1.47584335107116E+018" calcext:value-type="float">
            <text:p>1.47584335107116E+018</text:p>
          </table:table-cell>
          <table:table-cell/>
          <table:table-cell table:formula="of:= [.C94] - [.B94]" office:value-type="float" office:value="36980224" calcext:value-type="float">
            <text:p>36980224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.47584335104418E+018" calcext:value-type="float">
            <text:p>1.47584335104418E+018</text:p>
          </table:table-cell>
          <table:table-cell office:value-type="float" office:value="1.47584335108178E+018" calcext:value-type="float">
            <text:p>1.47584335108178E+018</text:p>
          </table:table-cell>
          <table:table-cell/>
          <table:table-cell table:formula="of:= [.C95] - [.B95]" office:value-type="float" office:value="37600000" calcext:value-type="float">
            <text:p>3760000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.47584335105418E+018" calcext:value-type="float">
            <text:p>1.47584335105418E+018</text:p>
          </table:table-cell>
          <table:table-cell office:value-type="float" office:value="1.47584335109205E+018" calcext:value-type="float">
            <text:p>1.47584335109205E+018</text:p>
          </table:table-cell>
          <table:table-cell/>
          <table:table-cell table:formula="of:= [.C96] - [.B96]" office:value-type="float" office:value="37870080" calcext:value-type="float">
            <text:p>3787008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.47584335106418E+018" calcext:value-type="float">
            <text:p>1.47584335106418E+018</text:p>
          </table:table-cell>
          <table:table-cell office:value-type="float" office:value="1.47584335110234E+018" calcext:value-type="float">
            <text:p>1.47584335110234E+018</text:p>
          </table:table-cell>
          <table:table-cell/>
          <table:table-cell table:formula="of:= [.C97] - [.B97]" office:value-type="float" office:value="38159872" calcext:value-type="float">
            <text:p>38159872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.47584335107418E+018" calcext:value-type="float">
            <text:p>1.47584335107418E+018</text:p>
          </table:table-cell>
          <table:table-cell office:value-type="float" office:value="1.47584335111274E+018" calcext:value-type="float">
            <text:p>1.47584335111274E+018</text:p>
          </table:table-cell>
          <table:table-cell/>
          <table:table-cell table:formula="of:= [.C98] - [.B98]" office:value-type="float" office:value="38560256" calcext:value-type="float">
            <text:p>38560256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.47584335108418E+018" calcext:value-type="float">
            <text:p>1.47584335108418E+018</text:p>
          </table:table-cell>
          <table:table-cell office:value-type="float" office:value="1.47584335112321E+018" calcext:value-type="float">
            <text:p>1.47584335112321E+018</text:p>
          </table:table-cell>
          <table:table-cell/>
          <table:table-cell table:formula="of:= [.C99] - [.B99]" office:value-type="float" office:value="39030016" calcext:value-type="float">
            <text:p>39030016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.47584335109419E+018" calcext:value-type="float">
            <text:p>1.47584335109419E+018</text:p>
          </table:table-cell>
          <table:table-cell office:value-type="float" office:value="1.4758433511335E+018" calcext:value-type="float">
            <text:p>1.4758433511335E+018</text:p>
          </table:table-cell>
          <table:table-cell/>
          <table:table-cell table:formula="of:= [.C100] - [.B100]" office:value-type="float" office:value="39310080" calcext:value-type="float">
            <text:p>3931008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.47584335110418E+018" calcext:value-type="float">
            <text:p>1.47584335110418E+018</text:p>
          </table:table-cell>
          <table:table-cell office:value-type="float" office:value="1.47584335114377E+018" calcext:value-type="float">
            <text:p>1.47584335114377E+018</text:p>
          </table:table-cell>
          <table:table-cell/>
          <table:table-cell table:formula="of:= [.C101] - [.B101]" office:value-type="float" office:value="39590144" calcext:value-type="float">
            <text:p>39590144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.47584335111418E+018" calcext:value-type="float">
            <text:p>1.47584335111418E+018</text:p>
          </table:table-cell>
          <table:table-cell office:value-type="float" office:value="1.47584335115418E+018" calcext:value-type="float">
            <text:p>1.47584335115418E+018</text:p>
          </table:table-cell>
          <table:table-cell/>
          <table:table-cell table:formula="of:= [.C102] - [.B102]" office:value-type="float" office:value="40000000" calcext:value-type="float">
            <text:p>4000000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.47584335112418E+018" calcext:value-type="float">
            <text:p>1.47584335112418E+018</text:p>
          </table:table-cell>
          <table:table-cell office:value-type="float" office:value="1.47584335116461E+018" calcext:value-type="float">
            <text:p>1.47584335116461E+018</text:p>
          </table:table-cell>
          <table:table-cell/>
          <table:table-cell table:formula="of:= [.C103] - [.B103]" office:value-type="float" office:value="40430080" calcext:value-type="float">
            <text:p>40430080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.47584335113417E+018" calcext:value-type="float">
            <text:p>1.47584335113417E+018</text:p>
          </table:table-cell>
          <table:table-cell office:value-type="float" office:value="1.47584335117495E+018" calcext:value-type="float">
            <text:p>1.47584335117495E+018</text:p>
          </table:table-cell>
          <table:table-cell/>
          <table:table-cell table:formula="of:= [.C104] - [.B104]" office:value-type="float" office:value="40780288" calcext:value-type="float">
            <text:p>40780288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.47584335114417E+018" calcext:value-type="float">
            <text:p>1.47584335114417E+018</text:p>
          </table:table-cell>
          <table:table-cell office:value-type="float" office:value="1.47584335118521E+018" calcext:value-type="float">
            <text:p>1.47584335118521E+018</text:p>
          </table:table-cell>
          <table:table-cell/>
          <table:table-cell table:formula="of:= [.C105] - [.B105]" office:value-type="float" office:value="41040128" calcext:value-type="float">
            <text:p>41040128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.47584335115437E+018" calcext:value-type="float">
            <text:p>1.47584335115437E+018</text:p>
          </table:table-cell>
          <table:table-cell office:value-type="float" office:value="1.47584335119562E+018" calcext:value-type="float">
            <text:p>1.47584335119562E+018</text:p>
          </table:table-cell>
          <table:table-cell/>
          <table:table-cell table:formula="of:= [.C106] - [.B106]" office:value-type="float" office:value="41249792" calcext:value-type="float">
            <text:p>41249792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.47584335116417E+018" calcext:value-type="float">
            <text:p>1.47584335116417E+018</text:p>
          </table:table-cell>
          <table:table-cell office:value-type="float" office:value="1.47584335120613E+018" calcext:value-type="float">
            <text:p>1.47584335120613E+018</text:p>
          </table:table-cell>
          <table:table-cell/>
          <table:table-cell table:formula="of:= [.C107] - [.B107]" office:value-type="float" office:value="41959936" calcext:value-type="float">
            <text:p>41959936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.47584335117443E+018" calcext:value-type="float">
            <text:p>1.47584335117443E+018</text:p>
          </table:table-cell>
          <table:table-cell office:value-type="float" office:value="1.47584335121643E+018" calcext:value-type="float">
            <text:p>1.47584335121643E+018</text:p>
          </table:table-cell>
          <table:table-cell/>
          <table:table-cell table:formula="of:= [.C108] - [.B108]" office:value-type="float" office:value="42000128" calcext:value-type="float">
            <text:p>42000128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.47584335118418E+018" calcext:value-type="float">
            <text:p>1.47584335118418E+018</text:p>
          </table:table-cell>
          <table:table-cell office:value-type="float" office:value="1.47584335122669E+018" calcext:value-type="float">
            <text:p>1.47584335122669E+018</text:p>
          </table:table-cell>
          <table:table-cell/>
          <table:table-cell table:formula="of:= [.C109] - [.B109]" office:value-type="float" office:value="42510080" calcext:value-type="float">
            <text:p>42510080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.47584335119418E+018" calcext:value-type="float">
            <text:p>1.47584335119418E+018</text:p>
          </table:table-cell>
          <table:table-cell office:value-type="float" office:value="1.47584335123696E+018" calcext:value-type="float">
            <text:p>1.47584335123696E+018</text:p>
          </table:table-cell>
          <table:table-cell/>
          <table:table-cell table:formula="of:= [.C110] - [.B110]" office:value-type="float" office:value="42779904" calcext:value-type="float">
            <text:p>42779904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.47584335120418E+018" calcext:value-type="float">
            <text:p>1.47584335120418E+018</text:p>
          </table:table-cell>
          <table:table-cell office:value-type="float" office:value="1.4758433512475E+018" calcext:value-type="float">
            <text:p>1.4758433512475E+018</text:p>
          </table:table-cell>
          <table:table-cell/>
          <table:table-cell table:formula="of:= [.C111] - [.B111]" office:value-type="float" office:value="43320064" calcext:value-type="float">
            <text:p>43320064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.47584335121418E+018" calcext:value-type="float">
            <text:p>1.47584335121418E+018</text:p>
          </table:table-cell>
          <table:table-cell office:value-type="float" office:value="1.47584335125779E+018" calcext:value-type="float">
            <text:p>1.47584335125779E+018</text:p>
          </table:table-cell>
          <table:table-cell/>
          <table:table-cell table:formula="of:= [.C112] - [.B112]" office:value-type="float" office:value="43609856" calcext:value-type="float">
            <text:p>43609856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.47584335122418E+018" calcext:value-type="float">
            <text:p>1.47584335122418E+018</text:p>
          </table:table-cell>
          <table:table-cell office:value-type="float" office:value="1.47584335126804E+018" calcext:value-type="float">
            <text:p>1.47584335126804E+018</text:p>
          </table:table-cell>
          <table:table-cell/>
          <table:table-cell table:formula="of:= [.C113] - [.B113]" office:value-type="float" office:value="43859968" calcext:value-type="float">
            <text:p>43859968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.47584335123418E+018" calcext:value-type="float">
            <text:p>1.47584335123418E+018</text:p>
          </table:table-cell>
          <table:table-cell office:value-type="float" office:value="1.47584335127832E+018" calcext:value-type="float">
            <text:p>1.47584335127832E+018</text:p>
          </table:table-cell>
          <table:table-cell/>
          <table:table-cell table:formula="of:= [.C114] - [.B114]" office:value-type="float" office:value="44140032" calcext:value-type="float">
            <text:p>44140032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.47584335124418E+018" calcext:value-type="float">
            <text:p>1.47584335124418E+018</text:p>
          </table:table-cell>
          <table:table-cell office:value-type="float" office:value="1.47584335128884E+018" calcext:value-type="float">
            <text:p>1.47584335128884E+018</text:p>
          </table:table-cell>
          <table:table-cell/>
          <table:table-cell table:formula="of:= [.C115] - [.B115]" office:value-type="float" office:value="44659968" calcext:value-type="float">
            <text:p>44659968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.47584335125417E+018" calcext:value-type="float">
            <text:p>1.47584335125417E+018</text:p>
          </table:table-cell>
          <table:table-cell office:value-type="float" office:value="1.47584335129911E+018" calcext:value-type="float">
            <text:p>1.47584335129911E+018</text:p>
          </table:table-cell>
          <table:table-cell/>
          <table:table-cell table:formula="of:= [.C116] - [.B116]" office:value-type="float" office:value="44940032" calcext:value-type="float">
            <text:p>44940032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.47584335126418E+018" calcext:value-type="float">
            <text:p>1.47584335126418E+018</text:p>
          </table:table-cell>
          <table:table-cell office:value-type="float" office:value="1.47584335130939E+018" calcext:value-type="float">
            <text:p>1.47584335130939E+018</text:p>
          </table:table-cell>
          <table:table-cell/>
          <table:table-cell table:formula="of:= [.C117] - [.B117]" office:value-type="float" office:value="45210112" calcext:value-type="float">
            <text:p>45210112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.47584335127418E+018" calcext:value-type="float">
            <text:p>1.47584335127418E+018</text:p>
          </table:table-cell>
          <table:table-cell office:value-type="float" office:value="1.47584335131964E+018" calcext:value-type="float">
            <text:p>1.47584335131964E+018</text:p>
          </table:table-cell>
          <table:table-cell/>
          <table:table-cell table:formula="of:= [.C118] - [.B118]" office:value-type="float" office:value="45459968" calcext:value-type="float">
            <text:p>45459968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.47584335128418E+018" calcext:value-type="float">
            <text:p>1.47584335128418E+018</text:p>
          </table:table-cell>
          <table:table-cell office:value-type="float" office:value="1.47584335133019E+018" calcext:value-type="float">
            <text:p>1.47584335133019E+018</text:p>
          </table:table-cell>
          <table:table-cell/>
          <table:table-cell table:formula="of:= [.C119] - [.B119]" office:value-type="float" office:value="46010112" calcext:value-type="float">
            <text:p>46010112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.47584335129418E+018" calcext:value-type="float">
            <text:p>1.47584335129418E+018</text:p>
          </table:table-cell>
          <table:table-cell office:value-type="float" office:value="1.47584335134045E+018" calcext:value-type="float">
            <text:p>1.47584335134045E+018</text:p>
          </table:table-cell>
          <table:table-cell/>
          <table:table-cell table:formula="of:= [.C120] - [.B120]" office:value-type="float" office:value="46269952" calcext:value-type="float">
            <text:p>46269952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.47584335130418E+018" calcext:value-type="float">
            <text:p>1.47584335130418E+018</text:p>
          </table:table-cell>
          <table:table-cell office:value-type="float" office:value="1.47584335135073E+018" calcext:value-type="float">
            <text:p>1.47584335135073E+018</text:p>
          </table:table-cell>
          <table:table-cell/>
          <table:table-cell table:formula="of:= [.C121] - [.B121]" office:value-type="float" office:value="46550016" calcext:value-type="float">
            <text:p>46550016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.47584335131418E+018" calcext:value-type="float">
            <text:p>1.47584335131418E+018</text:p>
          </table:table-cell>
          <table:table-cell office:value-type="float" office:value="1.47584335136099E+018" calcext:value-type="float">
            <text:p>1.47584335136099E+018</text:p>
          </table:table-cell>
          <table:table-cell/>
          <table:table-cell table:formula="of:= [.C122] - [.B122]" office:value-type="float" office:value="46809856" calcext:value-type="float">
            <text:p>46809856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.47584335132418E+018" calcext:value-type="float">
            <text:p>1.47584335132418E+018</text:p>
          </table:table-cell>
          <table:table-cell office:value-type="float" office:value="1.47584335137157E+018" calcext:value-type="float">
            <text:p>1.47584335137157E+018</text:p>
          </table:table-cell>
          <table:table-cell/>
          <table:table-cell table:formula="of:= [.C123] - [.B123]" office:value-type="float" office:value="47390208" calcext:value-type="float">
            <text:p>47390208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.47584335133418E+018" calcext:value-type="float">
            <text:p>1.47584335133418E+018</text:p>
          </table:table-cell>
          <table:table-cell office:value-type="float" office:value="1.47584335138184E+018" calcext:value-type="float">
            <text:p>1.47584335138184E+018</text:p>
          </table:table-cell>
          <table:table-cell/>
          <table:table-cell table:formula="of:= [.C124] - [.B124]" office:value-type="float" office:value="47659776" calcext:value-type="float">
            <text:p>47659776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.47584335134418E+018" calcext:value-type="float">
            <text:p>1.47584335134418E+018</text:p>
          </table:table-cell>
          <table:table-cell office:value-type="float" office:value="1.47584335139211E+018" calcext:value-type="float">
            <text:p>1.47584335139211E+018</text:p>
          </table:table-cell>
          <table:table-cell/>
          <table:table-cell table:formula="of:= [.C125] - [.B125]" office:value-type="float" office:value="47929856" calcext:value-type="float">
            <text:p>47929856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.47584335135418E+018" calcext:value-type="float">
            <text:p>1.47584335135418E+018</text:p>
          </table:table-cell>
          <table:table-cell office:value-type="float" office:value="1.47584335140238E+018" calcext:value-type="float">
            <text:p>1.47584335140238E+018</text:p>
          </table:table-cell>
          <table:table-cell/>
          <table:table-cell table:formula="of:= [.C126] - [.B126]" office:value-type="float" office:value="48199680" calcext:value-type="float">
            <text:p>48199680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.47584335136418E+018" calcext:value-type="float">
            <text:p>1.47584335136418E+018</text:p>
          </table:table-cell>
          <table:table-cell office:value-type="float" office:value="1.475843351413E+018" calcext:value-type="float">
            <text:p>1.475843351413E+018</text:p>
          </table:table-cell>
          <table:table-cell/>
          <table:table-cell table:formula="of:= [.C127] - [.B127]" office:value-type="float" office:value="48819968" calcext:value-type="float">
            <text:p>48819968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.47584335137418E+018" calcext:value-type="float">
            <text:p>1.47584335137418E+018</text:p>
          </table:table-cell>
          <table:table-cell office:value-type="float" office:value="1.47584335142325E+018" calcext:value-type="float">
            <text:p>1.47584335142325E+018</text:p>
          </table:table-cell>
          <table:table-cell/>
          <table:table-cell table:formula="of:= [.C128] - [.B128]" office:value-type="float" office:value="49070080" calcext:value-type="float">
            <text:p>4907008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.47584335138418E+018" calcext:value-type="float">
            <text:p>1.47584335138418E+018</text:p>
          </table:table-cell>
          <table:table-cell office:value-type="float" office:value="1.47584335143353E+018" calcext:value-type="float">
            <text:p>1.47584335143353E+018</text:p>
          </table:table-cell>
          <table:table-cell/>
          <table:table-cell table:formula="of:= [.C129] - [.B129]" office:value-type="float" office:value="49350144" calcext:value-type="float">
            <text:p>49350144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.47584335139418E+018" calcext:value-type="float">
            <text:p>1.47584335139418E+018</text:p>
          </table:table-cell>
          <table:table-cell office:value-type="float" office:value="1.4758433514438E+018" calcext:value-type="float">
            <text:p>1.4758433514438E+018</text:p>
          </table:table-cell>
          <table:table-cell/>
          <table:table-cell table:formula="of:= [.C130] - [.B130]" office:value-type="float" office:value="49619968" calcext:value-type="float">
            <text:p>49619968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.47584335140418E+018" calcext:value-type="float">
            <text:p>1.47584335140418E+018</text:p>
          </table:table-cell>
          <table:table-cell office:value-type="float" office:value="1.47584335145406E+018" calcext:value-type="float">
            <text:p>1.47584335145406E+018</text:p>
          </table:table-cell>
          <table:table-cell/>
          <table:table-cell table:formula="of:= [.C131] - [.B131]" office:value-type="float" office:value="49879808" calcext:value-type="float">
            <text:p>49879808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.47584335141417E+018" calcext:value-type="float">
            <text:p>1.47584335141417E+018</text:p>
          </table:table-cell>
          <table:table-cell office:value-type="float" office:value="1.47584335146464E+018" calcext:value-type="float">
            <text:p>1.47584335146464E+018</text:p>
          </table:table-cell>
          <table:table-cell/>
          <table:table-cell table:formula="of:= [.C132] - [.B132]" office:value-type="float" office:value="50469888" calcext:value-type="float">
            <text:p>50469888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.47584335142417E+018" calcext:value-type="float">
            <text:p>1.47584335142417E+018</text:p>
          </table:table-cell>
          <table:table-cell office:value-type="float" office:value="1.47584335147491E+018" calcext:value-type="float">
            <text:p>1.47584335147491E+018</text:p>
          </table:table-cell>
          <table:table-cell/>
          <table:table-cell table:formula="of:= [.C133] - [.B133]" office:value-type="float" office:value="50740224" calcext:value-type="float">
            <text:p>50740224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.47584335143417E+018" calcext:value-type="float">
            <text:p>1.47584335143417E+018</text:p>
          </table:table-cell>
          <table:table-cell office:value-type="float" office:value="1.47584335148516E+018" calcext:value-type="float">
            <text:p>1.47584335148516E+018</text:p>
          </table:table-cell>
          <table:table-cell/>
          <table:table-cell table:formula="of:= [.C134] - [.B134]" office:value-type="float" office:value="50989824" calcext:value-type="float">
            <text:p>50989824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.47584335144417E+018" calcext:value-type="float">
            <text:p>1.47584335144417E+018</text:p>
          </table:table-cell>
          <table:table-cell office:value-type="float" office:value="1.47584335149545E+018" calcext:value-type="float">
            <text:p>1.47584335149545E+018</text:p>
          </table:table-cell>
          <table:table-cell/>
          <table:table-cell table:formula="of:= [.C135] - [.B135]" office:value-type="float" office:value="51279872" calcext:value-type="float">
            <text:p>51279872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.47584335145427E+018" calcext:value-type="float">
            <text:p>1.47584335145427E+018</text:p>
          </table:table-cell>
          <table:table-cell office:value-type="float" office:value="1.47584335150603E+018" calcext:value-type="float">
            <text:p>1.47584335150603E+018</text:p>
          </table:table-cell>
          <table:table-cell/>
          <table:table-cell table:formula="of:= [.C136] - [.B136]" office:value-type="float" office:value="51760128" calcext:value-type="float">
            <text:p>51760128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.47584335146417E+018" calcext:value-type="float">
            <text:p>1.47584335146417E+018</text:p>
          </table:table-cell>
          <table:table-cell office:value-type="float" office:value="1.47584335151629E+018" calcext:value-type="float">
            <text:p>1.47584335151629E+018</text:p>
          </table:table-cell>
          <table:table-cell/>
          <table:table-cell table:formula="of:= [.C137] - [.B137]" office:value-type="float" office:value="52120064" calcext:value-type="float">
            <text:p>52120064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.47584335147443E+018" calcext:value-type="float">
            <text:p>1.47584335147443E+018</text:p>
          </table:table-cell>
          <table:table-cell office:value-type="float" office:value="1.47584335152655E+018" calcext:value-type="float">
            <text:p>1.47584335152655E+018</text:p>
          </table:table-cell>
          <table:table-cell/>
          <table:table-cell table:formula="of:= [.C138] - [.B138]" office:value-type="float" office:value="52119808" calcext:value-type="float">
            <text:p>52119808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.47584335148442E+018" calcext:value-type="float">
            <text:p>1.47584335148442E+018</text:p>
          </table:table-cell>
          <table:table-cell office:value-type="float" office:value="1.47584335153683E+018" calcext:value-type="float">
            <text:p>1.47584335153683E+018</text:p>
          </table:table-cell>
          <table:table-cell/>
          <table:table-cell table:formula="of:= [.C139] - [.B139]" office:value-type="float" office:value="52410112" calcext:value-type="float">
            <text:p>52410112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.47584335149417E+018" calcext:value-type="float">
            <text:p>1.47584335149417E+018</text:p>
          </table:table-cell>
          <table:table-cell office:value-type="float" office:value="1.4758433515471E+018" calcext:value-type="float">
            <text:p>1.4758433515471E+018</text:p>
          </table:table-cell>
          <table:table-cell/>
          <table:table-cell table:formula="of:= [.C140] - [.B140]" office:value-type="float" office:value="52930048" calcext:value-type="float">
            <text:p>52930048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.47584335150418E+018" calcext:value-type="float">
            <text:p>1.47584335150418E+018</text:p>
          </table:table-cell>
          <table:table-cell office:value-type="float" office:value="1.47584335155764E+018" calcext:value-type="float">
            <text:p>1.47584335155764E+018</text:p>
          </table:table-cell>
          <table:table-cell/>
          <table:table-cell table:formula="of:= [.C141] - [.B141]" office:value-type="float" office:value="53460224" calcext:value-type="float">
            <text:p>53460224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.47584335151418E+018" calcext:value-type="float">
            <text:p>1.47584335151418E+018</text:p>
          </table:table-cell>
          <table:table-cell office:value-type="float" office:value="1.4758433515679E+018" calcext:value-type="float">
            <text:p>1.4758433515679E+018</text:p>
          </table:table-cell>
          <table:table-cell/>
          <table:table-cell table:formula="of:= [.C142] - [.B142]" office:value-type="float" office:value="53719808" calcext:value-type="float">
            <text:p>53719808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.47584335152418E+018" calcext:value-type="float">
            <text:p>1.47584335152418E+018</text:p>
          </table:table-cell>
          <table:table-cell office:value-type="float" office:value="1.47584335157817E+018" calcext:value-type="float">
            <text:p>1.47584335157817E+018</text:p>
          </table:table-cell>
          <table:table-cell/>
          <table:table-cell table:formula="of:= [.C143] - [.B143]" office:value-type="float" office:value="53989888" calcext:value-type="float">
            <text:p>53989888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.47584335153417E+018" calcext:value-type="float">
            <text:p>1.47584335153417E+018</text:p>
          </table:table-cell>
          <table:table-cell office:value-type="float" office:value="1.47584335158844E+018" calcext:value-type="float">
            <text:p>1.47584335158844E+018</text:p>
          </table:table-cell>
          <table:table-cell/>
          <table:table-cell table:formula="of:= [.C144] - [.B144]" office:value-type="float" office:value="54269696" calcext:value-type="float">
            <text:p>54269696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.47584335154418E+018" calcext:value-type="float">
            <text:p>1.47584335154418E+018</text:p>
          </table:table-cell>
          <table:table-cell office:value-type="float" office:value="1.47584335159902E+018" calcext:value-type="float">
            <text:p>1.47584335159902E+018</text:p>
          </table:table-cell>
          <table:table-cell/>
          <table:table-cell table:formula="of:= [.C145] - [.B145]" office:value-type="float" office:value="54840064" calcext:value-type="float">
            <text:p>54840064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.47584335155418E+018" calcext:value-type="float">
            <text:p>1.47584335155418E+018</text:p>
          </table:table-cell>
          <table:table-cell office:value-type="float" office:value="1.4758433516093E+018" calcext:value-type="float">
            <text:p>1.4758433516093E+018</text:p>
          </table:table-cell>
          <table:table-cell/>
          <table:table-cell table:formula="of:= [.C146] - [.B146]" office:value-type="float" office:value="55120128" calcext:value-type="float">
            <text:p>55120128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.47584335156418E+018" calcext:value-type="float">
            <text:p>1.47584335156418E+018</text:p>
          </table:table-cell>
          <table:table-cell office:value-type="float" office:value="1.47584335161956E+018" calcext:value-type="float">
            <text:p>1.47584335161956E+018</text:p>
          </table:table-cell>
          <table:table-cell/>
          <table:table-cell table:formula="of:= [.C147] - [.B147]" office:value-type="float" office:value="55379968" calcext:value-type="float">
            <text:p>55379968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.47584335157417E+018" calcext:value-type="float">
            <text:p>1.47584335157417E+018</text:p>
          </table:table-cell>
          <table:table-cell office:value-type="float" office:value="1.47584335162984E+018" calcext:value-type="float">
            <text:p>1.47584335162984E+018</text:p>
          </table:table-cell>
          <table:table-cell/>
          <table:table-cell table:formula="of:= [.C148] - [.B148]" office:value-type="float" office:value="55669760" calcext:value-type="float">
            <text:p>55669760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.47584335158418E+018" calcext:value-type="float">
            <text:p>1.47584335158418E+018</text:p>
          </table:table-cell>
          <table:table-cell office:value-type="float" office:value="1.47584335164011E+018" calcext:value-type="float">
            <text:p>1.47584335164011E+018</text:p>
          </table:table-cell>
          <table:table-cell/>
          <table:table-cell table:formula="of:= [.C149] - [.B149]" office:value-type="float" office:value="55929856" calcext:value-type="float">
            <text:p>55929856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.47584335159418E+018" calcext:value-type="float">
            <text:p>1.47584335159418E+018</text:p>
          </table:table-cell>
          <table:table-cell office:value-type="float" office:value="1.47584335165064E+018" calcext:value-type="float">
            <text:p>1.47584335165064E+018</text:p>
          </table:table-cell>
          <table:table-cell/>
          <table:table-cell table:formula="of:= [.C150] - [.B150]" office:value-type="float" office:value="56459776" calcext:value-type="float">
            <text:p>5645977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.47584335160418E+018" calcext:value-type="float">
            <text:p>1.47584335160418E+018</text:p>
          </table:table-cell>
          <table:table-cell office:value-type="float" office:value="1.47584335166092E+018" calcext:value-type="float">
            <text:p>1.47584335166092E+018</text:p>
          </table:table-cell>
          <table:table-cell/>
          <table:table-cell table:formula="of:= [.C151] - [.B151]" office:value-type="float" office:value="56740096" calcext:value-type="float">
            <text:p>56740096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.47584335161418E+018" calcext:value-type="float">
            <text:p>1.47584335161418E+018</text:p>
          </table:table-cell>
          <table:table-cell office:value-type="float" office:value="1.47584335167122E+018" calcext:value-type="float">
            <text:p>1.47584335167122E+018</text:p>
          </table:table-cell>
          <table:table-cell/>
          <table:table-cell table:formula="of:= [.C152] - [.B152]" office:value-type="float" office:value="57039872" calcext:value-type="float">
            <text:p>57039872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.47584335162418E+018" calcext:value-type="float">
            <text:p>1.47584335162418E+018</text:p>
          </table:table-cell>
          <table:table-cell office:value-type="float" office:value="1.47584335168155E+018" calcext:value-type="float">
            <text:p>1.47584335168155E+018</text:p>
          </table:table-cell>
          <table:table-cell/>
          <table:table-cell table:formula="of:= [.C153] - [.B153]" office:value-type="float" office:value="57369856" calcext:value-type="float">
            <text:p>57369856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.47584335163418E+018" calcext:value-type="float">
            <text:p>1.47584335163418E+018</text:p>
          </table:table-cell>
          <table:table-cell office:value-type="float" office:value="1.47584335169211E+018" calcext:value-type="float">
            <text:p>1.47584335169211E+018</text:p>
          </table:table-cell>
          <table:table-cell/>
          <table:table-cell table:formula="of:= [.C154] - [.B154]" office:value-type="float" office:value="57929728" calcext:value-type="float">
            <text:p>57929728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.47584335164418E+018" calcext:value-type="float">
            <text:p>1.47584335164418E+018</text:p>
          </table:table-cell>
          <table:table-cell office:value-type="float" office:value="1.47584335170239E+018" calcext:value-type="float">
            <text:p>1.47584335170239E+018</text:p>
          </table:table-cell>
          <table:table-cell/>
          <table:table-cell table:formula="of:= [.C155] - [.B155]" office:value-type="float" office:value="58210048" calcext:value-type="float">
            <text:p>58210048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.47584335165417E+018" calcext:value-type="float">
            <text:p>1.47584335165417E+018</text:p>
          </table:table-cell>
          <table:table-cell office:value-type="float" office:value="1.47584335171266E+018" calcext:value-type="float">
            <text:p>1.47584335171266E+018</text:p>
          </table:table-cell>
          <table:table-cell/>
          <table:table-cell table:formula="of:= [.C156] - [.B156]" office:value-type="float" office:value="58490112" calcext:value-type="float">
            <text:p>58490112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.47584335166418E+018" calcext:value-type="float">
            <text:p>1.47584335166418E+018</text:p>
          </table:table-cell>
          <table:table-cell office:value-type="float" office:value="1.47584335172301E+018" calcext:value-type="float">
            <text:p>1.47584335172301E+018</text:p>
          </table:table-cell>
          <table:table-cell/>
          <table:table-cell table:formula="of:= [.C157] - [.B157]" office:value-type="float" office:value="58830080" calcext:value-type="float">
            <text:p>58830080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.47584335167417E+018" calcext:value-type="float">
            <text:p>1.47584335167417E+018</text:p>
          </table:table-cell>
          <table:table-cell office:value-type="float" office:value="1.47584335173321E+018" calcext:value-type="float">
            <text:p>1.47584335173321E+018</text:p>
          </table:table-cell>
          <table:table-cell/>
          <table:table-cell table:formula="of:= [.C158] - [.B158]" office:value-type="float" office:value="59039744" calcext:value-type="float">
            <text:p>59039744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.47584335168418E+018" calcext:value-type="float">
            <text:p>1.47584335168418E+018</text:p>
          </table:table-cell>
          <table:table-cell office:value-type="float" office:value="1.47584335174379E+018" calcext:value-type="float">
            <text:p>1.47584335174379E+018</text:p>
          </table:table-cell>
          <table:table-cell/>
          <table:table-cell table:formula="of:= [.C159] - [.B159]" office:value-type="float" office:value="59609856" calcext:value-type="float">
            <text:p>59609856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.47584335169418E+018" calcext:value-type="float">
            <text:p>1.47584335169418E+018</text:p>
          </table:table-cell>
          <table:table-cell office:value-type="float" office:value="1.47584335175412E+018" calcext:value-type="float">
            <text:p>1.47584335175412E+018</text:p>
          </table:table-cell>
          <table:table-cell/>
          <table:table-cell table:formula="of:= [.C160] - [.B160]" office:value-type="float" office:value="59940096" calcext:value-type="float">
            <text:p>59940096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.47584335170418E+018" calcext:value-type="float">
            <text:p>1.47584335170418E+018</text:p>
          </table:table-cell>
          <table:table-cell office:value-type="float" office:value="1.47584335176437E+018" calcext:value-type="float">
            <text:p>1.47584335176437E+018</text:p>
          </table:table-cell>
          <table:table-cell/>
          <table:table-cell table:formula="of:= [.C161] - [.B161]" office:value-type="float" office:value="60189952" calcext:value-type="float">
            <text:p>60189952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.47584335171418E+018" calcext:value-type="float">
            <text:p>1.47584335171418E+018</text:p>
          </table:table-cell>
          <table:table-cell office:value-type="float" office:value="1.47584335177464E+018" calcext:value-type="float">
            <text:p>1.47584335177464E+018</text:p>
          </table:table-cell>
          <table:table-cell/>
          <table:table-cell table:formula="of:= [.C162] - [.B162]" office:value-type="float" office:value="60459776" calcext:value-type="float">
            <text:p>60459776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.47584335172418E+018" calcext:value-type="float">
            <text:p>1.47584335172418E+018</text:p>
          </table:table-cell>
          <table:table-cell office:value-type="float" office:value="1.47584335178492E+018" calcext:value-type="float">
            <text:p>1.47584335178492E+018</text:p>
          </table:table-cell>
          <table:table-cell/>
          <table:table-cell table:formula="of:= [.C163] - [.B163]" office:value-type="float" office:value="60740096" calcext:value-type="float">
            <text:p>60740096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.47584335173417E+018" calcext:value-type="float">
            <text:p>1.47584335173417E+018</text:p>
          </table:table-cell>
          <table:table-cell office:value-type="float" office:value="1.47584335179545E+018" calcext:value-type="float">
            <text:p>1.47584335179545E+018</text:p>
          </table:table-cell>
          <table:table-cell/>
          <table:table-cell table:formula="of:= [.C164] - [.B164]" office:value-type="float" office:value="61279744" calcext:value-type="float">
            <text:p>61279744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.47584335174417E+018" calcext:value-type="float">
            <text:p>1.47584335174417E+018</text:p>
          </table:table-cell>
          <table:table-cell office:value-type="float" office:value="1.47584335180572E+018" calcext:value-type="float">
            <text:p>1.47584335180572E+018</text:p>
          </table:table-cell>
          <table:table-cell/>
          <table:table-cell table:formula="of:= [.C165] - [.B165]" office:value-type="float" office:value="61549824" calcext:value-type="float">
            <text:p>61549824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.47584335175434E+018" calcext:value-type="float">
            <text:p>1.47584335175434E+018</text:p>
          </table:table-cell>
          <table:table-cell office:value-type="float" office:value="1.47584335181599E+018" calcext:value-type="float">
            <text:p>1.47584335181599E+018</text:p>
          </table:table-cell>
          <table:table-cell/>
          <table:table-cell table:formula="of:= [.C166] - [.B166]" office:value-type="float" office:value="61649920" calcext:value-type="float">
            <text:p>61649920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.47584335176418E+018" calcext:value-type="float">
            <text:p>1.47584335176418E+018</text:p>
          </table:table-cell>
          <table:table-cell office:value-type="float" office:value="1.47584335182626E+018" calcext:value-type="float">
            <text:p>1.47584335182626E+018</text:p>
          </table:table-cell>
          <table:table-cell/>
          <table:table-cell table:formula="of:= [.C167] - [.B167]" office:value-type="float" office:value="62080000" calcext:value-type="float">
            <text:p>62080000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.47584335177417E+018" calcext:value-type="float">
            <text:p>1.47584335177417E+018</text:p>
          </table:table-cell>
          <table:table-cell office:value-type="float" office:value="1.47584335183654E+018" calcext:value-type="float">
            <text:p>1.47584335183654E+018</text:p>
          </table:table-cell>
          <table:table-cell/>
          <table:table-cell table:formula="of:= [.C168] - [.B168]" office:value-type="float" office:value="62369792" calcext:value-type="float">
            <text:p>62369792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.47584335178443E+018" calcext:value-type="float">
            <text:p>1.47584335178443E+018</text:p>
          </table:table-cell>
          <table:table-cell office:value-type="float" office:value="1.4758433518471E+018" calcext:value-type="float">
            <text:p>1.4758433518471E+018</text:p>
          </table:table-cell>
          <table:table-cell/>
          <table:table-cell table:formula="of:= [.C169] - [.B169]" office:value-type="float" office:value="62670080" calcext:value-type="float">
            <text:p>62670080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.47584335179443E+018" calcext:value-type="float">
            <text:p>1.47584335179443E+018</text:p>
          </table:table-cell>
          <table:table-cell office:value-type="float" office:value="1.4758433518574E+018" calcext:value-type="float">
            <text:p>1.4758433518574E+018</text:p>
          </table:table-cell>
          <table:table-cell/>
          <table:table-cell table:formula="of:= [.C170] - [.B170]" office:value-type="float" office:value="62969856" calcext:value-type="float">
            <text:p>62969856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.47584335180418E+018" calcext:value-type="float">
            <text:p>1.47584335180418E+018</text:p>
          </table:table-cell>
          <table:table-cell office:value-type="float" office:value="1.47584335186752E+018" calcext:value-type="float">
            <text:p>1.47584335186752E+018</text:p>
          </table:table-cell>
          <table:table-cell/>
          <table:table-cell table:formula="of:= [.C171] - [.B171]" office:value-type="float" office:value="63340032" calcext:value-type="float">
            <text:p>63340032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.47584335181417E+018" calcext:value-type="float">
            <text:p>1.47584335181417E+018</text:p>
          </table:table-cell>
          <table:table-cell office:value-type="float" office:value="1.47584335187793E+018" calcext:value-type="float">
            <text:p>1.47584335187793E+018</text:p>
          </table:table-cell>
          <table:table-cell/>
          <table:table-cell table:formula="of:= [.C172] - [.B172]" office:value-type="float" office:value="63759872" calcext:value-type="float">
            <text:p>63759872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.47584335182418E+018" calcext:value-type="float">
            <text:p>1.47584335182418E+018</text:p>
          </table:table-cell>
          <table:table-cell office:value-type="float" office:value="1.47584335188821E+018" calcext:value-type="float">
            <text:p>1.47584335188821E+018</text:p>
          </table:table-cell>
          <table:table-cell/>
          <table:table-cell table:formula="of:= [.C173] - [.B173]" office:value-type="float" office:value="64029952" calcext:value-type="float">
            <text:p>64029952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.47584335183418E+018" calcext:value-type="float">
            <text:p>1.47584335183418E+018</text:p>
          </table:table-cell>
          <table:table-cell office:value-type="float" office:value="1.47584335189877E+018" calcext:value-type="float">
            <text:p>1.47584335189877E+018</text:p>
          </table:table-cell>
          <table:table-cell/>
          <table:table-cell table:formula="of:= [.C174] - [.B174]" office:value-type="float" office:value="64589824" calcext:value-type="float">
            <text:p>64589824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.47584335184418E+018" calcext:value-type="float">
            <text:p>1.47584335184418E+018</text:p>
          </table:table-cell>
          <table:table-cell office:value-type="float" office:value="1.47584335190904E+018" calcext:value-type="float">
            <text:p>1.47584335190904E+018</text:p>
          </table:table-cell>
          <table:table-cell/>
          <table:table-cell table:formula="of:= [.C175] - [.B175]" office:value-type="float" office:value="64859904" calcext:value-type="float">
            <text:p>64859904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.47584335185417E+018" calcext:value-type="float">
            <text:p>1.47584335185417E+018</text:p>
          </table:table-cell>
          <table:table-cell office:value-type="float" office:value="1.47584335191931E+018" calcext:value-type="float">
            <text:p>1.47584335191931E+018</text:p>
          </table:table-cell>
          <table:table-cell/>
          <table:table-cell table:formula="of:= [.C176] - [.B176]" office:value-type="float" office:value="65139712" calcext:value-type="float">
            <text:p>65139712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.47584335186418E+018" calcext:value-type="float">
            <text:p>1.47584335186418E+018</text:p>
          </table:table-cell>
          <table:table-cell office:value-type="float" office:value="1.47584335192957E+018" calcext:value-type="float">
            <text:p>1.47584335192957E+018</text:p>
          </table:table-cell>
          <table:table-cell/>
          <table:table-cell table:formula="of:= [.C177] - [.B177]" office:value-type="float" office:value="65390080" calcext:value-type="float">
            <text:p>65390080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.47584335187418E+018" calcext:value-type="float">
            <text:p>1.47584335187418E+018</text:p>
          </table:table-cell>
          <table:table-cell office:value-type="float" office:value="1.47584335193986E+018" calcext:value-type="float">
            <text:p>1.47584335193986E+018</text:p>
          </table:table-cell>
          <table:table-cell/>
          <table:table-cell table:formula="of:= [.C178] - [.B178]" office:value-type="float" office:value="65679872" calcext:value-type="float">
            <text:p>65679872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.47584335188418E+018" calcext:value-type="float">
            <text:p>1.47584335188418E+018</text:p>
          </table:table-cell>
          <table:table-cell office:value-type="float" office:value="1.47584335195042E+018" calcext:value-type="float">
            <text:p>1.47584335195042E+018</text:p>
          </table:table-cell>
          <table:table-cell/>
          <table:table-cell table:formula="of:= [.C179] - [.B179]" office:value-type="float" office:value="66240000" calcext:value-type="float">
            <text:p>66240000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.47584335189417E+018" calcext:value-type="float">
            <text:p>1.47584335189417E+018</text:p>
          </table:table-cell>
          <table:table-cell office:value-type="float" office:value="1.4758433519607E+018" calcext:value-type="float">
            <text:p>1.4758433519607E+018</text:p>
          </table:table-cell>
          <table:table-cell/>
          <table:table-cell table:formula="of:= [.C180] - [.B180]" office:value-type="float" office:value="66529792" calcext:value-type="float">
            <text:p>66529792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.47584335190418E+018" calcext:value-type="float">
            <text:p>1.47584335190418E+018</text:p>
          </table:table-cell>
          <table:table-cell office:value-type="float" office:value="1.47584335197098E+018" calcext:value-type="float">
            <text:p>1.47584335197098E+018</text:p>
          </table:table-cell>
          <table:table-cell/>
          <table:table-cell table:formula="of:= [.C181] - [.B181]" office:value-type="float" office:value="66799872" calcext:value-type="float">
            <text:p>66799872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.47584335191418E+018" calcext:value-type="float">
            <text:p>1.47584335191418E+018</text:p>
          </table:table-cell>
          <table:table-cell office:value-type="float" office:value="1.47584335198128E+018" calcext:value-type="float">
            <text:p>1.47584335198128E+018</text:p>
          </table:table-cell>
          <table:table-cell/>
          <table:table-cell table:formula="of:= [.C182] - [.B182]" office:value-type="float" office:value="67099904" calcext:value-type="float">
            <text:p>67099904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.47584335192418E+018" calcext:value-type="float">
            <text:p>1.47584335192418E+018</text:p>
          </table:table-cell>
          <table:table-cell office:value-type="float" office:value="1.47584335199154E+018" calcext:value-type="float">
            <text:p>1.47584335199154E+018</text:p>
          </table:table-cell>
          <table:table-cell/>
          <table:table-cell table:formula="of:= [.C183] - [.B183]" office:value-type="float" office:value="67360000" calcext:value-type="float">
            <text:p>67360000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.47584335193417E+018" calcext:value-type="float">
            <text:p>1.47584335193417E+018</text:p>
          </table:table-cell>
          <table:table-cell office:value-type="float" office:value="1.47584335200224E+018" calcext:value-type="float">
            <text:p>1.47584335200224E+018</text:p>
          </table:table-cell>
          <table:table-cell/>
          <table:table-cell table:formula="of:= [.C184] - [.B184]" office:value-type="float" office:value="68069888" calcext:value-type="float">
            <text:p>68069888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.47584335194418E+018" calcext:value-type="float">
            <text:p>1.47584335194418E+018</text:p>
          </table:table-cell>
          <table:table-cell office:value-type="float" office:value="1.47584335201252E+018" calcext:value-type="float">
            <text:p>1.47584335201252E+018</text:p>
          </table:table-cell>
          <table:table-cell/>
          <table:table-cell table:formula="of:= [.C185] - [.B185]" office:value-type="float" office:value="68339968" calcext:value-type="float">
            <text:p>68339968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.47584335195418E+018" calcext:value-type="float">
            <text:p>1.47584335195418E+018</text:p>
          </table:table-cell>
          <table:table-cell office:value-type="float" office:value="1.47584335202279E+018" calcext:value-type="float">
            <text:p>1.47584335202279E+018</text:p>
          </table:table-cell>
          <table:table-cell/>
          <table:table-cell table:formula="of:= [.C186] - [.B186]" office:value-type="float" office:value="68610048" calcext:value-type="float">
            <text:p>68610048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.47584335196418E+018" calcext:value-type="float">
            <text:p>1.47584335196418E+018</text:p>
          </table:table-cell>
          <table:table-cell office:value-type="float" office:value="1.47584335203306E+018" calcext:value-type="float">
            <text:p>1.47584335203306E+018</text:p>
          </table:table-cell>
          <table:table-cell/>
          <table:table-cell table:formula="of:= [.C187] - [.B187]" office:value-type="float" office:value="68880128" calcext:value-type="float">
            <text:p>68880128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.47584335197417E+018" calcext:value-type="float">
            <text:p>1.47584335197417E+018</text:p>
          </table:table-cell>
          <table:table-cell office:value-type="float" office:value="1.47584335204333E+018" calcext:value-type="float">
            <text:p>1.47584335204333E+018</text:p>
          </table:table-cell>
          <table:table-cell/>
          <table:table-cell table:formula="of:= [.C188] - [.B188]" office:value-type="float" office:value="69159936" calcext:value-type="float">
            <text:p>69159936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.47584335198418E+018" calcext:value-type="float">
            <text:p>1.47584335198418E+018</text:p>
          </table:table-cell>
          <table:table-cell office:value-type="float" office:value="1.47584335205394E+018" calcext:value-type="float">
            <text:p>1.47584335205394E+018</text:p>
          </table:table-cell>
          <table:table-cell/>
          <table:table-cell table:formula="of:= [.C189] - [.B189]" office:value-type="float" office:value="69760000" calcext:value-type="float">
            <text:p>69760000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.47584335199418E+018" calcext:value-type="float">
            <text:p>1.47584335199418E+018</text:p>
          </table:table-cell>
          <table:table-cell office:value-type="float" office:value="1.47584335206429E+018" calcext:value-type="float">
            <text:p>1.47584335206429E+018</text:p>
          </table:table-cell>
          <table:table-cell/>
          <table:table-cell table:formula="of:= [.C190] - [.B190]" office:value-type="float" office:value="70109952" calcext:value-type="float">
            <text:p>70109952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.47584335200426E+018" calcext:value-type="float">
            <text:p>1.47584335200426E+018</text:p>
          </table:table-cell>
          <table:table-cell office:value-type="float" office:value="1.47584335207451E+018" calcext:value-type="float">
            <text:p>1.47584335207451E+018</text:p>
          </table:table-cell>
          <table:table-cell/>
          <table:table-cell table:formula="of:= [.C191] - [.B191]" office:value-type="float" office:value="70249984" calcext:value-type="float">
            <text:p>70249984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.47584335201418E+018" calcext:value-type="float">
            <text:p>1.47584335201418E+018</text:p>
          </table:table-cell>
          <table:table-cell office:value-type="float" office:value="1.47584335208476E+018" calcext:value-type="float">
            <text:p>1.47584335208476E+018</text:p>
          </table:table-cell>
          <table:table-cell/>
          <table:table-cell table:formula="of:= [.C192] - [.B192]" office:value-type="float" office:value="70579968" calcext:value-type="float">
            <text:p>70579968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.47584335202417E+018" calcext:value-type="float">
            <text:p>1.47584335202417E+018</text:p>
          </table:table-cell>
          <table:table-cell office:value-type="float" office:value="1.47584335209505E+018" calcext:value-type="float">
            <text:p>1.47584335209505E+018</text:p>
          </table:table-cell>
          <table:table-cell/>
          <table:table-cell table:formula="of:= [.C193] - [.B193]" office:value-type="float" office:value="70880000" calcext:value-type="float">
            <text:p>70880000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.47584335203417E+018" calcext:value-type="float">
            <text:p>1.47584335203417E+018</text:p>
          </table:table-cell>
          <table:table-cell office:value-type="float" office:value="1.47584335210531E+018" calcext:value-type="float">
            <text:p>1.47584335210531E+018</text:p>
          </table:table-cell>
          <table:table-cell/>
          <table:table-cell table:formula="of:= [.C194] - [.B194]" office:value-type="float" office:value="71139840" calcext:value-type="float">
            <text:p>71139840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.47584335204417E+018" calcext:value-type="float">
            <text:p>1.47584335204417E+018</text:p>
          </table:table-cell>
          <table:table-cell office:value-type="float" office:value="1.47584335211588E+018" calcext:value-type="float">
            <text:p>1.47584335211588E+018</text:p>
          </table:table-cell>
          <table:table-cell/>
          <table:table-cell table:formula="of:= [.C195] - [.B195]" office:value-type="float" office:value="71709952" calcext:value-type="float">
            <text:p>71709952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.47584335205424E+018" calcext:value-type="float">
            <text:p>1.47584335205424E+018</text:p>
          </table:table-cell>
          <table:table-cell office:value-type="float" office:value="1.47584335212615E+018" calcext:value-type="float">
            <text:p>1.47584335212615E+018</text:p>
          </table:table-cell>
          <table:table-cell/>
          <table:table-cell table:formula="of:= [.C196] - [.B196]" office:value-type="float" office:value="71910144" calcext:value-type="float">
            <text:p>71910144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.47584335206444E+018" calcext:value-type="float">
            <text:p>1.47584335206444E+018</text:p>
          </table:table-cell>
          <table:table-cell office:value-type="float" office:value="1.47584335213643E+018" calcext:value-type="float">
            <text:p>1.47584335213643E+018</text:p>
          </table:table-cell>
          <table:table-cell/>
          <table:table-cell table:formula="of:= [.C197] - [.B197]" office:value-type="float" office:value="71990016" calcext:value-type="float">
            <text:p>71990016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.47584335207418E+018" calcext:value-type="float">
            <text:p>1.47584335207418E+018</text:p>
          </table:table-cell>
          <table:table-cell office:value-type="float" office:value="1.47584335214669E+018" calcext:value-type="float">
            <text:p>1.47584335214669E+018</text:p>
          </table:table-cell>
          <table:table-cell/>
          <table:table-cell table:formula="of:= [.C198] - [.B198]" office:value-type="float" office:value="72509952" calcext:value-type="float">
            <text:p>72509952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.47584335208417E+018" calcext:value-type="float">
            <text:p>1.47584335208417E+018</text:p>
          </table:table-cell>
          <table:table-cell office:value-type="float" office:value="1.4758433521569E+018" calcext:value-type="float">
            <text:p>1.4758433521569E+018</text:p>
          </table:table-cell>
          <table:table-cell/>
          <table:table-cell table:formula="of:= [.C199] - [.B199]" office:value-type="float" office:value="72729856" calcext:value-type="float">
            <text:p>72729856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.47584335209417E+018" calcext:value-type="float">
            <text:p>1.47584335209417E+018</text:p>
          </table:table-cell>
          <table:table-cell office:value-type="float" office:value="1.47584335216759E+018" calcext:value-type="float">
            <text:p>1.47584335216759E+018</text:p>
          </table:table-cell>
          <table:table-cell/>
          <table:table-cell table:formula="of:= [.C200] - [.B200]" office:value-type="float" office:value="73419776" calcext:value-type="float">
            <text:p>73419776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.47584335210418E+018" calcext:value-type="float">
            <text:p>1.47584335210418E+018</text:p>
          </table:table-cell>
          <table:table-cell office:value-type="float" office:value="1.47584335217787E+018" calcext:value-type="float">
            <text:p>1.47584335217787E+018</text:p>
          </table:table-cell>
          <table:table-cell/>
          <table:table-cell table:formula="of:= [.C201] - [.B201]" office:value-type="float" office:value="73690112" calcext:value-type="float">
            <text:p>73690112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.47584335211418E+018" calcext:value-type="float">
            <text:p>1.47584335211418E+018</text:p>
          </table:table-cell>
          <table:table-cell office:value-type="float" office:value="1.47584335218813E+018" calcext:value-type="float">
            <text:p>1.47584335218813E+018</text:p>
          </table:table-cell>
          <table:table-cell/>
          <table:table-cell table:formula="of:= [.C202] - [.B202]" office:value-type="float" office:value="73949952" calcext:value-type="float">
            <text:p>73949952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.47584335212418E+018" calcext:value-type="float">
            <text:p>1.47584335212418E+018</text:p>
          </table:table-cell>
          <table:table-cell office:value-type="float" office:value="1.47584335219841E+018" calcext:value-type="float">
            <text:p>1.47584335219841E+018</text:p>
          </table:table-cell>
          <table:table-cell/>
          <table:table-cell table:formula="of:= [.C203] - [.B203]" office:value-type="float" office:value="74230016" calcext:value-type="float">
            <text:p>74230016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.47584335213417E+018" calcext:value-type="float">
            <text:p>1.47584335213417E+018</text:p>
          </table:table-cell>
          <table:table-cell office:value-type="float" office:value="1.47584335220869E+018" calcext:value-type="float">
            <text:p>1.47584335220869E+018</text:p>
          </table:table-cell>
          <table:table-cell/>
          <table:table-cell table:formula="of:= [.C204] - [.B204]" office:value-type="float" office:value="74519808" calcext:value-type="float">
            <text:p>74519808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.47584335214418E+018" calcext:value-type="float">
            <text:p>1.47584335214418E+018</text:p>
          </table:table-cell>
          <table:table-cell office:value-type="float" office:value="1.47584335221894E+018" calcext:value-type="float">
            <text:p>1.47584335221894E+018</text:p>
          </table:table-cell>
          <table:table-cell/>
          <table:table-cell table:formula="of:= [.C205] - [.B205]" office:value-type="float" office:value="74759936" calcext:value-type="float">
            <text:p>74759936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.47584335215418E+018" calcext:value-type="float">
            <text:p>1.47584335215418E+018</text:p>
          </table:table-cell>
          <table:table-cell office:value-type="float" office:value="1.47584335222951E+018" calcext:value-type="float">
            <text:p>1.47584335222951E+018</text:p>
          </table:table-cell>
          <table:table-cell/>
          <table:table-cell table:formula="of:= [.C206] - [.B206]" office:value-type="float" office:value="75330048" calcext:value-type="float">
            <text:p>75330048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.47584335216418E+018" calcext:value-type="float">
            <text:p>1.47584335216418E+018</text:p>
          </table:table-cell>
          <table:table-cell office:value-type="float" office:value="1.47584335223985E+018" calcext:value-type="float">
            <text:p>1.47584335223985E+018</text:p>
          </table:table-cell>
          <table:table-cell/>
          <table:table-cell table:formula="of:= [.C207] - [.B207]" office:value-type="float" office:value="75670016" calcext:value-type="float">
            <text:p>75670016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.47584335217417E+018" calcext:value-type="float">
            <text:p>1.47584335217417E+018</text:p>
          </table:table-cell>
          <table:table-cell office:value-type="float" office:value="1.47584335225015E+018" calcext:value-type="float">
            <text:p>1.47584335225015E+018</text:p>
          </table:table-cell>
          <table:table-cell/>
          <table:table-cell table:formula="of:= [.C208] - [.B208]" office:value-type="float" office:value="75979776" calcext:value-type="float">
            <text:p>75979776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.47584335218418E+018" calcext:value-type="float">
            <text:p>1.47584335218418E+018</text:p>
          </table:table-cell>
          <table:table-cell office:value-type="float" office:value="1.47584335226087E+018" calcext:value-type="float">
            <text:p>1.47584335226087E+018</text:p>
          </table:table-cell>
          <table:table-cell/>
          <table:table-cell table:formula="of:= [.C209] - [.B209]" office:value-type="float" office:value="76690176" calcext:value-type="float">
            <text:p>76690176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.47584335219418E+018" calcext:value-type="float">
            <text:p>1.47584335219418E+018</text:p>
          </table:table-cell>
          <table:table-cell office:value-type="float" office:value="1.47584335227139E+018" calcext:value-type="float">
            <text:p>1.47584335227139E+018</text:p>
          </table:table-cell>
          <table:table-cell/>
          <table:table-cell table:formula="of:= [.C210] - [.B210]" office:value-type="float" office:value="77209856" calcext:value-type="float">
            <text:p>77209856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.47584335220418E+018" calcext:value-type="float">
            <text:p>1.47584335220418E+018</text:p>
          </table:table-cell>
          <table:table-cell office:value-type="float" office:value="1.4758433522826E+018" calcext:value-type="float">
            <text:p>1.4758433522826E+018</text:p>
          </table:table-cell>
          <table:table-cell/>
          <table:table-cell table:formula="of:= [.C211] - [.B211]" office:value-type="float" office:value="78419968" calcext:value-type="float">
            <text:p>78419968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.47584335221417E+018" calcext:value-type="float">
            <text:p>1.47584335221417E+018</text:p>
          </table:table-cell>
          <table:table-cell office:value-type="float" office:value="1.47584335229309E+018" calcext:value-type="float">
            <text:p>1.47584335229309E+018</text:p>
          </table:table-cell>
          <table:table-cell/>
          <table:table-cell table:formula="of:= [.C212] - [.B212]" office:value-type="float" office:value="78919936" calcext:value-type="float">
            <text:p>78919936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.47584335222418E+018" calcext:value-type="float">
            <text:p>1.47584335222418E+018</text:p>
          </table:table-cell>
          <table:table-cell office:value-type="float" office:value="1.47584335230358E+018" calcext:value-type="float">
            <text:p>1.47584335230358E+018</text:p>
          </table:table-cell>
          <table:table-cell/>
          <table:table-cell table:formula="of:= [.C213] - [.B213]" office:value-type="float" office:value="79399936" calcext:value-type="float">
            <text:p>79399936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.47584335223418E+018" calcext:value-type="float">
            <text:p>1.47584335223418E+018</text:p>
          </table:table-cell>
          <table:table-cell office:value-type="float" office:value="1.47584335231409E+018" calcext:value-type="float">
            <text:p>1.47584335231409E+018</text:p>
          </table:table-cell>
          <table:table-cell/>
          <table:table-cell table:formula="of:= [.C214] - [.B214]" office:value-type="float" office:value="79909888" calcext:value-type="float">
            <text:p>79909888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.47584335224419E+018" calcext:value-type="float">
            <text:p>1.47584335224419E+018</text:p>
          </table:table-cell>
          <table:table-cell office:value-type="float" office:value="1.47584335232462E+018" calcext:value-type="float">
            <text:p>1.47584335232462E+018</text:p>
          </table:table-cell>
          <table:table-cell/>
          <table:table-cell table:formula="of:= [.C215] - [.B215]" office:value-type="float" office:value="80430080" calcext:value-type="float">
            <text:p>80430080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.47584335225418E+018" calcext:value-type="float">
            <text:p>1.47584335225418E+018</text:p>
          </table:table-cell>
          <table:table-cell office:value-type="float" office:value="1.47584335233506E+018" calcext:value-type="float">
            <text:p>1.47584335233506E+018</text:p>
          </table:table-cell>
          <table:table-cell/>
          <table:table-cell table:formula="of:= [.C216] - [.B216]" office:value-type="float" office:value="80879872" calcext:value-type="float">
            <text:p>80879872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.47584335226418E+018" calcext:value-type="float">
            <text:p>1.47584335226418E+018</text:p>
          </table:table-cell>
          <table:table-cell office:value-type="float" office:value="1.47584335234603E+018" calcext:value-type="float">
            <text:p>1.47584335234603E+018</text:p>
          </table:table-cell>
          <table:table-cell/>
          <table:table-cell table:formula="of:= [.C217] - [.B217]" office:value-type="float" office:value="81849856" calcext:value-type="float">
            <text:p>81849856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.47584335227418E+018" calcext:value-type="float">
            <text:p>1.47584335227418E+018</text:p>
          </table:table-cell>
          <table:table-cell office:value-type="float" office:value="1.47584335235673E+018" calcext:value-type="float">
            <text:p>1.47584335235673E+018</text:p>
          </table:table-cell>
          <table:table-cell/>
          <table:table-cell table:formula="of:= [.C218] - [.B218]" office:value-type="float" office:value="82550016" calcext:value-type="float">
            <text:p>82550016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.47584335228418E+018" calcext:value-type="float">
            <text:p>1.47584335228418E+018</text:p>
          </table:table-cell>
          <table:table-cell office:value-type="float" office:value="1.47584335236722E+018" calcext:value-type="float">
            <text:p>1.47584335236722E+018</text:p>
          </table:table-cell>
          <table:table-cell/>
          <table:table-cell table:formula="of:= [.C219] - [.B219]" office:value-type="float" office:value="83040000" calcext:value-type="float">
            <text:p>83040000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.47584335229417E+018" calcext:value-type="float">
            <text:p>1.47584335229417E+018</text:p>
          </table:table-cell>
          <table:table-cell office:value-type="float" office:value="1.47584335237771E+018" calcext:value-type="float">
            <text:p>1.47584335237771E+018</text:p>
          </table:table-cell>
          <table:table-cell/>
          <table:table-cell table:formula="of:= [.C220] - [.B220]" office:value-type="float" office:value="83539712" calcext:value-type="float">
            <text:p>83539712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.47584335230417E+018" calcext:value-type="float">
            <text:p>1.47584335230417E+018</text:p>
          </table:table-cell>
          <table:table-cell office:value-type="float" office:value="1.47584335238821E+018" calcext:value-type="float">
            <text:p>1.47584335238821E+018</text:p>
          </table:table-cell>
          <table:table-cell/>
          <table:table-cell table:formula="of:= [.C221] - [.B221]" office:value-type="float" office:value="84039936" calcext:value-type="float">
            <text:p>84039936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.47584335231429E+018" calcext:value-type="float">
            <text:p>1.47584335231429E+018</text:p>
          </table:table-cell>
          <table:table-cell office:value-type="float" office:value="1.47584335239867E+018" calcext:value-type="float">
            <text:p>1.47584335239867E+018</text:p>
          </table:table-cell>
          <table:table-cell/>
          <table:table-cell table:formula="of:= [.C222] - [.B222]" office:value-type="float" office:value="84380160" calcext:value-type="float">
            <text:p>84380160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.47584335232418E+018" calcext:value-type="float">
            <text:p>1.47584335232418E+018</text:p>
          </table:table-cell>
          <table:table-cell office:value-type="float" office:value="1.47584335240984E+018" calcext:value-type="float">
            <text:p>1.47584335240984E+018</text:p>
          </table:table-cell>
          <table:table-cell/>
          <table:table-cell table:formula="of:= [.C223] - [.B223]" office:value-type="float" office:value="85659904" calcext:value-type="float">
            <text:p>85659904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.47584335233443E+018" calcext:value-type="float">
            <text:p>1.47584335233443E+018</text:p>
          </table:table-cell>
          <table:table-cell office:value-type="float" office:value="1.47584335242034E+018" calcext:value-type="float">
            <text:p>1.47584335242034E+018</text:p>
          </table:table-cell>
          <table:table-cell/>
          <table:table-cell table:formula="of:= [.C224] - [.B224]" office:value-type="float" office:value="85910016" calcext:value-type="float">
            <text:p>85910016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.47584335234418E+018" calcext:value-type="float">
            <text:p>1.47584335234418E+018</text:p>
          </table:table-cell>
          <table:table-cell office:value-type="float" office:value="1.4758433524308E+018" calcext:value-type="float">
            <text:p>1.4758433524308E+018</text:p>
          </table:table-cell>
          <table:table-cell/>
          <table:table-cell table:formula="of:= [.C225] - [.B225]" office:value-type="float" office:value="86619904" calcext:value-type="float">
            <text:p>86619904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.47584335235418E+018" calcext:value-type="float">
            <text:p>1.47584335235418E+018</text:p>
          </table:table-cell>
          <table:table-cell office:value-type="float" office:value="1.47584335244137E+018" calcext:value-type="float">
            <text:p>1.47584335244137E+018</text:p>
          </table:table-cell>
          <table:table-cell/>
          <table:table-cell table:formula="of:= [.C226] - [.B226]" office:value-type="float" office:value="87190016" calcext:value-type="float">
            <text:p>87190016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.47584335236418E+018" calcext:value-type="float">
            <text:p>1.47584335236418E+018</text:p>
          </table:table-cell>
          <table:table-cell office:value-type="float" office:value="1.47584335245201E+018" calcext:value-type="float">
            <text:p>1.47584335245201E+018</text:p>
          </table:table-cell>
          <table:table-cell/>
          <table:table-cell table:formula="of:= [.C227] - [.B227]" office:value-type="float" office:value="87830016" calcext:value-type="float">
            <text:p>87830016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.47584335237417E+018" calcext:value-type="float">
            <text:p>1.47584335237417E+018</text:p>
          </table:table-cell>
          <table:table-cell office:value-type="float" office:value="1.47584335246248E+018" calcext:value-type="float">
            <text:p>1.47584335246248E+018</text:p>
          </table:table-cell>
          <table:table-cell/>
          <table:table-cell table:formula="of:= [.C228] - [.B228]" office:value-type="float" office:value="88309760" calcext:value-type="float">
            <text:p>88309760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.47584335238418E+018" calcext:value-type="float">
            <text:p>1.47584335238418E+018</text:p>
          </table:table-cell>
          <table:table-cell office:value-type="float" office:value="1.47584335247363E+018" calcext:value-type="float">
            <text:p>1.47584335247363E+018</text:p>
          </table:table-cell>
          <table:table-cell/>
          <table:table-cell table:formula="of:= [.C229] - [.B229]" office:value-type="float" office:value="89449984" calcext:value-type="float">
            <text:p>89449984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.47584335239418E+018" calcext:value-type="float">
            <text:p>1.47584335239418E+018</text:p>
          </table:table-cell>
          <table:table-cell office:value-type="float" office:value="1.47584335248412E+018" calcext:value-type="float">
            <text:p>1.47584335248412E+018</text:p>
          </table:table-cell>
          <table:table-cell/>
          <table:table-cell table:formula="of:= [.C230] - [.B230]" office:value-type="float" office:value="89939712" calcext:value-type="float">
            <text:p>89939712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.47584335240418E+018" calcext:value-type="float">
            <text:p>1.47584335240418E+018</text:p>
          </table:table-cell>
          <table:table-cell office:value-type="float" office:value="1.47584335249468E+018" calcext:value-type="float">
            <text:p>1.47584335249468E+018</text:p>
          </table:table-cell>
          <table:table-cell/>
          <table:table-cell table:formula="of:= [.C231] - [.B231]" office:value-type="float" office:value="90499840" calcext:value-type="float">
            <text:p>90499840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.47584335241417E+018" calcext:value-type="float">
            <text:p>1.47584335241417E+018</text:p>
          </table:table-cell>
          <table:table-cell office:value-type="float" office:value="1.47584335250512E+018" calcext:value-type="float">
            <text:p>1.47584335250512E+018</text:p>
          </table:table-cell>
          <table:table-cell/>
          <table:table-cell table:formula="of:= [.C232] - [.B232]" office:value-type="float" office:value="90949888" calcext:value-type="float">
            <text:p>90949888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.47584335242418E+018" calcext:value-type="float">
            <text:p>1.47584335242418E+018</text:p>
          </table:table-cell>
          <table:table-cell office:value-type="float" office:value="1.47584335251561E+018" calcext:value-type="float">
            <text:p>1.47584335251561E+018</text:p>
          </table:table-cell>
          <table:table-cell/>
          <table:table-cell table:formula="of:= [.C233] - [.B233]" office:value-type="float" office:value="91430144" calcext:value-type="float">
            <text:p>91430144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.47584335243418E+018" calcext:value-type="float">
            <text:p>1.47584335243418E+018</text:p>
          </table:table-cell>
          <table:table-cell office:value-type="float" office:value="1.4758433525261E+018" calcext:value-type="float">
            <text:p>1.4758433525261E+018</text:p>
          </table:table-cell>
          <table:table-cell/>
          <table:table-cell table:formula="of:= [.C234] - [.B234]" office:value-type="float" office:value="91920128" calcext:value-type="float">
            <text:p>91920128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.47584335244418E+018" calcext:value-type="float">
            <text:p>1.47584335244418E+018</text:p>
          </table:table-cell>
          <table:table-cell office:value-type="float" office:value="1.47584335253705E+018" calcext:value-type="float">
            <text:p>1.47584335253705E+018</text:p>
          </table:table-cell>
          <table:table-cell/>
          <table:table-cell table:formula="of:= [.C235] - [.B235]" office:value-type="float" office:value="92870144" calcext:value-type="float">
            <text:p>92870144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.47584335245417E+018" calcext:value-type="float">
            <text:p>1.47584335245417E+018</text:p>
          </table:table-cell>
          <table:table-cell office:value-type="float" office:value="1.47584335254782E+018" calcext:value-type="float">
            <text:p>1.47584335254782E+018</text:p>
          </table:table-cell>
          <table:table-cell/>
          <table:table-cell table:formula="of:= [.C236] - [.B236]" office:value-type="float" office:value="93649920" calcext:value-type="float">
            <text:p>93649920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.47584335246418E+018" calcext:value-type="float">
            <text:p>1.47584335246418E+018</text:p>
          </table:table-cell>
          <table:table-cell office:value-type="float" office:value="1.4758433525583E+018" calcext:value-type="float">
            <text:p>1.4758433525583E+018</text:p>
          </table:table-cell>
          <table:table-cell/>
          <table:table-cell table:formula="of:= [.C237] - [.B237]" office:value-type="float" office:value="94120192" calcext:value-type="float">
            <text:p>94120192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.47584335247417E+018" calcext:value-type="float">
            <text:p>1.47584335247417E+018</text:p>
          </table:table-cell>
          <table:table-cell office:value-type="float" office:value="1.4758433525688E+018" calcext:value-type="float">
            <text:p>1.4758433525688E+018</text:p>
          </table:table-cell>
          <table:table-cell/>
          <table:table-cell table:formula="of:= [.C238] - [.B238]" office:value-type="float" office:value="94629888" calcext:value-type="float">
            <text:p>94629888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.47584335248432E+018" calcext:value-type="float">
            <text:p>1.47584335248432E+018</text:p>
          </table:table-cell>
          <table:table-cell office:value-type="float" office:value="1.4758433525793E+018" calcext:value-type="float">
            <text:p>1.4758433525793E+018</text:p>
          </table:table-cell>
          <table:table-cell/>
          <table:table-cell table:formula="of:= [.C239] - [.B239]" office:value-type="float" office:value="94980096" calcext:value-type="float">
            <text:p>94980096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.47584335249417E+018" calcext:value-type="float">
            <text:p>1.47584335249417E+018</text:p>
          </table:table-cell>
          <table:table-cell office:value-type="float" office:value="1.47584335258977E+018" calcext:value-type="float">
            <text:p>1.47584335258977E+018</text:p>
          </table:table-cell>
          <table:table-cell/>
          <table:table-cell table:formula="of:= [.C240] - [.B240]" office:value-type="float" office:value="95599872" calcext:value-type="float">
            <text:p>95599872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.47584335250418E+018" calcext:value-type="float">
            <text:p>1.47584335250418E+018</text:p>
          </table:table-cell>
          <table:table-cell office:value-type="float" office:value="1.47584335260026E+018" calcext:value-type="float">
            <text:p>1.47584335260026E+018</text:p>
          </table:table-cell>
          <table:table-cell/>
          <table:table-cell table:formula="of:= [.C241] - [.B241]" office:value-type="float" office:value="96079872" calcext:value-type="float">
            <text:p>96079872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.47584335251418E+018" calcext:value-type="float">
            <text:p>1.47584335251418E+018</text:p>
          </table:table-cell>
          <table:table-cell office:value-type="float" office:value="1.47584335261149E+018" calcext:value-type="float">
            <text:p>1.47584335261149E+018</text:p>
          </table:table-cell>
          <table:table-cell/>
          <table:table-cell table:formula="of:= [.C242] - [.B242]" office:value-type="float" office:value="97310208" calcext:value-type="float">
            <text:p>97310208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.47584335252418E+018" calcext:value-type="float">
            <text:p>1.47584335252418E+018</text:p>
          </table:table-cell>
          <table:table-cell office:value-type="float" office:value="1.47584335262196E+018" calcext:value-type="float">
            <text:p>1.47584335262196E+018</text:p>
          </table:table-cell>
          <table:table-cell/>
          <table:table-cell table:formula="of:= [.C243] - [.B243]" office:value-type="float" office:value="97779968" calcext:value-type="float">
            <text:p>97779968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.47584335253417E+018" calcext:value-type="float">
            <text:p>1.47584335253417E+018</text:p>
          </table:table-cell>
          <table:table-cell office:value-type="float" office:value="1.47584335263244E+018" calcext:value-type="float">
            <text:p>1.47584335263244E+018</text:p>
          </table:table-cell>
          <table:table-cell/>
          <table:table-cell table:formula="of:= [.C244] - [.B244]" office:value-type="float" office:value="98269696" calcext:value-type="float">
            <text:p>98269696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.47584335254418E+018" calcext:value-type="float">
            <text:p>1.47584335254418E+018</text:p>
          </table:table-cell>
          <table:table-cell office:value-type="float" office:value="1.47584335264298E+018" calcext:value-type="float">
            <text:p>1.47584335264298E+018</text:p>
          </table:table-cell>
          <table:table-cell/>
          <table:table-cell table:formula="of:= [.C245] - [.B245]" office:value-type="float" office:value="98799872" calcext:value-type="float">
            <text:p>98799872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.47584335255418E+018" calcext:value-type="float">
            <text:p>1.47584335255418E+018</text:p>
          </table:table-cell>
          <table:table-cell office:value-type="float" office:value="1.47584335265344E+018" calcext:value-type="float">
            <text:p>1.47584335265344E+018</text:p>
          </table:table-cell>
          <table:table-cell/>
          <table:table-cell table:formula="of:= [.C246] - [.B246]" office:value-type="float" office:value="99260160" calcext:value-type="float">
            <text:p>99260160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1.47584335256418E+018" calcext:value-type="float">
            <text:p>1.47584335256418E+018</text:p>
          </table:table-cell>
          <table:table-cell office:value-type="float" office:value="1.47584335266394E+018" calcext:value-type="float">
            <text:p>1.47584335266394E+018</text:p>
          </table:table-cell>
          <table:table-cell/>
          <table:table-cell table:formula="of:= [.C247] - [.B247]" office:value-type="float" office:value="99760128" calcext:value-type="float">
            <text:p>99760128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.47584335257418E+018" calcext:value-type="float">
            <text:p>1.47584335257418E+018</text:p>
          </table:table-cell>
          <table:table-cell office:value-type="float" office:value="1.47584335267516E+018" calcext:value-type="float">
            <text:p>1.47584335267516E+018</text:p>
          </table:table-cell>
          <table:table-cell/>
          <table:table-cell table:formula="of:= [.C248] - [.B248]" office:value-type="float" office:value="100980224" calcext:value-type="float">
            <text:p>100980224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.47584335258418E+018" calcext:value-type="float">
            <text:p>1.47584335258418E+018</text:p>
          </table:table-cell>
          <table:table-cell office:value-type="float" office:value="1.47584335268566E+018" calcext:value-type="float">
            <text:p>1.47584335268566E+018</text:p>
          </table:table-cell>
          <table:table-cell/>
          <table:table-cell table:formula="of:= [.C249] - [.B249]" office:value-type="float" office:value="101479936" calcext:value-type="float">
            <text:p>101479936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.47584335259418E+018" calcext:value-type="float">
            <text:p>1.47584335259418E+018</text:p>
          </table:table-cell>
          <table:table-cell office:value-type="float" office:value="1.47584335269613E+018" calcext:value-type="float">
            <text:p>1.47584335269613E+018</text:p>
          </table:table-cell>
          <table:table-cell/>
          <table:table-cell table:formula="of:= [.C250] - [.B250]" office:value-type="float" office:value="101949952" calcext:value-type="float">
            <text:p>101949952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.47584335260418E+018" calcext:value-type="float">
            <text:p>1.47584335260418E+018</text:p>
          </table:table-cell>
          <table:table-cell office:value-type="float" office:value="1.47584335270663E+018" calcext:value-type="float">
            <text:p>1.47584335270663E+018</text:p>
          </table:table-cell>
          <table:table-cell/>
          <table:table-cell table:formula="of:= [.C251] - [.B251]" office:value-type="float" office:value="102449920" calcext:value-type="float">
            <text:p>102449920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.47584335261418E+018" calcext:value-type="float">
            <text:p>1.47584335261418E+018</text:p>
          </table:table-cell>
          <table:table-cell office:value-type="float" office:value="1.47584335271715E+018" calcext:value-type="float">
            <text:p>1.47584335271715E+018</text:p>
          </table:table-cell>
          <table:table-cell/>
          <table:table-cell table:formula="of:= [.C252] - [.B252]" office:value-type="float" office:value="102970112" calcext:value-type="float">
            <text:p>102970112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.47584335262418E+018" calcext:value-type="float">
            <text:p>1.47584335262418E+018</text:p>
          </table:table-cell>
          <table:table-cell office:value-type="float" office:value="1.47584335272764E+018" calcext:value-type="float">
            <text:p>1.47584335272764E+018</text:p>
          </table:table-cell>
          <table:table-cell/>
          <table:table-cell table:formula="of:= [.C253] - [.B253]" office:value-type="float" office:value="103460096" calcext:value-type="float">
            <text:p>103460096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.47584335263418E+018" calcext:value-type="float">
            <text:p>1.47584335263418E+018</text:p>
          </table:table-cell>
          <table:table-cell office:value-type="float" office:value="1.47584335273811E+018" calcext:value-type="float">
            <text:p>1.47584335273811E+018</text:p>
          </table:table-cell>
          <table:table-cell/>
          <table:table-cell table:formula="of:= [.C254] - [.B254]" office:value-type="float" office:value="103930112" calcext:value-type="float">
            <text:p>103930112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.47584335264418E+018" calcext:value-type="float">
            <text:p>1.47584335264418E+018</text:p>
          </table:table-cell>
          <table:table-cell office:value-type="float" office:value="1.47584335274933E+018" calcext:value-type="float">
            <text:p>1.47584335274933E+018</text:p>
          </table:table-cell>
          <table:table-cell/>
          <table:table-cell table:formula="of:= [.C255] - [.B255]" office:value-type="float" office:value="105149952" calcext:value-type="float">
            <text:p>105149952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.47584335265417E+018" calcext:value-type="float">
            <text:p>1.47584335265417E+018</text:p>
          </table:table-cell>
          <table:table-cell office:value-type="float" office:value="1.47584335276008E+018" calcext:value-type="float">
            <text:p>1.47584335276008E+018</text:p>
          </table:table-cell>
          <table:table-cell/>
          <table:table-cell table:formula="of:= [.C256] - [.B256]" office:value-type="float" office:value="105910016" calcext:value-type="float">
            <text:p>105910016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.47584335266417E+018" calcext:value-type="float">
            <text:p>1.47584335266417E+018</text:p>
          </table:table-cell>
          <table:table-cell office:value-type="float" office:value="1.47584335277048E+018" calcext:value-type="float">
            <text:p>1.47584335277048E+018</text:p>
          </table:table-cell>
          <table:table-cell/>
          <table:table-cell table:formula="of:= [.C257] - [.B257]" office:value-type="float" office:value="106309888" calcext:value-type="float">
            <text:p>106309888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.47584335267417E+018" calcext:value-type="float">
            <text:p>1.47584335267417E+018</text:p>
          </table:table-cell>
          <table:table-cell office:value-type="float" office:value="1.47584335278097E+018" calcext:value-type="float">
            <text:p>1.47584335278097E+018</text:p>
          </table:table-cell>
          <table:table-cell/>
          <table:table-cell table:formula="of:= [.C258] - [.B258]" office:value-type="float" office:value="106799872" calcext:value-type="float">
            <text:p>106799872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.47584335268418E+018" calcext:value-type="float">
            <text:p>1.47584335268418E+018</text:p>
          </table:table-cell>
          <table:table-cell office:value-type="float" office:value="1.47584335279153E+018" calcext:value-type="float">
            <text:p>1.47584335279153E+018</text:p>
          </table:table-cell>
          <table:table-cell/>
          <table:table-cell table:formula="of:= [.C259] - [.B259]" office:value-type="float" office:value="107350016" calcext:value-type="float">
            <text:p>107350016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.47584335269417E+018" calcext:value-type="float">
            <text:p>1.47584335269417E+018</text:p>
          </table:table-cell>
          <table:table-cell office:value-type="float" office:value="1.47584335280204E+018" calcext:value-type="float">
            <text:p>1.47584335280204E+018</text:p>
          </table:table-cell>
          <table:table-cell/>
          <table:table-cell table:formula="of:= [.C260] - [.B260]" office:value-type="float" office:value="107869952" calcext:value-type="float">
            <text:p>107869952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.47584335270418E+018" calcext:value-type="float">
            <text:p>1.47584335270418E+018</text:p>
          </table:table-cell>
          <table:table-cell office:value-type="float" office:value="1.47584335281252E+018" calcext:value-type="float">
            <text:p>1.47584335281252E+018</text:p>
          </table:table-cell>
          <table:table-cell/>
          <table:table-cell table:formula="of:= [.C261] - [.B261]" office:value-type="float" office:value="108339968" calcext:value-type="float">
            <text:p>108339968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.47584335271418E+018" calcext:value-type="float">
            <text:p>1.47584335271418E+018</text:p>
          </table:table-cell>
          <table:table-cell office:value-type="float" office:value="1.47584335282405E+018" calcext:value-type="float">
            <text:p>1.47584335282405E+018</text:p>
          </table:table-cell>
          <table:table-cell/>
          <table:table-cell table:formula="of:= [.C262] - [.B262]" office:value-type="float" office:value="109870080" calcext:value-type="float">
            <text:p>109870080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.47584335272417E+018" calcext:value-type="float">
            <text:p>1.47584335272417E+018</text:p>
          </table:table-cell>
          <table:table-cell office:value-type="float" office:value="1.47584335283457E+018" calcext:value-type="float">
            <text:p>1.47584335283457E+018</text:p>
          </table:table-cell>
          <table:table-cell/>
          <table:table-cell table:formula="of:= [.C263] - [.B263]" office:value-type="float" office:value="110400000" calcext:value-type="float">
            <text:p>110400000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.47584335273417E+018" calcext:value-type="float">
            <text:p>1.47584335273417E+018</text:p>
          </table:table-cell>
          <table:table-cell office:value-type="float" office:value="1.47584335284504E+018" calcext:value-type="float">
            <text:p>1.47584335284504E+018</text:p>
          </table:table-cell>
          <table:table-cell/>
          <table:table-cell table:formula="of:= [.C264] - [.B264]" office:value-type="float" office:value="110870016" calcext:value-type="float">
            <text:p>110870016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.47584335274418E+018" calcext:value-type="float">
            <text:p>1.47584335274418E+018</text:p>
          </table:table-cell>
          <table:table-cell office:value-type="float" office:value="1.47584335285551E+018" calcext:value-type="float">
            <text:p>1.47584335285551E+018</text:p>
          </table:table-cell>
          <table:table-cell/>
          <table:table-cell table:formula="of:= [.C265] - [.B265]" office:value-type="float" office:value="111330048" calcext:value-type="float">
            <text:p>111330048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.47584335275433E+018" calcext:value-type="float">
            <text:p>1.47584335275433E+018</text:p>
          </table:table-cell>
          <table:table-cell office:value-type="float" office:value="1.47584335286604E+018" calcext:value-type="float">
            <text:p>1.47584335286604E+018</text:p>
          </table:table-cell>
          <table:table-cell/>
          <table:table-cell table:formula="of:= [.C266] - [.B266]" office:value-type="float" office:value="111709952" calcext:value-type="float">
            <text:p>111709952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1.47584335276441E+018" calcext:value-type="float">
            <text:p>1.47584335276441E+018</text:p>
          </table:table-cell>
          <table:table-cell office:value-type="float" office:value="1.47584335287651E+018" calcext:value-type="float">
            <text:p>1.47584335287651E+018</text:p>
          </table:table-cell>
          <table:table-cell/>
          <table:table-cell table:formula="of:= [.C267] - [.B267]" office:value-type="float" office:value="112100096" calcext:value-type="float">
            <text:p>112100096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1.47584335277439E+018" calcext:value-type="float">
            <text:p>1.47584335277439E+018</text:p>
          </table:table-cell>
          <table:table-cell office:value-type="float" office:value="1.475843352887E+018" calcext:value-type="float">
            <text:p>1.475843352887E+018</text:p>
          </table:table-cell>
          <table:table-cell/>
          <table:table-cell table:formula="of:= [.C268] - [.B268]" office:value-type="float" office:value="112609792" calcext:value-type="float">
            <text:p>112609792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.47584335278439E+018" calcext:value-type="float">
            <text:p>1.47584335278439E+018</text:p>
          </table:table-cell>
          <table:table-cell office:value-type="float" office:value="1.47584335289748E+018" calcext:value-type="float">
            <text:p>1.47584335289748E+018</text:p>
          </table:table-cell>
          <table:table-cell/>
          <table:table-cell table:formula="of:= [.C269] - [.B269]" office:value-type="float" office:value="113090048" calcext:value-type="float">
            <text:p>113090048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1.4758433527944E+018" calcext:value-type="float">
            <text:p>1.4758433527944E+018</text:p>
          </table:table-cell>
          <table:table-cell office:value-type="float" office:value="1.47584335290804E+018" calcext:value-type="float">
            <text:p>1.47584335290804E+018</text:p>
          </table:table-cell>
          <table:table-cell/>
          <table:table-cell table:formula="of:= [.C270] - [.B270]" office:value-type="float" office:value="113639936" calcext:value-type="float">
            <text:p>113639936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.47584335280439E+018" calcext:value-type="float">
            <text:p>1.47584335280439E+018</text:p>
          </table:table-cell>
          <table:table-cell office:value-type="float" office:value="1.47584335291849E+018" calcext:value-type="float">
            <text:p>1.47584335291849E+018</text:p>
          </table:table-cell>
          <table:table-cell/>
          <table:table-cell table:formula="of:= [.C271] - [.B271]" office:value-type="float" office:value="114100224" calcext:value-type="float">
            <text:p>114100224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1.47584335281439E+018" calcext:value-type="float">
            <text:p>1.47584335281439E+018</text:p>
          </table:table-cell>
          <table:table-cell office:value-type="float" office:value="1.47584335292895E+018" calcext:value-type="float">
            <text:p>1.47584335292895E+018</text:p>
          </table:table-cell>
          <table:table-cell/>
          <table:table-cell table:formula="of:= [.C272] - [.B272]" office:value-type="float" office:value="114560000" calcext:value-type="float">
            <text:p>114560000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1.47584335282446E+018" calcext:value-type="float">
            <text:p>1.47584335282446E+018</text:p>
          </table:table-cell>
          <table:table-cell office:value-type="float" office:value="1.4758433529403E+018" calcext:value-type="float">
            <text:p>1.4758433529403E+018</text:p>
          </table:table-cell>
          <table:table-cell/>
          <table:table-cell table:formula="of:= [.C273] - [.B273]" office:value-type="float" office:value="115839744" calcext:value-type="float">
            <text:p>115839744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1.47584335283486E+018" calcext:value-type="float">
            <text:p>1.47584335283486E+018</text:p>
          </table:table-cell>
          <table:table-cell office:value-type="float" office:value="1.47584335295083E+018" calcext:value-type="float">
            <text:p>1.47584335295083E+018</text:p>
          </table:table-cell>
          <table:table-cell/>
          <table:table-cell table:formula="of:= [.C274] - [.B274]" office:value-type="float" office:value="115970048" calcext:value-type="float">
            <text:p>115970048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.47584335284439E+018" calcext:value-type="float">
            <text:p>1.47584335284439E+018</text:p>
          </table:table-cell>
          <table:table-cell office:value-type="float" office:value="1.47584335296137E+018" calcext:value-type="float">
            <text:p>1.47584335296137E+018</text:p>
          </table:table-cell>
          <table:table-cell/>
          <table:table-cell table:formula="of:= [.C275] - [.B275]" office:value-type="float" office:value="116979968" calcext:value-type="float">
            <text:p>116979968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.47584335285437E+018" calcext:value-type="float">
            <text:p>1.47584335285437E+018</text:p>
          </table:table-cell>
          <table:table-cell office:value-type="float" office:value="1.47584335297186E+018" calcext:value-type="float">
            <text:p>1.47584335297186E+018</text:p>
          </table:table-cell>
          <table:table-cell/>
          <table:table-cell table:formula="of:= [.C276] - [.B276]" office:value-type="float" office:value="117489920" calcext:value-type="float">
            <text:p>117489920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1.47584335286439E+018" calcext:value-type="float">
            <text:p>1.47584335286439E+018</text:p>
          </table:table-cell>
          <table:table-cell office:value-type="float" office:value="1.47584335298227E+018" calcext:value-type="float">
            <text:p>1.47584335298227E+018</text:p>
          </table:table-cell>
          <table:table-cell/>
          <table:table-cell table:formula="of:= [.C277] - [.B277]" office:value-type="float" office:value="117880064" calcext:value-type="float">
            <text:p>117880064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1.47584335287439E+018" calcext:value-type="float">
            <text:p>1.47584335287439E+018</text:p>
          </table:table-cell>
          <table:table-cell office:value-type="float" office:value="1.47584335299301E+018" calcext:value-type="float">
            <text:p>1.47584335299301E+018</text:p>
          </table:table-cell>
          <table:table-cell/>
          <table:table-cell table:formula="of:= [.C278] - [.B278]" office:value-type="float" office:value="118619904" calcext:value-type="float">
            <text:p>118619904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1.47584335288439E+018" calcext:value-type="float">
            <text:p>1.47584335288439E+018</text:p>
          </table:table-cell>
          <table:table-cell office:value-type="float" office:value="1.47584335300351E+018" calcext:value-type="float">
            <text:p>1.47584335300351E+018</text:p>
          </table:table-cell>
          <table:table-cell/>
          <table:table-cell table:formula="of:= [.C279] - [.B279]" office:value-type="float" office:value="119120128" calcext:value-type="float">
            <text:p>119120128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1.47584335289439E+018" calcext:value-type="float">
            <text:p>1.47584335289439E+018</text:p>
          </table:table-cell>
          <table:table-cell office:value-type="float" office:value="1.47584335301397E+018" calcext:value-type="float">
            <text:p>1.47584335301397E+018</text:p>
          </table:table-cell>
          <table:table-cell/>
          <table:table-cell table:formula="of:= [.C280] - [.B280]" office:value-type="float" office:value="119580160" calcext:value-type="float">
            <text:p>119580160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.47584335290439E+018" calcext:value-type="float">
            <text:p>1.47584335290439E+018</text:p>
          </table:table-cell>
          <table:table-cell office:value-type="float" office:value="1.47584335302535E+018" calcext:value-type="float">
            <text:p>1.47584335302535E+018</text:p>
          </table:table-cell>
          <table:table-cell/>
          <table:table-cell table:formula="of:= [.C281] - [.B281]" office:value-type="float" office:value="120960256" calcext:value-type="float">
            <text:p>120960256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1.47584335291439E+018" calcext:value-type="float">
            <text:p>1.47584335291439E+018</text:p>
          </table:table-cell>
          <table:table-cell office:value-type="float" office:value="1.47584335303601E+018" calcext:value-type="float">
            <text:p>1.47584335303601E+018</text:p>
          </table:table-cell>
          <table:table-cell/>
          <table:table-cell table:formula="of:= [.C282] - [.B282]" office:value-type="float" office:value="121619968" calcext:value-type="float">
            <text:p>121619968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1.4758433529244E+018" calcext:value-type="float">
            <text:p>1.4758433529244E+018</text:p>
          </table:table-cell>
          <table:table-cell office:value-type="float" office:value="1.47584335304652E+018" calcext:value-type="float">
            <text:p>1.47584335304652E+018</text:p>
          </table:table-cell>
          <table:table-cell/>
          <table:table-cell table:formula="of:= [.C283] - [.B283]" office:value-type="float" office:value="122120192" calcext:value-type="float">
            <text:p>122120192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.47584335293439E+018" calcext:value-type="float">
            <text:p>1.47584335293439E+018</text:p>
          </table:table-cell>
          <table:table-cell office:value-type="float" office:value="1.47584335305698E+018" calcext:value-type="float">
            <text:p>1.47584335305698E+018</text:p>
          </table:table-cell>
          <table:table-cell/>
          <table:table-cell table:formula="of:= [.C284] - [.B284]" office:value-type="float" office:value="122589952" calcext:value-type="float">
            <text:p>122589952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.47584335294439E+018" calcext:value-type="float">
            <text:p>1.47584335294439E+018</text:p>
          </table:table-cell>
          <table:table-cell office:value-type="float" office:value="1.47584335306749E+018" calcext:value-type="float">
            <text:p>1.47584335306749E+018</text:p>
          </table:table-cell>
          <table:table-cell/>
          <table:table-cell table:formula="of:= [.C285] - [.B285]" office:value-type="float" office:value="123100160" calcext:value-type="float">
            <text:p>123100160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.4758433529544E+018" calcext:value-type="float">
            <text:p>1.4758433529544E+018</text:p>
          </table:table-cell>
          <table:table-cell office:value-type="float" office:value="1.47584335307796E+018" calcext:value-type="float">
            <text:p>1.47584335307796E+018</text:p>
          </table:table-cell>
          <table:table-cell/>
          <table:table-cell table:formula="of:= [.C286] - [.B286]" office:value-type="float" office:value="123559936" calcext:value-type="float">
            <text:p>123559936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.47584335296439E+018" calcext:value-type="float">
            <text:p>1.47584335296439E+018</text:p>
          </table:table-cell>
          <table:table-cell office:value-type="float" office:value="1.47584335308844E+018" calcext:value-type="float">
            <text:p>1.47584335308844E+018</text:p>
          </table:table-cell>
          <table:table-cell/>
          <table:table-cell table:formula="of:= [.C287] - [.B287]" office:value-type="float" office:value="124050176" calcext:value-type="float">
            <text:p>124050176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.47584335297439E+018" calcext:value-type="float">
            <text:p>1.47584335297439E+018</text:p>
          </table:table-cell>
          <table:table-cell office:value-type="float" office:value="1.47584335309896E+018" calcext:value-type="float">
            <text:p>1.47584335309896E+018</text:p>
          </table:table-cell>
          <table:table-cell/>
          <table:table-cell table:formula="of:= [.C288] - [.B288]" office:value-type="float" office:value="124570112" calcext:value-type="float">
            <text:p>124570112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.47584335298439E+018" calcext:value-type="float">
            <text:p>1.47584335298439E+018</text:p>
          </table:table-cell>
          <table:table-cell office:value-type="float" office:value="1.47584335310944E+018" calcext:value-type="float">
            <text:p>1.47584335310944E+018</text:p>
          </table:table-cell>
          <table:table-cell/>
          <table:table-cell table:formula="of:= [.C289] - [.B289]" office:value-type="float" office:value="125050112" calcext:value-type="float">
            <text:p>125050112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.47584335299439E+018" calcext:value-type="float">
            <text:p>1.47584335299439E+018</text:p>
          </table:table-cell>
          <table:table-cell office:value-type="float" office:value="1.47584335311991E+018" calcext:value-type="float">
            <text:p>1.47584335311991E+018</text:p>
          </table:table-cell>
          <table:table-cell/>
          <table:table-cell table:formula="of:= [.C290] - [.B290]" office:value-type="float" office:value="125519872" calcext:value-type="float">
            <text:p>125519872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.47584335300439E+018" calcext:value-type="float">
            <text:p>1.47584335300439E+018</text:p>
          </table:table-cell>
          <table:table-cell office:value-type="float" office:value="1.4758433531304E+018" calcext:value-type="float">
            <text:p>1.4758433531304E+018</text:p>
          </table:table-cell>
          <table:table-cell/>
          <table:table-cell table:formula="of:= [.C291] - [.B291]" office:value-type="float" office:value="126010112" calcext:value-type="float">
            <text:p>126010112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.47584335301438E+018" calcext:value-type="float">
            <text:p>1.47584335301438E+018</text:p>
          </table:table-cell>
          <table:table-cell office:value-type="float" office:value="1.47584335314187E+018" calcext:value-type="float">
            <text:p>1.47584335314187E+018</text:p>
          </table:table-cell>
          <table:table-cell/>
          <table:table-cell table:formula="of:= [.C292] - [.B292]" office:value-type="float" office:value="127490048" calcext:value-type="float">
            <text:p>127490048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.47584335302438E+018" calcext:value-type="float">
            <text:p>1.47584335302438E+018</text:p>
          </table:table-cell>
          <table:table-cell office:value-type="float" office:value="1.47584335315229E+018" calcext:value-type="float">
            <text:p>1.47584335315229E+018</text:p>
          </table:table-cell>
          <table:table-cell/>
          <table:table-cell table:formula="of:= [.C293] - [.B293]" office:value-type="float" office:value="127909888" calcext:value-type="float">
            <text:p>127909888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1.47584335303487E+018" calcext:value-type="float">
            <text:p>1.47584335303487E+018</text:p>
          </table:table-cell>
          <table:table-cell office:value-type="float" office:value="1.47584335316278E+018" calcext:value-type="float">
            <text:p>1.47584335316278E+018</text:p>
          </table:table-cell>
          <table:table-cell/>
          <table:table-cell table:formula="of:= [.C294] - [.B294]" office:value-type="float" office:value="127909888" calcext:value-type="float">
            <text:p>127909888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1.4758433530444E+018" calcext:value-type="float">
            <text:p>1.4758433530444E+018</text:p>
          </table:table-cell>
          <table:table-cell office:value-type="float" office:value="1.4758433531733E+018" calcext:value-type="float">
            <text:p>1.4758433531733E+018</text:p>
          </table:table-cell>
          <table:table-cell/>
          <table:table-cell table:formula="of:= [.C295] - [.B295]" office:value-type="float" office:value="128900096" calcext:value-type="float">
            <text:p>128900096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.47584335305439E+018" calcext:value-type="float">
            <text:p>1.47584335305439E+018</text:p>
          </table:table-cell>
          <table:table-cell office:value-type="float" office:value="1.47584335318378E+018" calcext:value-type="float">
            <text:p>1.47584335318378E+018</text:p>
          </table:table-cell>
          <table:table-cell/>
          <table:table-cell table:formula="of:= [.C296] - [.B296]" office:value-type="float" office:value="129390080" calcext:value-type="float">
            <text:p>129390080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1.4758433530644E+018" calcext:value-type="float">
            <text:p>1.4758433530644E+018</text:p>
          </table:table-cell>
          <table:table-cell office:value-type="float" office:value="1.4758433531943E+018" calcext:value-type="float">
            <text:p>1.4758433531943E+018</text:p>
          </table:table-cell>
          <table:table-cell/>
          <table:table-cell table:formula="of:= [.C297] - [.B297]" office:value-type="float" office:value="129900288" calcext:value-type="float">
            <text:p>129900288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1.4758433530744E+018" calcext:value-type="float">
            <text:p>1.4758433530744E+018</text:p>
          </table:table-cell>
          <table:table-cell office:value-type="float" office:value="1.47584335320484E+018" calcext:value-type="float">
            <text:p>1.47584335320484E+018</text:p>
          </table:table-cell>
          <table:table-cell/>
          <table:table-cell table:formula="of:= [.C298] - [.B298]" office:value-type="float" office:value="130439936" calcext:value-type="float">
            <text:p>130439936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1.4758433530844E+018" calcext:value-type="float">
            <text:p>1.4758433530844E+018</text:p>
          </table:table-cell>
          <table:table-cell office:value-type="float" office:value="1.47584335321532E+018" calcext:value-type="float">
            <text:p>1.47584335321532E+018</text:p>
          </table:table-cell>
          <table:table-cell/>
          <table:table-cell table:formula="of:= [.C299] - [.B299]" office:value-type="float" office:value="130919936" calcext:value-type="float">
            <text:p>130919936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1.47584335309439E+018" calcext:value-type="float">
            <text:p>1.47584335309439E+018</text:p>
          </table:table-cell>
          <table:table-cell office:value-type="float" office:value="1.4758433532258E+018" calcext:value-type="float">
            <text:p>1.4758433532258E+018</text:p>
          </table:table-cell>
          <table:table-cell/>
          <table:table-cell table:formula="of:= [.C300] - [.B300]" office:value-type="float" office:value="131409920" calcext:value-type="float">
            <text:p>13140992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.4758433531044E+018" calcext:value-type="float">
            <text:p>1.4758433531044E+018</text:p>
          </table:table-cell>
          <table:table-cell office:value-type="float" office:value="1.47584335323727E+018" calcext:value-type="float">
            <text:p>1.47584335323727E+018</text:p>
          </table:table-cell>
          <table:table-cell/>
          <table:table-cell table:formula="of:= [.C301] - [.B301]" office:value-type="float" office:value="132870144" calcext:value-type="float">
            <text:p>132870144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1.4758433531144E+018" calcext:value-type="float">
            <text:p>1.4758433531144E+018</text:p>
          </table:table-cell>
          <table:table-cell office:value-type="float" office:value="1.47584335324775E+018" calcext:value-type="float">
            <text:p>1.47584335324775E+018</text:p>
          </table:table-cell>
          <table:table-cell/>
          <table:table-cell table:formula="of:= [.C302] - [.B302]" office:value-type="float" office:value="133349888" calcext:value-type="float">
            <text:p>133349888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1.47584335312439E+018" calcext:value-type="float">
            <text:p>1.47584335312439E+018</text:p>
          </table:table-cell>
          <table:table-cell office:value-type="float" office:value="1.47584335325841E+018" calcext:value-type="float">
            <text:p>1.47584335325841E+018</text:p>
          </table:table-cell>
          <table:table-cell/>
          <table:table-cell table:formula="of:= [.C303] - [.B303]" office:value-type="float" office:value="134020096" calcext:value-type="float">
            <text:p>134020096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1.47584335313439E+018" calcext:value-type="float">
            <text:p>1.47584335313439E+018</text:p>
          </table:table-cell>
          <table:table-cell office:value-type="float" office:value="1.47584335326877E+018" calcext:value-type="float">
            <text:p>1.47584335326877E+018</text:p>
          </table:table-cell>
          <table:table-cell/>
          <table:table-cell table:formula="of:= [.C304] - [.B304]" office:value-type="float" office:value="134380032" calcext:value-type="float">
            <text:p>134380032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1.47584335314439E+018" calcext:value-type="float">
            <text:p>1.47584335314439E+018</text:p>
          </table:table-cell>
          <table:table-cell office:value-type="float" office:value="1.47584335327899E+018" calcext:value-type="float">
            <text:p>1.47584335327899E+018</text:p>
          </table:table-cell>
          <table:table-cell/>
          <table:table-cell table:formula="of:= [.C305] - [.B305]" office:value-type="float" office:value="134600192" calcext:value-type="float">
            <text:p>134600192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.47584335315439E+018" calcext:value-type="float">
            <text:p>1.47584335315439E+018</text:p>
          </table:table-cell>
          <table:table-cell office:value-type="float" office:value="1.47584335328975E+018" calcext:value-type="float">
            <text:p>1.47584335328975E+018</text:p>
          </table:table-cell>
          <table:table-cell/>
          <table:table-cell table:formula="of:= [.C306] - [.B306]" office:value-type="float" office:value="135360000" calcext:value-type="float">
            <text:p>135360000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1.47584335316439E+018" calcext:value-type="float">
            <text:p>1.47584335316439E+018</text:p>
          </table:table-cell>
          <table:table-cell office:value-type="float" office:value="1.47584335330022E+018" calcext:value-type="float">
            <text:p>1.47584335330022E+018</text:p>
          </table:table-cell>
          <table:table-cell/>
          <table:table-cell table:formula="of:= [.C307] - [.B307]" office:value-type="float" office:value="135830016" calcext:value-type="float">
            <text:p>135830016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1.47584335317439E+018" calcext:value-type="float">
            <text:p>1.47584335317439E+018</text:p>
          </table:table-cell>
          <table:table-cell office:value-type="float" office:value="1.47584335331074E+018" calcext:value-type="float">
            <text:p>1.47584335331074E+018</text:p>
          </table:table-cell>
          <table:table-cell/>
          <table:table-cell table:formula="of:= [.C308] - [.B308]" office:value-type="float" office:value="136349952" calcext:value-type="float">
            <text:p>136349952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1.47584335318438E+018" calcext:value-type="float">
            <text:p>1.47584335318438E+018</text:p>
          </table:table-cell>
          <table:table-cell office:value-type="float" office:value="1.47584335332122E+018" calcext:value-type="float">
            <text:p>1.47584335332122E+018</text:p>
          </table:table-cell>
          <table:table-cell/>
          <table:table-cell table:formula="of:= [.C309] - [.B309]" office:value-type="float" office:value="136840192" calcext:value-type="float">
            <text:p>136840192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1.47584335319468E+018" calcext:value-type="float">
            <text:p>1.47584335319468E+018</text:p>
          </table:table-cell>
          <table:table-cell office:value-type="float" office:value="1.47584335333174E+018" calcext:value-type="float">
            <text:p>1.47584335333174E+018</text:p>
          </table:table-cell>
          <table:table-cell/>
          <table:table-cell table:formula="of:= [.C310] - [.B310]" office:value-type="float" office:value="137060096" calcext:value-type="float">
            <text:p>137060096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1.47584335320439E+018" calcext:value-type="float">
            <text:p>1.47584335320439E+018</text:p>
          </table:table-cell>
          <table:table-cell office:value-type="float" office:value="1.47584335334219E+018" calcext:value-type="float">
            <text:p>1.47584335334219E+018</text:p>
          </table:table-cell>
          <table:table-cell/>
          <table:table-cell table:formula="of:= [.C311] - [.B311]" office:value-type="float" office:value="137800192" calcext:value-type="float">
            <text:p>137800192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1.47584335321438E+018" calcext:value-type="float">
            <text:p>1.47584335321438E+018</text:p>
          </table:table-cell>
          <table:table-cell office:value-type="float" office:value="1.47584335335398E+018" calcext:value-type="float">
            <text:p>1.47584335335398E+018</text:p>
          </table:table-cell>
          <table:table-cell/>
          <table:table-cell table:formula="of:= [.C312] - [.B312]" office:value-type="float" office:value="139600128" calcext:value-type="float">
            <text:p>139600128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.47584335322487E+018" calcext:value-type="float">
            <text:p>1.47584335322487E+018</text:p>
          </table:table-cell>
          <table:table-cell office:value-type="float" office:value="1.47584335336454E+018" calcext:value-type="float">
            <text:p>1.47584335336454E+018</text:p>
          </table:table-cell>
          <table:table-cell/>
          <table:table-cell table:formula="of:= [.C313] - [.B313]" office:value-type="float" office:value="139670016" calcext:value-type="float">
            <text:p>139670016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1.47584335323485E+018" calcext:value-type="float">
            <text:p>1.47584335323485E+018</text:p>
          </table:table-cell>
          <table:table-cell office:value-type="float" office:value="1.47584335337503E+018" calcext:value-type="float">
            <text:p>1.47584335337503E+018</text:p>
          </table:table-cell>
          <table:table-cell/>
          <table:table-cell table:formula="of:= [.C314] - [.B314]" office:value-type="float" office:value="140179968" calcext:value-type="float">
            <text:p>140179968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1.4758433532444E+018" calcext:value-type="float">
            <text:p>1.4758433532444E+018</text:p>
          </table:table-cell>
          <table:table-cell office:value-type="float" office:value="1.47584335338543E+018" calcext:value-type="float">
            <text:p>1.47584335338543E+018</text:p>
          </table:table-cell>
          <table:table-cell/>
          <table:table-cell table:formula="of:= [.C315] - [.B315]" office:value-type="float" office:value="141030144" calcext:value-type="float">
            <text:p>141030144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.47584335325439E+018" calcext:value-type="float">
            <text:p>1.47584335325439E+018</text:p>
          </table:table-cell>
          <table:table-cell office:value-type="float" office:value="1.47584335339592E+018" calcext:value-type="float">
            <text:p>1.47584335339592E+018</text:p>
          </table:table-cell>
          <table:table-cell/>
          <table:table-cell table:formula="of:= [.C316] - [.B316]" office:value-type="float" office:value="141529856" calcext:value-type="float">
            <text:p>141529856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.47584335326439E+018" calcext:value-type="float">
            <text:p>1.47584335326439E+018</text:p>
          </table:table-cell>
          <table:table-cell office:value-type="float" office:value="1.47584335340641E+018" calcext:value-type="float">
            <text:p>1.47584335340641E+018</text:p>
          </table:table-cell>
          <table:table-cell/>
          <table:table-cell table:formula="of:= [.C317] - [.B317]" office:value-type="float" office:value="142020096" calcext:value-type="float">
            <text:p>142020096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.47584335327439E+018" calcext:value-type="float">
            <text:p>1.47584335327439E+018</text:p>
          </table:table-cell>
          <table:table-cell office:value-type="float" office:value="1.47584335341692E+018" calcext:value-type="float">
            <text:p>1.47584335341692E+018</text:p>
          </table:table-cell>
          <table:table-cell/>
          <table:table-cell table:formula="of:= [.C318] - [.B318]" office:value-type="float" office:value="142530048" calcext:value-type="float">
            <text:p>142530048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.4758433532844E+018" calcext:value-type="float">
            <text:p>1.4758433532844E+018</text:p>
          </table:table-cell>
          <table:table-cell office:value-type="float" office:value="1.47584335342738E+018" calcext:value-type="float">
            <text:p>1.47584335342738E+018</text:p>
          </table:table-cell>
          <table:table-cell/>
          <table:table-cell table:formula="of:= [.C319] - [.B319]" office:value-type="float" office:value="142980096" calcext:value-type="float">
            <text:p>142980096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.47584335329439E+018" calcext:value-type="float">
            <text:p>1.47584335329439E+018</text:p>
          </table:table-cell>
          <table:table-cell office:value-type="float" office:value="1.47584335343788E+018" calcext:value-type="float">
            <text:p>1.47584335343788E+018</text:p>
          </table:table-cell>
          <table:table-cell/>
          <table:table-cell table:formula="of:= [.C320] - [.B320]" office:value-type="float" office:value="143490048" calcext:value-type="float">
            <text:p>143490048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.47584335330439E+018" calcext:value-type="float">
            <text:p>1.47584335330439E+018</text:p>
          </table:table-cell>
          <table:table-cell office:value-type="float" office:value="1.47584335344836E+018" calcext:value-type="float">
            <text:p>1.47584335344836E+018</text:p>
          </table:table-cell>
          <table:table-cell/>
          <table:table-cell table:formula="of:= [.C321] - [.B321]" office:value-type="float" office:value="143970048" calcext:value-type="float">
            <text:p>143970048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.47584335331439E+018" calcext:value-type="float">
            <text:p>1.47584335331439E+018</text:p>
          </table:table-cell>
          <table:table-cell office:value-type="float" office:value="1.47584335345891E+018" calcext:value-type="float">
            <text:p>1.47584335345891E+018</text:p>
          </table:table-cell>
          <table:table-cell/>
          <table:table-cell table:formula="of:= [.C322] - [.B322]" office:value-type="float" office:value="144519936" calcext:value-type="float">
            <text:p>144519936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.4758433533244E+018" calcext:value-type="float">
            <text:p>1.4758433533244E+018</text:p>
          </table:table-cell>
          <table:table-cell office:value-type="float" office:value="1.47584335346937E+018" calcext:value-type="float">
            <text:p>1.47584335346937E+018</text:p>
          </table:table-cell>
          <table:table-cell/>
          <table:table-cell table:formula="of:= [.C323] - [.B323]" office:value-type="float" office:value="144970240" calcext:value-type="float">
            <text:p>144970240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.47584335333438E+018" calcext:value-type="float">
            <text:p>1.47584335333438E+018</text:p>
          </table:table-cell>
          <table:table-cell office:value-type="float" office:value="1.47584335347986E+018" calcext:value-type="float">
            <text:p>1.47584335347986E+018</text:p>
          </table:table-cell>
          <table:table-cell/>
          <table:table-cell table:formula="of:= [.C324] - [.B324]" office:value-type="float" office:value="145479936" calcext:value-type="float">
            <text:p>145479936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1.47584335334439E+018" calcext:value-type="float">
            <text:p>1.47584335334439E+018</text:p>
          </table:table-cell>
          <table:table-cell office:value-type="float" office:value="1.47584335349033E+018" calcext:value-type="float">
            <text:p>1.47584335349033E+018</text:p>
          </table:table-cell>
          <table:table-cell/>
          <table:table-cell table:formula="of:= [.C325] - [.B325]" office:value-type="float" office:value="145940224" calcext:value-type="float">
            <text:p>145940224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1.47584335335438E+018" calcext:value-type="float">
            <text:p>1.47584335335438E+018</text:p>
          </table:table-cell>
          <table:table-cell office:value-type="float" office:value="1.4758433535022E+018" calcext:value-type="float">
            <text:p>1.4758433535022E+018</text:p>
          </table:table-cell>
          <table:table-cell/>
          <table:table-cell table:formula="of:= [.C326] - [.B326]" office:value-type="float" office:value="147820032" calcext:value-type="float">
            <text:p>147820032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1.47584335336485E+018" calcext:value-type="float">
            <text:p>1.47584335336485E+018</text:p>
          </table:table-cell>
          <table:table-cell office:value-type="float" office:value="1.47584335351259E+018" calcext:value-type="float">
            <text:p>1.47584335351259E+018</text:p>
          </table:table-cell>
          <table:table-cell/>
          <table:table-cell table:formula="of:= [.C327] - [.B327]" office:value-type="float" office:value="147739904" calcext:value-type="float">
            <text:p>147739904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1.47584335337438E+018" calcext:value-type="float">
            <text:p>1.47584335337438E+018</text:p>
          </table:table-cell>
          <table:table-cell office:value-type="float" office:value="1.47584335352311E+018" calcext:value-type="float">
            <text:p>1.47584335352311E+018</text:p>
          </table:table-cell>
          <table:table-cell/>
          <table:table-cell table:formula="of:= [.C328] - [.B328]" office:value-type="float" office:value="148730112" calcext:value-type="float">
            <text:p>148730112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1.47584335338439E+018" calcext:value-type="float">
            <text:p>1.47584335338439E+018</text:p>
          </table:table-cell>
          <table:table-cell office:value-type="float" office:value="1.47584335353355E+018" calcext:value-type="float">
            <text:p>1.47584335353355E+018</text:p>
          </table:table-cell>
          <table:table-cell/>
          <table:table-cell table:formula="of:= [.C329] - [.B329]" office:value-type="float" office:value="149160192" calcext:value-type="float">
            <text:p>149160192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1.47584335339439E+018" calcext:value-type="float">
            <text:p>1.47584335339439E+018</text:p>
          </table:table-cell>
          <table:table-cell office:value-type="float" office:value="1.47584335354405E+018" calcext:value-type="float">
            <text:p>1.47584335354405E+018</text:p>
          </table:table-cell>
          <table:table-cell/>
          <table:table-cell table:formula="of:= [.C330] - [.B330]" office:value-type="float" office:value="149660160" calcext:value-type="float">
            <text:p>149660160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.47584335340439E+018" calcext:value-type="float">
            <text:p>1.47584335340439E+018</text:p>
          </table:table-cell>
          <table:table-cell office:value-type="float" office:value="1.47584335355456E+018" calcext:value-type="float">
            <text:p>1.47584335355456E+018</text:p>
          </table:table-cell>
          <table:table-cell/>
          <table:table-cell table:formula="of:= [.C331] - [.B331]" office:value-type="float" office:value="150170112" calcext:value-type="float">
            <text:p>150170112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1.47584335341438E+018" calcext:value-type="float">
            <text:p>1.47584335341438E+018</text:p>
          </table:table-cell>
          <table:table-cell office:value-type="float" office:value="1.47584335356504E+018" calcext:value-type="float">
            <text:p>1.47584335356504E+018</text:p>
          </table:table-cell>
          <table:table-cell/>
          <table:table-cell table:formula="of:= [.C332] - [.B332]" office:value-type="float" office:value="150659840" calcext:value-type="float">
            <text:p>150659840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1.47584335342439E+018" calcext:value-type="float">
            <text:p>1.47584335342439E+018</text:p>
          </table:table-cell>
          <table:table-cell office:value-type="float" office:value="1.47584335357552E+018" calcext:value-type="float">
            <text:p>1.47584335357552E+018</text:p>
          </table:table-cell>
          <table:table-cell/>
          <table:table-cell table:formula="of:= [.C333] - [.B333]" office:value-type="float" office:value="151130112" calcext:value-type="float">
            <text:p>151130112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1.4758433534344E+018" calcext:value-type="float">
            <text:p>1.4758433534344E+018</text:p>
          </table:table-cell>
          <table:table-cell office:value-type="float" office:value="1.47584335358601E+018" calcext:value-type="float">
            <text:p>1.47584335358601E+018</text:p>
          </table:table-cell>
          <table:table-cell/>
          <table:table-cell table:formula="of:= [.C334] - [.B334]" office:value-type="float" office:value="151610112" calcext:value-type="float">
            <text:p>151610112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1.4758433534444E+018" calcext:value-type="float">
            <text:p>1.4758433534444E+018</text:p>
          </table:table-cell>
          <table:table-cell office:value-type="float" office:value="1.47584335359651E+018" calcext:value-type="float">
            <text:p>1.47584335359651E+018</text:p>
          </table:table-cell>
          <table:table-cell/>
          <table:table-cell table:formula="of:= [.C335] - [.B335]" office:value-type="float" office:value="152110336" calcext:value-type="float">
            <text:p>152110336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1.47584335345439E+018" calcext:value-type="float">
            <text:p>1.47584335345439E+018</text:p>
          </table:table-cell>
          <table:table-cell office:value-type="float" office:value="1.47584335360697E+018" calcext:value-type="float">
            <text:p>1.47584335360697E+018</text:p>
          </table:table-cell>
          <table:table-cell/>
          <table:table-cell table:formula="of:= [.C336] - [.B336]" office:value-type="float" office:value="152579840" calcext:value-type="float">
            <text:p>152579840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1.47584335346439E+018" calcext:value-type="float">
            <text:p>1.47584335346439E+018</text:p>
          </table:table-cell>
          <table:table-cell office:value-type="float" office:value="1.47584335361752E+018" calcext:value-type="float">
            <text:p>1.47584335361752E+018</text:p>
          </table:table-cell>
          <table:table-cell/>
          <table:table-cell table:formula="of:= [.C337] - [.B337]" office:value-type="float" office:value="153129984" calcext:value-type="float">
            <text:p>153129984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1.4758433534744E+018" calcext:value-type="float">
            <text:p>1.4758433534744E+018</text:p>
          </table:table-cell>
          <table:table-cell office:value-type="float" office:value="1.47584335362928E+018" calcext:value-type="float">
            <text:p>1.47584335362928E+018</text:p>
          </table:table-cell>
          <table:table-cell/>
          <table:table-cell table:formula="of:= [.C338] - [.B338]" office:value-type="float" office:value="154880000" calcext:value-type="float">
            <text:p>154880000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1.4758433534844E+018" calcext:value-type="float">
            <text:p>1.4758433534844E+018</text:p>
          </table:table-cell>
          <table:table-cell office:value-type="float" office:value="1.47584335363976E+018" calcext:value-type="float">
            <text:p>1.47584335363976E+018</text:p>
          </table:table-cell>
          <table:table-cell/>
          <table:table-cell table:formula="of:= [.C339] - [.B339]" office:value-type="float" office:value="155360000" calcext:value-type="float">
            <text:p>155360000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1.47584335349438E+018" calcext:value-type="float">
            <text:p>1.47584335349438E+018</text:p>
          </table:table-cell>
          <table:table-cell office:value-type="float" office:value="1.47584335365023E+018" calcext:value-type="float">
            <text:p>1.47584335365023E+018</text:p>
          </table:table-cell>
          <table:table-cell/>
          <table:table-cell table:formula="of:= [.C340] - [.B340]" office:value-type="float" office:value="155849984" calcext:value-type="float">
            <text:p>155849984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1.4758433535044E+018" calcext:value-type="float">
            <text:p>1.4758433535044E+018</text:p>
          </table:table-cell>
          <table:table-cell office:value-type="float" office:value="1.47584335366073E+018" calcext:value-type="float">
            <text:p>1.47584335366073E+018</text:p>
          </table:table-cell>
          <table:table-cell/>
          <table:table-cell table:formula="of:= [.C341] - [.B341]" office:value-type="float" office:value="156330240" calcext:value-type="float">
            <text:p>156330240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1.4758433535144E+018" calcext:value-type="float">
            <text:p>1.4758433535144E+018</text:p>
          </table:table-cell>
          <table:table-cell office:value-type="float" office:value="1.47584335367123E+018" calcext:value-type="float">
            <text:p>1.47584335367123E+018</text:p>
          </table:table-cell>
          <table:table-cell/>
          <table:table-cell table:formula="of:= [.C342] - [.B342]" office:value-type="float" office:value="156829952" calcext:value-type="float">
            <text:p>156829952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1.47584335352438E+018" calcext:value-type="float">
            <text:p>1.47584335352438E+018</text:p>
          </table:table-cell>
          <table:table-cell office:value-type="float" office:value="1.47584335368179E+018" calcext:value-type="float">
            <text:p>1.47584335368179E+018</text:p>
          </table:table-cell>
          <table:table-cell/>
          <table:table-cell table:formula="of:= [.C343] - [.B343]" office:value-type="float" office:value="157410048" calcext:value-type="float">
            <text:p>157410048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1.47584335353439E+018" calcext:value-type="float">
            <text:p>1.47584335353439E+018</text:p>
          </table:table-cell>
          <table:table-cell office:value-type="float" office:value="1.47584335369221E+018" calcext:value-type="float">
            <text:p>1.47584335369221E+018</text:p>
          </table:table-cell>
          <table:table-cell/>
          <table:table-cell table:formula="of:= [.C344] - [.B344]" office:value-type="float" office:value="157819904" calcext:value-type="float">
            <text:p>157819904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1.47584335354445E+018" calcext:value-type="float">
            <text:p>1.47584335354445E+018</text:p>
          </table:table-cell>
          <table:table-cell office:value-type="float" office:value="1.4758433537027E+018" calcext:value-type="float">
            <text:p>1.4758433537027E+018</text:p>
          </table:table-cell>
          <table:table-cell/>
          <table:table-cell table:formula="of:= [.C345] - [.B345]" office:value-type="float" office:value="158249984" calcext:value-type="float">
            <text:p>158249984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.47584335355486E+018" calcext:value-type="float">
            <text:p>1.47584335355486E+018</text:p>
          </table:table-cell>
          <table:table-cell office:value-type="float" office:value="1.47584335371322E+018" calcext:value-type="float">
            <text:p>1.47584335371322E+018</text:p>
          </table:table-cell>
          <table:table-cell/>
          <table:table-cell table:formula="of:= [.C346] - [.B346]" office:value-type="float" office:value="158360064" calcext:value-type="float">
            <text:p>158360064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.47584335356439E+018" calcext:value-type="float">
            <text:p>1.47584335356439E+018</text:p>
          </table:table-cell>
          <table:table-cell office:value-type="float" office:value="1.4758433537237E+018" calcext:value-type="float">
            <text:p>1.4758433537237E+018</text:p>
          </table:table-cell>
          <table:table-cell/>
          <table:table-cell table:formula="of:= [.C347] - [.B347]" office:value-type="float" office:value="159310080" calcext:value-type="float">
            <text:p>159310080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1.47584335357438E+018" calcext:value-type="float">
            <text:p>1.47584335357438E+018</text:p>
          </table:table-cell>
          <table:table-cell office:value-type="float" office:value="1.47584335373419E+018" calcext:value-type="float">
            <text:p>1.47584335373419E+018</text:p>
          </table:table-cell>
          <table:table-cell/>
          <table:table-cell table:formula="of:= [.C348] - [.B348]" office:value-type="float" office:value="159810048" calcext:value-type="float">
            <text:p>159810048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.47584335358439E+018" calcext:value-type="float">
            <text:p>1.47584335358439E+018</text:p>
          </table:table-cell>
          <table:table-cell office:value-type="float" office:value="1.47584335374475E+018" calcext:value-type="float">
            <text:p>1.47584335374475E+018</text:p>
          </table:table-cell>
          <table:table-cell/>
          <table:table-cell table:formula="of:= [.C349] - [.B349]" office:value-type="float" office:value="160360192" calcext:value-type="float">
            <text:p>160360192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1.47584335359439E+018" calcext:value-type="float">
            <text:p>1.47584335359439E+018</text:p>
          </table:table-cell>
          <table:table-cell office:value-type="float" office:value="1.47584335375534E+018" calcext:value-type="float">
            <text:p>1.47584335375534E+018</text:p>
          </table:table-cell>
          <table:table-cell/>
          <table:table-cell table:formula="of:= [.C350] - [.B350]" office:value-type="float" office:value="160950016" calcext:value-type="float">
            <text:p>160950016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.47584335360439E+018" calcext:value-type="float">
            <text:p>1.47584335360439E+018</text:p>
          </table:table-cell>
          <table:table-cell office:value-type="float" office:value="1.47584335376576E+018" calcext:value-type="float">
            <text:p>1.47584335376576E+018</text:p>
          </table:table-cell>
          <table:table-cell/>
          <table:table-cell table:formula="of:= [.C351] - [.B351]" office:value-type="float" office:value="161370112" calcext:value-type="float">
            <text:p>161370112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1.47584335361439E+018" calcext:value-type="float">
            <text:p>1.47584335361439E+018</text:p>
          </table:table-cell>
          <table:table-cell office:value-type="float" office:value="1.47584335377734E+018" calcext:value-type="float">
            <text:p>1.47584335377734E+018</text:p>
          </table:table-cell>
          <table:table-cell/>
          <table:table-cell table:formula="of:= [.C352] - [.B352]" office:value-type="float" office:value="162950144" calcext:value-type="float">
            <text:p>162950144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.4758433536244E+018" calcext:value-type="float">
            <text:p>1.4758433536244E+018</text:p>
          </table:table-cell>
          <table:table-cell office:value-type="float" office:value="1.47584335378785E+018" calcext:value-type="float">
            <text:p>1.47584335378785E+018</text:p>
          </table:table-cell>
          <table:table-cell/>
          <table:table-cell table:formula="of:= [.C353] - [.B353]" office:value-type="float" office:value="163449856" calcext:value-type="float">
            <text:p>163449856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1.4758433536344E+018" calcext:value-type="float">
            <text:p>1.4758433536344E+018</text:p>
          </table:table-cell>
          <table:table-cell office:value-type="float" office:value="1.47584335379832E+018" calcext:value-type="float">
            <text:p>1.47584335379832E+018</text:p>
          </table:table-cell>
          <table:table-cell/>
          <table:table-cell table:formula="of:= [.C354] - [.B354]" office:value-type="float" office:value="163919872" calcext:value-type="float">
            <text:p>163919872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1.4758433536444E+018" calcext:value-type="float">
            <text:p>1.4758433536444E+018</text:p>
          </table:table-cell>
          <table:table-cell office:value-type="float" office:value="1.4758433538088E+018" calcext:value-type="float">
            <text:p>1.4758433538088E+018</text:p>
          </table:table-cell>
          <table:table-cell/>
          <table:table-cell table:formula="of:= [.C355] - [.B355]" office:value-type="float" office:value="164399872" calcext:value-type="float">
            <text:p>164399872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1.47584335365438E+018" calcext:value-type="float">
            <text:p>1.47584335365438E+018</text:p>
          </table:table-cell>
          <table:table-cell office:value-type="float" office:value="1.47584335381932E+018" calcext:value-type="float">
            <text:p>1.47584335381932E+018</text:p>
          </table:table-cell>
          <table:table-cell/>
          <table:table-cell table:formula="of:= [.C356] - [.B356]" office:value-type="float" office:value="164940032" calcext:value-type="float">
            <text:p>164940032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1.47584335366439E+018" calcext:value-type="float">
            <text:p>1.47584335366439E+018</text:p>
          </table:table-cell>
          <table:table-cell office:value-type="float" office:value="1.4758433538298E+018" calcext:value-type="float">
            <text:p>1.4758433538298E+018</text:p>
          </table:table-cell>
          <table:table-cell/>
          <table:table-cell table:formula="of:= [.C357] - [.B357]" office:value-type="float" office:value="165410048" calcext:value-type="float">
            <text:p>165410048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1.47584335367439E+018" calcext:value-type="float">
            <text:p>1.47584335367439E+018</text:p>
          </table:table-cell>
          <table:table-cell office:value-type="float" office:value="1.47584335384029E+018" calcext:value-type="float">
            <text:p>1.47584335384029E+018</text:p>
          </table:table-cell>
          <table:table-cell/>
          <table:table-cell table:formula="of:= [.C358] - [.B358]" office:value-type="float" office:value="165900032" calcext:value-type="float">
            <text:p>165900032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1.4758433536844E+018" calcext:value-type="float">
            <text:p>1.4758433536844E+018</text:p>
          </table:table-cell>
          <table:table-cell office:value-type="float" office:value="1.47584335385076E+018" calcext:value-type="float">
            <text:p>1.47584335385076E+018</text:p>
          </table:table-cell>
          <table:table-cell/>
          <table:table-cell table:formula="of:= [.C359] - [.B359]" office:value-type="float" office:value="166359808" calcext:value-type="float">
            <text:p>166359808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1.47584335369439E+018" calcext:value-type="float">
            <text:p>1.47584335369439E+018</text:p>
          </table:table-cell>
          <table:table-cell office:value-type="float" office:value="1.47584335386134E+018" calcext:value-type="float">
            <text:p>1.47584335386134E+018</text:p>
          </table:table-cell>
          <table:table-cell/>
          <table:table-cell table:formula="of:= [.C360] - [.B360]" office:value-type="float" office:value="166949888" calcext:value-type="float">
            <text:p>166949888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.47584335370439E+018" calcext:value-type="float">
            <text:p>1.47584335370439E+018</text:p>
          </table:table-cell>
          <table:table-cell office:value-type="float" office:value="1.4758433538718E+018" calcext:value-type="float">
            <text:p>1.4758433538718E+018</text:p>
          </table:table-cell>
          <table:table-cell/>
          <table:table-cell table:formula="of:= [.C361] - [.B361]" office:value-type="float" office:value="167410176" calcext:value-type="float">
            <text:p>167410176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1.47584335371438E+018" calcext:value-type="float">
            <text:p>1.47584335371438E+018</text:p>
          </table:table-cell>
          <table:table-cell office:value-type="float" office:value="1.47584335388223E+018" calcext:value-type="float">
            <text:p>1.47584335388223E+018</text:p>
          </table:table-cell>
          <table:table-cell/>
          <table:table-cell table:formula="of:= [.C362] - [.B362]" office:value-type="float" office:value="167849984" calcext:value-type="float">
            <text:p>167849984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1.47584335372439E+018" calcext:value-type="float">
            <text:p>1.47584335372439E+018</text:p>
          </table:table-cell>
          <table:table-cell office:value-type="float" office:value="1.47584335389272E+018" calcext:value-type="float">
            <text:p>1.47584335389272E+018</text:p>
          </table:table-cell>
          <table:table-cell/>
          <table:table-cell table:formula="of:= [.C363] - [.B363]" office:value-type="float" office:value="168329984" calcext:value-type="float">
            <text:p>168329984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1.47584335373458E+018" calcext:value-type="float">
            <text:p>1.47584335373458E+018</text:p>
          </table:table-cell>
          <table:table-cell office:value-type="float" office:value="1.47584335390325E+018" calcext:value-type="float">
            <text:p>1.47584335390325E+018</text:p>
          </table:table-cell>
          <table:table-cell/>
          <table:table-cell table:formula="of:= [.C364] - [.B364]" office:value-type="float" office:value="168670208" calcext:value-type="float">
            <text:p>168670208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1.47584335374439E+018" calcext:value-type="float">
            <text:p>1.47584335374439E+018</text:p>
          </table:table-cell>
          <table:table-cell office:value-type="float" office:value="1.47584335391519E+018" calcext:value-type="float">
            <text:p>1.47584335391519E+018</text:p>
          </table:table-cell>
          <table:table-cell/>
          <table:table-cell table:formula="of:= [.C365] - [.B365]" office:value-type="float" office:value="170799872" calcext:value-type="float">
            <text:p>170799872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1.47584335375438E+018" calcext:value-type="float">
            <text:p>1.47584335375438E+018</text:p>
          </table:table-cell>
          <table:table-cell office:value-type="float" office:value="1.47584335392561E+018" calcext:value-type="float">
            <text:p>1.47584335392561E+018</text:p>
          </table:table-cell>
          <table:table-cell/>
          <table:table-cell table:formula="of:= [.C366] - [.B366]" office:value-type="float" office:value="171229952" calcext:value-type="float">
            <text:p>171229952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1.47584335376491E+018" calcext:value-type="float">
            <text:p>1.47584335376491E+018</text:p>
          </table:table-cell>
          <table:table-cell office:value-type="float" office:value="1.47584335393607E+018" calcext:value-type="float">
            <text:p>1.47584335393607E+018</text:p>
          </table:table-cell>
          <table:table-cell/>
          <table:table-cell table:formula="of:= [.C367] - [.B367]" office:value-type="float" office:value="171160064" calcext:value-type="float">
            <text:p>171160064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1.47584335377486E+018" calcext:value-type="float">
            <text:p>1.47584335377486E+018</text:p>
          </table:table-cell>
          <table:table-cell office:value-type="float" office:value="1.47584335394658E+018" calcext:value-type="float">
            <text:p>1.47584335394658E+018</text:p>
          </table:table-cell>
          <table:table-cell/>
          <table:table-cell table:formula="of:= [.C368] - [.B368]" office:value-type="float" office:value="171720192" calcext:value-type="float">
            <text:p>171720192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1.47584335378439E+018" calcext:value-type="float">
            <text:p>1.47584335378439E+018</text:p>
          </table:table-cell>
          <table:table-cell office:value-type="float" office:value="1.47584335395706E+018" calcext:value-type="float">
            <text:p>1.47584335395706E+018</text:p>
          </table:table-cell>
          <table:table-cell/>
          <table:table-cell table:formula="of:= [.C369] - [.B369]" office:value-type="float" office:value="172669696" calcext:value-type="float">
            <text:p>172669696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1.47584335379439E+018" calcext:value-type="float">
            <text:p>1.47584335379439E+018</text:p>
          </table:table-cell>
          <table:table-cell office:value-type="float" office:value="1.47584335396753E+018" calcext:value-type="float">
            <text:p>1.47584335396753E+018</text:p>
          </table:table-cell>
          <table:table-cell/>
          <table:table-cell table:formula="of:= [.C370] - [.B370]" office:value-type="float" office:value="173139968" calcext:value-type="float">
            <text:p>173139968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1.47584335380439E+018" calcext:value-type="float">
            <text:p>1.47584335380439E+018</text:p>
          </table:table-cell>
          <table:table-cell office:value-type="float" office:value="1.47584335397801E+018" calcext:value-type="float">
            <text:p>1.47584335397801E+018</text:p>
          </table:table-cell>
          <table:table-cell/>
          <table:table-cell table:formula="of:= [.C371] - [.B371]" office:value-type="float" office:value="173619968" calcext:value-type="float">
            <text:p>173619968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1.47584335381439E+018" calcext:value-type="float">
            <text:p>1.47584335381439E+018</text:p>
          </table:table-cell>
          <table:table-cell office:value-type="float" office:value="1.47584335398849E+018" calcext:value-type="float">
            <text:p>1.47584335398849E+018</text:p>
          </table:table-cell>
          <table:table-cell/>
          <table:table-cell table:formula="of:= [.C372] - [.B372]" office:value-type="float" office:value="174099968" calcext:value-type="float">
            <text:p>174099968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1.4758433538244E+018" calcext:value-type="float">
            <text:p>1.4758433538244E+018</text:p>
          </table:table-cell>
          <table:table-cell office:value-type="float" office:value="1.47584335399902E+018" calcext:value-type="float">
            <text:p>1.47584335399902E+018</text:p>
          </table:table-cell>
          <table:table-cell/>
          <table:table-cell table:formula="of:= [.C373] - [.B373]" office:value-type="float" office:value="174619904" calcext:value-type="float">
            <text:p>174619904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1.4758433538344E+018" calcext:value-type="float">
            <text:p>1.4758433538344E+018</text:p>
          </table:table-cell>
          <table:table-cell office:value-type="float" office:value="1.4758433540096E+018" calcext:value-type="float">
            <text:p>1.4758433540096E+018</text:p>
          </table:table-cell>
          <table:table-cell/>
          <table:table-cell table:formula="of:= [.C374] - [.B374]" office:value-type="float" office:value="175200000" calcext:value-type="float">
            <text:p>175200000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1.47584335384439E+018" calcext:value-type="float">
            <text:p>1.47584335384439E+018</text:p>
          </table:table-cell>
          <table:table-cell office:value-type="float" office:value="1.47584335402E+018" calcext:value-type="float">
            <text:p>1.47584335402E+018</text:p>
          </table:table-cell>
          <table:table-cell/>
          <table:table-cell table:formula="of:= [.C375] - [.B375]" office:value-type="float" office:value="175609856" calcext:value-type="float">
            <text:p>175609856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1.47584335385439E+018" calcext:value-type="float">
            <text:p>1.47584335385439E+018</text:p>
          </table:table-cell>
          <table:table-cell office:value-type="float" office:value="1.47584335403052E+018" calcext:value-type="float">
            <text:p>1.47584335403052E+018</text:p>
          </table:table-cell>
          <table:table-cell/>
          <table:table-cell table:formula="of:= [.C376] - [.B376]" office:value-type="float" office:value="176130048" calcext:value-type="float">
            <text:p>176130048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1.4758433538644E+018" calcext:value-type="float">
            <text:p>1.4758433538644E+018</text:p>
          </table:table-cell>
          <table:table-cell office:value-type="float" office:value="1.47584335404099E+018" calcext:value-type="float">
            <text:p>1.47584335404099E+018</text:p>
          </table:table-cell>
          <table:table-cell/>
          <table:table-cell table:formula="of:= [.C377] - [.B377]" office:value-type="float" office:value="176590080" calcext:value-type="float">
            <text:p>176590080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1.4758433538744E+018" calcext:value-type="float">
            <text:p>1.4758433538744E+018</text:p>
          </table:table-cell>
          <table:table-cell office:value-type="float" office:value="1.47584335405159E+018" calcext:value-type="float">
            <text:p>1.47584335405159E+018</text:p>
          </table:table-cell>
          <table:table-cell/>
          <table:table-cell table:formula="of:= [.C378] - [.B378]" office:value-type="float" office:value="177190144" calcext:value-type="float">
            <text:p>177190144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1.47584335388439E+018" calcext:value-type="float">
            <text:p>1.47584335388439E+018</text:p>
          </table:table-cell>
          <table:table-cell office:value-type="float" office:value="1.47584335406213E+018" calcext:value-type="float">
            <text:p>1.47584335406213E+018</text:p>
          </table:table-cell>
          <table:table-cell/>
          <table:table-cell table:formula="of:= [.C379] - [.B379]" office:value-type="float" office:value="177740032" calcext:value-type="float">
            <text:p>177740032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1.47584335389439E+018" calcext:value-type="float">
            <text:p>1.47584335389439E+018</text:p>
          </table:table-cell>
          <table:table-cell office:value-type="float" office:value="1.47584335407427E+018" calcext:value-type="float">
            <text:p>1.47584335407427E+018</text:p>
          </table:table-cell>
          <table:table-cell/>
          <table:table-cell table:formula="of:= [.C380] - [.B380]" office:value-type="float" office:value="179879936" calcext:value-type="float">
            <text:p>179879936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1.47584335390439E+018" calcext:value-type="float">
            <text:p>1.47584335390439E+018</text:p>
          </table:table-cell>
          <table:table-cell office:value-type="float" office:value="1.47584335408475E+018" calcext:value-type="float">
            <text:p>1.47584335408475E+018</text:p>
          </table:table-cell>
          <table:table-cell/>
          <table:table-cell table:formula="of:= [.C381] - [.B381]" office:value-type="float" office:value="180359936" calcext:value-type="float">
            <text:p>180359936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1.47584335391438E+018" calcext:value-type="float">
            <text:p>1.47584335391438E+018</text:p>
          </table:table-cell>
          <table:table-cell office:value-type="float" office:value="1.4758433540953E+018" calcext:value-type="float">
            <text:p>1.4758433540953E+018</text:p>
          </table:table-cell>
          <table:table-cell/>
          <table:table-cell table:formula="of:= [.C382] - [.B382]" office:value-type="float" office:value="180920064" calcext:value-type="float">
            <text:p>180920064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1.47584335392478E+018" calcext:value-type="float">
            <text:p>1.47584335392478E+018</text:p>
          </table:table-cell>
          <table:table-cell office:value-type="float" office:value="1.47584335410582E+018" calcext:value-type="float">
            <text:p>1.47584335410582E+018</text:p>
          </table:table-cell>
          <table:table-cell/>
          <table:table-cell table:formula="of:= [.C383] - [.B383]" office:value-type="float" office:value="181039872" calcext:value-type="float">
            <text:p>181039872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1.47584335393485E+018" calcext:value-type="float">
            <text:p>1.47584335393485E+018</text:p>
          </table:table-cell>
          <table:table-cell office:value-type="float" office:value="1.47584335411621E+018" calcext:value-type="float">
            <text:p>1.47584335411621E+018</text:p>
          </table:table-cell>
          <table:table-cell/>
          <table:table-cell table:formula="of:= [.C384] - [.B384]" office:value-type="float" office:value="181359872" calcext:value-type="float">
            <text:p>181359872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1.47584335394439E+018" calcext:value-type="float">
            <text:p>1.47584335394439E+018</text:p>
          </table:table-cell>
          <table:table-cell office:value-type="float" office:value="1.47584335412667E+018" calcext:value-type="float">
            <text:p>1.47584335412667E+018</text:p>
          </table:table-cell>
          <table:table-cell/>
          <table:table-cell table:formula="of:= [.C385] - [.B385]" office:value-type="float" office:value="182279936" calcext:value-type="float">
            <text:p>182279936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1.4758433539544E+018" calcext:value-type="float">
            <text:p>1.4758433539544E+018</text:p>
          </table:table-cell>
          <table:table-cell office:value-type="float" office:value="1.47584335413715E+018" calcext:value-type="float">
            <text:p>1.47584335413715E+018</text:p>
          </table:table-cell>
          <table:table-cell/>
          <table:table-cell table:formula="of:= [.C386] - [.B386]" office:value-type="float" office:value="182749952" calcext:value-type="float">
            <text:p>182749952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1.4758433539644E+018" calcext:value-type="float">
            <text:p>1.4758433539644E+018</text:p>
          </table:table-cell>
          <table:table-cell office:value-type="float" office:value="1.47584335414766E+018" calcext:value-type="float">
            <text:p>1.47584335414766E+018</text:p>
          </table:table-cell>
          <table:table-cell/>
          <table:table-cell table:formula="of:= [.C387] - [.B387]" office:value-type="float" office:value="183259648" calcext:value-type="float">
            <text:p>183259648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1.47584335397439E+018" calcext:value-type="float">
            <text:p>1.47584335397439E+018</text:p>
          </table:table-cell>
          <table:table-cell office:value-type="float" office:value="1.47584335415822E+018" calcext:value-type="float">
            <text:p>1.47584335415822E+018</text:p>
          </table:table-cell>
          <table:table-cell/>
          <table:table-cell table:formula="of:= [.C388] - [.B388]" office:value-type="float" office:value="183829760" calcext:value-type="float">
            <text:p>183829760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1.47584335398439E+018" calcext:value-type="float">
            <text:p>1.47584335398439E+018</text:p>
          </table:table-cell>
          <table:table-cell office:value-type="float" office:value="1.47584335416864E+018" calcext:value-type="float">
            <text:p>1.47584335416864E+018</text:p>
          </table:table-cell>
          <table:table-cell/>
          <table:table-cell table:formula="of:= [.C389] - [.B389]" office:value-type="float" office:value="184249856" calcext:value-type="float">
            <text:p>184249856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1.4758433539944E+018" calcext:value-type="float">
            <text:p>1.4758433539944E+018</text:p>
          </table:table-cell>
          <table:table-cell office:value-type="float" office:value="1.47584335417913E+018" calcext:value-type="float">
            <text:p>1.47584335417913E+018</text:p>
          </table:table-cell>
          <table:table-cell/>
          <table:table-cell table:formula="of:= [.C390] - [.B390]" office:value-type="float" office:value="184730112" calcext:value-type="float">
            <text:p>184730112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1.47584335400441E+018" calcext:value-type="float">
            <text:p>1.47584335400441E+018</text:p>
          </table:table-cell>
          <table:table-cell office:value-type="float" office:value="1.47584335418961E+018" calcext:value-type="float">
            <text:p>1.47584335418961E+018</text:p>
          </table:table-cell>
          <table:table-cell/>
          <table:table-cell table:formula="of:= [.C391] - [.B391]" office:value-type="float" office:value="185199872" calcext:value-type="float">
            <text:p>185199872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1.47584335401439E+018" calcext:value-type="float">
            <text:p>1.47584335401439E+018</text:p>
          </table:table-cell>
          <table:table-cell office:value-type="float" office:value="1.47584335420011E+018" calcext:value-type="float">
            <text:p>1.47584335420011E+018</text:p>
          </table:table-cell>
          <table:table-cell/>
          <table:table-cell table:formula="of:= [.C392] - [.B392]" office:value-type="float" office:value="185719808" calcext:value-type="float">
            <text:p>185719808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1.4758433540244E+018" calcext:value-type="float">
            <text:p>1.4758433540244E+018</text:p>
          </table:table-cell>
          <table:table-cell office:value-type="float" office:value="1.47584335421059E+018" calcext:value-type="float">
            <text:p>1.47584335421059E+018</text:p>
          </table:table-cell>
          <table:table-cell/>
          <table:table-cell table:formula="of:= [.C393] - [.B393]" office:value-type="float" office:value="186189824" calcext:value-type="float">
            <text:p>186189824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1.4758433540344E+018" calcext:value-type="float">
            <text:p>1.4758433540344E+018</text:p>
          </table:table-cell>
          <table:table-cell office:value-type="float" office:value="1.47584335422109E+018" calcext:value-type="float">
            <text:p>1.47584335422109E+018</text:p>
          </table:table-cell>
          <table:table-cell/>
          <table:table-cell table:formula="of:= [.C394] - [.B394]" office:value-type="float" office:value="186690048" calcext:value-type="float">
            <text:p>186690048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1.4758433540444E+018" calcext:value-type="float">
            <text:p>1.4758433540444E+018</text:p>
          </table:table-cell>
          <table:table-cell office:value-type="float" office:value="1.47584335423161E+018" calcext:value-type="float">
            <text:p>1.47584335423161E+018</text:p>
          </table:table-cell>
          <table:table-cell/>
          <table:table-cell table:formula="of:= [.C395] - [.B395]" office:value-type="float" office:value="187209984" calcext:value-type="float">
            <text:p>187209984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1.47584335405439E+018" calcext:value-type="float">
            <text:p>1.47584335405439E+018</text:p>
          </table:table-cell>
          <table:table-cell office:value-type="float" office:value="1.47584335424211E+018" calcext:value-type="float">
            <text:p>1.47584335424211E+018</text:p>
          </table:table-cell>
          <table:table-cell/>
          <table:table-cell table:formula="of:= [.C396] - [.B396]" office:value-type="float" office:value="187720192" calcext:value-type="float">
            <text:p>187720192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1.47584335406439E+018" calcext:value-type="float">
            <text:p>1.47584335406439E+018</text:p>
          </table:table-cell>
          <table:table-cell office:value-type="float" office:value="1.47584335425262E+018" calcext:value-type="float">
            <text:p>1.47584335425262E+018</text:p>
          </table:table-cell>
          <table:table-cell/>
          <table:table-cell table:formula="of:= [.C397] - [.B397]" office:value-type="float" office:value="188229888" calcext:value-type="float">
            <text:p>188229888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1.47584335407466E+018" calcext:value-type="float">
            <text:p>1.47584335407466E+018</text:p>
          </table:table-cell>
          <table:table-cell office:value-type="float" office:value="1.47584335426462E+018" calcext:value-type="float">
            <text:p>1.47584335426462E+018</text:p>
          </table:table-cell>
          <table:table-cell/>
          <table:table-cell table:formula="of:= [.C398] - [.B398]" office:value-type="float" office:value="189959936" calcext:value-type="float">
            <text:p>189959936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1.47584335408439E+018" calcext:value-type="float">
            <text:p>1.47584335408439E+018</text:p>
          </table:table-cell>
          <table:table-cell office:value-type="float" office:value="1.47584335427505E+018" calcext:value-type="float">
            <text:p>1.47584335427505E+018</text:p>
          </table:table-cell>
          <table:table-cell/>
          <table:table-cell table:formula="of:= [.C399] - [.B399]" office:value-type="float" office:value="190659840" calcext:value-type="float">
            <text:p>190659840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1.47584335409438E+018" calcext:value-type="float">
            <text:p>1.47584335409438E+018</text:p>
          </table:table-cell>
          <table:table-cell office:value-type="float" office:value="1.47584335428554E+018" calcext:value-type="float">
            <text:p>1.47584335428554E+018</text:p>
          </table:table-cell>
          <table:table-cell/>
          <table:table-cell table:formula="of:= [.C400] - [.B400]" office:value-type="float" office:value="191160064" calcext:value-type="float">
            <text:p>191160064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.47584335410486E+018" calcext:value-type="float">
            <text:p>1.47584335410486E+018</text:p>
          </table:table-cell>
          <table:table-cell office:value-type="float" office:value="1.47584335429602E+018" calcext:value-type="float">
            <text:p>1.47584335429602E+018</text:p>
          </table:table-cell>
          <table:table-cell/>
          <table:table-cell table:formula="of:= [.C401] - [.B401]" office:value-type="float" office:value="191160064" calcext:value-type="float">
            <text:p>191160064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1.47584335411491E+018" calcext:value-type="float">
            <text:p>1.47584335411491E+018</text:p>
          </table:table-cell>
          <table:table-cell office:value-type="float" office:value="1.47584335430654E+018" calcext:value-type="float">
            <text:p>1.47584335430654E+018</text:p>
          </table:table-cell>
          <table:table-cell/>
          <table:table-cell table:formula="of:= [.C402] - [.B402]" office:value-type="float" office:value="191629824" calcext:value-type="float">
            <text:p>191629824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1.4758433541244E+018" calcext:value-type="float">
            <text:p>1.4758433541244E+018</text:p>
          </table:table-cell>
          <table:table-cell office:value-type="float" office:value="1.475843354317E+018" calcext:value-type="float">
            <text:p>1.475843354317E+018</text:p>
          </table:table-cell>
          <table:table-cell/>
          <table:table-cell table:formula="of:= [.C403] - [.B403]" office:value-type="float" office:value="192599808" calcext:value-type="float">
            <text:p>192599808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1.47584335413439E+018" calcext:value-type="float">
            <text:p>1.47584335413439E+018</text:p>
          </table:table-cell>
          <table:table-cell office:value-type="float" office:value="1.47584335432748E+018" calcext:value-type="float">
            <text:p>1.47584335432748E+018</text:p>
          </table:table-cell>
          <table:table-cell/>
          <table:table-cell table:formula="of:= [.C404] - [.B404]" office:value-type="float" office:value="193090048" calcext:value-type="float">
            <text:p>193090048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1.4758433541444E+018" calcext:value-type="float">
            <text:p>1.4758433541444E+018</text:p>
          </table:table-cell>
          <table:table-cell office:value-type="float" office:value="1.47584335433798E+018" calcext:value-type="float">
            <text:p>1.47584335433798E+018</text:p>
          </table:table-cell>
          <table:table-cell/>
          <table:table-cell table:formula="of:= [.C405] - [.B405]" office:value-type="float" office:value="193580032" calcext:value-type="float">
            <text:p>193580032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1.4758433541544E+018" calcext:value-type="float">
            <text:p>1.4758433541544E+018</text:p>
          </table:table-cell>
          <table:table-cell office:value-type="float" office:value="1.47584335434848E+018" calcext:value-type="float">
            <text:p>1.47584335434848E+018</text:p>
          </table:table-cell>
          <table:table-cell/>
          <table:table-cell table:formula="of:= [.C406] - [.B406]" office:value-type="float" office:value="194080256" calcext:value-type="float">
            <text:p>194080256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1.4758433541644E+018" calcext:value-type="float">
            <text:p>1.4758433541644E+018</text:p>
          </table:table-cell>
          <table:table-cell office:value-type="float" office:value="1.47584335435907E+018" calcext:value-type="float">
            <text:p>1.47584335435907E+018</text:p>
          </table:table-cell>
          <table:table-cell/>
          <table:table-cell table:formula="of:= [.C407] - [.B407]" office:value-type="float" office:value="194669824" calcext:value-type="float">
            <text:p>194669824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1.47584335417439E+018" calcext:value-type="float">
            <text:p>1.47584335417439E+018</text:p>
          </table:table-cell>
          <table:table-cell office:value-type="float" office:value="1.47584335436945E+018" calcext:value-type="float">
            <text:p>1.47584335436945E+018</text:p>
          </table:table-cell>
          <table:table-cell/>
          <table:table-cell table:formula="of:= [.C408] - [.B408]" office:value-type="float" office:value="195059968" calcext:value-type="float">
            <text:p>195059968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1.4758433541844E+018" calcext:value-type="float">
            <text:p>1.4758433541844E+018</text:p>
          </table:table-cell>
          <table:table-cell office:value-type="float" office:value="1.47584335437993E+018" calcext:value-type="float">
            <text:p>1.47584335437993E+018</text:p>
          </table:table-cell>
          <table:table-cell/>
          <table:table-cell table:formula="of:= [.C409] - [.B409]" office:value-type="float" office:value="195529984" calcext:value-type="float">
            <text:p>195529984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1.47584335419439E+018" calcext:value-type="float">
            <text:p>1.47584335419439E+018</text:p>
          </table:table-cell>
          <table:table-cell office:value-type="float" office:value="1.47584335439044E+018" calcext:value-type="float">
            <text:p>1.47584335439044E+018</text:p>
          </table:table-cell>
          <table:table-cell/>
          <table:table-cell table:formula="of:= [.C410] - [.B410]" office:value-type="float" office:value="196049920" calcext:value-type="float">
            <text:p>196049920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1.47584335420439E+018" calcext:value-type="float">
            <text:p>1.47584335420439E+018</text:p>
          </table:table-cell>
          <table:table-cell office:value-type="float" office:value="1.47584335440092E+018" calcext:value-type="float">
            <text:p>1.47584335440092E+018</text:p>
          </table:table-cell>
          <table:table-cell/>
          <table:table-cell table:formula="of:= [.C411] - [.B411]" office:value-type="float" office:value="196529920" calcext:value-type="float">
            <text:p>196529920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1.47584335421439E+018" calcext:value-type="float">
            <text:p>1.47584335421439E+018</text:p>
          </table:table-cell>
          <table:table-cell office:value-type="float" office:value="1.47584335441146E+018" calcext:value-type="float">
            <text:p>1.47584335441146E+018</text:p>
          </table:table-cell>
          <table:table-cell/>
          <table:table-cell table:formula="of:= [.C412] - [.B412]" office:value-type="float" office:value="197070080" calcext:value-type="float">
            <text:p>197070080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1.47584335422439E+018" calcext:value-type="float">
            <text:p>1.47584335422439E+018</text:p>
          </table:table-cell>
          <table:table-cell office:value-type="float" office:value="1.47584335442201E+018" calcext:value-type="float">
            <text:p>1.47584335442201E+018</text:p>
          </table:table-cell>
          <table:table-cell/>
          <table:table-cell table:formula="of:= [.C413] - [.B413]" office:value-type="float" office:value="197619712" calcext:value-type="float">
            <text:p>197619712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1.47584335423439E+018" calcext:value-type="float">
            <text:p>1.47584335423439E+018</text:p>
          </table:table-cell>
          <table:table-cell office:value-type="float" office:value="1.47584335443419E+018" calcext:value-type="float">
            <text:p>1.47584335443419E+018</text:p>
          </table:table-cell>
          <table:table-cell/>
          <table:table-cell table:formula="of:= [.C414] - [.B414]" office:value-type="float" office:value="199800064" calcext:value-type="float">
            <text:p>199800064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1.4758433542444E+018" calcext:value-type="float">
            <text:p>1.4758433542444E+018</text:p>
          </table:table-cell>
          <table:table-cell office:value-type="float" office:value="1.47584335444472E+018" calcext:value-type="float">
            <text:p>1.47584335444472E+018</text:p>
          </table:table-cell>
          <table:table-cell/>
          <table:table-cell table:formula="of:= [.C415] - [.B415]" office:value-type="float" office:value="200320000" calcext:value-type="float">
            <text:p>200320000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1.47584335425438E+018" calcext:value-type="float">
            <text:p>1.47584335425438E+018</text:p>
          </table:table-cell>
          <table:table-cell office:value-type="float" office:value="1.4758433544552E+018" calcext:value-type="float">
            <text:p>1.4758433544552E+018</text:p>
          </table:table-cell>
          <table:table-cell/>
          <table:table-cell table:formula="of:= [.C416] - [.B416]" office:value-type="float" office:value="200819968" calcext:value-type="float">
            <text:p>200819968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1.47584335426486E+018" calcext:value-type="float">
            <text:p>1.47584335426486E+018</text:p>
          </table:table-cell>
          <table:table-cell office:value-type="float" office:value="1.47584335446568E+018" calcext:value-type="float">
            <text:p>1.47584335446568E+018</text:p>
          </table:table-cell>
          <table:table-cell/>
          <table:table-cell table:formula="of:= [.C417] - [.B417]" office:value-type="float" office:value="200819968" calcext:value-type="float">
            <text:p>200819968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1.47584335427439E+018" calcext:value-type="float">
            <text:p>1.47584335427439E+018</text:p>
          </table:table-cell>
          <table:table-cell office:value-type="float" office:value="1.47584335447614E+018" calcext:value-type="float">
            <text:p>1.47584335447614E+018</text:p>
          </table:table-cell>
          <table:table-cell/>
          <table:table-cell table:formula="of:= [.C418] - [.B418]" office:value-type="float" office:value="201750016" calcext:value-type="float">
            <text:p>201750016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1.47584335428439E+018" calcext:value-type="float">
            <text:p>1.47584335428439E+018</text:p>
          </table:table-cell>
          <table:table-cell office:value-type="float" office:value="1.47584335448662E+018" calcext:value-type="float">
            <text:p>1.47584335448662E+018</text:p>
          </table:table-cell>
          <table:table-cell/>
          <table:table-cell table:formula="of:= [.C419] - [.B419]" office:value-type="float" office:value="202230016" calcext:value-type="float">
            <text:p>202230016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1.47584335429438E+018" calcext:value-type="float">
            <text:p>1.47584335429438E+018</text:p>
          </table:table-cell>
          <table:table-cell office:value-type="float" office:value="1.47584335449714E+018" calcext:value-type="float">
            <text:p>1.47584335449714E+018</text:p>
          </table:table-cell>
          <table:table-cell/>
          <table:table-cell table:formula="of:= [.C420] - [.B420]" office:value-type="float" office:value="202759936" calcext:value-type="float">
            <text:p>202759936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1.47584335430439E+018" calcext:value-type="float">
            <text:p>1.47584335430439E+018</text:p>
          </table:table-cell>
          <table:table-cell office:value-type="float" office:value="1.47584335450761E+018" calcext:value-type="float">
            <text:p>1.47584335450761E+018</text:p>
          </table:table-cell>
          <table:table-cell/>
          <table:table-cell table:formula="of:= [.C421] - [.B421]" office:value-type="float" office:value="203219712" calcext:value-type="float">
            <text:p>203219712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1.4758433543144E+018" calcext:value-type="float">
            <text:p>1.4758433543144E+018</text:p>
          </table:table-cell>
          <table:table-cell office:value-type="float" office:value="1.47584335451809E+018" calcext:value-type="float">
            <text:p>1.47584335451809E+018</text:p>
          </table:table-cell>
          <table:table-cell/>
          <table:table-cell table:formula="of:= [.C422] - [.B422]" office:value-type="float" office:value="203689984" calcext:value-type="float">
            <text:p>203689984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1.4758433543244E+018" calcext:value-type="float">
            <text:p>1.4758433543244E+018</text:p>
          </table:table-cell>
          <table:table-cell office:value-type="float" office:value="1.47584335452857E+018" calcext:value-type="float">
            <text:p>1.47584335452857E+018</text:p>
          </table:table-cell>
          <table:table-cell/>
          <table:table-cell table:formula="of:= [.C423] - [.B423]" office:value-type="float" office:value="204169984" calcext:value-type="float">
            <text:p>204169984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1.47584335433438E+018" calcext:value-type="float">
            <text:p>1.47584335433438E+018</text:p>
          </table:table-cell>
          <table:table-cell office:value-type="float" office:value="1.47584335453906E+018" calcext:value-type="float">
            <text:p>1.47584335453906E+018</text:p>
          </table:table-cell>
          <table:table-cell/>
          <table:table-cell table:formula="of:= [.C424] - [.B424]" office:value-type="float" office:value="204680192" calcext:value-type="float">
            <text:p>204680192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1.47584335434439E+018" calcext:value-type="float">
            <text:p>1.47584335434439E+018</text:p>
          </table:table-cell>
          <table:table-cell office:value-type="float" office:value="1.47584335454956E+018" calcext:value-type="float">
            <text:p>1.47584335454956E+018</text:p>
          </table:table-cell>
          <table:table-cell/>
          <table:table-cell table:formula="of:= [.C425] - [.B425]" office:value-type="float" office:value="205169920" calcext:value-type="float">
            <text:p>205169920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1.47584335435439E+018" calcext:value-type="float">
            <text:p>1.47584335435439E+018</text:p>
          </table:table-cell>
          <table:table-cell office:value-type="float" office:value="1.47584335456007E+018" calcext:value-type="float">
            <text:p>1.47584335456007E+018</text:p>
          </table:table-cell>
          <table:table-cell/>
          <table:table-cell table:formula="of:= [.C426] - [.B426]" office:value-type="float" office:value="205679872" calcext:value-type="float">
            <text:p>205679872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1.47584335436439E+018" calcext:value-type="float">
            <text:p>1.47584335436439E+018</text:p>
          </table:table-cell>
          <table:table-cell office:value-type="float" office:value="1.47584335457054E+018" calcext:value-type="float">
            <text:p>1.47584335457054E+018</text:p>
          </table:table-cell>
          <table:table-cell/>
          <table:table-cell table:formula="of:= [.C427] - [.B427]" office:value-type="float" office:value="206149888" calcext:value-type="float">
            <text:p>206149888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1.47584335437439E+018" calcext:value-type="float">
            <text:p>1.47584335437439E+018</text:p>
          </table:table-cell>
          <table:table-cell office:value-type="float" office:value="1.47584335458102E+018" calcext:value-type="float">
            <text:p>1.47584335458102E+018</text:p>
          </table:table-cell>
          <table:table-cell/>
          <table:table-cell table:formula="of:= [.C428] - [.B428]" office:value-type="float" office:value="206629888" calcext:value-type="float">
            <text:p>206629888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1.4758433543844E+018" calcext:value-type="float">
            <text:p>1.4758433543844E+018</text:p>
          </table:table-cell>
          <table:table-cell office:value-type="float" office:value="1.47584335459156E+018" calcext:value-type="float">
            <text:p>1.47584335459156E+018</text:p>
          </table:table-cell>
          <table:table-cell/>
          <table:table-cell table:formula="of:= [.C429] - [.B429]" office:value-type="float" office:value="207159808" calcext:value-type="float">
            <text:p>207159808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1.4758433543944E+018" calcext:value-type="float">
            <text:p>1.4758433543944E+018</text:p>
          </table:table-cell>
          <table:table-cell office:value-type="float" office:value="1.47584335460212E+018" calcext:value-type="float">
            <text:p>1.47584335460212E+018</text:p>
          </table:table-cell>
          <table:table-cell/>
          <table:table-cell table:formula="of:= [.C430] - [.B430]" office:value-type="float" office:value="207719936" calcext:value-type="float">
            <text:p>207719936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1.47584335440439E+018" calcext:value-type="float">
            <text:p>1.47584335440439E+018</text:p>
          </table:table-cell>
          <table:table-cell office:value-type="float" office:value="1.47584335461259E+018" calcext:value-type="float">
            <text:p>1.47584335461259E+018</text:p>
          </table:table-cell>
          <table:table-cell/>
          <table:table-cell table:formula="of:= [.C431] - [.B431]" office:value-type="float" office:value="208199936" calcext:value-type="float">
            <text:p>208199936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1.47584335441439E+018" calcext:value-type="float">
            <text:p>1.47584335441439E+018</text:p>
          </table:table-cell>
          <table:table-cell office:value-type="float" office:value="1.4758433546232E+018" calcext:value-type="float">
            <text:p>1.4758433546232E+018</text:p>
          </table:table-cell>
          <table:table-cell/>
          <table:table-cell table:formula="of:= [.C432] - [.B432]" office:value-type="float" office:value="208809984" calcext:value-type="float">
            <text:p>208809984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1.47584335442439E+018" calcext:value-type="float">
            <text:p>1.47584335442439E+018</text:p>
          </table:table-cell>
          <table:table-cell office:value-type="float" office:value="1.47584335463539E+018" calcext:value-type="float">
            <text:p>1.47584335463539E+018</text:p>
          </table:table-cell>
          <table:table-cell/>
          <table:table-cell table:formula="of:= [.C433] - [.B433]" office:value-type="float" office:value="210999808" calcext:value-type="float">
            <text:p>210999808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1.47584335443458E+018" calcext:value-type="float">
            <text:p>1.47584335443458E+018</text:p>
          </table:table-cell>
          <table:table-cell office:value-type="float" office:value="1.47584335464586E+018" calcext:value-type="float">
            <text:p>1.47584335464586E+018</text:p>
          </table:table-cell>
          <table:table-cell/>
          <table:table-cell table:formula="of:= [.C434] - [.B434]" office:value-type="float" office:value="211280128" calcext:value-type="float">
            <text:p>211280128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1.47584335444439E+018" calcext:value-type="float">
            <text:p>1.47584335444439E+018</text:p>
          </table:table-cell>
          <table:table-cell office:value-type="float" office:value="1.47584335465634E+018" calcext:value-type="float">
            <text:p>1.47584335465634E+018</text:p>
          </table:table-cell>
          <table:table-cell/>
          <table:table-cell table:formula="of:= [.C435] - [.B435]" office:value-type="float" office:value="211949824" calcext:value-type="float">
            <text:p>211949824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1.47584335445438E+018" calcext:value-type="float">
            <text:p>1.47584335445438E+018</text:p>
          </table:table-cell>
          <table:table-cell office:value-type="float" office:value="1.47584335466685E+018" calcext:value-type="float">
            <text:p>1.47584335466685E+018</text:p>
          </table:table-cell>
          <table:table-cell/>
          <table:table-cell table:formula="of:= [.C436] - [.B436]" office:value-type="float" office:value="212470016" calcext:value-type="float">
            <text:p>212470016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1.47584335446487E+018" calcext:value-type="float">
            <text:p>1.47584335446487E+018</text:p>
          </table:table-cell>
          <table:table-cell office:value-type="float" office:value="1.47584335467736E+018" calcext:value-type="float">
            <text:p>1.47584335467736E+018</text:p>
          </table:table-cell>
          <table:table-cell/>
          <table:table-cell table:formula="of:= [.C437] - [.B437]" office:value-type="float" office:value="212489984" calcext:value-type="float">
            <text:p>212489984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1.47584335447485E+018" calcext:value-type="float">
            <text:p>1.47584335447485E+018</text:p>
          </table:table-cell>
          <table:table-cell office:value-type="float" office:value="1.47584335468785E+018" calcext:value-type="float">
            <text:p>1.47584335468785E+018</text:p>
          </table:table-cell>
          <table:table-cell/>
          <table:table-cell table:formula="of:= [.C438] - [.B438]" office:value-type="float" office:value="212999936" calcext:value-type="float">
            <text:p>212999936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1.47584335448439E+018" calcext:value-type="float">
            <text:p>1.47584335448439E+018</text:p>
          </table:table-cell>
          <table:table-cell office:value-type="float" office:value="1.47584335469833E+018" calcext:value-type="float">
            <text:p>1.47584335469833E+018</text:p>
          </table:table-cell>
          <table:table-cell/>
          <table:table-cell table:formula="of:= [.C439] - [.B439]" office:value-type="float" office:value="213939968" calcext:value-type="float">
            <text:p>213939968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1.47584335449438E+018" calcext:value-type="float">
            <text:p>1.47584335449438E+018</text:p>
          </table:table-cell>
          <table:table-cell office:value-type="float" office:value="1.47584335470867E+018" calcext:value-type="float">
            <text:p>1.47584335470867E+018</text:p>
          </table:table-cell>
          <table:table-cell/>
          <table:table-cell table:formula="of:= [.C440] - [.B440]" office:value-type="float" office:value="214290176" calcext:value-type="float">
            <text:p>214290176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1.47584335450438E+018" calcext:value-type="float">
            <text:p>1.47584335450438E+018</text:p>
          </table:table-cell>
          <table:table-cell office:value-type="float" office:value="1.47584335471932E+018" calcext:value-type="float">
            <text:p>1.47584335471932E+018</text:p>
          </table:table-cell>
          <table:table-cell/>
          <table:table-cell table:formula="of:= [.C441] - [.B441]" office:value-type="float" office:value="214939904" calcext:value-type="float">
            <text:p>214939904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1.47584335451444E+018" calcext:value-type="float">
            <text:p>1.47584335451444E+018</text:p>
          </table:table-cell>
          <table:table-cell office:value-type="float" office:value="1.47584335472981E+018" calcext:value-type="float">
            <text:p>1.47584335472981E+018</text:p>
          </table:table-cell>
          <table:table-cell/>
          <table:table-cell table:formula="of:= [.C442] - [.B442]" office:value-type="float" office:value="215369984" calcext:value-type="float">
            <text:p>215369984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1.4758433545244E+018" calcext:value-type="float">
            <text:p>1.4758433545244E+018</text:p>
          </table:table-cell>
          <table:table-cell office:value-type="float" office:value="1.47584335474029E+018" calcext:value-type="float">
            <text:p>1.47584335474029E+018</text:p>
          </table:table-cell>
          <table:table-cell/>
          <table:table-cell table:formula="of:= [.C443] - [.B443]" office:value-type="float" office:value="215889920" calcext:value-type="float">
            <text:p>215889920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1.47584335453439E+018" calcext:value-type="float">
            <text:p>1.47584335453439E+018</text:p>
          </table:table-cell>
          <table:table-cell office:value-type="float" office:value="1.4758433547508E+018" calcext:value-type="float">
            <text:p>1.4758433547508E+018</text:p>
          </table:table-cell>
          <table:table-cell/>
          <table:table-cell table:formula="of:= [.C444] - [.B444]" office:value-type="float" office:value="216410112" calcext:value-type="float">
            <text:p>216410112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1.47584335454438E+018" calcext:value-type="float">
            <text:p>1.47584335454438E+018</text:p>
          </table:table-cell>
          <table:table-cell office:value-type="float" office:value="1.47584335476138E+018" calcext:value-type="float">
            <text:p>1.47584335476138E+018</text:p>
          </table:table-cell>
          <table:table-cell/>
          <table:table-cell table:formula="of:= [.C445] - [.B445]" office:value-type="float" office:value="217000192" calcext:value-type="float">
            <text:p>217000192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1.4758433545544E+018" calcext:value-type="float">
            <text:p>1.4758433545544E+018</text:p>
          </table:table-cell>
          <table:table-cell office:value-type="float" office:value="1.47584335477185E+018" calcext:value-type="float">
            <text:p>1.47584335477185E+018</text:p>
          </table:table-cell>
          <table:table-cell/>
          <table:table-cell table:formula="of:= [.C446] - [.B446]" office:value-type="float" office:value="217449984" calcext:value-type="float">
            <text:p>217449984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1.4758433545644E+018" calcext:value-type="float">
            <text:p>1.4758433545644E+018</text:p>
          </table:table-cell>
          <table:table-cell office:value-type="float" office:value="1.4758433547823E+018" calcext:value-type="float">
            <text:p>1.4758433547823E+018</text:p>
          </table:table-cell>
          <table:table-cell/>
          <table:table-cell table:formula="of:= [.C447] - [.B447]" office:value-type="float" office:value="217899776" calcext:value-type="float">
            <text:p>217899776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1.47584335457438E+018" calcext:value-type="float">
            <text:p>1.47584335457438E+018</text:p>
          </table:table-cell>
          <table:table-cell office:value-type="float" office:value="1.47584335479278E+018" calcext:value-type="float">
            <text:p>1.47584335479278E+018</text:p>
          </table:table-cell>
          <table:table-cell/>
          <table:table-cell table:formula="of:= [.C448] - [.B448]" office:value-type="float" office:value="218400256" calcext:value-type="float">
            <text:p>218400256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1.47584335458439E+018" calcext:value-type="float">
            <text:p>1.47584335458439E+018</text:p>
          </table:table-cell>
          <table:table-cell office:value-type="float" office:value="1.47584335480331E+018" calcext:value-type="float">
            <text:p>1.47584335480331E+018</text:p>
          </table:table-cell>
          <table:table-cell/>
          <table:table-cell table:formula="of:= [.C449] - [.B449]" office:value-type="float" office:value="218919936" calcext:value-type="float">
            <text:p>218919936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1.4758433545944E+018" calcext:value-type="float">
            <text:p>1.4758433545944E+018</text:p>
          </table:table-cell>
          <table:table-cell office:value-type="float" office:value="1.47584335481378E+018" calcext:value-type="float">
            <text:p>1.47584335481378E+018</text:p>
          </table:table-cell>
          <table:table-cell/>
          <table:table-cell table:formula="of:= [.C450] - [.B450]" office:value-type="float" office:value="219379968" calcext:value-type="float">
            <text:p>219379968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1.47584335460439E+018" calcext:value-type="float">
            <text:p>1.47584335460439E+018</text:p>
          </table:table-cell>
          <table:table-cell office:value-type="float" office:value="1.47584335482428E+018" calcext:value-type="float">
            <text:p>1.47584335482428E+018</text:p>
          </table:table-cell>
          <table:table-cell/>
          <table:table-cell table:formula="of:= [.C451] - [.B451]" office:value-type="float" office:value="219889920" calcext:value-type="float">
            <text:p>219889920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1.47584335461439E+018" calcext:value-type="float">
            <text:p>1.47584335461439E+018</text:p>
          </table:table-cell>
          <table:table-cell office:value-type="float" office:value="1.47584335483478E+018" calcext:value-type="float">
            <text:p>1.47584335483478E+018</text:p>
          </table:table-cell>
          <table:table-cell/>
          <table:table-cell table:formula="of:= [.C452] - [.B452]" office:value-type="float" office:value="220389888" calcext:value-type="float">
            <text:p>220389888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1.47584335462439E+018" calcext:value-type="float">
            <text:p>1.47584335462439E+018</text:p>
          </table:table-cell>
          <table:table-cell office:value-type="float" office:value="1.47584335484531E+018" calcext:value-type="float">
            <text:p>1.47584335484531E+018</text:p>
          </table:table-cell>
          <table:table-cell/>
          <table:table-cell table:formula="of:= [.C453] - [.B453]" office:value-type="float" office:value="220919808" calcext:value-type="float">
            <text:p>220919808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1.47584335463439E+018" calcext:value-type="float">
            <text:p>1.47584335463439E+018</text:p>
          </table:table-cell>
          <table:table-cell office:value-type="float" office:value="1.47584335485747E+018" calcext:value-type="float">
            <text:p>1.47584335485747E+018</text:p>
          </table:table-cell>
          <table:table-cell/>
          <table:table-cell table:formula="of:= [.C454] - [.B454]" office:value-type="float" office:value="223079936" calcext:value-type="float">
            <text:p>223079936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1.4758433546444E+018" calcext:value-type="float">
            <text:p>1.4758433546444E+018</text:p>
          </table:table-cell>
          <table:table-cell office:value-type="float" office:value="1.47584335486796E+018" calcext:value-type="float">
            <text:p>1.47584335486796E+018</text:p>
          </table:table-cell>
          <table:table-cell/>
          <table:table-cell table:formula="of:= [.C455] - [.B455]" office:value-type="float" office:value="223559680" calcext:value-type="float">
            <text:p>223559680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1.47584335465438E+018" calcext:value-type="float">
            <text:p>1.47584335465438E+018</text:p>
          </table:table-cell>
          <table:table-cell office:value-type="float" office:value="1.47584335487844E+018" calcext:value-type="float">
            <text:p>1.47584335487844E+018</text:p>
          </table:table-cell>
          <table:table-cell/>
          <table:table-cell table:formula="of:= [.C456] - [.B456]" office:value-type="float" office:value="224060160" calcext:value-type="float">
            <text:p>224060160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1.47584335466439E+018" calcext:value-type="float">
            <text:p>1.47584335466439E+018</text:p>
          </table:table-cell>
          <table:table-cell office:value-type="float" office:value="1.47584335488894E+018" calcext:value-type="float">
            <text:p>1.47584335488894E+018</text:p>
          </table:table-cell>
          <table:table-cell/>
          <table:table-cell table:formula="of:= [.C457] - [.B457]" office:value-type="float" office:value="224549888" calcext:value-type="float">
            <text:p>224549888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1.47584335467439E+018" calcext:value-type="float">
            <text:p>1.47584335467439E+018</text:p>
          </table:table-cell>
          <table:table-cell office:value-type="float" office:value="1.47584335489943E+018" calcext:value-type="float">
            <text:p>1.47584335489943E+018</text:p>
          </table:table-cell>
          <table:table-cell/>
          <table:table-cell table:formula="of:= [.C458] - [.B458]" office:value-type="float" office:value="225040128" calcext:value-type="float">
            <text:p>225040128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1.4758433546844E+018" calcext:value-type="float">
            <text:p>1.4758433546844E+018</text:p>
          </table:table-cell>
          <table:table-cell office:value-type="float" office:value="1.47584335490993E+018" calcext:value-type="float">
            <text:p>1.47584335490993E+018</text:p>
          </table:table-cell>
          <table:table-cell/>
          <table:table-cell table:formula="of:= [.C459] - [.B459]" office:value-type="float" office:value="225530112" calcext:value-type="float">
            <text:p>225530112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1.47584335469439E+018" calcext:value-type="float">
            <text:p>1.47584335469439E+018</text:p>
          </table:table-cell>
          <table:table-cell office:value-type="float" office:value="1.47584335492041E+018" calcext:value-type="float">
            <text:p>1.47584335492041E+018</text:p>
          </table:table-cell>
          <table:table-cell/>
          <table:table-cell table:formula="of:= [.C460] - [.B460]" office:value-type="float" office:value="226019840" calcext:value-type="float">
            <text:p>226019840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1.47584335470439E+018" calcext:value-type="float">
            <text:p>1.47584335470439E+018</text:p>
          </table:table-cell>
          <table:table-cell office:value-type="float" office:value="1.47584335493088E+018" calcext:value-type="float">
            <text:p>1.47584335493088E+018</text:p>
          </table:table-cell>
          <table:table-cell/>
          <table:table-cell table:formula="of:= [.C461] - [.B461]" office:value-type="float" office:value="226489856" calcext:value-type="float">
            <text:p>226489856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1.47584335471439E+018" calcext:value-type="float">
            <text:p>1.47584335471439E+018</text:p>
          </table:table-cell>
          <table:table-cell office:value-type="float" office:value="1.47584335494145E+018" calcext:value-type="float">
            <text:p>1.47584335494145E+018</text:p>
          </table:table-cell>
          <table:table-cell/>
          <table:table-cell table:formula="of:= [.C462] - [.B462]" office:value-type="float" office:value="227059968" calcext:value-type="float">
            <text:p>227059968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1.47584335472439E+018" calcext:value-type="float">
            <text:p>1.47584335472439E+018</text:p>
          </table:table-cell>
          <table:table-cell office:value-type="float" office:value="1.47584335495206E+018" calcext:value-type="float">
            <text:p>1.47584335495206E+018</text:p>
          </table:table-cell>
          <table:table-cell/>
          <table:table-cell table:formula="of:= [.C463] - [.B463]" office:value-type="float" office:value="227669760" calcext:value-type="float">
            <text:p>227669760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1.47584335473439E+018" calcext:value-type="float">
            <text:p>1.47584335473439E+018</text:p>
          </table:table-cell>
          <table:table-cell office:value-type="float" office:value="1.47584335496252E+018" calcext:value-type="float">
            <text:p>1.47584335496252E+018</text:p>
          </table:table-cell>
          <table:table-cell/>
          <table:table-cell table:formula="of:= [.C464] - [.B464]" office:value-type="float" office:value="228130048" calcext:value-type="float">
            <text:p>228130048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1.47584335474439E+018" calcext:value-type="float">
            <text:p>1.47584335474439E+018</text:p>
          </table:table-cell>
          <table:table-cell office:value-type="float" office:value="1.47584335497309E+018" calcext:value-type="float">
            <text:p>1.47584335497309E+018</text:p>
          </table:table-cell>
          <table:table-cell/>
          <table:table-cell table:formula="of:= [.C465] - [.B465]" office:value-type="float" office:value="228699904" calcext:value-type="float">
            <text:p>228699904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1.47584335475439E+018" calcext:value-type="float">
            <text:p>1.47584335475439E+018</text:p>
          </table:table-cell>
          <table:table-cell office:value-type="float" office:value="1.47584335498351E+018" calcext:value-type="float">
            <text:p>1.47584335498351E+018</text:p>
          </table:table-cell>
          <table:table-cell/>
          <table:table-cell table:formula="of:= [.C466] - [.B466]" office:value-type="float" office:value="229120000" calcext:value-type="float">
            <text:p>229120000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1.4758433547644E+018" calcext:value-type="float">
            <text:p>1.4758433547644E+018</text:p>
          </table:table-cell>
          <table:table-cell office:value-type="float" office:value="1.475843354994E+018" calcext:value-type="float">
            <text:p>1.475843354994E+018</text:p>
          </table:table-cell>
          <table:table-cell/>
          <table:table-cell table:formula="of:= [.C467] - [.B467]" office:value-type="float" office:value="229599744" calcext:value-type="float">
            <text:p>229599744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1.47584335477439E+018" calcext:value-type="float">
            <text:p>1.47584335477439E+018</text:p>
          </table:table-cell>
          <table:table-cell office:value-type="float" office:value="1.47584335500457E+018" calcext:value-type="float">
            <text:p>1.47584335500457E+018</text:p>
          </table:table-cell>
          <table:table-cell/>
          <table:table-cell table:formula="of:= [.C468] - [.B468]" office:value-type="float" office:value="230179840" calcext:value-type="float">
            <text:p>230179840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1.47584335478439E+018" calcext:value-type="float">
            <text:p>1.47584335478439E+018</text:p>
          </table:table-cell>
          <table:table-cell office:value-type="float" office:value="1.47584335501506E+018" calcext:value-type="float">
            <text:p>1.47584335501506E+018</text:p>
          </table:table-cell>
          <table:table-cell/>
          <table:table-cell table:formula="of:= [.C469] - [.B469]" office:value-type="float" office:value="230669824" calcext:value-type="float">
            <text:p>230669824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1.47584335479439E+018" calcext:value-type="float">
            <text:p>1.47584335479439E+018</text:p>
          </table:table-cell>
          <table:table-cell office:value-type="float" office:value="1.4758433550255E+018" calcext:value-type="float">
            <text:p>1.4758433550255E+018</text:p>
          </table:table-cell>
          <table:table-cell/>
          <table:table-cell table:formula="of:= [.C470] - [.B470]" office:value-type="float" office:value="231109888" calcext:value-type="float">
            <text:p>231109888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1.47584335480438E+018" calcext:value-type="float">
            <text:p>1.47584335480438E+018</text:p>
          </table:table-cell>
          <table:table-cell office:value-type="float" office:value="1.47584335503597E+018" calcext:value-type="float">
            <text:p>1.47584335503597E+018</text:p>
          </table:table-cell>
          <table:table-cell/>
          <table:table-cell table:formula="of:= [.C471] - [.B471]" office:value-type="float" office:value="231590144" calcext:value-type="float">
            <text:p>231590144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1.47584335481438E+018" calcext:value-type="float">
            <text:p>1.47584335481438E+018</text:p>
          </table:table-cell>
          <table:table-cell office:value-type="float" office:value="1.47584335504645E+018" calcext:value-type="float">
            <text:p>1.47584335504645E+018</text:p>
          </table:table-cell>
          <table:table-cell/>
          <table:table-cell table:formula="of:= [.C472] - [.B472]" office:value-type="float" office:value="232070144" calcext:value-type="float">
            <text:p>232070144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1.47584335482466E+018" calcext:value-type="float">
            <text:p>1.47584335482466E+018</text:p>
          </table:table-cell>
          <table:table-cell office:value-type="float" office:value="1.47584335505695E+018" calcext:value-type="float">
            <text:p>1.47584335505695E+018</text:p>
          </table:table-cell>
          <table:table-cell/>
          <table:table-cell table:formula="of:= [.C473] - [.B473]" office:value-type="float" office:value="232289792" calcext:value-type="float">
            <text:p>232289792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1.47584335483439E+018" calcext:value-type="float">
            <text:p>1.47584335483439E+018</text:p>
          </table:table-cell>
          <table:table-cell office:value-type="float" office:value="1.47584335506933E+018" calcext:value-type="float">
            <text:p>1.47584335506933E+018</text:p>
          </table:table-cell>
          <table:table-cell/>
          <table:table-cell table:formula="of:= [.C474] - [.B474]" office:value-type="float" office:value="234939904" calcext:value-type="float">
            <text:p>234939904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1.4758433548444E+018" calcext:value-type="float">
            <text:p>1.4758433548444E+018</text:p>
          </table:table-cell>
          <table:table-cell office:value-type="float" office:value="1.47584335507982E+018" calcext:value-type="float">
            <text:p>1.47584335507982E+018</text:p>
          </table:table-cell>
          <table:table-cell/>
          <table:table-cell table:formula="of:= [.C475] - [.B475]" office:value-type="float" office:value="235420160" calcext:value-type="float">
            <text:p>235420160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1.47584335485486E+018" calcext:value-type="float">
            <text:p>1.47584335485486E+018</text:p>
          </table:table-cell>
          <table:table-cell office:value-type="float" office:value="1.47584335509029E+018" calcext:value-type="float">
            <text:p>1.47584335509029E+018</text:p>
          </table:table-cell>
          <table:table-cell/>
          <table:table-cell table:formula="of:= [.C476] - [.B476]" office:value-type="float" office:value="235430144" calcext:value-type="float">
            <text:p>235430144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1.4758433548644E+018" calcext:value-type="float">
            <text:p>1.4758433548644E+018</text:p>
          </table:table-cell>
          <table:table-cell office:value-type="float" office:value="1.47584335510079E+018" calcext:value-type="float">
            <text:p>1.47584335510079E+018</text:p>
          </table:table-cell>
          <table:table-cell/>
          <table:table-cell table:formula="of:= [.C477] - [.B477]" office:value-type="float" office:value="236390144" calcext:value-type="float">
            <text:p>236390144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1.4758433548744E+018" calcext:value-type="float">
            <text:p>1.4758433548744E+018</text:p>
          </table:table-cell>
          <table:table-cell office:value-type="float" office:value="1.47584335511134E+018" calcext:value-type="float">
            <text:p>1.47584335511134E+018</text:p>
          </table:table-cell>
          <table:table-cell/>
          <table:table-cell table:formula="of:= [.C478] - [.B478]" office:value-type="float" office:value="236940032" calcext:value-type="float">
            <text:p>236940032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1.47584335488439E+018" calcext:value-type="float">
            <text:p>1.47584335488439E+018</text:p>
          </table:table-cell>
          <table:table-cell office:value-type="float" office:value="1.47584335512183E+018" calcext:value-type="float">
            <text:p>1.47584335512183E+018</text:p>
          </table:table-cell>
          <table:table-cell/>
          <table:table-cell table:formula="of:= [.C479] - [.B479]" office:value-type="float" office:value="237439744" calcext:value-type="float">
            <text:p>237439744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1.47584335489439E+018" calcext:value-type="float">
            <text:p>1.47584335489439E+018</text:p>
          </table:table-cell>
          <table:table-cell office:value-type="float" office:value="1.47584335513227E+018" calcext:value-type="float">
            <text:p>1.47584335513227E+018</text:p>
          </table:table-cell>
          <table:table-cell/>
          <table:table-cell table:formula="of:= [.C480] - [.B480]" office:value-type="float" office:value="237880064" calcext:value-type="float">
            <text:p>237880064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1.4758433549044E+018" calcext:value-type="float">
            <text:p>1.4758433549044E+018</text:p>
          </table:table-cell>
          <table:table-cell office:value-type="float" office:value="1.47584335514275E+018" calcext:value-type="float">
            <text:p>1.47584335514275E+018</text:p>
          </table:table-cell>
          <table:table-cell/>
          <table:table-cell table:formula="of:= [.C481] - [.B481]" office:value-type="float" office:value="238350336" calcext:value-type="float">
            <text:p>238350336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1.4758433549144E+018" calcext:value-type="float">
            <text:p>1.4758433549144E+018</text:p>
          </table:table-cell>
          <table:table-cell office:value-type="float" office:value="1.47584335515326E+018" calcext:value-type="float">
            <text:p>1.47584335515326E+018</text:p>
          </table:table-cell>
          <table:table-cell/>
          <table:table-cell table:formula="of:= [.C482] - [.B482]" office:value-type="float" office:value="238860032" calcext:value-type="float">
            <text:p>238860032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1.4758433549244E+018" calcext:value-type="float">
            <text:p>1.4758433549244E+018</text:p>
          </table:table-cell>
          <table:table-cell office:value-type="float" office:value="1.47584335516375E+018" calcext:value-type="float">
            <text:p>1.47584335516375E+018</text:p>
          </table:table-cell>
          <table:table-cell/>
          <table:table-cell table:formula="of:= [.C483] - [.B483]" office:value-type="float" office:value="239350016" calcext:value-type="float">
            <text:p>239350016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1.47584335493439E+018" calcext:value-type="float">
            <text:p>1.47584335493439E+018</text:p>
          </table:table-cell>
          <table:table-cell office:value-type="float" office:value="1.47584335517426E+018" calcext:value-type="float">
            <text:p>1.47584335517426E+018</text:p>
          </table:table-cell>
          <table:table-cell/>
          <table:table-cell table:formula="of:= [.C484] - [.B484]" office:value-type="float" office:value="239869952" calcext:value-type="float">
            <text:p>239869952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1.47584335494439E+018" calcext:value-type="float">
            <text:p>1.47584335494439E+018</text:p>
          </table:table-cell>
          <table:table-cell office:value-type="float" office:value="1.47584335518478E+018" calcext:value-type="float">
            <text:p>1.47584335518478E+018</text:p>
          </table:table-cell>
          <table:table-cell/>
          <table:table-cell table:formula="of:= [.C485] - [.B485]" office:value-type="float" office:value="240389888" calcext:value-type="float">
            <text:p>240389888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1.4758433549544E+018" calcext:value-type="float">
            <text:p>1.4758433549544E+018</text:p>
          </table:table-cell>
          <table:table-cell office:value-type="float" office:value="1.47584335519528E+018" calcext:value-type="float">
            <text:p>1.47584335519528E+018</text:p>
          </table:table-cell>
          <table:table-cell/>
          <table:table-cell table:formula="of:= [.C486] - [.B486]" office:value-type="float" office:value="240880128" calcext:value-type="float">
            <text:p>240880128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1.4758433549644E+018" calcext:value-type="float">
            <text:p>1.4758433549644E+018</text:p>
          </table:table-cell>
          <table:table-cell office:value-type="float" office:value="1.47584335520577E+018" calcext:value-type="float">
            <text:p>1.47584335520577E+018</text:p>
          </table:table-cell>
          <table:table-cell/>
          <table:table-cell table:formula="of:= [.C487] - [.B487]" office:value-type="float" office:value="241370112" calcext:value-type="float">
            <text:p>241370112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1.47584335497439E+018" calcext:value-type="float">
            <text:p>1.47584335497439E+018</text:p>
          </table:table-cell>
          <table:table-cell office:value-type="float" office:value="1.47584335521619E+018" calcext:value-type="float">
            <text:p>1.47584335521619E+018</text:p>
          </table:table-cell>
          <table:table-cell/>
          <table:table-cell table:formula="of:= [.C488] - [.B488]" office:value-type="float" office:value="241799936" calcext:value-type="float">
            <text:p>241799936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1.47584335498439E+018" calcext:value-type="float">
            <text:p>1.47584335498439E+018</text:p>
          </table:table-cell>
          <table:table-cell office:value-type="float" office:value="1.47584335522668E+018" calcext:value-type="float">
            <text:p>1.47584335522668E+018</text:p>
          </table:table-cell>
          <table:table-cell/>
          <table:table-cell table:formula="of:= [.C489] - [.B489]" office:value-type="float" office:value="242289664" calcext:value-type="float">
            <text:p>242289664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1.4758433549944E+018" calcext:value-type="float">
            <text:p>1.4758433549944E+018</text:p>
          </table:table-cell>
          <table:table-cell office:value-type="float" office:value="1.47584335523717E+018" calcext:value-type="float">
            <text:p>1.47584335523717E+018</text:p>
          </table:table-cell>
          <table:table-cell/>
          <table:table-cell table:formula="of:= [.C490] - [.B490]" office:value-type="float" office:value="242769920" calcext:value-type="float">
            <text:p>242769920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1.47584335500508E+018" calcext:value-type="float">
            <text:p>1.47584335500508E+018</text:p>
          </table:table-cell>
          <table:table-cell office:value-type="float" office:value="1.47584335524765E+018" calcext:value-type="float">
            <text:p>1.47584335524765E+018</text:p>
          </table:table-cell>
          <table:table-cell/>
          <table:table-cell table:formula="of:= [.C491] - [.B491]" office:value-type="float" office:value="242569984" calcext:value-type="float">
            <text:p>242569984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.47584335501441E+018" calcext:value-type="float">
            <text:p>1.47584335501441E+018</text:p>
          </table:table-cell>
          <table:table-cell office:value-type="float" office:value="1.47584335525817E+018" calcext:value-type="float">
            <text:p>1.47584335525817E+018</text:p>
          </table:table-cell>
          <table:table-cell/>
          <table:table-cell table:formula="of:= [.C492] - [.B492]" office:value-type="float" office:value="243760128" calcext:value-type="float">
            <text:p>243760128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1.4758433550244E+018" calcext:value-type="float">
            <text:p>1.4758433550244E+018</text:p>
          </table:table-cell>
          <table:table-cell office:value-type="float" office:value="1.47584335526866E+018" calcext:value-type="float">
            <text:p>1.47584335526866E+018</text:p>
          </table:table-cell>
          <table:table-cell/>
          <table:table-cell table:formula="of:= [.C493] - [.B493]" office:value-type="float" office:value="244260096" calcext:value-type="float">
            <text:p>244260096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1.47584335503439E+018" calcext:value-type="float">
            <text:p>1.47584335503439E+018</text:p>
          </table:table-cell>
          <table:table-cell office:value-type="float" office:value="1.47584335527913E+018" calcext:value-type="float">
            <text:p>1.47584335527913E+018</text:p>
          </table:table-cell>
          <table:table-cell/>
          <table:table-cell table:formula="of:= [.C494] - [.B494]" office:value-type="float" office:value="244739840" calcext:value-type="float">
            <text:p>244739840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1.47584335504439E+018" calcext:value-type="float">
            <text:p>1.47584335504439E+018</text:p>
          </table:table-cell>
          <table:table-cell office:value-type="float" office:value="1.47584335528962E+018" calcext:value-type="float">
            <text:p>1.47584335528962E+018</text:p>
          </table:table-cell>
          <table:table-cell/>
          <table:table-cell table:formula="of:= [.C495] - [.B495]" office:value-type="float" office:value="245229824" calcext:value-type="float">
            <text:p>245229824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1.47584335505438E+018" calcext:value-type="float">
            <text:p>1.47584335505438E+018</text:p>
          </table:table-cell>
          <table:table-cell office:value-type="float" office:value="1.47584335530199E+018" calcext:value-type="float">
            <text:p>1.47584335530199E+018</text:p>
          </table:table-cell>
          <table:table-cell/>
          <table:table-cell table:formula="of:= [.C496] - [.B496]" office:value-type="float" office:value="247610112" calcext:value-type="float">
            <text:p>247610112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1.4758433550644E+018" calcext:value-type="float">
            <text:p>1.4758433550644E+018</text:p>
          </table:table-cell>
          <table:table-cell office:value-type="float" office:value="1.47584335531249E+018" calcext:value-type="float">
            <text:p>1.47584335531249E+018</text:p>
          </table:table-cell>
          <table:table-cell/>
          <table:table-cell table:formula="of:= [.C497] - [.B497]" office:value-type="float" office:value="248090112" calcext:value-type="float">
            <text:p>248090112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1.4758433550744E+018" calcext:value-type="float">
            <text:p>1.4758433550744E+018</text:p>
          </table:table-cell>
          <table:table-cell office:value-type="float" office:value="1.47584335532301E+018" calcext:value-type="float">
            <text:p>1.47584335532301E+018</text:p>
          </table:table-cell>
          <table:table-cell/>
          <table:table-cell table:formula="of:= [.C498] - [.B498]" office:value-type="float" office:value="248609792" calcext:value-type="float">
            <text:p>248609792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1.4758433550844E+018" calcext:value-type="float">
            <text:p>1.4758433550844E+018</text:p>
          </table:table-cell>
          <table:table-cell office:value-type="float" office:value="1.47584335533346E+018" calcext:value-type="float">
            <text:p>1.47584335533346E+018</text:p>
          </table:table-cell>
          <table:table-cell/>
          <table:table-cell table:formula="of:= [.C499] - [.B499]" office:value-type="float" office:value="249060096" calcext:value-type="float">
            <text:p>249060096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1.47584335509438E+018" calcext:value-type="float">
            <text:p>1.47584335509438E+018</text:p>
          </table:table-cell>
          <table:table-cell office:value-type="float" office:value="1.47584335534396E+018" calcext:value-type="float">
            <text:p>1.47584335534396E+018</text:p>
          </table:table-cell>
          <table:table-cell/>
          <table:table-cell table:formula="of:= [.C500] - [.B500]" office:value-type="float" office:value="249580032" calcext:value-type="float">
            <text:p>24958003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.4758433551044E+018" calcext:value-type="float">
            <text:p>1.4758433551044E+018</text:p>
          </table:table-cell>
          <table:table-cell office:value-type="float" office:value="1.47584335535451E+018" calcext:value-type="float">
            <text:p>1.47584335535451E+018</text:p>
          </table:table-cell>
          <table:table-cell/>
          <table:table-cell table:formula="of:= [.C501] - [.B501]" office:value-type="float" office:value="250110208" calcext:value-type="float">
            <text:p>250110208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1.4758433551144E+018" calcext:value-type="float">
            <text:p>1.4758433551144E+018</text:p>
          </table:table-cell>
          <table:table-cell office:value-type="float" office:value="1.4758433553651E+018" calcext:value-type="float">
            <text:p>1.4758433553651E+018</text:p>
          </table:table-cell>
          <table:table-cell/>
          <table:table-cell table:formula="of:= [.C502] - [.B502]" office:value-type="float" office:value="250700032" calcext:value-type="float">
            <text:p>250700032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1.4758433551244E+018" calcext:value-type="float">
            <text:p>1.4758433551244E+018</text:p>
          </table:table-cell>
          <table:table-cell office:value-type="float" office:value="1.47584335537546E+018" calcext:value-type="float">
            <text:p>1.47584335537546E+018</text:p>
          </table:table-cell>
          <table:table-cell/>
          <table:table-cell table:formula="of:= [.C503] - [.B503]" office:value-type="float" office:value="251059968" calcext:value-type="float">
            <text:p>251059968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1.47584335513439E+018" calcext:value-type="float">
            <text:p>1.47584335513439E+018</text:p>
          </table:table-cell>
          <table:table-cell office:value-type="float" office:value="1.47584335538594E+018" calcext:value-type="float">
            <text:p>1.47584335538594E+018</text:p>
          </table:table-cell>
          <table:table-cell/>
          <table:table-cell table:formula="of:= [.C504] - [.B504]" office:value-type="float" office:value="251549952" calcext:value-type="float">
            <text:p>251549952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1.47584335514439E+018" calcext:value-type="float">
            <text:p>1.47584335514439E+018</text:p>
          </table:table-cell>
          <table:table-cell office:value-type="float" office:value="1.47584335539642E+018" calcext:value-type="float">
            <text:p>1.47584335539642E+018</text:p>
          </table:table-cell>
          <table:table-cell/>
          <table:table-cell table:formula="of:= [.C505] - [.B505]" office:value-type="float" office:value="252029952" calcext:value-type="float">
            <text:p>252029952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1.47584335515439E+018" calcext:value-type="float">
            <text:p>1.47584335515439E+018</text:p>
          </table:table-cell>
          <table:table-cell office:value-type="float" office:value="1.4758433554069E+018" calcext:value-type="float">
            <text:p>1.4758433554069E+018</text:p>
          </table:table-cell>
          <table:table-cell/>
          <table:table-cell table:formula="of:= [.C506] - [.B506]" office:value-type="float" office:value="252510208" calcext:value-type="float">
            <text:p>252510208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1.47584335516438E+018" calcext:value-type="float">
            <text:p>1.47584335516438E+018</text:p>
          </table:table-cell>
          <table:table-cell office:value-type="float" office:value="1.47584335541745E+018" calcext:value-type="float">
            <text:p>1.47584335541745E+018</text:p>
          </table:table-cell>
          <table:table-cell/>
          <table:table-cell table:formula="of:= [.C507] - [.B507]" office:value-type="float" office:value="253070080" calcext:value-type="float">
            <text:p>253070080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1.47584335517465E+018" calcext:value-type="float">
            <text:p>1.47584335517465E+018</text:p>
          </table:table-cell>
          <table:table-cell office:value-type="float" office:value="1.47584335542792E+018" calcext:value-type="float">
            <text:p>1.47584335542792E+018</text:p>
          </table:table-cell>
          <table:table-cell/>
          <table:table-cell table:formula="of:= [.C508] - [.B508]" office:value-type="float" office:value="253270272" calcext:value-type="float">
            <text:p>253270272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1.47584335518439E+018" calcext:value-type="float">
            <text:p>1.47584335518439E+018</text:p>
          </table:table-cell>
          <table:table-cell office:value-type="float" office:value="1.47584335543839E+018" calcext:value-type="float">
            <text:p>1.47584335543839E+018</text:p>
          </table:table-cell>
          <table:table-cell/>
          <table:table-cell table:formula="of:= [.C509] - [.B509]" office:value-type="float" office:value="253999872" calcext:value-type="float">
            <text:p>253999872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1.4758433551944E+018" calcext:value-type="float">
            <text:p>1.4758433551944E+018</text:p>
          </table:table-cell>
          <table:table-cell office:value-type="float" office:value="1.47584335544888E+018" calcext:value-type="float">
            <text:p>1.47584335544888E+018</text:p>
          </table:table-cell>
          <table:table-cell/>
          <table:table-cell table:formula="of:= [.C510] - [.B510]" office:value-type="float" office:value="254479872" calcext:value-type="float">
            <text:p>254479872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1.47584335520486E+018" calcext:value-type="float">
            <text:p>1.47584335520486E+018</text:p>
          </table:table-cell>
          <table:table-cell office:value-type="float" office:value="1.47584335545951E+018" calcext:value-type="float">
            <text:p>1.47584335545951E+018</text:p>
          </table:table-cell>
          <table:table-cell/>
          <table:table-cell table:formula="of:= [.C511] - [.B511]" office:value-type="float" office:value="254650112" calcext:value-type="float">
            <text:p>254650112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1.47584335521486E+018" calcext:value-type="float">
            <text:p>1.47584335521486E+018</text:p>
          </table:table-cell>
          <table:table-cell office:value-type="float" office:value="1.47584335546964E+018" calcext:value-type="float">
            <text:p>1.47584335546964E+018</text:p>
          </table:table-cell>
          <table:table-cell/>
          <table:table-cell table:formula="of:= [.C512] - [.B512]" office:value-type="float" office:value="254779904" calcext:value-type="float">
            <text:p>254779904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.4758433552244E+018" calcext:value-type="float">
            <text:p>1.4758433552244E+018</text:p>
          </table:table-cell>
          <table:table-cell office:value-type="float" office:value="1.47584335548038E+018" calcext:value-type="float">
            <text:p>1.47584335548038E+018</text:p>
          </table:table-cell>
          <table:table-cell/>
          <table:table-cell table:formula="of:= [.C513] - [.B513]" office:value-type="float" office:value="255980288" calcext:value-type="float">
            <text:p>255980288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1.47584335523439E+018" calcext:value-type="float">
            <text:p>1.47584335523439E+018</text:p>
          </table:table-cell>
          <table:table-cell office:value-type="float" office:value="1.47584335549059E+018" calcext:value-type="float">
            <text:p>1.47584335549059E+018</text:p>
          </table:table-cell>
          <table:table-cell/>
          <table:table-cell table:formula="of:= [.C514] - [.B514]" office:value-type="float" office:value="256200192" calcext:value-type="float">
            <text:p>256200192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1.47584335524439E+018" calcext:value-type="float">
            <text:p>1.47584335524439E+018</text:p>
          </table:table-cell>
          <table:table-cell office:value-type="float" office:value="1.47584335550144E+018" calcext:value-type="float">
            <text:p>1.47584335550144E+018</text:p>
          </table:table-cell>
          <table:table-cell/>
          <table:table-cell table:formula="of:= [.C515] - [.B515]" office:value-type="float" office:value="257050112" calcext:value-type="float">
            <text:p>257050112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1.47584335525438E+018" calcext:value-type="float">
            <text:p>1.47584335525438E+018</text:p>
          </table:table-cell>
          <table:table-cell office:value-type="float" office:value="1.47584335551196E+018" calcext:value-type="float">
            <text:p>1.47584335551196E+018</text:p>
          </table:table-cell>
          <table:table-cell/>
          <table:table-cell table:formula="of:= [.C516] - [.B516]" office:value-type="float" office:value="257580032" calcext:value-type="float">
            <text:p>257580032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1.47584335526439E+018" calcext:value-type="float">
            <text:p>1.47584335526439E+018</text:p>
          </table:table-cell>
          <table:table-cell office:value-type="float" office:value="1.4758433555244E+018" calcext:value-type="float">
            <text:p>1.4758433555244E+018</text:p>
          </table:table-cell>
          <table:table-cell/>
          <table:table-cell table:formula="of:= [.C517] - [.B517]" office:value-type="float" office:value="260009984" calcext:value-type="float">
            <text:p>260009984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1.4758433552744E+018" calcext:value-type="float">
            <text:p>1.4758433552744E+018</text:p>
          </table:table-cell>
          <table:table-cell office:value-type="float" office:value="1.47584335553489E+018" calcext:value-type="float">
            <text:p>1.47584335553489E+018</text:p>
          </table:table-cell>
          <table:table-cell/>
          <table:table-cell table:formula="of:= [.C518] - [.B518]" office:value-type="float" office:value="260489984" calcext:value-type="float">
            <text:p>260489984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1.47584335528439E+018" calcext:value-type="float">
            <text:p>1.47584335528439E+018</text:p>
          </table:table-cell>
          <table:table-cell office:value-type="float" office:value="1.47584335554535E+018" calcext:value-type="float">
            <text:p>1.47584335554535E+018</text:p>
          </table:table-cell>
          <table:table-cell/>
          <table:table-cell table:formula="of:= [.C519] - [.B519]" office:value-type="float" office:value="260960256" calcext:value-type="float">
            <text:p>260960256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1.47584335529438E+018" calcext:value-type="float">
            <text:p>1.47584335529438E+018</text:p>
          </table:table-cell>
          <table:table-cell office:value-type="float" office:value="1.47584335555584E+018" calcext:value-type="float">
            <text:p>1.47584335555584E+018</text:p>
          </table:table-cell>
          <table:table-cell/>
          <table:table-cell table:formula="of:= [.C520] - [.B520]" office:value-type="float" office:value="261459968" calcext:value-type="float">
            <text:p>261459968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1.47584335530439E+018" calcext:value-type="float">
            <text:p>1.47584335530439E+018</text:p>
          </table:table-cell>
          <table:table-cell office:value-type="float" office:value="1.47584335556636E+018" calcext:value-type="float">
            <text:p>1.47584335556636E+018</text:p>
          </table:table-cell>
          <table:table-cell/>
          <table:table-cell table:formula="of:= [.C521] - [.B521]" office:value-type="float" office:value="261969920" calcext:value-type="float">
            <text:p>261969920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1.47584335531439E+018" calcext:value-type="float">
            <text:p>1.47584335531439E+018</text:p>
          </table:table-cell>
          <table:table-cell office:value-type="float" office:value="1.47584335557682E+018" calcext:value-type="float">
            <text:p>1.47584335557682E+018</text:p>
          </table:table-cell>
          <table:table-cell/>
          <table:table-cell table:formula="of:= [.C522] - [.B522]" office:value-type="float" office:value="262429952" calcext:value-type="float">
            <text:p>262429952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1.47584335532438E+018" calcext:value-type="float">
            <text:p>1.47584335532438E+018</text:p>
          </table:table-cell>
          <table:table-cell office:value-type="float" office:value="1.47584335558732E+018" calcext:value-type="float">
            <text:p>1.47584335558732E+018</text:p>
          </table:table-cell>
          <table:table-cell/>
          <table:table-cell table:formula="of:= [.C523] - [.B523]" office:value-type="float" office:value="262940160" calcext:value-type="float">
            <text:p>262940160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1.47584335533438E+018" calcext:value-type="float">
            <text:p>1.47584335533438E+018</text:p>
          </table:table-cell>
          <table:table-cell office:value-type="float" office:value="1.4758433555978E+018" calcext:value-type="float">
            <text:p>1.4758433555978E+018</text:p>
          </table:table-cell>
          <table:table-cell/>
          <table:table-cell table:formula="of:= [.C524] - [.B524]" office:value-type="float" office:value="263419904" calcext:value-type="float">
            <text:p>263419904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1.47584335534438E+018" calcext:value-type="float">
            <text:p>1.47584335534438E+018</text:p>
          </table:table-cell>
          <table:table-cell office:value-type="float" office:value="1.4758433556083E+018" calcext:value-type="float">
            <text:p>1.4758433556083E+018</text:p>
          </table:table-cell>
          <table:table-cell/>
          <table:table-cell table:formula="of:= [.C525] - [.B525]" office:value-type="float" office:value="263920128" calcext:value-type="float">
            <text:p>263920128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1.47584335535485E+018" calcext:value-type="float">
            <text:p>1.47584335535485E+018</text:p>
          </table:table-cell>
          <table:table-cell office:value-type="float" office:value="1.47584335561878E+018" calcext:value-type="float">
            <text:p>1.47584335561878E+018</text:p>
          </table:table-cell>
          <table:table-cell/>
          <table:table-cell table:formula="of:= [.C526] - [.B526]" office:value-type="float" office:value="263929856" calcext:value-type="float">
            <text:p>263929856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1.47584335536439E+018" calcext:value-type="float">
            <text:p>1.47584335536439E+018</text:p>
          </table:table-cell>
          <table:table-cell office:value-type="float" office:value="1.47584335562928E+018" calcext:value-type="float">
            <text:p>1.47584335562928E+018</text:p>
          </table:table-cell>
          <table:table-cell/>
          <table:table-cell table:formula="of:= [.C527] - [.B527]" office:value-type="float" office:value="264890112" calcext:value-type="float">
            <text:p>264890112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1.47584335537438E+018" calcext:value-type="float">
            <text:p>1.47584335537438E+018</text:p>
          </table:table-cell>
          <table:table-cell office:value-type="float" office:value="1.47584335563976E+018" calcext:value-type="float">
            <text:p>1.47584335563976E+018</text:p>
          </table:table-cell>
          <table:table-cell/>
          <table:table-cell table:formula="of:= [.C528] - [.B528]" office:value-type="float" office:value="265380096" calcext:value-type="float">
            <text:p>265380096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1.47584335538439E+018" calcext:value-type="float">
            <text:p>1.47584335538439E+018</text:p>
          </table:table-cell>
          <table:table-cell office:value-type="float" office:value="1.47584335565024E+018" calcext:value-type="float">
            <text:p>1.47584335565024E+018</text:p>
          </table:table-cell>
          <table:table-cell/>
          <table:table-cell table:formula="of:= [.C529] - [.B529]" office:value-type="float" office:value="265850112" calcext:value-type="float">
            <text:p>265850112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1.47584335539439E+018" calcext:value-type="float">
            <text:p>1.47584335539439E+018</text:p>
          </table:table-cell>
          <table:table-cell office:value-type="float" office:value="1.47584335566075E+018" calcext:value-type="float">
            <text:p>1.47584335566075E+018</text:p>
          </table:table-cell>
          <table:table-cell/>
          <table:table-cell table:formula="of:= [.C530] - [.B530]" office:value-type="float" office:value="266360064" calcext:value-type="float">
            <text:p>266360064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1.47584335540439E+018" calcext:value-type="float">
            <text:p>1.47584335540439E+018</text:p>
          </table:table-cell>
          <table:table-cell office:value-type="float" office:value="1.47584335567124E+018" calcext:value-type="float">
            <text:p>1.47584335567124E+018</text:p>
          </table:table-cell>
          <table:table-cell/>
          <table:table-cell table:formula="of:= [.C531] - [.B531]" office:value-type="float" office:value="266850048" calcext:value-type="float">
            <text:p>266850048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1.47584335541439E+018" calcext:value-type="float">
            <text:p>1.47584335541439E+018</text:p>
          </table:table-cell>
          <table:table-cell office:value-type="float" office:value="1.47584335568181E+018" calcext:value-type="float">
            <text:p>1.47584335568181E+018</text:p>
          </table:table-cell>
          <table:table-cell/>
          <table:table-cell table:formula="of:= [.C532] - [.B532]" office:value-type="float" office:value="267419904" calcext:value-type="float">
            <text:p>267419904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1.47584335542439E+018" calcext:value-type="float">
            <text:p>1.47584335542439E+018</text:p>
          </table:table-cell>
          <table:table-cell office:value-type="float" office:value="1.47584335569224E+018" calcext:value-type="float">
            <text:p>1.47584335569224E+018</text:p>
          </table:table-cell>
          <table:table-cell/>
          <table:table-cell table:formula="of:= [.C533] - [.B533]" office:value-type="float" office:value="267849984" calcext:value-type="float">
            <text:p>267849984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1.47584335543439E+018" calcext:value-type="float">
            <text:p>1.47584335543439E+018</text:p>
          </table:table-cell>
          <table:table-cell office:value-type="float" office:value="1.47584335570273E+018" calcext:value-type="float">
            <text:p>1.47584335570273E+018</text:p>
          </table:table-cell>
          <table:table-cell/>
          <table:table-cell table:formula="of:= [.C534] - [.B534]" office:value-type="float" office:value="268339968" calcext:value-type="float">
            <text:p>268339968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1.47584335544439E+018" calcext:value-type="float">
            <text:p>1.47584335544439E+018</text:p>
          </table:table-cell>
          <table:table-cell office:value-type="float" office:value="1.47584335571324E+018" calcext:value-type="float">
            <text:p>1.47584335571324E+018</text:p>
          </table:table-cell>
          <table:table-cell/>
          <table:table-cell table:formula="of:= [.C535] - [.B535]" office:value-type="float" office:value="268850176" calcext:value-type="float">
            <text:p>268850176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1.47584335545439E+018" calcext:value-type="float">
            <text:p>1.47584335545439E+018</text:p>
          </table:table-cell>
          <table:table-cell office:value-type="float" office:value="1.47584335572372E+018" calcext:value-type="float">
            <text:p>1.47584335572372E+018</text:p>
          </table:table-cell>
          <table:table-cell/>
          <table:table-cell table:formula="of:= [.C536] - [.B536]" office:value-type="float" office:value="269329920" calcext:value-type="float">
            <text:p>269329920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1.4758433554644E+018" calcext:value-type="float">
            <text:p>1.4758433554644E+018</text:p>
          </table:table-cell>
          <table:table-cell office:value-type="float" office:value="1.47584335573423E+018" calcext:value-type="float">
            <text:p>1.47584335573423E+018</text:p>
          </table:table-cell>
          <table:table-cell/>
          <table:table-cell table:formula="of:= [.C537] - [.B537]" office:value-type="float" office:value="269829888" calcext:value-type="float">
            <text:p>269829888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1.47584335547439E+018" calcext:value-type="float">
            <text:p>1.47584335547439E+018</text:p>
          </table:table-cell>
          <table:table-cell office:value-type="float" office:value="1.47584335574472E+018" calcext:value-type="float">
            <text:p>1.47584335574472E+018</text:p>
          </table:table-cell>
          <table:table-cell/>
          <table:table-cell table:formula="of:= [.C538] - [.B538]" office:value-type="float" office:value="270329856" calcext:value-type="float">
            <text:p>270329856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1.47584335548439E+018" calcext:value-type="float">
            <text:p>1.47584335548439E+018</text:p>
          </table:table-cell>
          <table:table-cell office:value-type="float" office:value="1.47584335575532E+018" calcext:value-type="float">
            <text:p>1.47584335575532E+018</text:p>
          </table:table-cell>
          <table:table-cell/>
          <table:table-cell table:formula="of:= [.C539] - [.B539]" office:value-type="float" office:value="270930176" calcext:value-type="float">
            <text:p>270930176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1.47584335549439E+018" calcext:value-type="float">
            <text:p>1.47584335549439E+018</text:p>
          </table:table-cell>
          <table:table-cell office:value-type="float" office:value="1.47584335576795E+018" calcext:value-type="float">
            <text:p>1.47584335576795E+018</text:p>
          </table:table-cell>
          <table:table-cell/>
          <table:table-cell table:formula="of:= [.C540] - [.B540]" office:value-type="float" office:value="273560064" calcext:value-type="float">
            <text:p>273560064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1.47584335550439E+018" calcext:value-type="float">
            <text:p>1.47584335550439E+018</text:p>
          </table:table-cell>
          <table:table-cell office:value-type="float" office:value="1.47584335577842E+018" calcext:value-type="float">
            <text:p>1.47584335577842E+018</text:p>
          </table:table-cell>
          <table:table-cell/>
          <table:table-cell table:formula="of:= [.C541] - [.B541]" office:value-type="float" office:value="274030080" calcext:value-type="float">
            <text:p>274030080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1.47584335551439E+018" calcext:value-type="float">
            <text:p>1.47584335551439E+018</text:p>
          </table:table-cell>
          <table:table-cell office:value-type="float" office:value="1.47584335578889E+018" calcext:value-type="float">
            <text:p>1.47584335578889E+018</text:p>
          </table:table-cell>
          <table:table-cell/>
          <table:table-cell table:formula="of:= [.C542] - [.B542]" office:value-type="float" office:value="274499840" calcext:value-type="float">
            <text:p>274499840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1.47584335552479E+018" calcext:value-type="float">
            <text:p>1.47584335552479E+018</text:p>
          </table:table-cell>
          <table:table-cell office:value-type="float" office:value="1.47584335579938E+018" calcext:value-type="float">
            <text:p>1.47584335579938E+018</text:p>
          </table:table-cell>
          <table:table-cell/>
          <table:table-cell table:formula="of:= [.C543] - [.B543]" office:value-type="float" office:value="274589952" calcext:value-type="float">
            <text:p>274589952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1.47584335553438E+018" calcext:value-type="float">
            <text:p>1.47584335553438E+018</text:p>
          </table:table-cell>
          <table:table-cell office:value-type="float" office:value="1.4758433558099E+018" calcext:value-type="float">
            <text:p>1.4758433558099E+018</text:p>
          </table:table-cell>
          <table:table-cell/>
          <table:table-cell table:formula="of:= [.C544] - [.B544]" office:value-type="float" office:value="275520000" calcext:value-type="float">
            <text:p>275520000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1.47584335554439E+018" calcext:value-type="float">
            <text:p>1.47584335554439E+018</text:p>
          </table:table-cell>
          <table:table-cell office:value-type="float" office:value="1.47584335582037E+018" calcext:value-type="float">
            <text:p>1.47584335582037E+018</text:p>
          </table:table-cell>
          <table:table-cell/>
          <table:table-cell table:formula="of:= [.C545] - [.B545]" office:value-type="float" office:value="275980288" calcext:value-type="float">
            <text:p>275980288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1.47584335555439E+018" calcext:value-type="float">
            <text:p>1.47584335555439E+018</text:p>
          </table:table-cell>
          <table:table-cell office:value-type="float" office:value="1.47584335583086E+018" calcext:value-type="float">
            <text:p>1.47584335583086E+018</text:p>
          </table:table-cell>
          <table:table-cell/>
          <table:table-cell table:formula="of:= [.C546] - [.B546]" office:value-type="float" office:value="276470016" calcext:value-type="float">
            <text:p>276470016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1.4758433555644E+018" calcext:value-type="float">
            <text:p>1.4758433555644E+018</text:p>
          </table:table-cell>
          <table:table-cell office:value-type="float" office:value="1.47584335584142E+018" calcext:value-type="float">
            <text:p>1.47584335584142E+018</text:p>
          </table:table-cell>
          <table:table-cell/>
          <table:table-cell table:formula="of:= [.C547] - [.B547]" office:value-type="float" office:value="277020160" calcext:value-type="float">
            <text:p>277020160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1.47584335557439E+018" calcext:value-type="float">
            <text:p>1.47584335557439E+018</text:p>
          </table:table-cell>
          <table:table-cell office:value-type="float" office:value="1.47584335585196E+018" calcext:value-type="float">
            <text:p>1.47584335585196E+018</text:p>
          </table:table-cell>
          <table:table-cell/>
          <table:table-cell table:formula="of:= [.C548] - [.B548]" office:value-type="float" office:value="277570048" calcext:value-type="float">
            <text:p>277570048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1.4758433555844E+018" calcext:value-type="float">
            <text:p>1.4758433555844E+018</text:p>
          </table:table-cell>
          <table:table-cell office:value-type="float" office:value="1.47584335586234E+018" calcext:value-type="float">
            <text:p>1.47584335586234E+018</text:p>
          </table:table-cell>
          <table:table-cell/>
          <table:table-cell table:formula="of:= [.C549] - [.B549]" office:value-type="float" office:value="277940224" calcext:value-type="float">
            <text:p>277940224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1.47584335559439E+018" calcext:value-type="float">
            <text:p>1.47584335559439E+018</text:p>
          </table:table-cell>
          <table:table-cell office:value-type="float" office:value="1.47584335587282E+018" calcext:value-type="float">
            <text:p>1.47584335587282E+018</text:p>
          </table:table-cell>
          <table:table-cell/>
          <table:table-cell table:formula="of:= [.C550] - [.B550]" office:value-type="float" office:value="278429952" calcext:value-type="float">
            <text:p>278429952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1.47584335560439E+018" calcext:value-type="float">
            <text:p>1.47584335560439E+018</text:p>
          </table:table-cell>
          <table:table-cell office:value-type="float" office:value="1.47584335588332E+018" calcext:value-type="float">
            <text:p>1.47584335588332E+018</text:p>
          </table:table-cell>
          <table:table-cell/>
          <table:table-cell table:formula="of:= [.C551] - [.B551]" office:value-type="float" office:value="278930176" calcext:value-type="float">
            <text:p>278930176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1.47584335561439E+018" calcext:value-type="float">
            <text:p>1.47584335561439E+018</text:p>
          </table:table-cell>
          <table:table-cell office:value-type="float" office:value="1.47584335589381E+018" calcext:value-type="float">
            <text:p>1.47584335589381E+018</text:p>
          </table:table-cell>
          <table:table-cell/>
          <table:table-cell table:formula="of:= [.C552] - [.B552]" office:value-type="float" office:value="279419904" calcext:value-type="float">
            <text:p>279419904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1.4758433556244E+018" calcext:value-type="float">
            <text:p>1.4758433556244E+018</text:p>
          </table:table-cell>
          <table:table-cell office:value-type="float" office:value="1.47584335590433E+018" calcext:value-type="float">
            <text:p>1.47584335590433E+018</text:p>
          </table:table-cell>
          <table:table-cell/>
          <table:table-cell table:formula="of:= [.C553] - [.B553]" office:value-type="float" office:value="279930112" calcext:value-type="float">
            <text:p>279930112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1.47584335563439E+018" calcext:value-type="float">
            <text:p>1.47584335563439E+018</text:p>
          </table:table-cell>
          <table:table-cell office:value-type="float" office:value="1.47584335591488E+018" calcext:value-type="float">
            <text:p>1.47584335591488E+018</text:p>
          </table:table-cell>
          <table:table-cell/>
          <table:table-cell table:formula="of:= [.C554] - [.B554]" office:value-type="float" office:value="280489984" calcext:value-type="float">
            <text:p>280489984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1.4758433556444E+018" calcext:value-type="float">
            <text:p>1.4758433556444E+018</text:p>
          </table:table-cell>
          <table:table-cell office:value-type="float" office:value="1.47584335592534E+018" calcext:value-type="float">
            <text:p>1.47584335592534E+018</text:p>
          </table:table-cell>
          <table:table-cell/>
          <table:table-cell table:formula="of:= [.C555] - [.B555]" office:value-type="float" office:value="280940288" calcext:value-type="float">
            <text:p>280940288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1.47584335565438E+018" calcext:value-type="float">
            <text:p>1.47584335565438E+018</text:p>
          </table:table-cell>
          <table:table-cell office:value-type="float" office:value="1.47584335593583E+018" calcext:value-type="float">
            <text:p>1.47584335593583E+018</text:p>
          </table:table-cell>
          <table:table-cell/>
          <table:table-cell table:formula="of:= [.C556] - [.B556]" office:value-type="float" office:value="281449984" calcext:value-type="float">
            <text:p>281449984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1.4758433556644E+018" calcext:value-type="float">
            <text:p>1.4758433556644E+018</text:p>
          </table:table-cell>
          <table:table-cell office:value-type="float" office:value="1.47584335594629E+018" calcext:value-type="float">
            <text:p>1.47584335594629E+018</text:p>
          </table:table-cell>
          <table:table-cell/>
          <table:table-cell table:formula="of:= [.C557] - [.B557]" office:value-type="float" office:value="281890048" calcext:value-type="float">
            <text:p>281890048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1.47584335567439E+018" calcext:value-type="float">
            <text:p>1.47584335567439E+018</text:p>
          </table:table-cell>
          <table:table-cell office:value-type="float" office:value="1.47584335595676E+018" calcext:value-type="float">
            <text:p>1.47584335595676E+018</text:p>
          </table:table-cell>
          <table:table-cell/>
          <table:table-cell table:formula="of:= [.C558] - [.B558]" office:value-type="float" office:value="282369792" calcext:value-type="float">
            <text:p>282369792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1.4758433556844E+018" calcext:value-type="float">
            <text:p>1.4758433556844E+018</text:p>
          </table:table-cell>
          <table:table-cell office:value-type="float" office:value="1.47584335596726E+018" calcext:value-type="float">
            <text:p>1.47584335596726E+018</text:p>
          </table:table-cell>
          <table:table-cell/>
          <table:table-cell table:formula="of:= [.C559] - [.B559]" office:value-type="float" office:value="282860032" calcext:value-type="float">
            <text:p>282860032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1.47584335569439E+018" calcext:value-type="float">
            <text:p>1.47584335569439E+018</text:p>
          </table:table-cell>
          <table:table-cell office:value-type="float" office:value="1.47584335597772E+018" calcext:value-type="float">
            <text:p>1.47584335597772E+018</text:p>
          </table:table-cell>
          <table:table-cell/>
          <table:table-cell table:formula="of:= [.C560] - [.B560]" office:value-type="float" office:value="283330048" calcext:value-type="float">
            <text:p>283330048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1.47584335570439E+018" calcext:value-type="float">
            <text:p>1.47584335570439E+018</text:p>
          </table:table-cell>
          <table:table-cell office:value-type="float" office:value="1.47584335598822E+018" calcext:value-type="float">
            <text:p>1.47584335598822E+018</text:p>
          </table:table-cell>
          <table:table-cell/>
          <table:table-cell table:formula="of:= [.C561] - [.B561]" office:value-type="float" office:value="283830016" calcext:value-type="float">
            <text:p>283830016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1.47584335571438E+018" calcext:value-type="float">
            <text:p>1.47584335571438E+018</text:p>
          </table:table-cell>
          <table:table-cell office:value-type="float" office:value="1.47584335599858E+018" calcext:value-type="float">
            <text:p>1.47584335599858E+018</text:p>
          </table:table-cell>
          <table:table-cell/>
          <table:table-cell table:formula="of:= [.C562] - [.B562]" office:value-type="float" office:value="284199936" calcext:value-type="float">
            <text:p>284199936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1.47584335572439E+018" calcext:value-type="float">
            <text:p>1.47584335572439E+018</text:p>
          </table:table-cell>
          <table:table-cell office:value-type="float" office:value="1.47584335600926E+018" calcext:value-type="float">
            <text:p>1.47584335600926E+018</text:p>
          </table:table-cell>
          <table:table-cell/>
          <table:table-cell table:formula="of:= [.C563] - [.B563]" office:value-type="float" office:value="284870144" calcext:value-type="float">
            <text:p>284870144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1.47584335573461E+018" calcext:value-type="float">
            <text:p>1.47584335573461E+018</text:p>
          </table:table-cell>
          <table:table-cell office:value-type="float" office:value="1.47584335601971E+018" calcext:value-type="float">
            <text:p>1.47584335601971E+018</text:p>
          </table:table-cell>
          <table:table-cell/>
          <table:table-cell table:formula="of:= [.C564] - [.B564]" office:value-type="float" office:value="285100032" calcext:value-type="float">
            <text:p>285100032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1.47584335574439E+018" calcext:value-type="float">
            <text:p>1.47584335574439E+018</text:p>
          </table:table-cell>
          <table:table-cell office:value-type="float" office:value="1.4758433560302E+018" calcext:value-type="float">
            <text:p>1.4758433560302E+018</text:p>
          </table:table-cell>
          <table:table-cell/>
          <table:table-cell table:formula="of:= [.C565] - [.B565]" office:value-type="float" office:value="285810176" calcext:value-type="float">
            <text:p>285810176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1.47584335575438E+018" calcext:value-type="float">
            <text:p>1.47584335575438E+018</text:p>
          </table:table-cell>
          <table:table-cell office:value-type="float" office:value="1.4758433560407E+018" calcext:value-type="float">
            <text:p>1.4758433560407E+018</text:p>
          </table:table-cell>
          <table:table-cell/>
          <table:table-cell table:formula="of:= [.C566] - [.B566]" office:value-type="float" office:value="286320128" calcext:value-type="float">
            <text:p>286320128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1.47584335576489E+018" calcext:value-type="float">
            <text:p>1.47584335576489E+018</text:p>
          </table:table-cell>
          <table:table-cell office:value-type="float" office:value="1.47584335605374E+018" calcext:value-type="float">
            <text:p>1.47584335605374E+018</text:p>
          </table:table-cell>
          <table:table-cell/>
          <table:table-cell table:formula="of:= [.C567] - [.B567]" office:value-type="float" office:value="288849920" calcext:value-type="float">
            <text:p>288849920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1.47584335577439E+018" calcext:value-type="float">
            <text:p>1.47584335577439E+018</text:p>
          </table:table-cell>
          <table:table-cell office:value-type="float" office:value="1.47584335606391E+018" calcext:value-type="float">
            <text:p>1.47584335606391E+018</text:p>
          </table:table-cell>
          <table:table-cell/>
          <table:table-cell table:formula="of:= [.C568] - [.B568]" office:value-type="float" office:value="289519872" calcext:value-type="float">
            <text:p>289519872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1.47584335578439E+018" calcext:value-type="float">
            <text:p>1.47584335578439E+018</text:p>
          </table:table-cell>
          <table:table-cell office:value-type="float" office:value="1.47584335607442E+018" calcext:value-type="float">
            <text:p>1.47584335607442E+018</text:p>
          </table:table-cell>
          <table:table-cell/>
          <table:table-cell table:formula="of:= [.C569] - [.B569]" office:value-type="float" office:value="290030080" calcext:value-type="float">
            <text:p>290030080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1.47584335579439E+018" calcext:value-type="float">
            <text:p>1.47584335579439E+018</text:p>
          </table:table-cell>
          <table:table-cell office:value-type="float" office:value="1.47584335608497E+018" calcext:value-type="float">
            <text:p>1.47584335608497E+018</text:p>
          </table:table-cell>
          <table:table-cell/>
          <table:table-cell table:formula="of:= [.C570] - [.B570]" office:value-type="float" office:value="290579968" calcext:value-type="float">
            <text:p>290579968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1.47584335580439E+018" calcext:value-type="float">
            <text:p>1.47584335580439E+018</text:p>
          </table:table-cell>
          <table:table-cell office:value-type="float" office:value="1.47584335609539E+018" calcext:value-type="float">
            <text:p>1.47584335609539E+018</text:p>
          </table:table-cell>
          <table:table-cell/>
          <table:table-cell table:formula="of:= [.C571] - [.B571]" office:value-type="float" office:value="291000064" calcext:value-type="float">
            <text:p>291000064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1.47584335581439E+018" calcext:value-type="float">
            <text:p>1.47584335581439E+018</text:p>
          </table:table-cell>
          <table:table-cell office:value-type="float" office:value="1.47584335610589E+018" calcext:value-type="float">
            <text:p>1.47584335610589E+018</text:p>
          </table:table-cell>
          <table:table-cell/>
          <table:table-cell table:formula="of:= [.C572] - [.B572]" office:value-type="float" office:value="291499776" calcext:value-type="float">
            <text:p>291499776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1.4758433558244E+018" calcext:value-type="float">
            <text:p>1.4758433558244E+018</text:p>
          </table:table-cell>
          <table:table-cell office:value-type="float" office:value="1.47584335611664E+018" calcext:value-type="float">
            <text:p>1.47584335611664E+018</text:p>
          </table:table-cell>
          <table:table-cell/>
          <table:table-cell table:formula="of:= [.C573] - [.B573]" office:value-type="float" office:value="292240128" calcext:value-type="float">
            <text:p>292240128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1.47584335583439E+018" calcext:value-type="float">
            <text:p>1.47584335583439E+018</text:p>
          </table:table-cell>
          <table:table-cell office:value-type="float" office:value="1.47584335612713E+018" calcext:value-type="float">
            <text:p>1.47584335612713E+018</text:p>
          </table:table-cell>
          <table:table-cell/>
          <table:table-cell table:formula="of:= [.C574] - [.B574]" office:value-type="float" office:value="292740096" calcext:value-type="float">
            <text:p>292740096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1.4758433558444E+018" calcext:value-type="float">
            <text:p>1.4758433558444E+018</text:p>
          </table:table-cell>
          <table:table-cell office:value-type="float" office:value="1.4758433561376E+018" calcext:value-type="float">
            <text:p>1.4758433561376E+018</text:p>
          </table:table-cell>
          <table:table-cell/>
          <table:table-cell table:formula="of:= [.C575] - [.B575]" office:value-type="float" office:value="293200128" calcext:value-type="float">
            <text:p>293200128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1.47584335585438E+018" calcext:value-type="float">
            <text:p>1.47584335585438E+018</text:p>
          </table:table-cell>
          <table:table-cell office:value-type="float" office:value="1.4758433561481E+018" calcext:value-type="float">
            <text:p>1.4758433561481E+018</text:p>
          </table:table-cell>
          <table:table-cell/>
          <table:table-cell table:formula="of:= [.C576] - [.B576]" office:value-type="float" office:value="293720064" calcext:value-type="float">
            <text:p>293720064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1.47584335586439E+018" calcext:value-type="float">
            <text:p>1.47584335586439E+018</text:p>
          </table:table-cell>
          <table:table-cell office:value-type="float" office:value="1.47584335615859E+018" calcext:value-type="float">
            <text:p>1.47584335615859E+018</text:p>
          </table:table-cell>
          <table:table-cell/>
          <table:table-cell table:formula="of:= [.C577] - [.B577]" office:value-type="float" office:value="294200064" calcext:value-type="float">
            <text:p>294200064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1.47584335587439E+018" calcext:value-type="float">
            <text:p>1.47584335587439E+018</text:p>
          </table:table-cell>
          <table:table-cell office:value-type="float" office:value="1.4758433561691E+018" calcext:value-type="float">
            <text:p>1.4758433561691E+018</text:p>
          </table:table-cell>
          <table:table-cell/>
          <table:table-cell table:formula="of:= [.C578] - [.B578]" office:value-type="float" office:value="294710016" calcext:value-type="float">
            <text:p>294710016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1.47584335588439E+018" calcext:value-type="float">
            <text:p>1.47584335588439E+018</text:p>
          </table:table-cell>
          <table:table-cell office:value-type="float" office:value="1.47584335617959E+018" calcext:value-type="float">
            <text:p>1.47584335617959E+018</text:p>
          </table:table-cell>
          <table:table-cell/>
          <table:table-cell table:formula="of:= [.C579] - [.B579]" office:value-type="float" office:value="295200256" calcext:value-type="float">
            <text:p>295200256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1.47584335589438E+018" calcext:value-type="float">
            <text:p>1.47584335589438E+018</text:p>
          </table:table-cell>
          <table:table-cell office:value-type="float" office:value="1.47584335619006E+018" calcext:value-type="float">
            <text:p>1.47584335619006E+018</text:p>
          </table:table-cell>
          <table:table-cell/>
          <table:table-cell table:formula="of:= [.C580] - [.B580]" office:value-type="float" office:value="295680000" calcext:value-type="float">
            <text:p>295680000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1.47584335590471E+018" calcext:value-type="float">
            <text:p>1.47584335590471E+018</text:p>
          </table:table-cell>
          <table:table-cell office:value-type="float" office:value="1.47584335620056E+018" calcext:value-type="float">
            <text:p>1.47584335620056E+018</text:p>
          </table:table-cell>
          <table:table-cell/>
          <table:table-cell table:formula="of:= [.C581] - [.B581]" office:value-type="float" office:value="295849984" calcext:value-type="float">
            <text:p>295849984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1.47584335591438E+018" calcext:value-type="float">
            <text:p>1.47584335591438E+018</text:p>
          </table:table-cell>
          <table:table-cell office:value-type="float" office:value="1.47584335621105E+018" calcext:value-type="float">
            <text:p>1.47584335621105E+018</text:p>
          </table:table-cell>
          <table:table-cell/>
          <table:table-cell table:formula="of:= [.C582] - [.B582]" office:value-type="float" office:value="296669952" calcext:value-type="float">
            <text:p>296669952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1.47584335592439E+018" calcext:value-type="float">
            <text:p>1.47584335592439E+018</text:p>
          </table:table-cell>
          <table:table-cell office:value-type="float" office:value="1.47584335622161E+018" calcext:value-type="float">
            <text:p>1.47584335622161E+018</text:p>
          </table:table-cell>
          <table:table-cell/>
          <table:table-cell table:formula="of:= [.C583] - [.B583]" office:value-type="float" office:value="297220096" calcext:value-type="float">
            <text:p>297220096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1.47584335593487E+018" calcext:value-type="float">
            <text:p>1.47584335593487E+018</text:p>
          </table:table-cell>
          <table:table-cell office:value-type="float" office:value="1.47584335623211E+018" calcext:value-type="float">
            <text:p>1.47584335623211E+018</text:p>
          </table:table-cell>
          <table:table-cell/>
          <table:table-cell table:formula="of:= [.C584] - [.B584]" office:value-type="float" office:value="297240064" calcext:value-type="float">
            <text:p>297240064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1.47584335594485E+018" calcext:value-type="float">
            <text:p>1.47584335594485E+018</text:p>
          </table:table-cell>
          <table:table-cell office:value-type="float" office:value="1.4758433562426E+018" calcext:value-type="float">
            <text:p>1.4758433562426E+018</text:p>
          </table:table-cell>
          <table:table-cell/>
          <table:table-cell table:formula="of:= [.C585] - [.B585]" office:value-type="float" office:value="297750016" calcext:value-type="float">
            <text:p>297750016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1.47584335595439E+018" calcext:value-type="float">
            <text:p>1.47584335595439E+018</text:p>
          </table:table-cell>
          <table:table-cell office:value-type="float" office:value="1.47584335625312E+018" calcext:value-type="float">
            <text:p>1.47584335625312E+018</text:p>
          </table:table-cell>
          <table:table-cell/>
          <table:table-cell table:formula="of:= [.C586] - [.B586]" office:value-type="float" office:value="298730240" calcext:value-type="float">
            <text:p>298730240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1.4758433559644E+018" calcext:value-type="float">
            <text:p>1.4758433559644E+018</text:p>
          </table:table-cell>
          <table:table-cell office:value-type="float" office:value="1.47584335626362E+018" calcext:value-type="float">
            <text:p>1.47584335626362E+018</text:p>
          </table:table-cell>
          <table:table-cell/>
          <table:table-cell table:formula="of:= [.C587] - [.B587]" office:value-type="float" office:value="299219968" calcext:value-type="float">
            <text:p>299219968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1.47584335597439E+018" calcext:value-type="float">
            <text:p>1.47584335597439E+018</text:p>
          </table:table-cell>
          <table:table-cell office:value-type="float" office:value="1.47584335627413E+018" calcext:value-type="float">
            <text:p>1.47584335627413E+018</text:p>
          </table:table-cell>
          <table:table-cell/>
          <table:table-cell table:formula="of:= [.C588] - [.B588]" office:value-type="float" office:value="299739904" calcext:value-type="float">
            <text:p>299739904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1.47584335598439E+018" calcext:value-type="float">
            <text:p>1.47584335598439E+018</text:p>
          </table:table-cell>
          <table:table-cell office:value-type="float" office:value="1.47584335628472E+018" calcext:value-type="float">
            <text:p>1.47584335628472E+018</text:p>
          </table:table-cell>
          <table:table-cell/>
          <table:table-cell table:formula="of:= [.C589] - [.B589]" office:value-type="float" office:value="300329984" calcext:value-type="float">
            <text:p>300329984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1.47584335599439E+018" calcext:value-type="float">
            <text:p>1.47584335599439E+018</text:p>
          </table:table-cell>
          <table:table-cell office:value-type="float" office:value="1.47584335629518E+018" calcext:value-type="float">
            <text:p>1.47584335629518E+018</text:p>
          </table:table-cell>
          <table:table-cell/>
          <table:table-cell table:formula="of:= [.C590] - [.B590]" office:value-type="float" office:value="300790016" calcext:value-type="float">
            <text:p>300790016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1.4758433560044E+018" calcext:value-type="float">
            <text:p>1.4758433560044E+018</text:p>
          </table:table-cell>
          <table:table-cell office:value-type="float" office:value="1.47584335630567E+018" calcext:value-type="float">
            <text:p>1.47584335630567E+018</text:p>
          </table:table-cell>
          <table:table-cell/>
          <table:table-cell table:formula="of:= [.C591] - [.B591]" office:value-type="float" office:value="301270272" calcext:value-type="float">
            <text:p>301270272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1.47584335601439E+018" calcext:value-type="float">
            <text:p>1.47584335601439E+018</text:p>
          </table:table-cell>
          <table:table-cell office:value-type="float" office:value="1.4758433563161E+018" calcext:value-type="float">
            <text:p>1.4758433563161E+018</text:p>
          </table:table-cell>
          <table:table-cell/>
          <table:table-cell table:formula="of:= [.C592] - [.B592]" office:value-type="float" office:value="301710080" calcext:value-type="float">
            <text:p>301710080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1.4758433560244E+018" calcext:value-type="float">
            <text:p>1.4758433560244E+018</text:p>
          </table:table-cell>
          <table:table-cell office:value-type="float" office:value="1.47584335632658E+018" calcext:value-type="float">
            <text:p>1.47584335632658E+018</text:p>
          </table:table-cell>
          <table:table-cell/>
          <table:table-cell table:formula="of:= [.C593] - [.B593]" office:value-type="float" office:value="302180096" calcext:value-type="float">
            <text:p>302180096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1.47584335603439E+018" calcext:value-type="float">
            <text:p>1.47584335603439E+018</text:p>
          </table:table-cell>
          <table:table-cell office:value-type="float" office:value="1.47584335633707E+018" calcext:value-type="float">
            <text:p>1.47584335633707E+018</text:p>
          </table:table-cell>
          <table:table-cell/>
          <table:table-cell table:formula="of:= [.C594] - [.B594]" office:value-type="float" office:value="302679808" calcext:value-type="float">
            <text:p>302679808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1.4758433560444E+018" calcext:value-type="float">
            <text:p>1.4758433560444E+018</text:p>
          </table:table-cell>
          <table:table-cell office:value-type="float" office:value="1.4758433563499E+018" calcext:value-type="float">
            <text:p>1.4758433563499E+018</text:p>
          </table:table-cell>
          <table:table-cell/>
          <table:table-cell table:formula="of:= [.C595] - [.B595]" office:value-type="float" office:value="305500160" calcext:value-type="float">
            <text:p>305500160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1.47584335605439E+018" calcext:value-type="float">
            <text:p>1.47584335605439E+018</text:p>
          </table:table-cell>
          <table:table-cell office:value-type="float" office:value="1.47584335636043E+018" calcext:value-type="float">
            <text:p>1.47584335636043E+018</text:p>
          </table:table-cell>
          <table:table-cell/>
          <table:table-cell table:formula="of:= [.C596] - [.B596]" office:value-type="float" office:value="306040064" calcext:value-type="float">
            <text:p>306040064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1.47584335606438E+018" calcext:value-type="float">
            <text:p>1.47584335606438E+018</text:p>
          </table:table-cell>
          <table:table-cell office:value-type="float" office:value="1.47584335637092E+018" calcext:value-type="float">
            <text:p>1.47584335637092E+018</text:p>
          </table:table-cell>
          <table:table-cell/>
          <table:table-cell table:formula="of:= [.C597] - [.B597]" office:value-type="float" office:value="306540288" calcext:value-type="float">
            <text:p>306540288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1.4758433560748E+018" calcext:value-type="float">
            <text:p>1.4758433560748E+018</text:p>
          </table:table-cell>
          <table:table-cell office:value-type="float" office:value="1.47584335638148E+018" calcext:value-type="float">
            <text:p>1.47584335638148E+018</text:p>
          </table:table-cell>
          <table:table-cell/>
          <table:table-cell table:formula="of:= [.C598] - [.B598]" office:value-type="float" office:value="306680064" calcext:value-type="float">
            <text:p>306680064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1.47584335608439E+018" calcext:value-type="float">
            <text:p>1.47584335608439E+018</text:p>
          </table:table-cell>
          <table:table-cell office:value-type="float" office:value="1.47584335639201E+018" calcext:value-type="float">
            <text:p>1.47584335639201E+018</text:p>
          </table:table-cell>
          <table:table-cell/>
          <table:table-cell table:formula="of:= [.C599] - [.B599]" office:value-type="float" office:value="307620096" calcext:value-type="float">
            <text:p>307620096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1.47584335609438E+018" calcext:value-type="float">
            <text:p>1.47584335609438E+018</text:p>
          </table:table-cell>
          <table:table-cell office:value-type="float" office:value="1.4758433564025E+018" calcext:value-type="float">
            <text:p>1.4758433564025E+018</text:p>
          </table:table-cell>
          <table:table-cell/>
          <table:table-cell table:formula="of:= [.C600] - [.B600]" office:value-type="float" office:value="308120064" calcext:value-type="float">
            <text:p>308120064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.47584335610439E+018" calcext:value-type="float">
            <text:p>1.47584335610439E+018</text:p>
          </table:table-cell>
          <table:table-cell office:value-type="float" office:value="1.47584335641314E+018" calcext:value-type="float">
            <text:p>1.47584335641314E+018</text:p>
          </table:table-cell>
          <table:table-cell/>
          <table:table-cell table:formula="of:= [.C601] - [.B601]" office:value-type="float" office:value="308750336" calcext:value-type="float">
            <text:p>308750336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1.47584335611439E+018" calcext:value-type="float">
            <text:p>1.47584335611439E+018</text:p>
          </table:table-cell>
          <table:table-cell office:value-type="float" office:value="1.47584335642351E+018" calcext:value-type="float">
            <text:p>1.47584335642351E+018</text:p>
          </table:table-cell>
          <table:table-cell/>
          <table:table-cell table:formula="of:= [.C602] - [.B602]" office:value-type="float" office:value="309120000" calcext:value-type="float">
            <text:p>309120000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1.47584335612439E+018" calcext:value-type="float">
            <text:p>1.47584335612439E+018</text:p>
          </table:table-cell>
          <table:table-cell office:value-type="float" office:value="1.47584335643399E+018" calcext:value-type="float">
            <text:p>1.47584335643399E+018</text:p>
          </table:table-cell>
          <table:table-cell/>
          <table:table-cell table:formula="of:= [.C603] - [.B603]" office:value-type="float" office:value="309600256" calcext:value-type="float">
            <text:p>309600256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1.47584335613439E+018" calcext:value-type="float">
            <text:p>1.47584335613439E+018</text:p>
          </table:table-cell>
          <table:table-cell office:value-type="float" office:value="1.47584335644452E+018" calcext:value-type="float">
            <text:p>1.47584335644452E+018</text:p>
          </table:table-cell>
          <table:table-cell/>
          <table:table-cell table:formula="of:= [.C604] - [.B604]" office:value-type="float" office:value="310129920" calcext:value-type="float">
            <text:p>310129920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1.47584335614439E+018" calcext:value-type="float">
            <text:p>1.47584335614439E+018</text:p>
          </table:table-cell>
          <table:table-cell office:value-type="float" office:value="1.47584335645503E+018" calcext:value-type="float">
            <text:p>1.47584335645503E+018</text:p>
          </table:table-cell>
          <table:table-cell/>
          <table:table-cell table:formula="of:= [.C605] - [.B605]" office:value-type="float" office:value="310640128" calcext:value-type="float">
            <text:p>310640128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1.47584335615439E+018" calcext:value-type="float">
            <text:p>1.47584335615439E+018</text:p>
          </table:table-cell>
          <table:table-cell office:value-type="float" office:value="1.47584335646548E+018" calcext:value-type="float">
            <text:p>1.47584335646548E+018</text:p>
          </table:table-cell>
          <table:table-cell/>
          <table:table-cell table:formula="of:= [.C606] - [.B606]" office:value-type="float" office:value="311089920" calcext:value-type="float">
            <text:p>311089920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1.47584335616439E+018" calcext:value-type="float">
            <text:p>1.47584335616439E+018</text:p>
          </table:table-cell>
          <table:table-cell office:value-type="float" office:value="1.47584335647595E+018" calcext:value-type="float">
            <text:p>1.47584335647595E+018</text:p>
          </table:table-cell>
          <table:table-cell/>
          <table:table-cell table:formula="of:= [.C607] - [.B607]" office:value-type="float" office:value="311559936" calcext:value-type="float">
            <text:p>311559936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1.47584335617439E+018" calcext:value-type="float">
            <text:p>1.47584335617439E+018</text:p>
          </table:table-cell>
          <table:table-cell office:value-type="float" office:value="1.47584335648644E+018" calcext:value-type="float">
            <text:p>1.47584335648644E+018</text:p>
          </table:table-cell>
          <table:table-cell/>
          <table:table-cell table:formula="of:= [.C608] - [.B608]" office:value-type="float" office:value="312049920" calcext:value-type="float">
            <text:p>312049920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1.47584335618439E+018" calcext:value-type="float">
            <text:p>1.47584335618439E+018</text:p>
          </table:table-cell>
          <table:table-cell office:value-type="float" office:value="1.47584335649721E+018" calcext:value-type="float">
            <text:p>1.47584335649721E+018</text:p>
          </table:table-cell>
          <table:table-cell/>
          <table:table-cell table:formula="of:= [.C609] - [.B609]" office:value-type="float" office:value="312820224" calcext:value-type="float">
            <text:p>312820224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1.47584335619439E+018" calcext:value-type="float">
            <text:p>1.47584335619439E+018</text:p>
          </table:table-cell>
          <table:table-cell office:value-type="float" office:value="1.47584335650753E+018" calcext:value-type="float">
            <text:p>1.47584335650753E+018</text:p>
          </table:table-cell>
          <table:table-cell/>
          <table:table-cell table:formula="of:= [.C610] - [.B610]" office:value-type="float" office:value="313139968" calcext:value-type="float">
            <text:p>313139968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1.47584335620439E+018" calcext:value-type="float">
            <text:p>1.47584335620439E+018</text:p>
          </table:table-cell>
          <table:table-cell office:value-type="float" office:value="1.47584335651799E+018" calcext:value-type="float">
            <text:p>1.47584335651799E+018</text:p>
          </table:table-cell>
          <table:table-cell/>
          <table:table-cell table:formula="of:= [.C611] - [.B611]" office:value-type="float" office:value="313600256" calcext:value-type="float">
            <text:p>313600256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1.47584335621439E+018" calcext:value-type="float">
            <text:p>1.47584335621439E+018</text:p>
          </table:table-cell>
          <table:table-cell office:value-type="float" office:value="1.47584335652846E+018" calcext:value-type="float">
            <text:p>1.47584335652846E+018</text:p>
          </table:table-cell>
          <table:table-cell/>
          <table:table-cell table:formula="of:= [.C612] - [.B612]" office:value-type="float" office:value="314069760" calcext:value-type="float">
            <text:p>314069760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1.47584335622439E+018" calcext:value-type="float">
            <text:p>1.47584335622439E+018</text:p>
          </table:table-cell>
          <table:table-cell office:value-type="float" office:value="1.47584335653894E+018" calcext:value-type="float">
            <text:p>1.47584335653894E+018</text:p>
          </table:table-cell>
          <table:table-cell/>
          <table:table-cell table:formula="of:= [.C613] - [.B613]" office:value-type="float" office:value="314550016" calcext:value-type="float">
            <text:p>314550016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1.47584335623439E+018" calcext:value-type="float">
            <text:p>1.47584335623439E+018</text:p>
          </table:table-cell>
          <table:table-cell office:value-type="float" office:value="1.47584335654919E+018" calcext:value-type="float">
            <text:p>1.47584335654919E+018</text:p>
          </table:table-cell>
          <table:table-cell/>
          <table:table-cell table:formula="of:= [.C614] - [.B614]" office:value-type="float" office:value="314799872" calcext:value-type="float">
            <text:p>314799872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1.47584335624439E+018" calcext:value-type="float">
            <text:p>1.47584335624439E+018</text:p>
          </table:table-cell>
          <table:table-cell office:value-type="float" office:value="1.47584335656004E+018" calcext:value-type="float">
            <text:p>1.47584335656004E+018</text:p>
          </table:table-cell>
          <table:table-cell/>
          <table:table-cell table:formula="of:= [.C615] - [.B615]" office:value-type="float" office:value="315650048" calcext:value-type="float">
            <text:p>315650048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1.47584335625438E+018" calcext:value-type="float">
            <text:p>1.47584335625438E+018</text:p>
          </table:table-cell>
          <table:table-cell office:value-type="float" office:value="1.47584335657042E+018" calcext:value-type="float">
            <text:p>1.47584335657042E+018</text:p>
          </table:table-cell>
          <table:table-cell/>
          <table:table-cell table:formula="of:= [.C616] - [.B616]" office:value-type="float" office:value="316039936" calcext:value-type="float">
            <text:p>316039936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1.47584335626438E+018" calcext:value-type="float">
            <text:p>1.47584335626438E+018</text:p>
          </table:table-cell>
          <table:table-cell office:value-type="float" office:value="1.47584335658091E+018" calcext:value-type="float">
            <text:p>1.47584335658091E+018</text:p>
          </table:table-cell>
          <table:table-cell/>
          <table:table-cell table:formula="of:= [.C617] - [.B617]" office:value-type="float" office:value="316529920" calcext:value-type="float">
            <text:p>316529920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1.47584335627452E+018" calcext:value-type="float">
            <text:p>1.47584335627452E+018</text:p>
          </table:table-cell>
          <table:table-cell office:value-type="float" office:value="1.47584335659149E+018" calcext:value-type="float">
            <text:p>1.47584335659149E+018</text:p>
          </table:table-cell>
          <table:table-cell/>
          <table:table-cell table:formula="of:= [.C618] - [.B618]" office:value-type="float" office:value="316969984" calcext:value-type="float">
            <text:p>316969984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1.47584335628447E+018" calcext:value-type="float">
            <text:p>1.47584335628447E+018</text:p>
          </table:table-cell>
          <table:table-cell office:value-type="float" office:value="1.475843356602E+018" calcext:value-type="float">
            <text:p>1.475843356602E+018</text:p>
          </table:table-cell>
          <table:table-cell/>
          <table:table-cell table:formula="of:= [.C619] - [.B619]" office:value-type="float" office:value="317529856" calcext:value-type="float">
            <text:p>317529856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1.47584335629439E+018" calcext:value-type="float">
            <text:p>1.47584335629439E+018</text:p>
          </table:table-cell>
          <table:table-cell office:value-type="float" office:value="1.47584335661249E+018" calcext:value-type="float">
            <text:p>1.47584335661249E+018</text:p>
          </table:table-cell>
          <table:table-cell/>
          <table:table-cell table:formula="of:= [.C620] - [.B620]" office:value-type="float" office:value="318099968" calcext:value-type="float">
            <text:p>318099968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1.47584335630486E+018" calcext:value-type="float">
            <text:p>1.47584335630486E+018</text:p>
          </table:table-cell>
          <table:table-cell office:value-type="float" office:value="1.4758433566231E+018" calcext:value-type="float">
            <text:p>1.4758433566231E+018</text:p>
          </table:table-cell>
          <table:table-cell/>
          <table:table-cell table:formula="of:= [.C621] - [.B621]" office:value-type="float" office:value="318239744" calcext:value-type="float">
            <text:p>318239744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1.47584335631487E+018" calcext:value-type="float">
            <text:p>1.47584335631487E+018</text:p>
          </table:table-cell>
          <table:table-cell office:value-type="float" office:value="1.47584335663349E+018" calcext:value-type="float">
            <text:p>1.47584335663349E+018</text:p>
          </table:table-cell>
          <table:table-cell/>
          <table:table-cell table:formula="of:= [.C622] - [.B622]" office:value-type="float" office:value="318620160" calcext:value-type="float">
            <text:p>318620160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1.47584335632439E+018" calcext:value-type="float">
            <text:p>1.47584335632439E+018</text:p>
          </table:table-cell>
          <table:table-cell office:value-type="float" office:value="1.47584335664646E+018" calcext:value-type="float">
            <text:p>1.47584335664646E+018</text:p>
          </table:table-cell>
          <table:table-cell/>
          <table:table-cell table:formula="of:= [.C623] - [.B623]" office:value-type="float" office:value="322070016" calcext:value-type="float">
            <text:p>322070016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1.47584335633439E+018" calcext:value-type="float">
            <text:p>1.47584335633439E+018</text:p>
          </table:table-cell>
          <table:table-cell office:value-type="float" office:value="1.47584335665693E+018" calcext:value-type="float">
            <text:p>1.47584335665693E+018</text:p>
          </table:table-cell>
          <table:table-cell/>
          <table:table-cell table:formula="of:= [.C624] - [.B624]" office:value-type="float" office:value="322540032" calcext:value-type="float">
            <text:p>322540032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1.47584335634439E+018" calcext:value-type="float">
            <text:p>1.47584335634439E+018</text:p>
          </table:table-cell>
          <table:table-cell office:value-type="float" office:value="1.47584335666744E+018" calcext:value-type="float">
            <text:p>1.47584335666744E+018</text:p>
          </table:table-cell>
          <table:table-cell/>
          <table:table-cell table:formula="of:= [.C625] - [.B625]" office:value-type="float" office:value="323050240" calcext:value-type="float">
            <text:p>323050240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1.47584335635439E+018" calcext:value-type="float">
            <text:p>1.47584335635439E+018</text:p>
          </table:table-cell>
          <table:table-cell office:value-type="float" office:value="1.47584335667791E+018" calcext:value-type="float">
            <text:p>1.47584335667791E+018</text:p>
          </table:table-cell>
          <table:table-cell/>
          <table:table-cell table:formula="of:= [.C626] - [.B626]" office:value-type="float" office:value="323520000" calcext:value-type="float">
            <text:p>323520000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1.47584335636439E+018" calcext:value-type="float">
            <text:p>1.47584335636439E+018</text:p>
          </table:table-cell>
          <table:table-cell office:value-type="float" office:value="1.47584335668845E+018" calcext:value-type="float">
            <text:p>1.47584335668845E+018</text:p>
          </table:table-cell>
          <table:table-cell/>
          <table:table-cell table:formula="of:= [.C627] - [.B627]" office:value-type="float" office:value="324060160" calcext:value-type="float">
            <text:p>324060160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1.47584335637438E+018" calcext:value-type="float">
            <text:p>1.47584335637438E+018</text:p>
          </table:table-cell>
          <table:table-cell office:value-type="float" office:value="1.47584335669892E+018" calcext:value-type="float">
            <text:p>1.47584335669892E+018</text:p>
          </table:table-cell>
          <table:table-cell/>
          <table:table-cell table:formula="of:= [.C628] - [.B628]" office:value-type="float" office:value="324539904" calcext:value-type="float">
            <text:p>324539904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1.4758433563844E+018" calcext:value-type="float">
            <text:p>1.4758433563844E+018</text:p>
          </table:table-cell>
          <table:table-cell office:value-type="float" office:value="1.47584335670942E+018" calcext:value-type="float">
            <text:p>1.47584335670942E+018</text:p>
          </table:table-cell>
          <table:table-cell/>
          <table:table-cell table:formula="of:= [.C629] - [.B629]" office:value-type="float" office:value="325019904" calcext:value-type="float">
            <text:p>325019904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1.47584335639439E+018" calcext:value-type="float">
            <text:p>1.47584335639439E+018</text:p>
          </table:table-cell>
          <table:table-cell office:value-type="float" office:value="1.47584335671987E+018" calcext:value-type="float">
            <text:p>1.47584335671987E+018</text:p>
          </table:table-cell>
          <table:table-cell/>
          <table:table-cell table:formula="of:= [.C630] - [.B630]" office:value-type="float" office:value="325479936" calcext:value-type="float">
            <text:p>325479936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1.47584335640439E+018" calcext:value-type="float">
            <text:p>1.47584335640439E+018</text:p>
          </table:table-cell>
          <table:table-cell office:value-type="float" office:value="1.47584335673039E+018" calcext:value-type="float">
            <text:p>1.47584335673039E+018</text:p>
          </table:table-cell>
          <table:table-cell/>
          <table:table-cell table:formula="of:= [.C631] - [.B631]" office:value-type="float" office:value="325999872" calcext:value-type="float">
            <text:p>325999872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1.47584335641439E+018" calcext:value-type="float">
            <text:p>1.47584335641439E+018</text:p>
          </table:table-cell>
          <table:table-cell office:value-type="float" office:value="1.47584335674085E+018" calcext:value-type="float">
            <text:p>1.47584335674085E+018</text:p>
          </table:table-cell>
          <table:table-cell/>
          <table:table-cell table:formula="of:= [.C632] - [.B632]" office:value-type="float" office:value="326459904" calcext:value-type="float">
            <text:p>326459904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1.47584335642439E+018" calcext:value-type="float">
            <text:p>1.47584335642439E+018</text:p>
          </table:table-cell>
          <table:table-cell office:value-type="float" office:value="1.47584335675144E+018" calcext:value-type="float">
            <text:p>1.47584335675144E+018</text:p>
          </table:table-cell>
          <table:table-cell/>
          <table:table-cell table:formula="of:= [.C633] - [.B633]" office:value-type="float" office:value="327049728" calcext:value-type="float">
            <text:p>327049728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1.47584335643438E+018" calcext:value-type="float">
            <text:p>1.47584335643438E+018</text:p>
          </table:table-cell>
          <table:table-cell office:value-type="float" office:value="1.47584335676207E+018" calcext:value-type="float">
            <text:p>1.47584335676207E+018</text:p>
          </table:table-cell>
          <table:table-cell/>
          <table:table-cell table:formula="of:= [.C634] - [.B634]" office:value-type="float" office:value="327689984" calcext:value-type="float">
            <text:p>327689984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1.47584335644486E+018" calcext:value-type="float">
            <text:p>1.47584335644486E+018</text:p>
          </table:table-cell>
          <table:table-cell office:value-type="float" office:value="1.47584335677254E+018" calcext:value-type="float">
            <text:p>1.47584335677254E+018</text:p>
          </table:table-cell>
          <table:table-cell/>
          <table:table-cell table:formula="of:= [.C635] - [.B635]" office:value-type="float" office:value="327679744" calcext:value-type="float">
            <text:p>327679744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1.47584335645438E+018" calcext:value-type="float">
            <text:p>1.47584335645438E+018</text:p>
          </table:table-cell>
          <table:table-cell office:value-type="float" office:value="1.47584335678311E+018" calcext:value-type="float">
            <text:p>1.47584335678311E+018</text:p>
          </table:table-cell>
          <table:table-cell/>
          <table:table-cell table:formula="of:= [.C636] - [.B636]" office:value-type="float" office:value="328729856" calcext:value-type="float">
            <text:p>328729856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1.47584335646439E+018" calcext:value-type="float">
            <text:p>1.47584335646439E+018</text:p>
          </table:table-cell>
          <table:table-cell office:value-type="float" office:value="1.47584335679354E+018" calcext:value-type="float">
            <text:p>1.47584335679354E+018</text:p>
          </table:table-cell>
          <table:table-cell/>
          <table:table-cell table:formula="of:= [.C637] - [.B637]" office:value-type="float" office:value="329149952" calcext:value-type="float">
            <text:p>329149952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1.47584335647439E+018" calcext:value-type="float">
            <text:p>1.47584335647439E+018</text:p>
          </table:table-cell>
          <table:table-cell office:value-type="float" office:value="1.47584335680404E+018" calcext:value-type="float">
            <text:p>1.47584335680404E+018</text:p>
          </table:table-cell>
          <table:table-cell/>
          <table:table-cell table:formula="of:= [.C638] - [.B638]" office:value-type="float" office:value="329649920" calcext:value-type="float">
            <text:p>329649920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1.47584335648439E+018" calcext:value-type="float">
            <text:p>1.47584335648439E+018</text:p>
          </table:table-cell>
          <table:table-cell office:value-type="float" office:value="1.4758433568146E+018" calcext:value-type="float">
            <text:p>1.4758433568146E+018</text:p>
          </table:table-cell>
          <table:table-cell/>
          <table:table-cell table:formula="of:= [.C639] - [.B639]" office:value-type="float" office:value="330209792" calcext:value-type="float">
            <text:p>330209792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1.47584335649438E+018" calcext:value-type="float">
            <text:p>1.47584335649438E+018</text:p>
          </table:table-cell>
          <table:table-cell office:value-type="float" office:value="1.47584335682505E+018" calcext:value-type="float">
            <text:p>1.47584335682505E+018</text:p>
          </table:table-cell>
          <table:table-cell/>
          <table:table-cell table:formula="of:= [.C640] - [.B640]" office:value-type="float" office:value="330669824" calcext:value-type="float">
            <text:p>330669824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1.47584335650439E+018" calcext:value-type="float">
            <text:p>1.47584335650439E+018</text:p>
          </table:table-cell>
          <table:table-cell office:value-type="float" office:value="1.47584335683549E+018" calcext:value-type="float">
            <text:p>1.47584335683549E+018</text:p>
          </table:table-cell>
          <table:table-cell/>
          <table:table-cell table:formula="of:= [.C641] - [.B641]" office:value-type="float" office:value="331099904" calcext:value-type="float">
            <text:p>331099904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1.4758433565144E+018" calcext:value-type="float">
            <text:p>1.4758433565144E+018</text:p>
          </table:table-cell>
          <table:table-cell office:value-type="float" office:value="1.47584335684598E+018" calcext:value-type="float">
            <text:p>1.47584335684598E+018</text:p>
          </table:table-cell>
          <table:table-cell/>
          <table:table-cell table:formula="of:= [.C642] - [.B642]" office:value-type="float" office:value="331580160" calcext:value-type="float">
            <text:p>331580160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1.47584335652439E+018" calcext:value-type="float">
            <text:p>1.47584335652439E+018</text:p>
          </table:table-cell>
          <table:table-cell office:value-type="float" office:value="1.47584335685646E+018" calcext:value-type="float">
            <text:p>1.47584335685646E+018</text:p>
          </table:table-cell>
          <table:table-cell/>
          <table:table-cell table:formula="of:= [.C643] - [.B643]" office:value-type="float" office:value="332069888" calcext:value-type="float">
            <text:p>332069888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1.47584335653438E+018" calcext:value-type="float">
            <text:p>1.47584335653438E+018</text:p>
          </table:table-cell>
          <table:table-cell office:value-type="float" office:value="1.47584335686695E+018" calcext:value-type="float">
            <text:p>1.47584335686695E+018</text:p>
          </table:table-cell>
          <table:table-cell/>
          <table:table-cell table:formula="of:= [.C644] - [.B644]" office:value-type="float" office:value="332569856" calcext:value-type="float">
            <text:p>332569856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1.4758433565444E+018" calcext:value-type="float">
            <text:p>1.4758433565444E+018</text:p>
          </table:table-cell>
          <table:table-cell office:value-type="float" office:value="1.47584335687744E+018" calcext:value-type="float">
            <text:p>1.47584335687744E+018</text:p>
          </table:table-cell>
          <table:table-cell/>
          <table:table-cell table:formula="of:= [.C645] - [.B645]" office:value-type="float" office:value="333039872" calcext:value-type="float">
            <text:p>333039872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1.4758433565544E+018" calcext:value-type="float">
            <text:p>1.4758433565544E+018</text:p>
          </table:table-cell>
          <table:table-cell office:value-type="float" office:value="1.47584335688768E+018" calcext:value-type="float">
            <text:p>1.47584335688768E+018</text:p>
          </table:table-cell>
          <table:table-cell/>
          <table:table-cell table:formula="of:= [.C646] - [.B646]" office:value-type="float" office:value="333280000" calcext:value-type="float">
            <text:p>333280000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1.4758433565644E+018" calcext:value-type="float">
            <text:p>1.4758433565644E+018</text:p>
          </table:table-cell>
          <table:table-cell office:value-type="float" office:value="1.47584335689844E+018" calcext:value-type="float">
            <text:p>1.47584335689844E+018</text:p>
          </table:table-cell>
          <table:table-cell/>
          <table:table-cell table:formula="of:= [.C647] - [.B647]" office:value-type="float" office:value="334039808" calcext:value-type="float">
            <text:p>334039808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1.47584335657438E+018" calcext:value-type="float">
            <text:p>1.47584335657438E+018</text:p>
          </table:table-cell>
          <table:table-cell office:value-type="float" office:value="1.47584335690891E+018" calcext:value-type="float">
            <text:p>1.47584335690891E+018</text:p>
          </table:table-cell>
          <table:table-cell/>
          <table:table-cell table:formula="of:= [.C648] - [.B648]" office:value-type="float" office:value="334530048" calcext:value-type="float">
            <text:p>334530048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1.4758433565844E+018" calcext:value-type="float">
            <text:p>1.4758433565844E+018</text:p>
          </table:table-cell>
          <table:table-cell office:value-type="float" office:value="1.4758433569194E+018" calcext:value-type="float">
            <text:p>1.4758433569194E+018</text:p>
          </table:table-cell>
          <table:table-cell/>
          <table:table-cell table:formula="of:= [.C649] - [.B649]" office:value-type="float" office:value="334999808" calcext:value-type="float">
            <text:p>334999808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1.4758433565944E+018" calcext:value-type="float">
            <text:p>1.4758433565944E+018</text:p>
          </table:table-cell>
          <table:table-cell office:value-type="float" office:value="1.47584335692988E+018" calcext:value-type="float">
            <text:p>1.47584335692988E+018</text:p>
          </table:table-cell>
          <table:table-cell/>
          <table:table-cell table:formula="of:= [.C650] - [.B650]" office:value-type="float" office:value="335480064" calcext:value-type="float">
            <text:p>335480064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1.47584335660439E+018" calcext:value-type="float">
            <text:p>1.47584335660439E+018</text:p>
          </table:table-cell>
          <table:table-cell office:value-type="float" office:value="1.47584335694037E+018" calcext:value-type="float">
            <text:p>1.47584335694037E+018</text:p>
          </table:table-cell>
          <table:table-cell/>
          <table:table-cell table:formula="of:= [.C651] - [.B651]" office:value-type="float" office:value="335979776" calcext:value-type="float">
            <text:p>335979776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1.47584335661438E+018" calcext:value-type="float">
            <text:p>1.47584335661438E+018</text:p>
          </table:table-cell>
          <table:table-cell office:value-type="float" office:value="1.47584335695089E+018" calcext:value-type="float">
            <text:p>1.47584335695089E+018</text:p>
          </table:table-cell>
          <table:table-cell/>
          <table:table-cell table:formula="of:= [.C652] - [.B652]" office:value-type="float" office:value="336509952" calcext:value-type="float">
            <text:p>336509952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1.47584335662439E+018" calcext:value-type="float">
            <text:p>1.47584335662439E+018</text:p>
          </table:table-cell>
          <table:table-cell office:value-type="float" office:value="1.47584335696403E+018" calcext:value-type="float">
            <text:p>1.47584335696403E+018</text:p>
          </table:table-cell>
          <table:table-cell/>
          <table:table-cell table:formula="of:= [.C653] - [.B653]" office:value-type="float" office:value="339640064" calcext:value-type="float">
            <text:p>339640064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1.47584335663438E+018" calcext:value-type="float">
            <text:p>1.47584335663438E+018</text:p>
          </table:table-cell>
          <table:table-cell office:value-type="float" office:value="1.47584335697459E+018" calcext:value-type="float">
            <text:p>1.47584335697459E+018</text:p>
          </table:table-cell>
          <table:table-cell/>
          <table:table-cell table:formula="of:= [.C654] - [.B654]" office:value-type="float" office:value="340210176" calcext:value-type="float">
            <text:p>340210176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1.47584335664438E+018" calcext:value-type="float">
            <text:p>1.47584335664438E+018</text:p>
          </table:table-cell>
          <table:table-cell office:value-type="float" office:value="1.47584335698505E+018" calcext:value-type="float">
            <text:p>1.47584335698505E+018</text:p>
          </table:table-cell>
          <table:table-cell/>
          <table:table-cell table:formula="of:= [.C655] - [.B655]" office:value-type="float" office:value="340669696" calcext:value-type="float">
            <text:p>340669696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1.47584335665438E+018" calcext:value-type="float">
            <text:p>1.47584335665438E+018</text:p>
          </table:table-cell>
          <table:table-cell office:value-type="float" office:value="1.47584335699565E+018" calcext:value-type="float">
            <text:p>1.47584335699565E+018</text:p>
          </table:table-cell>
          <table:table-cell/>
          <table:table-cell table:formula="of:= [.C656] - [.B656]" office:value-type="float" office:value="341270016" calcext:value-type="float">
            <text:p>341270016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1.47584335666438E+018" calcext:value-type="float">
            <text:p>1.47584335666438E+018</text:p>
          </table:table-cell>
          <table:table-cell office:value-type="float" office:value="1.47584335700602E+018" calcext:value-type="float">
            <text:p>1.47584335700602E+018</text:p>
          </table:table-cell>
          <table:table-cell/>
          <table:table-cell table:formula="of:= [.C657] - [.B657]" office:value-type="float" office:value="341639936" calcext:value-type="float">
            <text:p>341639936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1.4758433566744E+018" calcext:value-type="float">
            <text:p>1.4758433566744E+018</text:p>
          </table:table-cell>
          <table:table-cell office:value-type="float" office:value="1.47584335701647E+018" calcext:value-type="float">
            <text:p>1.47584335701647E+018</text:p>
          </table:table-cell>
          <table:table-cell/>
          <table:table-cell table:formula="of:= [.C658] - [.B658]" office:value-type="float" office:value="342070016" calcext:value-type="float">
            <text:p>342070016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1.4758433566844E+018" calcext:value-type="float">
            <text:p>1.4758433566844E+018</text:p>
          </table:table-cell>
          <table:table-cell office:value-type="float" office:value="1.47584335702697E+018" calcext:value-type="float">
            <text:p>1.47584335702697E+018</text:p>
          </table:table-cell>
          <table:table-cell/>
          <table:table-cell table:formula="of:= [.C659] - [.B659]" office:value-type="float" office:value="342569984" calcext:value-type="float">
            <text:p>342569984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1.47584335669439E+018" calcext:value-type="float">
            <text:p>1.47584335669439E+018</text:p>
          </table:table-cell>
          <table:table-cell office:value-type="float" office:value="1.47584335703747E+018" calcext:value-type="float">
            <text:p>1.47584335703747E+018</text:p>
          </table:table-cell>
          <table:table-cell/>
          <table:table-cell table:formula="of:= [.C660] - [.B660]" office:value-type="float" office:value="343079936" calcext:value-type="float">
            <text:p>343079936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1.47584335670439E+018" calcext:value-type="float">
            <text:p>1.47584335670439E+018</text:p>
          </table:table-cell>
          <table:table-cell office:value-type="float" office:value="1.47584335704795E+018" calcext:value-type="float">
            <text:p>1.47584335704795E+018</text:p>
          </table:table-cell>
          <table:table-cell/>
          <table:table-cell table:formula="of:= [.C661] - [.B661]" office:value-type="float" office:value="343559936" calcext:value-type="float">
            <text:p>343559936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1.47584335671439E+018" calcext:value-type="float">
            <text:p>1.47584335671439E+018</text:p>
          </table:table-cell>
          <table:table-cell office:value-type="float" office:value="1.47584335705843E+018" calcext:value-type="float">
            <text:p>1.47584335705843E+018</text:p>
          </table:table-cell>
          <table:table-cell/>
          <table:table-cell table:formula="of:= [.C662] - [.B662]" office:value-type="float" office:value="344039936" calcext:value-type="float">
            <text:p>344039936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1.47584335672438E+018" calcext:value-type="float">
            <text:p>1.47584335672438E+018</text:p>
          </table:table-cell>
          <table:table-cell office:value-type="float" office:value="1.47584335706891E+018" calcext:value-type="float">
            <text:p>1.47584335706891E+018</text:p>
          </table:table-cell>
          <table:table-cell/>
          <table:table-cell table:formula="of:= [.C663] - [.B663]" office:value-type="float" office:value="344529920" calcext:value-type="float">
            <text:p>344529920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1.47584335673439E+018" calcext:value-type="float">
            <text:p>1.47584335673439E+018</text:p>
          </table:table-cell>
          <table:table-cell office:value-type="float" office:value="1.47584335707942E+018" calcext:value-type="float">
            <text:p>1.47584335707942E+018</text:p>
          </table:table-cell>
          <table:table-cell/>
          <table:table-cell table:formula="of:= [.C664] - [.B664]" office:value-type="float" office:value="345030144" calcext:value-type="float">
            <text:p>345030144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1.4758433567444E+018" calcext:value-type="float">
            <text:p>1.4758433567444E+018</text:p>
          </table:table-cell>
          <table:table-cell office:value-type="float" office:value="1.4758433570899E+018" calcext:value-type="float">
            <text:p>1.4758433570899E+018</text:p>
          </table:table-cell>
          <table:table-cell/>
          <table:table-cell table:formula="of:= [.C665] - [.B665]" office:value-type="float" office:value="345499904" calcext:value-type="float">
            <text:p>345499904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1.47584335675439E+018" calcext:value-type="float">
            <text:p>1.47584335675439E+018</text:p>
          </table:table-cell>
          <table:table-cell office:value-type="float" office:value="1.47584335710039E+018" calcext:value-type="float">
            <text:p>1.47584335710039E+018</text:p>
          </table:table-cell>
          <table:table-cell/>
          <table:table-cell table:formula="of:= [.C666] - [.B666]" office:value-type="float" office:value="345999872" calcext:value-type="float">
            <text:p>345999872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1.4758433567644E+018" calcext:value-type="float">
            <text:p>1.4758433567644E+018</text:p>
          </table:table-cell>
          <table:table-cell office:value-type="float" office:value="1.4758433571109E+018" calcext:value-type="float">
            <text:p>1.4758433571109E+018</text:p>
          </table:table-cell>
          <table:table-cell/>
          <table:table-cell table:formula="of:= [.C667] - [.B667]" office:value-type="float" office:value="346499840" calcext:value-type="float">
            <text:p>346499840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1.47584335677438E+018" calcext:value-type="float">
            <text:p>1.47584335677438E+018</text:p>
          </table:table-cell>
          <table:table-cell office:value-type="float" office:value="1.47584335712144E+018" calcext:value-type="float">
            <text:p>1.47584335712144E+018</text:p>
          </table:table-cell>
          <table:table-cell/>
          <table:table-cell table:formula="of:= [.C668] - [.B668]" office:value-type="float" office:value="347059968" calcext:value-type="float">
            <text:p>347059968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1.47584335678438E+018" calcext:value-type="float">
            <text:p>1.47584335678438E+018</text:p>
          </table:table-cell>
          <table:table-cell office:value-type="float" office:value="1.47584335713198E+018" calcext:value-type="float">
            <text:p>1.47584335713198E+018</text:p>
          </table:table-cell>
          <table:table-cell/>
          <table:table-cell table:formula="of:= [.C669] - [.B669]" office:value-type="float" office:value="347599872" calcext:value-type="float">
            <text:p>347599872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1.47584335679438E+018" calcext:value-type="float">
            <text:p>1.47584335679438E+018</text:p>
          </table:table-cell>
          <table:table-cell office:value-type="float" office:value="1.47584335714247E+018" calcext:value-type="float">
            <text:p>1.47584335714247E+018</text:p>
          </table:table-cell>
          <table:table-cell/>
          <table:table-cell table:formula="of:= [.C670] - [.B670]" office:value-type="float" office:value="348090112" calcext:value-type="float">
            <text:p>348090112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1.47584335680444E+018" calcext:value-type="float">
            <text:p>1.47584335680444E+018</text:p>
          </table:table-cell>
          <table:table-cell office:value-type="float" office:value="1.47584335715309E+018" calcext:value-type="float">
            <text:p>1.47584335715309E+018</text:p>
          </table:table-cell>
          <table:table-cell/>
          <table:table-cell table:formula="of:= [.C671] - [.B671]" office:value-type="float" office:value="348649984" calcext:value-type="float">
            <text:p>348649984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1.47584335681485E+018" calcext:value-type="float">
            <text:p>1.47584335681485E+018</text:p>
          </table:table-cell>
          <table:table-cell office:value-type="float" office:value="1.4758433571635E+018" calcext:value-type="float">
            <text:p>1.4758433571635E+018</text:p>
          </table:table-cell>
          <table:table-cell/>
          <table:table-cell table:formula="of:= [.C672] - [.B672]" office:value-type="float" office:value="348649984" calcext:value-type="float">
            <text:p>348649984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1.47584335682439E+018" calcext:value-type="float">
            <text:p>1.47584335682439E+018</text:p>
          </table:table-cell>
          <table:table-cell office:value-type="float" office:value="1.47584335717393E+018" calcext:value-type="float">
            <text:p>1.47584335717393E+018</text:p>
          </table:table-cell>
          <table:table-cell/>
          <table:table-cell table:formula="of:= [.C673] - [.B673]" office:value-type="float" office:value="349539840" calcext:value-type="float">
            <text:p>349539840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1.47584335683439E+018" calcext:value-type="float">
            <text:p>1.47584335683439E+018</text:p>
          </table:table-cell>
          <table:table-cell office:value-type="float" office:value="1.47584335718443E+018" calcext:value-type="float">
            <text:p>1.47584335718443E+018</text:p>
          </table:table-cell>
          <table:table-cell/>
          <table:table-cell table:formula="of:= [.C674] - [.B674]" office:value-type="float" office:value="350040064" calcext:value-type="float">
            <text:p>350040064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1.4758433568444E+018" calcext:value-type="float">
            <text:p>1.4758433568444E+018</text:p>
          </table:table-cell>
          <table:table-cell office:value-type="float" office:value="1.47584335719508E+018" calcext:value-type="float">
            <text:p>1.47584335719508E+018</text:p>
          </table:table-cell>
          <table:table-cell/>
          <table:table-cell table:formula="of:= [.C675] - [.B675]" office:value-type="float" office:value="350679808" calcext:value-type="float">
            <text:p>350679808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1.47584335685439E+018" calcext:value-type="float">
            <text:p>1.47584335685439E+018</text:p>
          </table:table-cell>
          <table:table-cell office:value-type="float" office:value="1.47584335720541E+018" calcext:value-type="float">
            <text:p>1.47584335720541E+018</text:p>
          </table:table-cell>
          <table:table-cell/>
          <table:table-cell table:formula="of:= [.C676] - [.B676]" office:value-type="float" office:value="351020032" calcext:value-type="float">
            <text:p>351020032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1.47584335686439E+018" calcext:value-type="float">
            <text:p>1.47584335686439E+018</text:p>
          </table:table-cell>
          <table:table-cell office:value-type="float" office:value="1.4758433572159E+018" calcext:value-type="float">
            <text:p>1.4758433572159E+018</text:p>
          </table:table-cell>
          <table:table-cell/>
          <table:table-cell table:formula="of:= [.C677] - [.B677]" office:value-type="float" office:value="351509760" calcext:value-type="float">
            <text:p>351509760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1.47584335687439E+018" calcext:value-type="float">
            <text:p>1.47584335687439E+018</text:p>
          </table:table-cell>
          <table:table-cell office:value-type="float" office:value="1.47584335722638E+018" calcext:value-type="float">
            <text:p>1.47584335722638E+018</text:p>
          </table:table-cell>
          <table:table-cell/>
          <table:table-cell table:formula="of:= [.C678] - [.B678]" office:value-type="float" office:value="351990016" calcext:value-type="float">
            <text:p>351990016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1.4758433568844E+018" calcext:value-type="float">
            <text:p>1.4758433568844E+018</text:p>
          </table:table-cell>
          <table:table-cell office:value-type="float" office:value="1.4758433572369E+018" calcext:value-type="float">
            <text:p>1.4758433572369E+018</text:p>
          </table:table-cell>
          <table:table-cell/>
          <table:table-cell table:formula="of:= [.C679] - [.B679]" office:value-type="float" office:value="352499968" calcext:value-type="float">
            <text:p>352499968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1.47584335689439E+018" calcext:value-type="float">
            <text:p>1.47584335689439E+018</text:p>
          </table:table-cell>
          <table:table-cell office:value-type="float" office:value="1.47584335724736E+018" calcext:value-type="float">
            <text:p>1.47584335724736E+018</text:p>
          </table:table-cell>
          <table:table-cell/>
          <table:table-cell table:formula="of:= [.C680] - [.B680]" office:value-type="float" office:value="352969984" calcext:value-type="float">
            <text:p>352969984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1.47584335690438E+018" calcext:value-type="float">
            <text:p>1.47584335690438E+018</text:p>
          </table:table-cell>
          <table:table-cell office:value-type="float" office:value="1.47584335725789E+018" calcext:value-type="float">
            <text:p>1.47584335725789E+018</text:p>
          </table:table-cell>
          <table:table-cell/>
          <table:table-cell table:formula="of:= [.C681] - [.B681]" office:value-type="float" office:value="353509888" calcext:value-type="float">
            <text:p>353509888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1.4758433569144E+018" calcext:value-type="float">
            <text:p>1.4758433569144E+018</text:p>
          </table:table-cell>
          <table:table-cell office:value-type="float" office:value="1.47584335726836E+018" calcext:value-type="float">
            <text:p>1.47584335726836E+018</text:p>
          </table:table-cell>
          <table:table-cell/>
          <table:table-cell table:formula="of:= [.C682] - [.B682]" office:value-type="float" office:value="353959936" calcext:value-type="float">
            <text:p>353959936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1.4758433569244E+018" calcext:value-type="float">
            <text:p>1.4758433569244E+018</text:p>
          </table:table-cell>
          <table:table-cell office:value-type="float" office:value="1.47584335728179E+018" calcext:value-type="float">
            <text:p>1.47584335728179E+018</text:p>
          </table:table-cell>
          <table:table-cell/>
          <table:table-cell table:formula="of:= [.C683] - [.B683]" office:value-type="float" office:value="357389824" calcext:value-type="float">
            <text:p>357389824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1.47584335693439E+018" calcext:value-type="float">
            <text:p>1.47584335693439E+018</text:p>
          </table:table-cell>
          <table:table-cell office:value-type="float" office:value="1.4758433572922E+018" calcext:value-type="float">
            <text:p>1.4758433572922E+018</text:p>
          </table:table-cell>
          <table:table-cell/>
          <table:table-cell table:formula="of:= [.C684] - [.B684]" office:value-type="float" office:value="357810176" calcext:value-type="float">
            <text:p>357810176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1.47584335694439E+018" calcext:value-type="float">
            <text:p>1.47584335694439E+018</text:p>
          </table:table-cell>
          <table:table-cell office:value-type="float" office:value="1.47584335730268E+018" calcext:value-type="float">
            <text:p>1.47584335730268E+018</text:p>
          </table:table-cell>
          <table:table-cell/>
          <table:table-cell table:formula="of:= [.C685] - [.B685]" office:value-type="float" office:value="358289920" calcext:value-type="float">
            <text:p>358289920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1.47584335695439E+018" calcext:value-type="float">
            <text:p>1.47584335695439E+018</text:p>
          </table:table-cell>
          <table:table-cell office:value-type="float" office:value="1.4758433573132E+018" calcext:value-type="float">
            <text:p>1.4758433573132E+018</text:p>
          </table:table-cell>
          <table:table-cell/>
          <table:table-cell table:formula="of:= [.C686] - [.B686]" office:value-type="float" office:value="358809856" calcext:value-type="float">
            <text:p>358809856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1.47584335696443E+018" calcext:value-type="float">
            <text:p>1.47584335696443E+018</text:p>
          </table:table-cell>
          <table:table-cell office:value-type="float" office:value="1.47584335732368E+018" calcext:value-type="float">
            <text:p>1.47584335732368E+018</text:p>
          </table:table-cell>
          <table:table-cell/>
          <table:table-cell table:formula="of:= [.C687] - [.B687]" office:value-type="float" office:value="359249920" calcext:value-type="float">
            <text:p>359249920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1.47584335697486E+018" calcext:value-type="float">
            <text:p>1.47584335697486E+018</text:p>
          </table:table-cell>
          <table:table-cell office:value-type="float" office:value="1.47584335733416E+018" calcext:value-type="float">
            <text:p>1.47584335733416E+018</text:p>
          </table:table-cell>
          <table:table-cell/>
          <table:table-cell table:formula="of:= [.C688] - [.B688]" office:value-type="float" office:value="359300096" calcext:value-type="float">
            <text:p>359300096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1.47584335698439E+018" calcext:value-type="float">
            <text:p>1.47584335698439E+018</text:p>
          </table:table-cell>
          <table:table-cell office:value-type="float" office:value="1.47584335734468E+018" calcext:value-type="float">
            <text:p>1.47584335734468E+018</text:p>
          </table:table-cell>
          <table:table-cell/>
          <table:table-cell table:formula="of:= [.C689] - [.B689]" office:value-type="float" office:value="360289792" calcext:value-type="float">
            <text:p>360289792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1.4758433569944E+018" calcext:value-type="float">
            <text:p>1.4758433569944E+018</text:p>
          </table:table-cell>
          <table:table-cell office:value-type="float" office:value="1.47584335735525E+018" calcext:value-type="float">
            <text:p>1.47584335735525E+018</text:p>
          </table:table-cell>
          <table:table-cell/>
          <table:table-cell table:formula="of:= [.C690] - [.B690]" office:value-type="float" office:value="360850176" calcext:value-type="float">
            <text:p>360850176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1.47584335700439E+018" calcext:value-type="float">
            <text:p>1.47584335700439E+018</text:p>
          </table:table-cell>
          <table:table-cell office:value-type="float" office:value="1.47584335736575E+018" calcext:value-type="float">
            <text:p>1.47584335736575E+018</text:p>
          </table:table-cell>
          <table:table-cell/>
          <table:table-cell table:formula="of:= [.C691] - [.B691]" office:value-type="float" office:value="361359872" calcext:value-type="float">
            <text:p>361359872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1.4758433570145E+018" calcext:value-type="float">
            <text:p>1.4758433570145E+018</text:p>
          </table:table-cell>
          <table:table-cell office:value-type="float" office:value="1.47584335737614E+018" calcext:value-type="float">
            <text:p>1.47584335737614E+018</text:p>
          </table:table-cell>
          <table:table-cell/>
          <table:table-cell table:formula="of:= [.C692] - [.B692]" office:value-type="float" office:value="361639936" calcext:value-type="float">
            <text:p>361639936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1.47584335702439E+018" calcext:value-type="float">
            <text:p>1.47584335702439E+018</text:p>
          </table:table-cell>
          <table:table-cell office:value-type="float" office:value="1.47584335738663E+018" calcext:value-type="float">
            <text:p>1.47584335738663E+018</text:p>
          </table:table-cell>
          <table:table-cell/>
          <table:table-cell table:formula="of:= [.C693] - [.B693]" office:value-type="float" office:value="362239744" calcext:value-type="float">
            <text:p>362239744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1.4758433570344E+018" calcext:value-type="float">
            <text:p>1.4758433570344E+018</text:p>
          </table:table-cell>
          <table:table-cell office:value-type="float" office:value="1.4758433573971E+018" calcext:value-type="float">
            <text:p>1.4758433573971E+018</text:p>
          </table:table-cell>
          <table:table-cell/>
          <table:table-cell table:formula="of:= [.C694] - [.B694]" office:value-type="float" office:value="362700032" calcext:value-type="float">
            <text:p>362700032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1.4758433570444E+018" calcext:value-type="float">
            <text:p>1.4758433570444E+018</text:p>
          </table:table-cell>
          <table:table-cell office:value-type="float" office:value="1.47584335740758E+018" calcext:value-type="float">
            <text:p>1.47584335740758E+018</text:p>
          </table:table-cell>
          <table:table-cell/>
          <table:table-cell table:formula="of:= [.C695] - [.B695]" office:value-type="float" office:value="363179776" calcext:value-type="float">
            <text:p>363179776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1.47584335705438E+018" calcext:value-type="float">
            <text:p>1.47584335705438E+018</text:p>
          </table:table-cell>
          <table:table-cell office:value-type="float" office:value="1.47584335741809E+018" calcext:value-type="float">
            <text:p>1.47584335741809E+018</text:p>
          </table:table-cell>
          <table:table-cell/>
          <table:table-cell table:formula="of:= [.C696] - [.B696]" office:value-type="float" office:value="363709952" calcext:value-type="float">
            <text:p>363709952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1.47584335706439E+018" calcext:value-type="float">
            <text:p>1.47584335706439E+018</text:p>
          </table:table-cell>
          <table:table-cell office:value-type="float" office:value="1.47584335742857E+018" calcext:value-type="float">
            <text:p>1.47584335742857E+018</text:p>
          </table:table-cell>
          <table:table-cell/>
          <table:table-cell table:formula="of:= [.C697] - [.B697]" office:value-type="float" office:value="364179968" calcext:value-type="float">
            <text:p>364179968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1.4758433570744E+018" calcext:value-type="float">
            <text:p>1.4758433570744E+018</text:p>
          </table:table-cell>
          <table:table-cell office:value-type="float" office:value="1.47584335743906E+018" calcext:value-type="float">
            <text:p>1.47584335743906E+018</text:p>
          </table:table-cell>
          <table:table-cell/>
          <table:table-cell table:formula="of:= [.C698] - [.B698]" office:value-type="float" office:value="364659968" calcext:value-type="float">
            <text:p>364659968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1.47584335708439E+018" calcext:value-type="float">
            <text:p>1.47584335708439E+018</text:p>
          </table:table-cell>
          <table:table-cell office:value-type="float" office:value="1.47584335744956E+018" calcext:value-type="float">
            <text:p>1.47584335744956E+018</text:p>
          </table:table-cell>
          <table:table-cell/>
          <table:table-cell table:formula="of:= [.C699] - [.B699]" office:value-type="float" office:value="365169920" calcext:value-type="float">
            <text:p>365169920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1.47584335709439E+018" calcext:value-type="float">
            <text:p>1.47584335709439E+018</text:p>
          </table:table-cell>
          <table:table-cell office:value-type="float" office:value="1.47584335746007E+018" calcext:value-type="float">
            <text:p>1.47584335746007E+018</text:p>
          </table:table-cell>
          <table:table-cell/>
          <table:table-cell table:formula="of:= [.C700] - [.B700]" office:value-type="float" office:value="365679872" calcext:value-type="float">
            <text:p>365679872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.47584335710439E+018" calcext:value-type="float">
            <text:p>1.47584335710439E+018</text:p>
          </table:table-cell>
          <table:table-cell office:value-type="float" office:value="1.47584335747053E+018" calcext:value-type="float">
            <text:p>1.47584335747053E+018</text:p>
          </table:table-cell>
          <table:table-cell/>
          <table:table-cell table:formula="of:= [.C701] - [.B701]" office:value-type="float" office:value="366139904" calcext:value-type="float">
            <text:p>366139904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1.4758433571144E+018" calcext:value-type="float">
            <text:p>1.4758433571144E+018</text:p>
          </table:table-cell>
          <table:table-cell office:value-type="float" office:value="1.47584335748103E+018" calcext:value-type="float">
            <text:p>1.47584335748103E+018</text:p>
          </table:table-cell>
          <table:table-cell/>
          <table:table-cell table:formula="of:= [.C702] - [.B702]" office:value-type="float" office:value="366629888" calcext:value-type="float">
            <text:p>366629888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1.4758433571244E+018" calcext:value-type="float">
            <text:p>1.4758433571244E+018</text:p>
          </table:table-cell>
          <table:table-cell office:value-type="float" office:value="1.47584335749156E+018" calcext:value-type="float">
            <text:p>1.47584335749156E+018</text:p>
          </table:table-cell>
          <table:table-cell/>
          <table:table-cell table:formula="of:= [.C703] - [.B703]" office:value-type="float" office:value="367159808" calcext:value-type="float">
            <text:p>367159808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1.47584335713439E+018" calcext:value-type="float">
            <text:p>1.47584335713439E+018</text:p>
          </table:table-cell>
          <table:table-cell office:value-type="float" office:value="1.47584335750215E+018" calcext:value-type="float">
            <text:p>1.47584335750215E+018</text:p>
          </table:table-cell>
          <table:table-cell/>
          <table:table-cell table:formula="of:= [.C704] - [.B704]" office:value-type="float" office:value="367759872" calcext:value-type="float">
            <text:p>367759872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1.47584335714439E+018" calcext:value-type="float">
            <text:p>1.47584335714439E+018</text:p>
          </table:table-cell>
          <table:table-cell office:value-type="float" office:value="1.4758433575126E+018" calcext:value-type="float">
            <text:p>1.4758433575126E+018</text:p>
          </table:table-cell>
          <table:table-cell/>
          <table:table-cell table:formula="of:= [.C705] - [.B705]" office:value-type="float" office:value="368209920" calcext:value-type="float">
            <text:p>368209920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1.47584335715439E+018" calcext:value-type="float">
            <text:p>1.47584335715439E+018</text:p>
          </table:table-cell>
          <table:table-cell office:value-type="float" office:value="1.4758433575231E+018" calcext:value-type="float">
            <text:p>1.4758433575231E+018</text:p>
          </table:table-cell>
          <table:table-cell/>
          <table:table-cell table:formula="of:= [.C706] - [.B706]" office:value-type="float" office:value="368709888" calcext:value-type="float">
            <text:p>368709888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1.47584335716439E+018" calcext:value-type="float">
            <text:p>1.47584335716439E+018</text:p>
          </table:table-cell>
          <table:table-cell office:value-type="float" office:value="1.47584335753359E+018" calcext:value-type="float">
            <text:p>1.47584335753359E+018</text:p>
          </table:table-cell>
          <table:table-cell/>
          <table:table-cell table:formula="of:= [.C707] - [.B707]" office:value-type="float" office:value="369199872" calcext:value-type="float">
            <text:p>369199872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1.47584335717439E+018" calcext:value-type="float">
            <text:p>1.47584335717439E+018</text:p>
          </table:table-cell>
          <table:table-cell office:value-type="float" office:value="1.47584335754408E+018" calcext:value-type="float">
            <text:p>1.47584335754408E+018</text:p>
          </table:table-cell>
          <table:table-cell/>
          <table:table-cell table:formula="of:= [.C708] - [.B708]" office:value-type="float" office:value="369689856" calcext:value-type="float">
            <text:p>369689856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1.47584335718481E+018" calcext:value-type="float">
            <text:p>1.47584335718481E+018</text:p>
          </table:table-cell>
          <table:table-cell office:value-type="float" office:value="1.47584335755461E+018" calcext:value-type="float">
            <text:p>1.47584335755461E+018</text:p>
          </table:table-cell>
          <table:table-cell/>
          <table:table-cell table:formula="of:= [.C709] - [.B709]" office:value-type="float" office:value="369799936" calcext:value-type="float">
            <text:p>369799936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1.47584335719439E+018" calcext:value-type="float">
            <text:p>1.47584335719439E+018</text:p>
          </table:table-cell>
          <table:table-cell office:value-type="float" office:value="1.47584335756505E+018" calcext:value-type="float">
            <text:p>1.47584335756505E+018</text:p>
          </table:table-cell>
          <table:table-cell/>
          <table:table-cell table:formula="of:= [.C710] - [.B710]" office:value-type="float" office:value="370660096" calcext:value-type="float">
            <text:p>370660096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1.47584335720438E+018" calcext:value-type="float">
            <text:p>1.47584335720438E+018</text:p>
          </table:table-cell>
          <table:table-cell office:value-type="float" office:value="1.47584335757554E+018" calcext:value-type="float">
            <text:p>1.47584335757554E+018</text:p>
          </table:table-cell>
          <table:table-cell/>
          <table:table-cell table:formula="of:= [.C711] - [.B711]" office:value-type="float" office:value="371159808" calcext:value-type="float">
            <text:p>371159808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1.47584335721438E+018" calcext:value-type="float">
            <text:p>1.47584335721438E+018</text:p>
          </table:table-cell>
          <table:table-cell office:value-type="float" office:value="1.47584335758603E+018" calcext:value-type="float">
            <text:p>1.47584335758603E+018</text:p>
          </table:table-cell>
          <table:table-cell/>
          <table:table-cell table:formula="of:= [.C712] - [.B712]" office:value-type="float" office:value="371649792" calcext:value-type="float">
            <text:p>371649792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1.47584335722439E+018" calcext:value-type="float">
            <text:p>1.47584335722439E+018</text:p>
          </table:table-cell>
          <table:table-cell office:value-type="float" office:value="1.47584335759653E+018" calcext:value-type="float">
            <text:p>1.47584335759653E+018</text:p>
          </table:table-cell>
          <table:table-cell/>
          <table:table-cell table:formula="of:= [.C713] - [.B713]" office:value-type="float" office:value="372140032" calcext:value-type="float">
            <text:p>372140032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1.4758433572344E+018" calcext:value-type="float">
            <text:p>1.4758433572344E+018</text:p>
          </table:table-cell>
          <table:table-cell office:value-type="float" office:value="1.47584335760701E+018" calcext:value-type="float">
            <text:p>1.47584335760701E+018</text:p>
          </table:table-cell>
          <table:table-cell/>
          <table:table-cell table:formula="of:= [.C714] - [.B714]" office:value-type="float" office:value="372610048" calcext:value-type="float">
            <text:p>372610048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1.4758433572444E+018" calcext:value-type="float">
            <text:p>1.4758433572444E+018</text:p>
          </table:table-cell>
          <table:table-cell office:value-type="float" office:value="1.47584335761752E+018" calcext:value-type="float">
            <text:p>1.47584335761752E+018</text:p>
          </table:table-cell>
          <table:table-cell/>
          <table:table-cell table:formula="of:= [.C715] - [.B715]" office:value-type="float" office:value="373120000" calcext:value-type="float">
            <text:p>373120000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1.47584335725439E+018" calcext:value-type="float">
            <text:p>1.47584335725439E+018</text:p>
          </table:table-cell>
          <table:table-cell office:value-type="float" office:value="1.475843357628E+018" calcext:value-type="float">
            <text:p>1.475843357628E+018</text:p>
          </table:table-cell>
          <table:table-cell/>
          <table:table-cell table:formula="of:= [.C716] - [.B716]" office:value-type="float" office:value="373610240" calcext:value-type="float">
            <text:p>373610240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1.47584335726439E+018" calcext:value-type="float">
            <text:p>1.47584335726439E+018</text:p>
          </table:table-cell>
          <table:table-cell office:value-type="float" office:value="1.47584335763848E+018" calcext:value-type="float">
            <text:p>1.47584335763848E+018</text:p>
          </table:table-cell>
          <table:table-cell/>
          <table:table-cell table:formula="of:= [.C717] - [.B717]" office:value-type="float" office:value="374089984" calcext:value-type="float">
            <text:p>374089984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1.4758433572744E+018" calcext:value-type="float">
            <text:p>1.4758433572744E+018</text:p>
          </table:table-cell>
          <table:table-cell office:value-type="float" office:value="1.47584335765211E+018" calcext:value-type="float">
            <text:p>1.47584335765211E+018</text:p>
          </table:table-cell>
          <table:table-cell/>
          <table:table-cell table:formula="of:= [.C718] - [.B718]" office:value-type="float" office:value="377709824" calcext:value-type="float">
            <text:p>377709824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1.4758433572844E+018" calcext:value-type="float">
            <text:p>1.4758433572844E+018</text:p>
          </table:table-cell>
          <table:table-cell office:value-type="float" office:value="1.47584335766257E+018" calcext:value-type="float">
            <text:p>1.47584335766257E+018</text:p>
          </table:table-cell>
          <table:table-cell/>
          <table:table-cell table:formula="of:= [.C719] - [.B719]" office:value-type="float" office:value="378169856" calcext:value-type="float">
            <text:p>378169856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1.47584335729439E+018" calcext:value-type="float">
            <text:p>1.47584335729439E+018</text:p>
          </table:table-cell>
          <table:table-cell office:value-type="float" office:value="1.47584335767316E+018" calcext:value-type="float">
            <text:p>1.47584335767316E+018</text:p>
          </table:table-cell>
          <table:table-cell/>
          <table:table-cell table:formula="of:= [.C720] - [.B720]" office:value-type="float" office:value="378770176" calcext:value-type="float">
            <text:p>378770176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1.47584335730438E+018" calcext:value-type="float">
            <text:p>1.47584335730438E+018</text:p>
          </table:table-cell>
          <table:table-cell office:value-type="float" office:value="1.47584335768359E+018" calcext:value-type="float">
            <text:p>1.47584335768359E+018</text:p>
          </table:table-cell>
          <table:table-cell/>
          <table:table-cell table:formula="of:= [.C721] - [.B721]" office:value-type="float" office:value="379209984" calcext:value-type="float">
            <text:p>379209984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1.47584335731439E+018" calcext:value-type="float">
            <text:p>1.47584335731439E+018</text:p>
          </table:table-cell>
          <table:table-cell office:value-type="float" office:value="1.47584335769406E+018" calcext:value-type="float">
            <text:p>1.47584335769406E+018</text:p>
          </table:table-cell>
          <table:table-cell/>
          <table:table-cell table:formula="of:= [.C722] - [.B722]" office:value-type="float" office:value="379670272" calcext:value-type="float">
            <text:p>379670272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1.47584335732438E+018" calcext:value-type="float">
            <text:p>1.47584335732438E+018</text:p>
          </table:table-cell>
          <table:table-cell office:value-type="float" office:value="1.47584335770466E+018" calcext:value-type="float">
            <text:p>1.47584335770466E+018</text:p>
          </table:table-cell>
          <table:table-cell/>
          <table:table-cell table:formula="of:= [.C723] - [.B723]" office:value-type="float" office:value="380279808" calcext:value-type="float">
            <text:p>380279808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1.47584335733455E+018" calcext:value-type="float">
            <text:p>1.47584335733455E+018</text:p>
          </table:table-cell>
          <table:table-cell office:value-type="float" office:value="1.47584335771513E+018" calcext:value-type="float">
            <text:p>1.47584335771513E+018</text:p>
          </table:table-cell>
          <table:table-cell/>
          <table:table-cell table:formula="of:= [.C724] - [.B724]" office:value-type="float" office:value="380579840" calcext:value-type="float">
            <text:p>380579840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1.47584335734439E+018" calcext:value-type="float">
            <text:p>1.47584335734439E+018</text:p>
          </table:table-cell>
          <table:table-cell office:value-type="float" office:value="1.47584335772567E+018" calcext:value-type="float">
            <text:p>1.47584335772567E+018</text:p>
          </table:table-cell>
          <table:table-cell/>
          <table:table-cell table:formula="of:= [.C725] - [.B725]" office:value-type="float" office:value="381280000" calcext:value-type="float">
            <text:p>381280000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1.47584335735438E+018" calcext:value-type="float">
            <text:p>1.47584335735438E+018</text:p>
          </table:table-cell>
          <table:table-cell office:value-type="float" office:value="1.47584335773605E+018" calcext:value-type="float">
            <text:p>1.47584335773605E+018</text:p>
          </table:table-cell>
          <table:table-cell/>
          <table:table-cell table:formula="of:= [.C726] - [.B726]" office:value-type="float" office:value="381669888" calcext:value-type="float">
            <text:p>381669888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1.47584335736487E+018" calcext:value-type="float">
            <text:p>1.47584335736487E+018</text:p>
          </table:table-cell>
          <table:table-cell office:value-type="float" office:value="1.47584335774653E+018" calcext:value-type="float">
            <text:p>1.47584335774653E+018</text:p>
          </table:table-cell>
          <table:table-cell/>
          <table:table-cell table:formula="of:= [.C727] - [.B727]" office:value-type="float" office:value="381660160" calcext:value-type="float">
            <text:p>381660160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1.47584335737486E+018" calcext:value-type="float">
            <text:p>1.47584335737486E+018</text:p>
          </table:table-cell>
          <table:table-cell office:value-type="float" office:value="1.47584335775709E+018" calcext:value-type="float">
            <text:p>1.47584335775709E+018</text:p>
          </table:table-cell>
          <table:table-cell/>
          <table:table-cell table:formula="of:= [.C728] - [.B728]" office:value-type="float" office:value="382230016" calcext:value-type="float">
            <text:p>382230016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1.47584335738439E+018" calcext:value-type="float">
            <text:p>1.47584335738439E+018</text:p>
          </table:table-cell>
          <table:table-cell office:value-type="float" office:value="1.47584335776754E+018" calcext:value-type="float">
            <text:p>1.47584335776754E+018</text:p>
          </table:table-cell>
          <table:table-cell/>
          <table:table-cell table:formula="of:= [.C729] - [.B729]" office:value-type="float" office:value="383150080" calcext:value-type="float">
            <text:p>383150080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1.4758433573944E+018" calcext:value-type="float">
            <text:p>1.4758433573944E+018</text:p>
          </table:table-cell>
          <table:table-cell office:value-type="float" office:value="1.475843357778E+018" calcext:value-type="float">
            <text:p>1.475843357778E+018</text:p>
          </table:table-cell>
          <table:table-cell/>
          <table:table-cell table:formula="of:= [.C730] - [.B730]" office:value-type="float" office:value="383599872" calcext:value-type="float">
            <text:p>383599872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1.47584335740439E+018" calcext:value-type="float">
            <text:p>1.47584335740439E+018</text:p>
          </table:table-cell>
          <table:table-cell office:value-type="float" office:value="1.47584335778849E+018" calcext:value-type="float">
            <text:p>1.47584335778849E+018</text:p>
          </table:table-cell>
          <table:table-cell/>
          <table:table-cell table:formula="of:= [.C731] - [.B731]" office:value-type="float" office:value="384100096" calcext:value-type="float">
            <text:p>384100096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1.47584335741439E+018" calcext:value-type="float">
            <text:p>1.47584335741439E+018</text:p>
          </table:table-cell>
          <table:table-cell office:value-type="float" office:value="1.47584335779897E+018" calcext:value-type="float">
            <text:p>1.47584335779897E+018</text:p>
          </table:table-cell>
          <table:table-cell/>
          <table:table-cell table:formula="of:= [.C732] - [.B732]" office:value-type="float" office:value="384580352" calcext:value-type="float">
            <text:p>384580352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1.47584335742439E+018" calcext:value-type="float">
            <text:p>1.47584335742439E+018</text:p>
          </table:table-cell>
          <table:table-cell office:value-type="float" office:value="1.47584335780947E+018" calcext:value-type="float">
            <text:p>1.47584335780947E+018</text:p>
          </table:table-cell>
          <table:table-cell/>
          <table:table-cell table:formula="of:= [.C733] - [.B733]" office:value-type="float" office:value="385080064" calcext:value-type="float">
            <text:p>385080064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1.4758433574344E+018" calcext:value-type="float">
            <text:p>1.4758433574344E+018</text:p>
          </table:table-cell>
          <table:table-cell office:value-type="float" office:value="1.47584335781995E+018" calcext:value-type="float">
            <text:p>1.47584335781995E+018</text:p>
          </table:table-cell>
          <table:table-cell/>
          <table:table-cell table:formula="of:= [.C734] - [.B734]" office:value-type="float" office:value="385549824" calcext:value-type="float">
            <text:p>385549824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1.4758433574444E+018" calcext:value-type="float">
            <text:p>1.4758433574444E+018</text:p>
          </table:table-cell>
          <table:table-cell office:value-type="float" office:value="1.47584335783043E+018" calcext:value-type="float">
            <text:p>1.47584335783043E+018</text:p>
          </table:table-cell>
          <table:table-cell/>
          <table:table-cell table:formula="of:= [.C735] - [.B735]" office:value-type="float" office:value="386029824" calcext:value-type="float">
            <text:p>386029824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1.47584335745439E+018" calcext:value-type="float">
            <text:p>1.47584335745439E+018</text:p>
          </table:table-cell>
          <table:table-cell office:value-type="float" office:value="1.47584335784093E+018" calcext:value-type="float">
            <text:p>1.47584335784093E+018</text:p>
          </table:table-cell>
          <table:table-cell/>
          <table:table-cell table:formula="of:= [.C736] - [.B736]" office:value-type="float" office:value="386540288" calcext:value-type="float">
            <text:p>386540288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1.47584335746439E+018" calcext:value-type="float">
            <text:p>1.47584335746439E+018</text:p>
          </table:table-cell>
          <table:table-cell office:value-type="float" office:value="1.47584335785156E+018" calcext:value-type="float">
            <text:p>1.47584335785156E+018</text:p>
          </table:table-cell>
          <table:table-cell/>
          <table:table-cell table:formula="of:= [.C737] - [.B737]" office:value-type="float" office:value="387170048" calcext:value-type="float">
            <text:p>387170048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1.4758433574744E+018" calcext:value-type="float">
            <text:p>1.4758433574744E+018</text:p>
          </table:table-cell>
          <table:table-cell office:value-type="float" office:value="1.47584335786208E+018" calcext:value-type="float">
            <text:p>1.47584335786208E+018</text:p>
          </table:table-cell>
          <table:table-cell/>
          <table:table-cell table:formula="of:= [.C738] - [.B738]" office:value-type="float" office:value="387680000" calcext:value-type="float">
            <text:p>387680000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1.4758433574844E+018" calcext:value-type="float">
            <text:p>1.4758433574844E+018</text:p>
          </table:table-cell>
          <table:table-cell office:value-type="float" office:value="1.47584335787257E+018" calcext:value-type="float">
            <text:p>1.47584335787257E+018</text:p>
          </table:table-cell>
          <table:table-cell/>
          <table:table-cell table:formula="of:= [.C739] - [.B739]" office:value-type="float" office:value="388169984" calcext:value-type="float">
            <text:p>388169984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1.47584335749439E+018" calcext:value-type="float">
            <text:p>1.47584335749439E+018</text:p>
          </table:table-cell>
          <table:table-cell office:value-type="float" office:value="1.47584335788317E+018" calcext:value-type="float">
            <text:p>1.47584335788317E+018</text:p>
          </table:table-cell>
          <table:table-cell/>
          <table:table-cell table:formula="of:= [.C740] - [.B740]" office:value-type="float" office:value="388780288" calcext:value-type="float">
            <text:p>388780288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1.47584335750439E+018" calcext:value-type="float">
            <text:p>1.47584335750439E+018</text:p>
          </table:table-cell>
          <table:table-cell office:value-type="float" office:value="1.47584335789356E+018" calcext:value-type="float">
            <text:p>1.47584335789356E+018</text:p>
          </table:table-cell>
          <table:table-cell/>
          <table:table-cell table:formula="of:= [.C741] - [.B741]" office:value-type="float" office:value="389169920" calcext:value-type="float">
            <text:p>389169920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1.47584335751451E+018" calcext:value-type="float">
            <text:p>1.47584335751451E+018</text:p>
          </table:table-cell>
          <table:table-cell office:value-type="float" office:value="1.47584335790405E+018" calcext:value-type="float">
            <text:p>1.47584335790405E+018</text:p>
          </table:table-cell>
          <table:table-cell/>
          <table:table-cell table:formula="of:= [.C742] - [.B742]" office:value-type="float" office:value="389539840" calcext:value-type="float">
            <text:p>389539840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1.47584335752438E+018" calcext:value-type="float">
            <text:p>1.47584335752438E+018</text:p>
          </table:table-cell>
          <table:table-cell office:value-type="float" office:value="1.47584335791532E+018" calcext:value-type="float">
            <text:p>1.47584335791532E+018</text:p>
          </table:table-cell>
          <table:table-cell/>
          <table:table-cell table:formula="of:= [.C743] - [.B743]" office:value-type="float" office:value="390939904" calcext:value-type="float">
            <text:p>390939904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1.47584335753439E+018" calcext:value-type="float">
            <text:p>1.47584335753439E+018</text:p>
          </table:table-cell>
          <table:table-cell office:value-type="float" office:value="1.47584335792513E+018" calcext:value-type="float">
            <text:p>1.47584335792513E+018</text:p>
          </table:table-cell>
          <table:table-cell/>
          <table:table-cell table:formula="of:= [.C744] - [.B744]" office:value-type="float" office:value="390739968" calcext:value-type="float">
            <text:p>390739968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1.47584335754448E+018" calcext:value-type="float">
            <text:p>1.47584335754448E+018</text:p>
          </table:table-cell>
          <table:table-cell office:value-type="float" office:value="1.47584335793551E+018" calcext:value-type="float">
            <text:p>1.47584335793551E+018</text:p>
          </table:table-cell>
          <table:table-cell/>
          <table:table-cell table:formula="of:= [.C745] - [.B745]" office:value-type="float" office:value="391030016" calcext:value-type="float">
            <text:p>391030016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1.47584335755485E+018" calcext:value-type="float">
            <text:p>1.47584335755485E+018</text:p>
          </table:table-cell>
          <table:table-cell office:value-type="float" office:value="1.47584335794602E+018" calcext:value-type="float">
            <text:p>1.47584335794602E+018</text:p>
          </table:table-cell>
          <table:table-cell/>
          <table:table-cell table:formula="of:= [.C746] - [.B746]" office:value-type="float" office:value="391169792" calcext:value-type="float">
            <text:p>391169792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1.47584335756439E+018" calcext:value-type="float">
            <text:p>1.47584335756439E+018</text:p>
          </table:table-cell>
          <table:table-cell office:value-type="float" office:value="1.47584335795649E+018" calcext:value-type="float">
            <text:p>1.47584335795649E+018</text:p>
          </table:table-cell>
          <table:table-cell/>
          <table:table-cell table:formula="of:= [.C747] - [.B747]" office:value-type="float" office:value="392100096" calcext:value-type="float">
            <text:p>392100096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1.47584335757438E+018" calcext:value-type="float">
            <text:p>1.47584335757438E+018</text:p>
          </table:table-cell>
          <table:table-cell office:value-type="float" office:value="1.475843357967E+018" calcext:value-type="float">
            <text:p>1.475843357967E+018</text:p>
          </table:table-cell>
          <table:table-cell/>
          <table:table-cell table:formula="of:= [.C748] - [.B748]" office:value-type="float" office:value="392620032" calcext:value-type="float">
            <text:p>392620032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1.47584335758439E+018" calcext:value-type="float">
            <text:p>1.47584335758439E+018</text:p>
          </table:table-cell>
          <table:table-cell office:value-type="float" office:value="1.4758433579775E+018" calcext:value-type="float">
            <text:p>1.4758433579775E+018</text:p>
          </table:table-cell>
          <table:table-cell/>
          <table:table-cell table:formula="of:= [.C749] - [.B749]" office:value-type="float" office:value="393110016" calcext:value-type="float">
            <text:p>393110016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1.47584335759439E+018" calcext:value-type="float">
            <text:p>1.47584335759439E+018</text:p>
          </table:table-cell>
          <table:table-cell office:value-type="float" office:value="1.47584335798797E+018" calcext:value-type="float">
            <text:p>1.47584335798797E+018</text:p>
          </table:table-cell>
          <table:table-cell/>
          <table:table-cell table:formula="of:= [.C750] - [.B750]" office:value-type="float" office:value="393580032" calcext:value-type="float">
            <text:p>393580032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1.47584335760438E+018" calcext:value-type="float">
            <text:p>1.47584335760438E+018</text:p>
          </table:table-cell>
          <table:table-cell office:value-type="float" office:value="1.47584335799847E+018" calcext:value-type="float">
            <text:p>1.47584335799847E+018</text:p>
          </table:table-cell>
          <table:table-cell/>
          <table:table-cell table:formula="of:= [.C751] - [.B751]" office:value-type="float" office:value="394089728" calcext:value-type="float">
            <text:p>394089728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1.47584335761438E+018" calcext:value-type="float">
            <text:p>1.47584335761438E+018</text:p>
          </table:table-cell>
          <table:table-cell office:value-type="float" office:value="1.47584335800901E+018" calcext:value-type="float">
            <text:p>1.47584335800901E+018</text:p>
          </table:table-cell>
          <table:table-cell/>
          <table:table-cell table:formula="of:= [.C752] - [.B752]" office:value-type="float" office:value="394629888" calcext:value-type="float">
            <text:p>394629888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1.47584335762439E+018" calcext:value-type="float">
            <text:p>1.47584335762439E+018</text:p>
          </table:table-cell>
          <table:table-cell office:value-type="float" office:value="1.47584335801948E+018" calcext:value-type="float">
            <text:p>1.47584335801948E+018</text:p>
          </table:table-cell>
          <table:table-cell/>
          <table:table-cell table:formula="of:= [.C753] - [.B753]" office:value-type="float" office:value="395090176" calcext:value-type="float">
            <text:p>395090176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1.47584335763439E+018" calcext:value-type="float">
            <text:p>1.47584335763439E+018</text:p>
          </table:table-cell>
          <table:table-cell office:value-type="float" office:value="1.47584335803312E+018" calcext:value-type="float">
            <text:p>1.47584335803312E+018</text:p>
          </table:table-cell>
          <table:table-cell/>
          <table:table-cell table:formula="of:= [.C754] - [.B754]" office:value-type="float" office:value="398729984" calcext:value-type="float">
            <text:p>398729984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1.47584335764439E+018" calcext:value-type="float">
            <text:p>1.47584335764439E+018</text:p>
          </table:table-cell>
          <table:table-cell office:value-type="float" office:value="1.47584335804354E+018" calcext:value-type="float">
            <text:p>1.47584335804354E+018</text:p>
          </table:table-cell>
          <table:table-cell/>
          <table:table-cell table:formula="of:= [.C755] - [.B755]" office:value-type="float" office:value="399150080" calcext:value-type="float">
            <text:p>399150080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1.47584335765438E+018" calcext:value-type="float">
            <text:p>1.47584335765438E+018</text:p>
          </table:table-cell>
          <table:table-cell office:value-type="float" office:value="1.47584335805401E+018" calcext:value-type="float">
            <text:p>1.47584335805401E+018</text:p>
          </table:table-cell>
          <table:table-cell/>
          <table:table-cell table:formula="of:= [.C756] - [.B756]" office:value-type="float" office:value="399630080" calcext:value-type="float">
            <text:p>399630080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1.47584335766439E+018" calcext:value-type="float">
            <text:p>1.47584335766439E+018</text:p>
          </table:table-cell>
          <table:table-cell office:value-type="float" office:value="1.47584335806534E+018" calcext:value-type="float">
            <text:p>1.47584335806534E+018</text:p>
          </table:table-cell>
          <table:table-cell/>
          <table:table-cell table:formula="of:= [.C757] - [.B757]" office:value-type="float" office:value="400950272" calcext:value-type="float">
            <text:p>400950272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1.47584335767439E+018" calcext:value-type="float">
            <text:p>1.47584335767439E+018</text:p>
          </table:table-cell>
          <table:table-cell office:value-type="float" office:value="1.47584335807505E+018" calcext:value-type="float">
            <text:p>1.47584335807505E+018</text:p>
          </table:table-cell>
          <table:table-cell/>
          <table:table-cell table:formula="of:= [.C758] - [.B758]" office:value-type="float" office:value="400659968" calcext:value-type="float">
            <text:p>400659968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1.47584335768439E+018" calcext:value-type="float">
            <text:p>1.47584335768439E+018</text:p>
          </table:table-cell>
          <table:table-cell office:value-type="float" office:value="1.47584335808563E+018" calcext:value-type="float">
            <text:p>1.47584335808563E+018</text:p>
          </table:table-cell>
          <table:table-cell/>
          <table:table-cell table:formula="of:= [.C759] - [.B759]" office:value-type="float" office:value="401240064" calcext:value-type="float">
            <text:p>401240064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1.47584335769446E+018" calcext:value-type="float">
            <text:p>1.47584335769446E+018</text:p>
          </table:table-cell>
          <table:table-cell office:value-type="float" office:value="1.47584335809599E+018" calcext:value-type="float">
            <text:p>1.47584335809599E+018</text:p>
          </table:table-cell>
          <table:table-cell/>
          <table:table-cell table:formula="of:= [.C760] - [.B760]" office:value-type="float" office:value="401529856" calcext:value-type="float">
            <text:p>401529856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1.47584335770446E+018" calcext:value-type="float">
            <text:p>1.47584335770446E+018</text:p>
          </table:table-cell>
          <table:table-cell office:value-type="float" office:value="1.47584335810648E+018" calcext:value-type="float">
            <text:p>1.47584335810648E+018</text:p>
          </table:table-cell>
          <table:table-cell/>
          <table:table-cell table:formula="of:= [.C761] - [.B761]" office:value-type="float" office:value="402020096" calcext:value-type="float">
            <text:p>402020096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1.47584335771439E+018" calcext:value-type="float">
            <text:p>1.47584335771439E+018</text:p>
          </table:table-cell>
          <table:table-cell office:value-type="float" office:value="1.47584335811697E+018" calcext:value-type="float">
            <text:p>1.47584335811697E+018</text:p>
          </table:table-cell>
          <table:table-cell/>
          <table:table-cell table:formula="of:= [.C762] - [.B762]" office:value-type="float" office:value="402579968" calcext:value-type="float">
            <text:p>402579968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1.47584335772477E+018" calcext:value-type="float">
            <text:p>1.47584335772477E+018</text:p>
          </table:table-cell>
          <table:table-cell office:value-type="float" office:value="1.47584335812747E+018" calcext:value-type="float">
            <text:p>1.47584335812747E+018</text:p>
          </table:table-cell>
          <table:table-cell/>
          <table:table-cell table:formula="of:= [.C763] - [.B763]" office:value-type="float" office:value="402699776" calcext:value-type="float">
            <text:p>402699776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1.47584335773487E+018" calcext:value-type="float">
            <text:p>1.47584335773487E+018</text:p>
          </table:table-cell>
          <table:table-cell office:value-type="float" office:value="1.47584335813793E+018" calcext:value-type="float">
            <text:p>1.47584335813793E+018</text:p>
          </table:table-cell>
          <table:table-cell/>
          <table:table-cell table:formula="of:= [.C764] - [.B764]" office:value-type="float" office:value="403059968" calcext:value-type="float">
            <text:p>403059968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1.47584335774439E+018" calcext:value-type="float">
            <text:p>1.47584335774439E+018</text:p>
          </table:table-cell>
          <table:table-cell office:value-type="float" office:value="1.47584335814843E+018" calcext:value-type="float">
            <text:p>1.47584335814843E+018</text:p>
          </table:table-cell>
          <table:table-cell/>
          <table:table-cell table:formula="of:= [.C765] - [.B765]" office:value-type="float" office:value="404040192" calcext:value-type="float">
            <text:p>404040192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1.47584335775439E+018" calcext:value-type="float">
            <text:p>1.47584335775439E+018</text:p>
          </table:table-cell>
          <table:table-cell office:value-type="float" office:value="1.47584335815891E+018" calcext:value-type="float">
            <text:p>1.47584335815891E+018</text:p>
          </table:table-cell>
          <table:table-cell/>
          <table:table-cell table:formula="of:= [.C766] - [.B766]" office:value-type="float" office:value="404519936" calcext:value-type="float">
            <text:p>404519936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1.4758433577644E+018" calcext:value-type="float">
            <text:p>1.4758433577644E+018</text:p>
          </table:table-cell>
          <table:table-cell office:value-type="float" office:value="1.4758433581694E+018" calcext:value-type="float">
            <text:p>1.4758433581694E+018</text:p>
          </table:table-cell>
          <table:table-cell/>
          <table:table-cell table:formula="of:= [.C767] - [.B767]" office:value-type="float" office:value="404999680" calcext:value-type="float">
            <text:p>404999680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1.47584335777439E+018" calcext:value-type="float">
            <text:p>1.47584335777439E+018</text:p>
          </table:table-cell>
          <table:table-cell office:value-type="float" office:value="1.47584335817991E+018" calcext:value-type="float">
            <text:p>1.47584335817991E+018</text:p>
          </table:table-cell>
          <table:table-cell/>
          <table:table-cell table:formula="of:= [.C768] - [.B768]" office:value-type="float" office:value="405519872" calcext:value-type="float">
            <text:p>405519872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1.4758433577844E+018" calcext:value-type="float">
            <text:p>1.4758433577844E+018</text:p>
          </table:table-cell>
          <table:table-cell office:value-type="float" office:value="1.4758433581904E+018" calcext:value-type="float">
            <text:p>1.4758433581904E+018</text:p>
          </table:table-cell>
          <table:table-cell/>
          <table:table-cell table:formula="of:= [.C769] - [.B769]" office:value-type="float" office:value="405999872" calcext:value-type="float">
            <text:p>405999872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1.47584335779439E+018" calcext:value-type="float">
            <text:p>1.47584335779439E+018</text:p>
          </table:table-cell>
          <table:table-cell office:value-type="float" office:value="1.4758433582009E+018" calcext:value-type="float">
            <text:p>1.4758433582009E+018</text:p>
          </table:table-cell>
          <table:table-cell/>
          <table:table-cell table:formula="of:= [.C770] - [.B770]" office:value-type="float" office:value="406510080" calcext:value-type="float">
            <text:p>406510080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1.47584335780439E+018" calcext:value-type="float">
            <text:p>1.47584335780439E+018</text:p>
          </table:table-cell>
          <table:table-cell office:value-type="float" office:value="1.47584335821142E+018" calcext:value-type="float">
            <text:p>1.47584335821142E+018</text:p>
          </table:table-cell>
          <table:table-cell/>
          <table:table-cell table:formula="of:= [.C771] - [.B771]" office:value-type="float" office:value="407030016" calcext:value-type="float">
            <text:p>407030016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1.47584335781439E+018" calcext:value-type="float">
            <text:p>1.47584335781439E+018</text:p>
          </table:table-cell>
          <table:table-cell office:value-type="float" office:value="1.47584335822198E+018" calcext:value-type="float">
            <text:p>1.47584335822198E+018</text:p>
          </table:table-cell>
          <table:table-cell/>
          <table:table-cell table:formula="of:= [.C772] - [.B772]" office:value-type="float" office:value="407589888" calcext:value-type="float">
            <text:p>407589888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1.47584335782439E+018" calcext:value-type="float">
            <text:p>1.47584335782439E+018</text:p>
          </table:table-cell>
          <table:table-cell office:value-type="float" office:value="1.47584335823244E+018" calcext:value-type="float">
            <text:p>1.47584335823244E+018</text:p>
          </table:table-cell>
          <table:table-cell/>
          <table:table-cell table:formula="of:= [.C773] - [.B773]" office:value-type="float" office:value="408050176" calcext:value-type="float">
            <text:p>408050176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1.47584335783439E+018" calcext:value-type="float">
            <text:p>1.47584335783439E+018</text:p>
          </table:table-cell>
          <table:table-cell office:value-type="float" office:value="1.47584335824305E+018" calcext:value-type="float">
            <text:p>1.47584335824305E+018</text:p>
          </table:table-cell>
          <table:table-cell/>
          <table:table-cell table:formula="of:= [.C774] - [.B774]" office:value-type="float" office:value="408660224" calcext:value-type="float">
            <text:p>408660224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1.47584335784439E+018" calcext:value-type="float">
            <text:p>1.47584335784439E+018</text:p>
          </table:table-cell>
          <table:table-cell office:value-type="float" office:value="1.47584335825345E+018" calcext:value-type="float">
            <text:p>1.47584335825345E+018</text:p>
          </table:table-cell>
          <table:table-cell/>
          <table:table-cell table:formula="of:= [.C775] - [.B775]" office:value-type="float" office:value="409060096" calcext:value-type="float">
            <text:p>409060096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1.47584335785439E+018" calcext:value-type="float">
            <text:p>1.47584335785439E+018</text:p>
          </table:table-cell>
          <table:table-cell office:value-type="float" office:value="1.47584335826394E+018" calcext:value-type="float">
            <text:p>1.47584335826394E+018</text:p>
          </table:table-cell>
          <table:table-cell/>
          <table:table-cell table:formula="of:= [.C776] - [.B776]" office:value-type="float" office:value="409550080" calcext:value-type="float">
            <text:p>409550080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1.47584335786439E+018" calcext:value-type="float">
            <text:p>1.47584335786439E+018</text:p>
          </table:table-cell>
          <table:table-cell office:value-type="float" office:value="1.47584335827524E+018" calcext:value-type="float">
            <text:p>1.47584335827524E+018</text:p>
          </table:table-cell>
          <table:table-cell/>
          <table:table-cell table:formula="of:= [.C777] - [.B777]" office:value-type="float" office:value="410850048" calcext:value-type="float">
            <text:p>410850048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1.47584335787439E+018" calcext:value-type="float">
            <text:p>1.47584335787439E+018</text:p>
          </table:table-cell>
          <table:table-cell office:value-type="float" office:value="1.47584335828524E+018" calcext:value-type="float">
            <text:p>1.47584335828524E+018</text:p>
          </table:table-cell>
          <table:table-cell/>
          <table:table-cell table:formula="of:= [.C778] - [.B778]" office:value-type="float" office:value="410850048" calcext:value-type="float">
            <text:p>410850048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1.47584335788439E+018" calcext:value-type="float">
            <text:p>1.47584335788439E+018</text:p>
          </table:table-cell>
          <table:table-cell office:value-type="float" office:value="1.47584335829539E+018" calcext:value-type="float">
            <text:p>1.47584335829539E+018</text:p>
          </table:table-cell>
          <table:table-cell/>
          <table:table-cell table:formula="of:= [.C779] - [.B779]" office:value-type="float" office:value="411000064" calcext:value-type="float">
            <text:p>411000064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1.47584335789439E+018" calcext:value-type="float">
            <text:p>1.47584335789439E+018</text:p>
          </table:table-cell>
          <table:table-cell office:value-type="float" office:value="1.47584335830588E+018" calcext:value-type="float">
            <text:p>1.47584335830588E+018</text:p>
          </table:table-cell>
          <table:table-cell/>
          <table:table-cell table:formula="of:= [.C780] - [.B780]" office:value-type="float" office:value="411489792" calcext:value-type="float">
            <text:p>411489792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1.47584335790459E+018" calcext:value-type="float">
            <text:p>1.47584335790459E+018</text:p>
          </table:table-cell>
          <table:table-cell office:value-type="float" office:value="1.47584335831637E+018" calcext:value-type="float">
            <text:p>1.47584335831637E+018</text:p>
          </table:table-cell>
          <table:table-cell/>
          <table:table-cell table:formula="of:= [.C781] - [.B781]" office:value-type="float" office:value="411779840" calcext:value-type="float">
            <text:p>411779840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1.47584335791439E+018" calcext:value-type="float">
            <text:p>1.47584335791439E+018</text:p>
          </table:table-cell>
          <table:table-cell office:value-type="float" office:value="1.47584335832686E+018" calcext:value-type="float">
            <text:p>1.47584335832686E+018</text:p>
          </table:table-cell>
          <table:table-cell/>
          <table:table-cell table:formula="of:= [.C782] - [.B782]" office:value-type="float" office:value="412470016" calcext:value-type="float">
            <text:p>412470016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1.4758433579244E+018" calcext:value-type="float">
            <text:p>1.4758433579244E+018</text:p>
          </table:table-cell>
          <table:table-cell office:value-type="float" office:value="1.47584335833734E+018" calcext:value-type="float">
            <text:p>1.47584335833734E+018</text:p>
          </table:table-cell>
          <table:table-cell/>
          <table:table-cell table:formula="of:= [.C783] - [.B783]" office:value-type="float" office:value="412940032" calcext:value-type="float">
            <text:p>412940032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1.47584335793439E+018" calcext:value-type="float">
            <text:p>1.47584335793439E+018</text:p>
          </table:table-cell>
          <table:table-cell office:value-type="float" office:value="1.47584335834782E+018" calcext:value-type="float">
            <text:p>1.47584335834782E+018</text:p>
          </table:table-cell>
          <table:table-cell/>
          <table:table-cell table:formula="of:= [.C784] - [.B784]" office:value-type="float" office:value="413430016" calcext:value-type="float">
            <text:p>413430016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1.47584335794439E+018" calcext:value-type="float">
            <text:p>1.47584335794439E+018</text:p>
          </table:table-cell>
          <table:table-cell office:value-type="float" office:value="1.4758433583583E+018" calcext:value-type="float">
            <text:p>1.4758433583583E+018</text:p>
          </table:table-cell>
          <table:table-cell/>
          <table:table-cell table:formula="of:= [.C785] - [.B785]" office:value-type="float" office:value="413910016" calcext:value-type="float">
            <text:p>413910016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1.47584335795449E+018" calcext:value-type="float">
            <text:p>1.47584335795449E+018</text:p>
          </table:table-cell>
          <table:table-cell office:value-type="float" office:value="1.47584335836879E+018" calcext:value-type="float">
            <text:p>1.47584335836879E+018</text:p>
          </table:table-cell>
          <table:table-cell/>
          <table:table-cell table:formula="of:= [.C786] - [.B786]" office:value-type="float" office:value="414299904" calcext:value-type="float">
            <text:p>414299904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1.4758433579644E+018" calcext:value-type="float">
            <text:p>1.4758433579644E+018</text:p>
          </table:table-cell>
          <table:table-cell office:value-type="float" office:value="1.47584335837928E+018" calcext:value-type="float">
            <text:p>1.47584335837928E+018</text:p>
          </table:table-cell>
          <table:table-cell/>
          <table:table-cell table:formula="of:= [.C787] - [.B787]" office:value-type="float" office:value="414880000" calcext:value-type="float">
            <text:p>414880000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1.47584335797439E+018" calcext:value-type="float">
            <text:p>1.47584335797439E+018</text:p>
          </table:table-cell>
          <table:table-cell office:value-type="float" office:value="1.47584335838978E+018" calcext:value-type="float">
            <text:p>1.47584335838978E+018</text:p>
          </table:table-cell>
          <table:table-cell/>
          <table:table-cell table:formula="of:= [.C788] - [.B788]" office:value-type="float" office:value="415389952" calcext:value-type="float">
            <text:p>415389952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1.47584335798439E+018" calcext:value-type="float">
            <text:p>1.47584335798439E+018</text:p>
          </table:table-cell>
          <table:table-cell office:value-type="float" office:value="1.47584335840025E+018" calcext:value-type="float">
            <text:p>1.47584335840025E+018</text:p>
          </table:table-cell>
          <table:table-cell/>
          <table:table-cell table:formula="of:= [.C789] - [.B789]" office:value-type="float" office:value="415859968" calcext:value-type="float">
            <text:p>415859968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1.47584335799439E+018" calcext:value-type="float">
            <text:p>1.47584335799439E+018</text:p>
          </table:table-cell>
          <table:table-cell office:value-type="float" office:value="1.47584335841062E+018" calcext:value-type="float">
            <text:p>1.47584335841062E+018</text:p>
          </table:table-cell>
          <table:table-cell/>
          <table:table-cell table:formula="of:= [.C790] - [.B790]" office:value-type="float" office:value="416230144" calcext:value-type="float">
            <text:p>416230144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1.47584335800439E+018" calcext:value-type="float">
            <text:p>1.47584335800439E+018</text:p>
          </table:table-cell>
          <table:table-cell office:value-type="float" office:value="1.47584335842533E+018" calcext:value-type="float">
            <text:p>1.47584335842533E+018</text:p>
          </table:table-cell>
          <table:table-cell/>
          <table:table-cell table:formula="of:= [.C791] - [.B791]" office:value-type="float" office:value="420940288" calcext:value-type="float">
            <text:p>420940288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1.47584335801451E+018" calcext:value-type="float">
            <text:p>1.47584335801451E+018</text:p>
          </table:table-cell>
          <table:table-cell office:value-type="float" office:value="1.47584335843525E+018" calcext:value-type="float">
            <text:p>1.47584335843525E+018</text:p>
          </table:table-cell>
          <table:table-cell/>
          <table:table-cell table:formula="of:= [.C792] - [.B792]" office:value-type="float" office:value="420739840" calcext:value-type="float">
            <text:p>420739840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1.47584335802439E+018" calcext:value-type="float">
            <text:p>1.47584335802439E+018</text:p>
          </table:table-cell>
          <table:table-cell office:value-type="float" office:value="1.4758433584454E+018" calcext:value-type="float">
            <text:p>1.4758433584454E+018</text:p>
          </table:table-cell>
          <table:table-cell/>
          <table:table-cell table:formula="of:= [.C793] - [.B793]" office:value-type="float" office:value="421010176" calcext:value-type="float">
            <text:p>421010176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1.47584335803439E+018" calcext:value-type="float">
            <text:p>1.47584335803439E+018</text:p>
          </table:table-cell>
          <table:table-cell office:value-type="float" office:value="1.47584335845592E+018" calcext:value-type="float">
            <text:p>1.47584335845592E+018</text:p>
          </table:table-cell>
          <table:table-cell/>
          <table:table-cell table:formula="of:= [.C794] - [.B794]" office:value-type="float" office:value="421530112" calcext:value-type="float">
            <text:p>421530112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1.47584335804438E+018" calcext:value-type="float">
            <text:p>1.47584335804438E+018</text:p>
          </table:table-cell>
          <table:table-cell office:value-type="float" office:value="1.47584335846641E+018" calcext:value-type="float">
            <text:p>1.47584335846641E+018</text:p>
          </table:table-cell>
          <table:table-cell/>
          <table:table-cell table:formula="of:= [.C795] - [.B795]" office:value-type="float" office:value="422030336" calcext:value-type="float">
            <text:p>422030336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1.47584335805438E+018" calcext:value-type="float">
            <text:p>1.47584335805438E+018</text:p>
          </table:table-cell>
          <table:table-cell office:value-type="float" office:value="1.47584335847689E+018" calcext:value-type="float">
            <text:p>1.47584335847689E+018</text:p>
          </table:table-cell>
          <table:table-cell/>
          <table:table-cell table:formula="of:= [.C796] - [.B796]" office:value-type="float" office:value="422509824" calcext:value-type="float">
            <text:p>422509824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1.47584335806439E+018" calcext:value-type="float">
            <text:p>1.47584335806439E+018</text:p>
          </table:table-cell>
          <table:table-cell office:value-type="float" office:value="1.47584335848739E+018" calcext:value-type="float">
            <text:p>1.47584335848739E+018</text:p>
          </table:table-cell>
          <table:table-cell/>
          <table:table-cell table:formula="of:= [.C797] - [.B797]" office:value-type="float" office:value="423000064" calcext:value-type="float">
            <text:p>423000064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1.47584335807439E+018" calcext:value-type="float">
            <text:p>1.47584335807439E+018</text:p>
          </table:table-cell>
          <table:table-cell office:value-type="float" office:value="1.47584335849801E+018" calcext:value-type="float">
            <text:p>1.47584335849801E+018</text:p>
          </table:table-cell>
          <table:table-cell/>
          <table:table-cell table:formula="of:= [.C798] - [.B798]" office:value-type="float" office:value="423619840" calcext:value-type="float">
            <text:p>423619840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1.47584335808475E+018" calcext:value-type="float">
            <text:p>1.47584335808475E+018</text:p>
          </table:table-cell>
          <table:table-cell office:value-type="float" office:value="1.4758433585084E+018" calcext:value-type="float">
            <text:p>1.4758433585084E+018</text:p>
          </table:table-cell>
          <table:table-cell/>
          <table:table-cell table:formula="of:= [.C799] - [.B799]" office:value-type="float" office:value="423650048" calcext:value-type="float">
            <text:p>423650048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1.47584335809438E+018" calcext:value-type="float">
            <text:p>1.47584335809438E+018</text:p>
          </table:table-cell>
          <table:table-cell office:value-type="float" office:value="1.47584335851889E+018" calcext:value-type="float">
            <text:p>1.47584335851889E+018</text:p>
          </table:table-cell>
          <table:table-cell/>
          <table:table-cell table:formula="of:= [.C800] - [.B800]" office:value-type="float" office:value="424509952" calcext:value-type="float">
            <text:p>424509952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.47584335810438E+018" calcext:value-type="float">
            <text:p>1.47584335810438E+018</text:p>
          </table:table-cell>
          <table:table-cell office:value-type="float" office:value="1.47584335852937E+018" calcext:value-type="float">
            <text:p>1.47584335852937E+018</text:p>
          </table:table-cell>
          <table:table-cell/>
          <table:table-cell table:formula="of:= [.C801] - [.B801]" office:value-type="float" office:value="424990208" calcext:value-type="float">
            <text:p>424990208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1.47584335811438E+018" calcext:value-type="float">
            <text:p>1.47584335811438E+018</text:p>
          </table:table-cell>
          <table:table-cell office:value-type="float" office:value="1.47584335853985E+018" calcext:value-type="float">
            <text:p>1.47584335853985E+018</text:p>
          </table:table-cell>
          <table:table-cell/>
          <table:table-cell table:formula="of:= [.C802] - [.B802]" office:value-type="float" office:value="425469952" calcext:value-type="float">
            <text:p>425469952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1.47584335812439E+018" calcext:value-type="float">
            <text:p>1.47584335812439E+018</text:p>
          </table:table-cell>
          <table:table-cell office:value-type="float" office:value="1.47584335855033E+018" calcext:value-type="float">
            <text:p>1.47584335855033E+018</text:p>
          </table:table-cell>
          <table:table-cell/>
          <table:table-cell table:formula="of:= [.C803] - [.B803]" office:value-type="float" office:value="425940224" calcext:value-type="float">
            <text:p>425940224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1.47584335813438E+018" calcext:value-type="float">
            <text:p>1.47584335813438E+018</text:p>
          </table:table-cell>
          <table:table-cell office:value-type="float" office:value="1.47584335856096E+018" calcext:value-type="float">
            <text:p>1.47584335856096E+018</text:p>
          </table:table-cell>
          <table:table-cell/>
          <table:table-cell table:formula="of:= [.C804] - [.B804]" office:value-type="float" office:value="426579968" calcext:value-type="float">
            <text:p>426579968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1.47584335814439E+018" calcext:value-type="float">
            <text:p>1.47584335814439E+018</text:p>
          </table:table-cell>
          <table:table-cell office:value-type="float" office:value="1.47584335857141E+018" calcext:value-type="float">
            <text:p>1.47584335857141E+018</text:p>
          </table:table-cell>
          <table:table-cell/>
          <table:table-cell table:formula="of:= [.C805] - [.B805]" office:value-type="float" office:value="427020288" calcext:value-type="float">
            <text:p>427020288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1.47584335815438E+018" calcext:value-type="float">
            <text:p>1.47584335815438E+018</text:p>
          </table:table-cell>
          <table:table-cell office:value-type="float" office:value="1.4758433585819E+018" calcext:value-type="float">
            <text:p>1.4758433585819E+018</text:p>
          </table:table-cell>
          <table:table-cell/>
          <table:table-cell table:formula="of:= [.C806] - [.B806]" office:value-type="float" office:value="427520000" calcext:value-type="float">
            <text:p>427520000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1.47584335816439E+018" calcext:value-type="float">
            <text:p>1.47584335816439E+018</text:p>
          </table:table-cell>
          <table:table-cell office:value-type="float" office:value="1.47584335859231E+018" calcext:value-type="float">
            <text:p>1.47584335859231E+018</text:p>
          </table:table-cell>
          <table:table-cell/>
          <table:table-cell table:formula="of:= [.C807] - [.B807]" office:value-type="float" office:value="427919872" calcext:value-type="float">
            <text:p>427919872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1.47584335817438E+018" calcext:value-type="float">
            <text:p>1.47584335817438E+018</text:p>
          </table:table-cell>
          <table:table-cell office:value-type="float" office:value="1.47584335860278E+018" calcext:value-type="float">
            <text:p>1.47584335860278E+018</text:p>
          </table:table-cell>
          <table:table-cell/>
          <table:table-cell table:formula="of:= [.C808] - [.B808]" office:value-type="float" office:value="428399872" calcext:value-type="float">
            <text:p>428399872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1.47584335818438E+018" calcext:value-type="float">
            <text:p>1.47584335818438E+018</text:p>
          </table:table-cell>
          <table:table-cell office:value-type="float" office:value="1.4758433586133E+018" calcext:value-type="float">
            <text:p>1.4758433586133E+018</text:p>
          </table:table-cell>
          <table:table-cell/>
          <table:table-cell table:formula="of:= [.C809] - [.B809]" office:value-type="float" office:value="428920064" calcext:value-type="float">
            <text:p>428920064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1.47584335819439E+018" calcext:value-type="float">
            <text:p>1.47584335819439E+018</text:p>
          </table:table-cell>
          <table:table-cell office:value-type="float" office:value="1.47584335862378E+018" calcext:value-type="float">
            <text:p>1.47584335862378E+018</text:p>
          </table:table-cell>
          <table:table-cell/>
          <table:table-cell table:formula="of:= [.C810] - [.B810]" office:value-type="float" office:value="429390080" calcext:value-type="float">
            <text:p>429390080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1.47584335820438E+018" calcext:value-type="float">
            <text:p>1.47584335820438E+018</text:p>
          </table:table-cell>
          <table:table-cell office:value-type="float" office:value="1.4758433586343E+018" calcext:value-type="float">
            <text:p>1.4758433586343E+018</text:p>
          </table:table-cell>
          <table:table-cell/>
          <table:table-cell table:formula="of:= [.C811] - [.B811]" office:value-type="float" office:value="429920256" calcext:value-type="float">
            <text:p>429920256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1.47584335821438E+018" calcext:value-type="float">
            <text:p>1.47584335821438E+018</text:p>
          </table:table-cell>
          <table:table-cell office:value-type="float" office:value="1.47584335864532E+018" calcext:value-type="float">
            <text:p>1.47584335864532E+018</text:p>
          </table:table-cell>
          <table:table-cell/>
          <table:table-cell table:formula="of:= [.C812] - [.B812]" office:value-type="float" office:value="430939904" calcext:value-type="float">
            <text:p>430939904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1.47584335822439E+018" calcext:value-type="float">
            <text:p>1.47584335822439E+018</text:p>
          </table:table-cell>
          <table:table-cell office:value-type="float" office:value="1.47584335865529E+018" calcext:value-type="float">
            <text:p>1.47584335865529E+018</text:p>
          </table:table-cell>
          <table:table-cell/>
          <table:table-cell table:formula="of:= [.C813] - [.B813]" office:value-type="float" office:value="430899968" calcext:value-type="float">
            <text:p>430899968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1.47584335823439E+018" calcext:value-type="float">
            <text:p>1.47584335823439E+018</text:p>
          </table:table-cell>
          <table:table-cell office:value-type="float" office:value="1.47584335866577E+018" calcext:value-type="float">
            <text:p>1.47584335866577E+018</text:p>
          </table:table-cell>
          <table:table-cell/>
          <table:table-cell table:formula="of:= [.C814] - [.B814]" office:value-type="float" office:value="431379968" calcext:value-type="float">
            <text:p>431379968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1.47584335824438E+018" calcext:value-type="float">
            <text:p>1.47584335824438E+018</text:p>
          </table:table-cell>
          <table:table-cell office:value-type="float" office:value="1.47584335867624E+018" calcext:value-type="float">
            <text:p>1.47584335867624E+018</text:p>
          </table:table-cell>
          <table:table-cell/>
          <table:table-cell table:formula="of:= [.C815] - [.B815]" office:value-type="float" office:value="431860224" calcext:value-type="float">
            <text:p>431860224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1.47584335825438E+018" calcext:value-type="float">
            <text:p>1.47584335825438E+018</text:p>
          </table:table-cell>
          <table:table-cell office:value-type="float" office:value="1.47584335868695E+018" calcext:value-type="float">
            <text:p>1.47584335868695E+018</text:p>
          </table:table-cell>
          <table:table-cell/>
          <table:table-cell table:formula="of:= [.C816] - [.B816]" office:value-type="float" office:value="432569856" calcext:value-type="float">
            <text:p>432569856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1.47584335826438E+018" calcext:value-type="float">
            <text:p>1.47584335826438E+018</text:p>
          </table:table-cell>
          <table:table-cell office:value-type="float" office:value="1.47584335869735E+018" calcext:value-type="float">
            <text:p>1.47584335869735E+018</text:p>
          </table:table-cell>
          <table:table-cell/>
          <table:table-cell table:formula="of:= [.C817] - [.B817]" office:value-type="float" office:value="432970240" calcext:value-type="float">
            <text:p>432970240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1.47584335827438E+018" calcext:value-type="float">
            <text:p>1.47584335827438E+018</text:p>
          </table:table-cell>
          <table:table-cell office:value-type="float" office:value="1.47584335870782E+018" calcext:value-type="float">
            <text:p>1.47584335870782E+018</text:p>
          </table:table-cell>
          <table:table-cell/>
          <table:table-cell table:formula="of:= [.C818] - [.B818]" office:value-type="float" office:value="433440000" calcext:value-type="float">
            <text:p>433440000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1.47584335828439E+018" calcext:value-type="float">
            <text:p>1.47584335828439E+018</text:p>
          </table:table-cell>
          <table:table-cell office:value-type="float" office:value="1.47584335871832E+018" calcext:value-type="float">
            <text:p>1.47584335871832E+018</text:p>
          </table:table-cell>
          <table:table-cell/>
          <table:table-cell table:formula="of:= [.C819] - [.B819]" office:value-type="float" office:value="433929984" calcext:value-type="float">
            <text:p>433929984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1.47584335829438E+018" calcext:value-type="float">
            <text:p>1.47584335829438E+018</text:p>
          </table:table-cell>
          <table:table-cell office:value-type="float" office:value="1.4758433587288E+018" calcext:value-type="float">
            <text:p>1.4758433587288E+018</text:p>
          </table:table-cell>
          <table:table-cell/>
          <table:table-cell table:formula="of:= [.C820] - [.B820]" office:value-type="float" office:value="434419968" calcext:value-type="float">
            <text:p>434419968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1.47584335830438E+018" calcext:value-type="float">
            <text:p>1.47584335830438E+018</text:p>
          </table:table-cell>
          <table:table-cell office:value-type="float" office:value="1.4758433587393E+018" calcext:value-type="float">
            <text:p>1.4758433587393E+018</text:p>
          </table:table-cell>
          <table:table-cell/>
          <table:table-cell table:formula="of:= [.C821] - [.B821]" office:value-type="float" office:value="434920192" calcext:value-type="float">
            <text:p>434920192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1.47584335831439E+018" calcext:value-type="float">
            <text:p>1.47584335831439E+018</text:p>
          </table:table-cell>
          <table:table-cell office:value-type="float" office:value="1.47584335874978E+018" calcext:value-type="float">
            <text:p>1.47584335874978E+018</text:p>
          </table:table-cell>
          <table:table-cell/>
          <table:table-cell table:formula="of:= [.C822] - [.B822]" office:value-type="float" office:value="435389952" calcext:value-type="float">
            <text:p>435389952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1.47584335832439E+018" calcext:value-type="float">
            <text:p>1.47584335832439E+018</text:p>
          </table:table-cell>
          <table:table-cell office:value-type="float" office:value="1.47584335876032E+018" calcext:value-type="float">
            <text:p>1.47584335876032E+018</text:p>
          </table:table-cell>
          <table:table-cell/>
          <table:table-cell table:formula="of:= [.C823] - [.B823]" office:value-type="float" office:value="435930112" calcext:value-type="float">
            <text:p>435930112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1.47584335833438E+018" calcext:value-type="float">
            <text:p>1.47584335833438E+018</text:p>
          </table:table-cell>
          <table:table-cell office:value-type="float" office:value="1.47584335877076E+018" calcext:value-type="float">
            <text:p>1.47584335877076E+018</text:p>
          </table:table-cell>
          <table:table-cell/>
          <table:table-cell table:formula="of:= [.C824] - [.B824]" office:value-type="float" office:value="436379904" calcext:value-type="float">
            <text:p>436379904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1.47584335834439E+018" calcext:value-type="float">
            <text:p>1.47584335834439E+018</text:p>
          </table:table-cell>
          <table:table-cell office:value-type="float" office:value="1.47584335878129E+018" calcext:value-type="float">
            <text:p>1.47584335878129E+018</text:p>
          </table:table-cell>
          <table:table-cell/>
          <table:table-cell table:formula="of:= [.C825] - [.B825]" office:value-type="float" office:value="436900096" calcext:value-type="float">
            <text:p>436900096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1.47584335835438E+018" calcext:value-type="float">
            <text:p>1.47584335835438E+018</text:p>
          </table:table-cell>
          <table:table-cell office:value-type="float" office:value="1.47584335879179E+018" calcext:value-type="float">
            <text:p>1.47584335879179E+018</text:p>
          </table:table-cell>
          <table:table-cell/>
          <table:table-cell table:formula="of:= [.C826] - [.B826]" office:value-type="float" office:value="437410048" calcext:value-type="float">
            <text:p>437410048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1.47584335836439E+018" calcext:value-type="float">
            <text:p>1.47584335836439E+018</text:p>
          </table:table-cell>
          <table:table-cell office:value-type="float" office:value="1.47584335880223E+018" calcext:value-type="float">
            <text:p>1.47584335880223E+018</text:p>
          </table:table-cell>
          <table:table-cell/>
          <table:table-cell table:formula="of:= [.C827] - [.B827]" office:value-type="float" office:value="437840128" calcext:value-type="float">
            <text:p>437840128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1.47584335837438E+018" calcext:value-type="float">
            <text:p>1.47584335837438E+018</text:p>
          </table:table-cell>
          <table:table-cell office:value-type="float" office:value="1.47584335881272E+018" calcext:value-type="float">
            <text:p>1.47584335881272E+018</text:p>
          </table:table-cell>
          <table:table-cell/>
          <table:table-cell table:formula="of:= [.C828] - [.B828]" office:value-type="float" office:value="438339840" calcext:value-type="float">
            <text:p>438339840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1.47584335838439E+018" calcext:value-type="float">
            <text:p>1.47584335838439E+018</text:p>
          </table:table-cell>
          <table:table-cell office:value-type="float" office:value="1.47584335882669E+018" calcext:value-type="float">
            <text:p>1.47584335882669E+018</text:p>
          </table:table-cell>
          <table:table-cell/>
          <table:table-cell table:formula="of:= [.C829] - [.B829]" office:value-type="float" office:value="442300160" calcext:value-type="float">
            <text:p>442300160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1.47584335839439E+018" calcext:value-type="float">
            <text:p>1.47584335839439E+018</text:p>
          </table:table-cell>
          <table:table-cell office:value-type="float" office:value="1.47584335883718E+018" calcext:value-type="float">
            <text:p>1.47584335883718E+018</text:p>
          </table:table-cell>
          <table:table-cell/>
          <table:table-cell table:formula="of:= [.C830] - [.B830]" office:value-type="float" office:value="442789888" calcext:value-type="float">
            <text:p>442789888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1.47584335840438E+018" calcext:value-type="float">
            <text:p>1.47584335840438E+018</text:p>
          </table:table-cell>
          <table:table-cell office:value-type="float" office:value="1.47584335884765E+018" calcext:value-type="float">
            <text:p>1.47584335884765E+018</text:p>
          </table:table-cell>
          <table:table-cell/>
          <table:table-cell table:formula="of:= [.C831] - [.B831]" office:value-type="float" office:value="443270144" calcext:value-type="float">
            <text:p>443270144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1.47584335841438E+018" calcext:value-type="float">
            <text:p>1.47584335841438E+018</text:p>
          </table:table-cell>
          <table:table-cell office:value-type="float" office:value="1.47584335885813E+018" calcext:value-type="float">
            <text:p>1.47584335885813E+018</text:p>
          </table:table-cell>
          <table:table-cell/>
          <table:table-cell table:formula="of:= [.C832] - [.B832]" office:value-type="float" office:value="443750144" calcext:value-type="float">
            <text:p>443750144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1.4758433584244E+018" calcext:value-type="float">
            <text:p>1.4758433584244E+018</text:p>
          </table:table-cell>
          <table:table-cell office:value-type="float" office:value="1.47584335886865E+018" calcext:value-type="float">
            <text:p>1.47584335886865E+018</text:p>
          </table:table-cell>
          <table:table-cell/>
          <table:table-cell table:formula="of:= [.C833] - [.B833]" office:value-type="float" office:value="444250112" calcext:value-type="float">
            <text:p>444250112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1.47584335843439E+018" calcext:value-type="float">
            <text:p>1.47584335843439E+018</text:p>
          </table:table-cell>
          <table:table-cell office:value-type="float" office:value="1.47584335887913E+018" calcext:value-type="float">
            <text:p>1.47584335887913E+018</text:p>
          </table:table-cell>
          <table:table-cell/>
          <table:table-cell table:formula="of:= [.C834] - [.B834]" office:value-type="float" office:value="444740096" calcext:value-type="float">
            <text:p>444740096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1.47584335844439E+018" calcext:value-type="float">
            <text:p>1.47584335844439E+018</text:p>
          </table:table-cell>
          <table:table-cell office:value-type="float" office:value="1.47584335888961E+018" calcext:value-type="float">
            <text:p>1.47584335888961E+018</text:p>
          </table:table-cell>
          <table:table-cell/>
          <table:table-cell table:formula="of:= [.C835] - [.B835]" office:value-type="float" office:value="445220096" calcext:value-type="float">
            <text:p>445220096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1.47584335845438E+018" calcext:value-type="float">
            <text:p>1.47584335845438E+018</text:p>
          </table:table-cell>
          <table:table-cell office:value-type="float" office:value="1.47584335890011E+018" calcext:value-type="float">
            <text:p>1.47584335890011E+018</text:p>
          </table:table-cell>
          <table:table-cell/>
          <table:table-cell table:formula="of:= [.C836] - [.B836]" office:value-type="float" office:value="445729792" calcext:value-type="float">
            <text:p>445729792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1.47584335846439E+018" calcext:value-type="float">
            <text:p>1.47584335846439E+018</text:p>
          </table:table-cell>
          <table:table-cell office:value-type="float" office:value="1.4758433589106E+018" calcext:value-type="float">
            <text:p>1.4758433589106E+018</text:p>
          </table:table-cell>
          <table:table-cell/>
          <table:table-cell table:formula="of:= [.C837] - [.B837]" office:value-type="float" office:value="446210304" calcext:value-type="float">
            <text:p>446210304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1.47584335847439E+018" calcext:value-type="float">
            <text:p>1.47584335847439E+018</text:p>
          </table:table-cell>
          <table:table-cell office:value-type="float" office:value="1.47584335892106E+018" calcext:value-type="float">
            <text:p>1.47584335892106E+018</text:p>
          </table:table-cell>
          <table:table-cell/>
          <table:table-cell table:formula="of:= [.C838] - [.B838]" office:value-type="float" office:value="446670080" calcext:value-type="float">
            <text:p>446670080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1.47584335848439E+018" calcext:value-type="float">
            <text:p>1.47584335848439E+018</text:p>
          </table:table-cell>
          <table:table-cell office:value-type="float" office:value="1.4758433589316E+018" calcext:value-type="float">
            <text:p>1.4758433589316E+018</text:p>
          </table:table-cell>
          <table:table-cell/>
          <table:table-cell table:formula="of:= [.C839] - [.B839]" office:value-type="float" office:value="447210240" calcext:value-type="float">
            <text:p>447210240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1.47584335849439E+018" calcext:value-type="float">
            <text:p>1.47584335849439E+018</text:p>
          </table:table-cell>
          <table:table-cell office:value-type="float" office:value="1.4758433589421E+018" calcext:value-type="float">
            <text:p>1.4758433589421E+018</text:p>
          </table:table-cell>
          <table:table-cell/>
          <table:table-cell table:formula="of:= [.C840] - [.B840]" office:value-type="float" office:value="447709952" calcext:value-type="float">
            <text:p>447709952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1.47584335850439E+018" calcext:value-type="float">
            <text:p>1.47584335850439E+018</text:p>
          </table:table-cell>
          <table:table-cell office:value-type="float" office:value="1.47584335895263E+018" calcext:value-type="float">
            <text:p>1.47584335895263E+018</text:p>
          </table:table-cell>
          <table:table-cell/>
          <table:table-cell table:formula="of:= [.C841] - [.B841]" office:value-type="float" office:value="448240128" calcext:value-type="float">
            <text:p>448240128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1.47584335851444E+018" calcext:value-type="float">
            <text:p>1.47584335851444E+018</text:p>
          </table:table-cell>
          <table:table-cell office:value-type="float" office:value="1.47584335896313E+018" calcext:value-type="float">
            <text:p>1.47584335896313E+018</text:p>
          </table:table-cell>
          <table:table-cell/>
          <table:table-cell table:formula="of:= [.C842] - [.B842]" office:value-type="float" office:value="448690176" calcext:value-type="float">
            <text:p>448690176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1.47584335852438E+018" calcext:value-type="float">
            <text:p>1.47584335852438E+018</text:p>
          </table:table-cell>
          <table:table-cell office:value-type="float" office:value="1.47584335897358E+018" calcext:value-type="float">
            <text:p>1.47584335897358E+018</text:p>
          </table:table-cell>
          <table:table-cell/>
          <table:table-cell table:formula="of:= [.C843] - [.B843]" office:value-type="float" office:value="449200128" calcext:value-type="float">
            <text:p>449200128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1.47584335853438E+018" calcext:value-type="float">
            <text:p>1.47584335853438E+018</text:p>
          </table:table-cell>
          <table:table-cell office:value-type="float" office:value="1.4758433589841E+018" calcext:value-type="float">
            <text:p>1.4758433589841E+018</text:p>
          </table:table-cell>
          <table:table-cell/>
          <table:table-cell table:formula="of:= [.C844] - [.B844]" office:value-type="float" office:value="449720064" calcext:value-type="float">
            <text:p>449720064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1.47584335854439E+018" calcext:value-type="float">
            <text:p>1.47584335854439E+018</text:p>
          </table:table-cell>
          <table:table-cell office:value-type="float" office:value="1.47584335899534E+018" calcext:value-type="float">
            <text:p>1.47584335899534E+018</text:p>
          </table:table-cell>
          <table:table-cell/>
          <table:table-cell table:formula="of:= [.C845] - [.B845]" office:value-type="float" office:value="450950144" calcext:value-type="float">
            <text:p>450950144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1.47584335855438E+018" calcext:value-type="float">
            <text:p>1.47584335855438E+018</text:p>
          </table:table-cell>
          <table:table-cell office:value-type="float" office:value="1.47584335900526E+018" calcext:value-type="float">
            <text:p>1.47584335900526E+018</text:p>
          </table:table-cell>
          <table:table-cell/>
          <table:table-cell table:formula="of:= [.C846] - [.B846]" office:value-type="float" office:value="450880000" calcext:value-type="float">
            <text:p>450880000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1.47584335856439E+018" calcext:value-type="float">
            <text:p>1.47584335856439E+018</text:p>
          </table:table-cell>
          <table:table-cell office:value-type="float" office:value="1.47584335901559E+018" calcext:value-type="float">
            <text:p>1.47584335901559E+018</text:p>
          </table:table-cell>
          <table:table-cell/>
          <table:table-cell table:formula="of:= [.C847] - [.B847]" office:value-type="float" office:value="451200000" calcext:value-type="float">
            <text:p>451200000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1.47584335857438E+018" calcext:value-type="float">
            <text:p>1.47584335857438E+018</text:p>
          </table:table-cell>
          <table:table-cell office:value-type="float" office:value="1.47584335902607E+018" calcext:value-type="float">
            <text:p>1.47584335902607E+018</text:p>
          </table:table-cell>
          <table:table-cell/>
          <table:table-cell table:formula="of:= [.C848] - [.B848]" office:value-type="float" office:value="451689984" calcext:value-type="float">
            <text:p>451689984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1.47584335858439E+018" calcext:value-type="float">
            <text:p>1.47584335858439E+018</text:p>
          </table:table-cell>
          <table:table-cell office:value-type="float" office:value="1.47584335903654E+018" calcext:value-type="float">
            <text:p>1.47584335903654E+018</text:p>
          </table:table-cell>
          <table:table-cell/>
          <table:table-cell table:formula="of:= [.C849] - [.B849]" office:value-type="float" office:value="452150272" calcext:value-type="float">
            <text:p>452150272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1.47584335859439E+018" calcext:value-type="float">
            <text:p>1.47584335859439E+018</text:p>
          </table:table-cell>
          <table:table-cell office:value-type="float" office:value="1.47584335904702E+018" calcext:value-type="float">
            <text:p>1.47584335904702E+018</text:p>
          </table:table-cell>
          <table:table-cell/>
          <table:table-cell table:formula="of:= [.C850] - [.B850]" office:value-type="float" office:value="452630016" calcext:value-type="float">
            <text:p>452630016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1.47584335860438E+018" calcext:value-type="float">
            <text:p>1.47584335860438E+018</text:p>
          </table:table-cell>
          <table:table-cell office:value-type="float" office:value="1.47584335905757E+018" calcext:value-type="float">
            <text:p>1.47584335905757E+018</text:p>
          </table:table-cell>
          <table:table-cell/>
          <table:table-cell table:formula="of:= [.C851] - [.B851]" office:value-type="float" office:value="453190144" calcext:value-type="float">
            <text:p>453190144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1.47584335861439E+018" calcext:value-type="float">
            <text:p>1.47584335861439E+018</text:p>
          </table:table-cell>
          <table:table-cell office:value-type="float" office:value="1.47584335906802E+018" calcext:value-type="float">
            <text:p>1.47584335906802E+018</text:p>
          </table:table-cell>
          <table:table-cell/>
          <table:table-cell table:formula="of:= [.C852] - [.B852]" office:value-type="float" office:value="453629952" calcext:value-type="float">
            <text:p>453629952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1.47584335862438E+018" calcext:value-type="float">
            <text:p>1.47584335862438E+018</text:p>
          </table:table-cell>
          <table:table-cell office:value-type="float" office:value="1.47584335907849E+018" calcext:value-type="float">
            <text:p>1.47584335907849E+018</text:p>
          </table:table-cell>
          <table:table-cell/>
          <table:table-cell table:formula="of:= [.C853] - [.B853]" office:value-type="float" office:value="454110208" calcext:value-type="float">
            <text:p>454110208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1.47584335863465E+018" calcext:value-type="float">
            <text:p>1.47584335863465E+018</text:p>
          </table:table-cell>
          <table:table-cell office:value-type="float" office:value="1.47584335908898E+018" calcext:value-type="float">
            <text:p>1.47584335908898E+018</text:p>
          </table:table-cell>
          <table:table-cell/>
          <table:table-cell table:formula="of:= [.C854] - [.B854]" office:value-type="float" office:value="454330112" calcext:value-type="float">
            <text:p>454330112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1.4758433586444E+018" calcext:value-type="float">
            <text:p>1.4758433586444E+018</text:p>
          </table:table-cell>
          <table:table-cell office:value-type="float" office:value="1.47584335909947E+018" calcext:value-type="float">
            <text:p>1.47584335909947E+018</text:p>
          </table:table-cell>
          <table:table-cell/>
          <table:table-cell table:formula="of:= [.C855] - [.B855]" office:value-type="float" office:value="455070208" calcext:value-type="float">
            <text:p>455070208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1.47584335865439E+018" calcext:value-type="float">
            <text:p>1.47584335865439E+018</text:p>
          </table:table-cell>
          <table:table-cell office:value-type="float" office:value="1.47584335910998E+018" calcext:value-type="float">
            <text:p>1.47584335910998E+018</text:p>
          </table:table-cell>
          <table:table-cell/>
          <table:table-cell table:formula="of:= [.C856] - [.B856]" office:value-type="float" office:value="455589888" calcext:value-type="float">
            <text:p>455589888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1.47584335866439E+018" calcext:value-type="float">
            <text:p>1.47584335866439E+018</text:p>
          </table:table-cell>
          <table:table-cell office:value-type="float" office:value="1.47584335912046E+018" calcext:value-type="float">
            <text:p>1.47584335912046E+018</text:p>
          </table:table-cell>
          <table:table-cell/>
          <table:table-cell table:formula="of:= [.C857] - [.B857]" office:value-type="float" office:value="456070144" calcext:value-type="float">
            <text:p>456070144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1.47584335867439E+018" calcext:value-type="float">
            <text:p>1.47584335867439E+018</text:p>
          </table:table-cell>
          <table:table-cell office:value-type="float" office:value="1.47584335913093E+018" calcext:value-type="float">
            <text:p>1.47584335913093E+018</text:p>
          </table:table-cell>
          <table:table-cell/>
          <table:table-cell table:formula="of:= [.C858] - [.B858]" office:value-type="float" office:value="456540160" calcext:value-type="float">
            <text:p>456540160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1.47584335868439E+018" calcext:value-type="float">
            <text:p>1.47584335868439E+018</text:p>
          </table:table-cell>
          <table:table-cell office:value-type="float" office:value="1.47584335914146E+018" calcext:value-type="float">
            <text:p>1.47584335914146E+018</text:p>
          </table:table-cell>
          <table:table-cell/>
          <table:table-cell table:formula="of:= [.C859] - [.B859]" office:value-type="float" office:value="457070080" calcext:value-type="float">
            <text:p>457070080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1.47584335869438E+018" calcext:value-type="float">
            <text:p>1.47584335869438E+018</text:p>
          </table:table-cell>
          <table:table-cell office:value-type="float" office:value="1.4758433591521E+018" calcext:value-type="float">
            <text:p>1.4758433591521E+018</text:p>
          </table:table-cell>
          <table:table-cell/>
          <table:table-cell table:formula="of:= [.C860] - [.B860]" office:value-type="float" office:value="457720064" calcext:value-type="float">
            <text:p>457720064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1.47584335870439E+018" calcext:value-type="float">
            <text:p>1.47584335870439E+018</text:p>
          </table:table-cell>
          <table:table-cell office:value-type="float" office:value="1.47584335916256E+018" calcext:value-type="float">
            <text:p>1.47584335916256E+018</text:p>
          </table:table-cell>
          <table:table-cell/>
          <table:table-cell table:formula="of:= [.C861] - [.B861]" office:value-type="float" office:value="458170112" calcext:value-type="float">
            <text:p>458170112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1.47584335871439E+018" calcext:value-type="float">
            <text:p>1.47584335871439E+018</text:p>
          </table:table-cell>
          <table:table-cell office:value-type="float" office:value="1.47584335917319E+018" calcext:value-type="float">
            <text:p>1.47584335917319E+018</text:p>
          </table:table-cell>
          <table:table-cell/>
          <table:table-cell table:formula="of:= [.C862] - [.B862]" office:value-type="float" office:value="458800128" calcext:value-type="float">
            <text:p>458800128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1.47584335872439E+018" calcext:value-type="float">
            <text:p>1.47584335872439E+018</text:p>
          </table:table-cell>
          <table:table-cell office:value-type="float" office:value="1.47584335918354E+018" calcext:value-type="float">
            <text:p>1.47584335918354E+018</text:p>
          </table:table-cell>
          <table:table-cell/>
          <table:table-cell table:formula="of:= [.C863] - [.B863]" office:value-type="float" office:value="459150080" calcext:value-type="float">
            <text:p>459150080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1.47584335873438E+018" calcext:value-type="float">
            <text:p>1.47584335873438E+018</text:p>
          </table:table-cell>
          <table:table-cell office:value-type="float" office:value="1.47584335919404E+018" calcext:value-type="float">
            <text:p>1.47584335919404E+018</text:p>
          </table:table-cell>
          <table:table-cell/>
          <table:table-cell table:formula="of:= [.C864] - [.B864]" office:value-type="float" office:value="459660032" calcext:value-type="float">
            <text:p>459660032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1.47584335874439E+018" calcext:value-type="float">
            <text:p>1.47584335874439E+018</text:p>
          </table:table-cell>
          <table:table-cell office:value-type="float" office:value="1.4758433592053E+018" calcext:value-type="float">
            <text:p>1.4758433592053E+018</text:p>
          </table:table-cell>
          <table:table-cell/>
          <table:table-cell table:formula="of:= [.C865] - [.B865]" office:value-type="float" office:value="460910080" calcext:value-type="float">
            <text:p>460910080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1.47584335875439E+018" calcext:value-type="float">
            <text:p>1.47584335875439E+018</text:p>
          </table:table-cell>
          <table:table-cell office:value-type="float" office:value="1.47584335921524E+018" calcext:value-type="float">
            <text:p>1.47584335921524E+018</text:p>
          </table:table-cell>
          <table:table-cell/>
          <table:table-cell table:formula="of:= [.C866] - [.B866]" office:value-type="float" office:value="460849920" calcext:value-type="float">
            <text:p>460849920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1.4758433587644E+018" calcext:value-type="float">
            <text:p>1.4758433587644E+018</text:p>
          </table:table-cell>
          <table:table-cell office:value-type="float" office:value="1.47584335922549E+018" calcext:value-type="float">
            <text:p>1.47584335922549E+018</text:p>
          </table:table-cell>
          <table:table-cell/>
          <table:table-cell table:formula="of:= [.C867] - [.B867]" office:value-type="float" office:value="461090048" calcext:value-type="float">
            <text:p>461090048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1.47584335877439E+018" calcext:value-type="float">
            <text:p>1.47584335877439E+018</text:p>
          </table:table-cell>
          <table:table-cell office:value-type="float" office:value="1.47584335923598E+018" calcext:value-type="float">
            <text:p>1.47584335923598E+018</text:p>
          </table:table-cell>
          <table:table-cell/>
          <table:table-cell table:formula="of:= [.C868] - [.B868]" office:value-type="float" office:value="461589760" calcext:value-type="float">
            <text:p>461589760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1.47584335878439E+018" calcext:value-type="float">
            <text:p>1.47584335878439E+018</text:p>
          </table:table-cell>
          <table:table-cell office:value-type="float" office:value="1.47584335924646E+018" calcext:value-type="float">
            <text:p>1.47584335924646E+018</text:p>
          </table:table-cell>
          <table:table-cell/>
          <table:table-cell table:formula="of:= [.C869] - [.B869]" office:value-type="float" office:value="462070016" calcext:value-type="float">
            <text:p>462070016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1.47584335879439E+018" calcext:value-type="float">
            <text:p>1.47584335879439E+018</text:p>
          </table:table-cell>
          <table:table-cell office:value-type="float" office:value="1.47584335925699E+018" calcext:value-type="float">
            <text:p>1.47584335925699E+018</text:p>
          </table:table-cell>
          <table:table-cell/>
          <table:table-cell table:formula="of:= [.C870] - [.B870]" office:value-type="float" office:value="462599936" calcext:value-type="float">
            <text:p>462599936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1.47584335880438E+018" calcext:value-type="float">
            <text:p>1.47584335880438E+018</text:p>
          </table:table-cell>
          <table:table-cell office:value-type="float" office:value="1.47584335926745E+018" calcext:value-type="float">
            <text:p>1.47584335926745E+018</text:p>
          </table:table-cell>
          <table:table-cell/>
          <table:table-cell table:formula="of:= [.C871] - [.B871]" office:value-type="float" office:value="463070208" calcext:value-type="float">
            <text:p>463070208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1.47584335881438E+018" calcext:value-type="float">
            <text:p>1.47584335881438E+018</text:p>
          </table:table-cell>
          <table:table-cell office:value-type="float" office:value="1.47584335928161E+018" calcext:value-type="float">
            <text:p>1.47584335928161E+018</text:p>
          </table:table-cell>
          <table:table-cell/>
          <table:table-cell table:formula="of:= [.C872] - [.B872]" office:value-type="float" office:value="467229952" calcext:value-type="float">
            <text:p>467229952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1.47584335882439E+018" calcext:value-type="float">
            <text:p>1.47584335882439E+018</text:p>
          </table:table-cell>
          <table:table-cell office:value-type="float" office:value="1.47584335929208E+018" calcext:value-type="float">
            <text:p>1.47584335929208E+018</text:p>
          </table:table-cell>
          <table:table-cell/>
          <table:table-cell table:formula="of:= [.C873] - [.B873]" office:value-type="float" office:value="467689984" calcext:value-type="float">
            <text:p>467689984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1.47584335883439E+018" calcext:value-type="float">
            <text:p>1.47584335883439E+018</text:p>
          </table:table-cell>
          <table:table-cell office:value-type="float" office:value="1.47584335930256E+018" calcext:value-type="float">
            <text:p>1.47584335930256E+018</text:p>
          </table:table-cell>
          <table:table-cell/>
          <table:table-cell table:formula="of:= [.C874] - [.B874]" office:value-type="float" office:value="468169984" calcext:value-type="float">
            <text:p>468169984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1.47584335884439E+018" calcext:value-type="float">
            <text:p>1.47584335884439E+018</text:p>
          </table:table-cell>
          <table:table-cell office:value-type="float" office:value="1.47584335931312E+018" calcext:value-type="float">
            <text:p>1.47584335931312E+018</text:p>
          </table:table-cell>
          <table:table-cell/>
          <table:table-cell table:formula="of:= [.C875] - [.B875]" office:value-type="float" office:value="468730112" calcext:value-type="float">
            <text:p>468730112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1.47584335885438E+018" calcext:value-type="float">
            <text:p>1.47584335885438E+018</text:p>
          </table:table-cell>
          <table:table-cell office:value-type="float" office:value="1.47584335932356E+018" calcext:value-type="float">
            <text:p>1.47584335932356E+018</text:p>
          </table:table-cell>
          <table:table-cell/>
          <table:table-cell table:formula="of:= [.C876] - [.B876]" office:value-type="float" office:value="469179904" calcext:value-type="float">
            <text:p>469179904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1.47584335886439E+018" calcext:value-type="float">
            <text:p>1.47584335886439E+018</text:p>
          </table:table-cell>
          <table:table-cell office:value-type="float" office:value="1.47584335933404E+018" calcext:value-type="float">
            <text:p>1.47584335933404E+018</text:p>
          </table:table-cell>
          <table:table-cell/>
          <table:table-cell table:formula="of:= [.C877] - [.B877]" office:value-type="float" office:value="469650176" calcext:value-type="float">
            <text:p>469650176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1.47584335887439E+018" calcext:value-type="float">
            <text:p>1.47584335887439E+018</text:p>
          </table:table-cell>
          <table:table-cell office:value-type="float" office:value="1.4758433593453E+018" calcext:value-type="float">
            <text:p>1.4758433593453E+018</text:p>
          </table:table-cell>
          <table:table-cell/>
          <table:table-cell table:formula="of:= [.C878] - [.B878]" office:value-type="float" office:value="470909952" calcext:value-type="float">
            <text:p>470909952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1.47584335888439E+018" calcext:value-type="float">
            <text:p>1.47584335888439E+018</text:p>
          </table:table-cell>
          <table:table-cell office:value-type="float" office:value="1.47584335935539E+018" calcext:value-type="float">
            <text:p>1.47584335935539E+018</text:p>
          </table:table-cell>
          <table:table-cell/>
          <table:table-cell table:formula="of:= [.C879] - [.B879]" office:value-type="float" office:value="471000320" calcext:value-type="float">
            <text:p>471000320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1.47584335889437E+018" calcext:value-type="float">
            <text:p>1.47584335889437E+018</text:p>
          </table:table-cell>
          <table:table-cell office:value-type="float" office:value="1.47584335936554E+018" calcext:value-type="float">
            <text:p>1.47584335936554E+018</text:p>
          </table:table-cell>
          <table:table-cell/>
          <table:table-cell table:formula="of:= [.C880] - [.B880]" office:value-type="float" office:value="471170048" calcext:value-type="float">
            <text:p>471170048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1.47584335890438E+018" calcext:value-type="float">
            <text:p>1.47584335890438E+018</text:p>
          </table:table-cell>
          <table:table-cell office:value-type="float" office:value="1.47584335937601E+018" calcext:value-type="float">
            <text:p>1.47584335937601E+018</text:p>
          </table:table-cell>
          <table:table-cell/>
          <table:table-cell table:formula="of:= [.C881] - [.B881]" office:value-type="float" office:value="471630080" calcext:value-type="float">
            <text:p>471630080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1.47584335891439E+018" calcext:value-type="float">
            <text:p>1.47584335891439E+018</text:p>
          </table:table-cell>
          <table:table-cell office:value-type="float" office:value="1.47584335938651E+018" calcext:value-type="float">
            <text:p>1.47584335938651E+018</text:p>
          </table:table-cell>
          <table:table-cell/>
          <table:table-cell table:formula="of:= [.C882] - [.B882]" office:value-type="float" office:value="472120064" calcext:value-type="float">
            <text:p>472120064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1.47584335892438E+018" calcext:value-type="float">
            <text:p>1.47584335892438E+018</text:p>
          </table:table-cell>
          <table:table-cell office:value-type="float" office:value="1.47584335939701E+018" calcext:value-type="float">
            <text:p>1.47584335939701E+018</text:p>
          </table:table-cell>
          <table:table-cell/>
          <table:table-cell table:formula="of:= [.C883] - [.B883]" office:value-type="float" office:value="472630016" calcext:value-type="float">
            <text:p>472630016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1.47584335893438E+018" calcext:value-type="float">
            <text:p>1.47584335893438E+018</text:p>
          </table:table-cell>
          <table:table-cell office:value-type="float" office:value="1.4758433594075E+018" calcext:value-type="float">
            <text:p>1.4758433594075E+018</text:p>
          </table:table-cell>
          <table:table-cell/>
          <table:table-cell table:formula="of:= [.C884] - [.B884]" office:value-type="float" office:value="473120000" calcext:value-type="float">
            <text:p>473120000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1.47584335894439E+018" calcext:value-type="float">
            <text:p>1.47584335894439E+018</text:p>
          </table:table-cell>
          <table:table-cell office:value-type="float" office:value="1.47584335941801E+018" calcext:value-type="float">
            <text:p>1.47584335941801E+018</text:p>
          </table:table-cell>
          <table:table-cell/>
          <table:table-cell table:formula="of:= [.C885] - [.B885]" office:value-type="float" office:value="473620224" calcext:value-type="float">
            <text:p>473620224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1.47584335895444E+018" calcext:value-type="float">
            <text:p>1.47584335895444E+018</text:p>
          </table:table-cell>
          <table:table-cell office:value-type="float" office:value="1.47584335942847E+018" calcext:value-type="float">
            <text:p>1.47584335942847E+018</text:p>
          </table:table-cell>
          <table:table-cell/>
          <table:table-cell table:formula="of:= [.C886] - [.B886]" office:value-type="float" office:value="474030080" calcext:value-type="float">
            <text:p>474030080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1.47584335896439E+018" calcext:value-type="float">
            <text:p>1.47584335896439E+018</text:p>
          </table:table-cell>
          <table:table-cell office:value-type="float" office:value="1.47584335943896E+018" calcext:value-type="float">
            <text:p>1.47584335943896E+018</text:p>
          </table:table-cell>
          <table:table-cell/>
          <table:table-cell table:formula="of:= [.C887] - [.B887]" office:value-type="float" office:value="474569984" calcext:value-type="float">
            <text:p>474569984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1.47584335897439E+018" calcext:value-type="float">
            <text:p>1.47584335897439E+018</text:p>
          </table:table-cell>
          <table:table-cell office:value-type="float" office:value="1.47584335944945E+018" calcext:value-type="float">
            <text:p>1.47584335944945E+018</text:p>
          </table:table-cell>
          <table:table-cell/>
          <table:table-cell table:formula="of:= [.C888] - [.B888]" office:value-type="float" office:value="475059968" calcext:value-type="float">
            <text:p>475059968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1.47584335898449E+018" calcext:value-type="float">
            <text:p>1.47584335898449E+018</text:p>
          </table:table-cell>
          <table:table-cell office:value-type="float" office:value="1.47584335945993E+018" calcext:value-type="float">
            <text:p>1.47584335945993E+018</text:p>
          </table:table-cell>
          <table:table-cell/>
          <table:table-cell table:formula="of:= [.C889] - [.B889]" office:value-type="float" office:value="475440128" calcext:value-type="float">
            <text:p>475440128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1.47584335899438E+018" calcext:value-type="float">
            <text:p>1.47584335899438E+018</text:p>
          </table:table-cell>
          <table:table-cell office:value-type="float" office:value="1.47584335947042E+018" calcext:value-type="float">
            <text:p>1.47584335947042E+018</text:p>
          </table:table-cell>
          <table:table-cell/>
          <table:table-cell table:formula="of:= [.C890] - [.B890]" office:value-type="float" office:value="476039936" calcext:value-type="float">
            <text:p>476039936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1.47584335900439E+018" calcext:value-type="float">
            <text:p>1.47584335900439E+018</text:p>
          </table:table-cell>
          <table:table-cell office:value-type="float" office:value="1.47584335948091E+018" calcext:value-type="float">
            <text:p>1.47584335948091E+018</text:p>
          </table:table-cell>
          <table:table-cell/>
          <table:table-cell table:formula="of:= [.C891] - [.B891]" office:value-type="float" office:value="476519936" calcext:value-type="float">
            <text:p>476519936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1.47584335901439E+018" calcext:value-type="float">
            <text:p>1.47584335901439E+018</text:p>
          </table:table-cell>
          <table:table-cell office:value-type="float" office:value="1.47584335949147E+018" calcext:value-type="float">
            <text:p>1.47584335949147E+018</text:p>
          </table:table-cell>
          <table:table-cell/>
          <table:table-cell table:formula="of:= [.C892] - [.B892]" office:value-type="float" office:value="477079808" calcext:value-type="float">
            <text:p>477079808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1.47584335902439E+018" calcext:value-type="float">
            <text:p>1.47584335902439E+018</text:p>
          </table:table-cell>
          <table:table-cell office:value-type="float" office:value="1.47584335950203E+018" calcext:value-type="float">
            <text:p>1.47584335950203E+018</text:p>
          </table:table-cell>
          <table:table-cell/>
          <table:table-cell table:formula="of:= [.C893] - [.B893]" office:value-type="float" office:value="477639936" calcext:value-type="float">
            <text:p>477639936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1.47584335903439E+018" calcext:value-type="float">
            <text:p>1.47584335903439E+018</text:p>
          </table:table-cell>
          <table:table-cell office:value-type="float" office:value="1.4758433595126E+018" calcext:value-type="float">
            <text:p>1.4758433595126E+018</text:p>
          </table:table-cell>
          <table:table-cell/>
          <table:table-cell table:formula="of:= [.C894] - [.B894]" office:value-type="float" office:value="478209792" calcext:value-type="float">
            <text:p>478209792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1.47584335904439E+018" calcext:value-type="float">
            <text:p>1.47584335904439E+018</text:p>
          </table:table-cell>
          <table:table-cell office:value-type="float" office:value="1.47584335952309E+018" calcext:value-type="float">
            <text:p>1.47584335952309E+018</text:p>
          </table:table-cell>
          <table:table-cell/>
          <table:table-cell table:formula="of:= [.C895] - [.B895]" office:value-type="float" office:value="478700032" calcext:value-type="float">
            <text:p>478700032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1.47584335905438E+018" calcext:value-type="float">
            <text:p>1.47584335905438E+018</text:p>
          </table:table-cell>
          <table:table-cell office:value-type="float" office:value="1.4758433595335E+018" calcext:value-type="float">
            <text:p>1.4758433595335E+018</text:p>
          </table:table-cell>
          <table:table-cell/>
          <table:table-cell table:formula="of:= [.C896] - [.B896]" office:value-type="float" office:value="479120128" calcext:value-type="float">
            <text:p>479120128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1.47584335906439E+018" calcext:value-type="float">
            <text:p>1.47584335906439E+018</text:p>
          </table:table-cell>
          <table:table-cell office:value-type="float" office:value="1.47584335954373E+018" calcext:value-type="float">
            <text:p>1.47584335954373E+018</text:p>
          </table:table-cell>
          <table:table-cell/>
          <table:table-cell table:formula="of:= [.C897] - [.B897]" office:value-type="float" office:value="479340288" calcext:value-type="float">
            <text:p>479340288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1.47584335907439E+018" calcext:value-type="float">
            <text:p>1.47584335907439E+018</text:p>
          </table:table-cell>
          <table:table-cell office:value-type="float" office:value="1.47584335955534E+018" calcext:value-type="float">
            <text:p>1.47584335955534E+018</text:p>
          </table:table-cell>
          <table:table-cell/>
          <table:table-cell table:formula="of:= [.C898] - [.B898]" office:value-type="float" office:value="480950016" calcext:value-type="float">
            <text:p>480950016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1.47584335908439E+018" calcext:value-type="float">
            <text:p>1.47584335908439E+018</text:p>
          </table:table-cell>
          <table:table-cell office:value-type="float" office:value="1.47584335956525E+018" calcext:value-type="float">
            <text:p>1.47584335956525E+018</text:p>
          </table:table-cell>
          <table:table-cell/>
          <table:table-cell table:formula="of:= [.C899] - [.B899]" office:value-type="float" office:value="480859904" calcext:value-type="float">
            <text:p>480859904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1.47584335909438E+018" calcext:value-type="float">
            <text:p>1.47584335909438E+018</text:p>
          </table:table-cell>
          <table:table-cell office:value-type="float" office:value="1.47584335957547E+018" calcext:value-type="float">
            <text:p>1.47584335957547E+018</text:p>
          </table:table-cell>
          <table:table-cell/>
          <table:table-cell table:formula="of:= [.C900] - [.B900]" office:value-type="float" office:value="481090048" calcext:value-type="float">
            <text:p>481090048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.47584335910438E+018" calcext:value-type="float">
            <text:p>1.47584335910438E+018</text:p>
          </table:table-cell>
          <table:table-cell office:value-type="float" office:value="1.47584335958595E+018" calcext:value-type="float">
            <text:p>1.47584335958595E+018</text:p>
          </table:table-cell>
          <table:table-cell/>
          <table:table-cell table:formula="of:= [.C901] - [.B901]" office:value-type="float" office:value="481570048" calcext:value-type="float">
            <text:p>481570048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1.47584335911439E+018" calcext:value-type="float">
            <text:p>1.47584335911439E+018</text:p>
          </table:table-cell>
          <table:table-cell office:value-type="float" office:value="1.47584335959645E+018" calcext:value-type="float">
            <text:p>1.47584335959645E+018</text:p>
          </table:table-cell>
          <table:table-cell/>
          <table:table-cell table:formula="of:= [.C902] - [.B902]" office:value-type="float" office:value="482060032" calcext:value-type="float">
            <text:p>482060032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1.47584335912438E+018" calcext:value-type="float">
            <text:p>1.47584335912438E+018</text:p>
          </table:table-cell>
          <table:table-cell office:value-type="float" office:value="1.47584335960695E+018" calcext:value-type="float">
            <text:p>1.47584335960695E+018</text:p>
          </table:table-cell>
          <table:table-cell/>
          <table:table-cell table:formula="of:= [.C903] - [.B903]" office:value-type="float" office:value="482569984" calcext:value-type="float">
            <text:p>482569984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1.47584335913438E+018" calcext:value-type="float">
            <text:p>1.47584335913438E+018</text:p>
          </table:table-cell>
          <table:table-cell office:value-type="float" office:value="1.47584335961742E+018" calcext:value-type="float">
            <text:p>1.47584335961742E+018</text:p>
          </table:table-cell>
          <table:table-cell/>
          <table:table-cell table:formula="of:= [.C904] - [.B904]" office:value-type="float" office:value="483040000" calcext:value-type="float">
            <text:p>483040000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1.47584335914439E+018" calcext:value-type="float">
            <text:p>1.47584335914439E+018</text:p>
          </table:table-cell>
          <table:table-cell office:value-type="float" office:value="1.47584335962791E+018" calcext:value-type="float">
            <text:p>1.47584335962791E+018</text:p>
          </table:table-cell>
          <table:table-cell/>
          <table:table-cell table:formula="of:= [.C905] - [.B905]" office:value-type="float" office:value="483519744" calcext:value-type="float">
            <text:p>483519744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1.47584335915438E+018" calcext:value-type="float">
            <text:p>1.47584335915438E+018</text:p>
          </table:table-cell>
          <table:table-cell office:value-type="float" office:value="1.4758433596384E+018" calcext:value-type="float">
            <text:p>1.4758433596384E+018</text:p>
          </table:table-cell>
          <table:table-cell/>
          <table:table-cell table:formula="of:= [.C906] - [.B906]" office:value-type="float" office:value="484019968" calcext:value-type="float">
            <text:p>484019968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1.47584335916439E+018" calcext:value-type="float">
            <text:p>1.47584335916439E+018</text:p>
          </table:table-cell>
          <table:table-cell office:value-type="float" office:value="1.47584335964888E+018" calcext:value-type="float">
            <text:p>1.47584335964888E+018</text:p>
          </table:table-cell>
          <table:table-cell/>
          <table:table-cell table:formula="of:= [.C907] - [.B907]" office:value-type="float" office:value="484489984" calcext:value-type="float">
            <text:p>484489984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1.47584335917439E+018" calcext:value-type="float">
            <text:p>1.47584335917439E+018</text:p>
          </table:table-cell>
          <table:table-cell office:value-type="float" office:value="1.47584335965937E+018" calcext:value-type="float">
            <text:p>1.47584335965937E+018</text:p>
          </table:table-cell>
          <table:table-cell/>
          <table:table-cell table:formula="of:= [.C908] - [.B908]" office:value-type="float" office:value="484979968" calcext:value-type="float">
            <text:p>484979968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1.47584335918439E+018" calcext:value-type="float">
            <text:p>1.47584335918439E+018</text:p>
          </table:table-cell>
          <table:table-cell office:value-type="float" office:value="1.47584335966985E+018" calcext:value-type="float">
            <text:p>1.47584335966985E+018</text:p>
          </table:table-cell>
          <table:table-cell/>
          <table:table-cell table:formula="of:= [.C909] - [.B909]" office:value-type="float" office:value="485459712" calcext:value-type="float">
            <text:p>485459712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1.47584335919439E+018" calcext:value-type="float">
            <text:p>1.47584335919439E+018</text:p>
          </table:table-cell>
          <table:table-cell office:value-type="float" office:value="1.47584335968041E+018" calcext:value-type="float">
            <text:p>1.47584335968041E+018</text:p>
          </table:table-cell>
          <table:table-cell/>
          <table:table-cell table:formula="of:= [.C910] - [.B910]" office:value-type="float" office:value="486019840" calcext:value-type="float">
            <text:p>486019840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1.47584335920438E+018" calcext:value-type="float">
            <text:p>1.47584335920438E+018</text:p>
          </table:table-cell>
          <table:table-cell office:value-type="float" office:value="1.47584335969086E+018" calcext:value-type="float">
            <text:p>1.47584335969086E+018</text:p>
          </table:table-cell>
          <table:table-cell/>
          <table:table-cell table:formula="of:= [.C911] - [.B911]" office:value-type="float" office:value="486479872" calcext:value-type="float">
            <text:p>486479872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1.47584335921439E+018" calcext:value-type="float">
            <text:p>1.47584335921439E+018</text:p>
          </table:table-cell>
          <table:table-cell office:value-type="float" office:value="1.47584335970142E+018" calcext:value-type="float">
            <text:p>1.47584335970142E+018</text:p>
          </table:table-cell>
          <table:table-cell/>
          <table:table-cell table:formula="of:= [.C912] - [.B912]" office:value-type="float" office:value="487030016" calcext:value-type="float">
            <text:p>487030016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1.47584335922439E+018" calcext:value-type="float">
            <text:p>1.47584335922439E+018</text:p>
          </table:table-cell>
          <table:table-cell office:value-type="float" office:value="1.47584335971194E+018" calcext:value-type="float">
            <text:p>1.47584335971194E+018</text:p>
          </table:table-cell>
          <table:table-cell/>
          <table:table-cell table:formula="of:= [.C913] - [.B913]" office:value-type="float" office:value="487549952" calcext:value-type="float">
            <text:p>487549952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1.47584335923439E+018" calcext:value-type="float">
            <text:p>1.47584335923439E+018</text:p>
          </table:table-cell>
          <table:table-cell office:value-type="float" office:value="1.47584335972243E+018" calcext:value-type="float">
            <text:p>1.47584335972243E+018</text:p>
          </table:table-cell>
          <table:table-cell/>
          <table:table-cell table:formula="of:= [.C914] - [.B914]" office:value-type="float" office:value="488040192" calcext:value-type="float">
            <text:p>488040192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1.47584335924439E+018" calcext:value-type="float">
            <text:p>1.47584335924439E+018</text:p>
          </table:table-cell>
          <table:table-cell office:value-type="float" office:value="1.47584335973298E+018" calcext:value-type="float">
            <text:p>1.47584335973298E+018</text:p>
          </table:table-cell>
          <table:table-cell/>
          <table:table-cell table:formula="of:= [.C915] - [.B915]" office:value-type="float" office:value="488589824" calcext:value-type="float">
            <text:p>488589824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1.47584335925439E+018" calcext:value-type="float">
            <text:p>1.47584335925439E+018</text:p>
          </table:table-cell>
          <table:table-cell office:value-type="float" office:value="1.47584335974344E+018" calcext:value-type="float">
            <text:p>1.47584335974344E+018</text:p>
          </table:table-cell>
          <table:table-cell/>
          <table:table-cell table:formula="of:= [.C916] - [.B916]" office:value-type="float" office:value="489049856" calcext:value-type="float">
            <text:p>489049856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1.4758433592644E+018" calcext:value-type="float">
            <text:p>1.4758433592644E+018</text:p>
          </table:table-cell>
          <table:table-cell office:value-type="float" office:value="1.47584335975788E+018" calcext:value-type="float">
            <text:p>1.47584335975788E+018</text:p>
          </table:table-cell>
          <table:table-cell/>
          <table:table-cell table:formula="of:= [.C917] - [.B917]" office:value-type="float" office:value="493479936" calcext:value-type="float">
            <text:p>493479936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1.47584335927439E+018" calcext:value-type="float">
            <text:p>1.47584335927439E+018</text:p>
          </table:table-cell>
          <table:table-cell office:value-type="float" office:value="1.47584335976834E+018" calcext:value-type="float">
            <text:p>1.47584335976834E+018</text:p>
          </table:table-cell>
          <table:table-cell/>
          <table:table-cell table:formula="of:= [.C918] - [.B918]" office:value-type="float" office:value="493949952" calcext:value-type="float">
            <text:p>493949952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1.47584335928439E+018" calcext:value-type="float">
            <text:p>1.47584335928439E+018</text:p>
          </table:table-cell>
          <table:table-cell office:value-type="float" office:value="1.47584335977881E+018" calcext:value-type="float">
            <text:p>1.47584335977881E+018</text:p>
          </table:table-cell>
          <table:table-cell/>
          <table:table-cell table:formula="of:= [.C919] - [.B919]" office:value-type="float" office:value="494419968" calcext:value-type="float">
            <text:p>494419968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1.47584335929438E+018" calcext:value-type="float">
            <text:p>1.47584335929438E+018</text:p>
          </table:table-cell>
          <table:table-cell office:value-type="float" office:value="1.4758433597893E+018" calcext:value-type="float">
            <text:p>1.4758433597893E+018</text:p>
          </table:table-cell>
          <table:table-cell/>
          <table:table-cell table:formula="of:= [.C920] - [.B920]" office:value-type="float" office:value="494919936" calcext:value-type="float">
            <text:p>494919936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1.47584335930445E+018" calcext:value-type="float">
            <text:p>1.47584335930445E+018</text:p>
          </table:table-cell>
          <table:table-cell office:value-type="float" office:value="1.47584335979979E+018" calcext:value-type="float">
            <text:p>1.47584335979979E+018</text:p>
          </table:table-cell>
          <table:table-cell/>
          <table:table-cell table:formula="of:= [.C921] - [.B921]" office:value-type="float" office:value="495340032" calcext:value-type="float">
            <text:p>495340032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1.47584335931439E+018" calcext:value-type="float">
            <text:p>1.47584335931439E+018</text:p>
          </table:table-cell>
          <table:table-cell office:value-type="float" office:value="1.47584335981028E+018" calcext:value-type="float">
            <text:p>1.47584335981028E+018</text:p>
          </table:table-cell>
          <table:table-cell/>
          <table:table-cell table:formula="of:= [.C922] - [.B922]" office:value-type="float" office:value="495889920" calcext:value-type="float">
            <text:p>495889920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1.47584335932438E+018" calcext:value-type="float">
            <text:p>1.47584335932438E+018</text:p>
          </table:table-cell>
          <table:table-cell office:value-type="float" office:value="1.47584335982076E+018" calcext:value-type="float">
            <text:p>1.47584335982076E+018</text:p>
          </table:table-cell>
          <table:table-cell/>
          <table:table-cell table:formula="of:= [.C923] - [.B923]" office:value-type="float" office:value="496379904" calcext:value-type="float">
            <text:p>496379904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1.47584335933442E+018" calcext:value-type="float">
            <text:p>1.47584335933442E+018</text:p>
          </table:table-cell>
          <table:table-cell office:value-type="float" office:value="1.47584335983125E+018" calcext:value-type="float">
            <text:p>1.47584335983125E+018</text:p>
          </table:table-cell>
          <table:table-cell/>
          <table:table-cell table:formula="of:= [.C924] - [.B924]" office:value-type="float" office:value="496829952" calcext:value-type="float">
            <text:p>496829952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1.47584335934439E+018" calcext:value-type="float">
            <text:p>1.47584335934439E+018</text:p>
          </table:table-cell>
          <table:table-cell office:value-type="float" office:value="1.47584335984182E+018" calcext:value-type="float">
            <text:p>1.47584335984182E+018</text:p>
          </table:table-cell>
          <table:table-cell/>
          <table:table-cell table:formula="of:= [.C925] - [.B925]" office:value-type="float" office:value="497430016" calcext:value-type="float">
            <text:p>497430016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1.47584335935451E+018" calcext:value-type="float">
            <text:p>1.47584335935451E+018</text:p>
          </table:table-cell>
          <table:table-cell office:value-type="float" office:value="1.47584335985224E+018" calcext:value-type="float">
            <text:p>1.47584335985224E+018</text:p>
          </table:table-cell>
          <table:table-cell/>
          <table:table-cell table:formula="of:= [.C926] - [.B926]" office:value-type="float" office:value="497730304" calcext:value-type="float">
            <text:p>497730304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1.4758433593644E+018" calcext:value-type="float">
            <text:p>1.4758433593644E+018</text:p>
          </table:table-cell>
          <table:table-cell office:value-type="float" office:value="1.47584335986273E+018" calcext:value-type="float">
            <text:p>1.47584335986273E+018</text:p>
          </table:table-cell>
          <table:table-cell/>
          <table:table-cell table:formula="of:= [.C927] - [.B927]" office:value-type="float" office:value="498329856" calcext:value-type="float">
            <text:p>498329856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1.47584335937438E+018" calcext:value-type="float">
            <text:p>1.47584335937438E+018</text:p>
          </table:table-cell>
          <table:table-cell office:value-type="float" office:value="1.47584335987323E+018" calcext:value-type="float">
            <text:p>1.47584335987323E+018</text:p>
          </table:table-cell>
          <table:table-cell/>
          <table:table-cell table:formula="of:= [.C928] - [.B928]" office:value-type="float" office:value="498850048" calcext:value-type="float">
            <text:p>498850048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1.47584335938439E+018" calcext:value-type="float">
            <text:p>1.47584335938439E+018</text:p>
          </table:table-cell>
          <table:table-cell office:value-type="float" office:value="1.47584335988373E+018" calcext:value-type="float">
            <text:p>1.47584335988373E+018</text:p>
          </table:table-cell>
          <table:table-cell/>
          <table:table-cell table:formula="of:= [.C929] - [.B929]" office:value-type="float" office:value="499339776" calcext:value-type="float">
            <text:p>499339776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1.47584335939439E+018" calcext:value-type="float">
            <text:p>1.47584335939439E+018</text:p>
          </table:table-cell>
          <table:table-cell office:value-type="float" office:value="1.47584335989421E+018" calcext:value-type="float">
            <text:p>1.47584335989421E+018</text:p>
          </table:table-cell>
          <table:table-cell/>
          <table:table-cell table:formula="of:= [.C930] - [.B930]" office:value-type="float" office:value="499820032" calcext:value-type="float">
            <text:p>499820032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1.47584335940439E+018" calcext:value-type="float">
            <text:p>1.47584335940439E+018</text:p>
          </table:table-cell>
          <table:table-cell office:value-type="float" office:value="1.47584335990541E+018" calcext:value-type="float">
            <text:p>1.47584335990541E+018</text:p>
          </table:table-cell>
          <table:table-cell/>
          <table:table-cell table:formula="of:= [.C931] - [.B931]" office:value-type="float" office:value="501019904" calcext:value-type="float">
            <text:p>501019904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1.47584335941439E+018" calcext:value-type="float">
            <text:p>1.47584335941439E+018</text:p>
          </table:table-cell>
          <table:table-cell office:value-type="float" office:value="1.47584335991531E+018" calcext:value-type="float">
            <text:p>1.47584335991531E+018</text:p>
          </table:table-cell>
          <table:table-cell/>
          <table:table-cell table:formula="of:= [.C932] - [.B932]" office:value-type="float" office:value="500920064" calcext:value-type="float">
            <text:p>500920064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1.47584335942439E+018" calcext:value-type="float">
            <text:p>1.47584335942439E+018</text:p>
          </table:table-cell>
          <table:table-cell office:value-type="float" office:value="1.4758433599257E+018" calcext:value-type="float">
            <text:p>1.4758433599257E+018</text:p>
          </table:table-cell>
          <table:table-cell/>
          <table:table-cell table:formula="of:= [.C933] - [.B933]" office:value-type="float" office:value="501309952" calcext:value-type="float">
            <text:p>501309952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1.47584335943439E+018" calcext:value-type="float">
            <text:p>1.47584335943439E+018</text:p>
          </table:table-cell>
          <table:table-cell office:value-type="float" office:value="1.47584335993616E+018" calcext:value-type="float">
            <text:p>1.47584335993616E+018</text:p>
          </table:table-cell>
          <table:table-cell/>
          <table:table-cell table:formula="of:= [.C934] - [.B934]" office:value-type="float" office:value="501769984" calcext:value-type="float">
            <text:p>501769984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1.47584335944439E+018" calcext:value-type="float">
            <text:p>1.47584335944439E+018</text:p>
          </table:table-cell>
          <table:table-cell office:value-type="float" office:value="1.4758433599467E+018" calcext:value-type="float">
            <text:p>1.4758433599467E+018</text:p>
          </table:table-cell>
          <table:table-cell/>
          <table:table-cell table:formula="of:= [.C935] - [.B935]" office:value-type="float" office:value="502309888" calcext:value-type="float">
            <text:p>502309888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1.47584335945438E+018" calcext:value-type="float">
            <text:p>1.47584335945438E+018</text:p>
          </table:table-cell>
          <table:table-cell office:value-type="float" office:value="1.47584335995717E+018" calcext:value-type="float">
            <text:p>1.47584335995717E+018</text:p>
          </table:table-cell>
          <table:table-cell/>
          <table:table-cell table:formula="of:= [.C936] - [.B936]" office:value-type="float" office:value="502790144" calcext:value-type="float">
            <text:p>502790144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1.47584335946439E+018" calcext:value-type="float">
            <text:p>1.47584335946439E+018</text:p>
          </table:table-cell>
          <table:table-cell office:value-type="float" office:value="1.47584335996764E+018" calcext:value-type="float">
            <text:p>1.47584335996764E+018</text:p>
          </table:table-cell>
          <table:table-cell/>
          <table:table-cell table:formula="of:= [.C937] - [.B937]" office:value-type="float" office:value="503249664" calcext:value-type="float">
            <text:p>503249664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1.47584335947439E+018" calcext:value-type="float">
            <text:p>1.47584335947439E+018</text:p>
          </table:table-cell>
          <table:table-cell office:value-type="float" office:value="1.47584335997812E+018" calcext:value-type="float">
            <text:p>1.47584335997812E+018</text:p>
          </table:table-cell>
          <table:table-cell/>
          <table:table-cell table:formula="of:= [.C938] - [.B938]" office:value-type="float" office:value="503729920" calcext:value-type="float">
            <text:p>503729920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1.47584335948439E+018" calcext:value-type="float">
            <text:p>1.47584335948439E+018</text:p>
          </table:table-cell>
          <table:table-cell office:value-type="float" office:value="1.47584335998861E+018" calcext:value-type="float">
            <text:p>1.47584335998861E+018</text:p>
          </table:table-cell>
          <table:table-cell/>
          <table:table-cell table:formula="of:= [.C939] - [.B939]" office:value-type="float" office:value="504219904" calcext:value-type="float">
            <text:p>504219904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1.47584335949438E+018" calcext:value-type="float">
            <text:p>1.47584335949438E+018</text:p>
          </table:table-cell>
          <table:table-cell office:value-type="float" office:value="1.47584335999911E+018" calcext:value-type="float">
            <text:p>1.47584335999911E+018</text:p>
          </table:table-cell>
          <table:table-cell/>
          <table:table-cell table:formula="of:= [.C940] - [.B940]" office:value-type="float" office:value="504729856" calcext:value-type="float">
            <text:p>504729856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1.47584335950439E+018" calcext:value-type="float">
            <text:p>1.47584335950439E+018</text:p>
          </table:table-cell>
          <table:table-cell office:value-type="float" office:value="1.47584336000963E+018" calcext:value-type="float">
            <text:p>1.47584336000963E+018</text:p>
          </table:table-cell>
          <table:table-cell/>
          <table:table-cell table:formula="of:= [.C941] - [.B941]" office:value-type="float" office:value="505239808" calcext:value-type="float">
            <text:p>505239808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1.4758433595144E+018" calcext:value-type="float">
            <text:p>1.4758433595144E+018</text:p>
          </table:table-cell>
          <table:table-cell office:value-type="float" office:value="1.47584336002012E+018" calcext:value-type="float">
            <text:p>1.47584336002012E+018</text:p>
          </table:table-cell>
          <table:table-cell/>
          <table:table-cell table:formula="of:= [.C942] - [.B942]" office:value-type="float" office:value="505720064" calcext:value-type="float">
            <text:p>505720064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1.47584335952439E+018" calcext:value-type="float">
            <text:p>1.47584335952439E+018</text:p>
          </table:table-cell>
          <table:table-cell office:value-type="float" office:value="1.47584336003059E+018" calcext:value-type="float">
            <text:p>1.47584336003059E+018</text:p>
          </table:table-cell>
          <table:table-cell/>
          <table:table-cell table:formula="of:= [.C943] - [.B943]" office:value-type="float" office:value="506199808" calcext:value-type="float">
            <text:p>506199808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1.47584335953438E+018" calcext:value-type="float">
            <text:p>1.47584335953438E+018</text:p>
          </table:table-cell>
          <table:table-cell office:value-type="float" office:value="1.47584336004108E+018" calcext:value-type="float">
            <text:p>1.47584336004108E+018</text:p>
          </table:table-cell>
          <table:table-cell/>
          <table:table-cell table:formula="of:= [.C944] - [.B944]" office:value-type="float" office:value="506700032" calcext:value-type="float">
            <text:p>506700032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1.47584335954438E+018" calcext:value-type="float">
            <text:p>1.47584335954438E+018</text:p>
          </table:table-cell>
          <table:table-cell office:value-type="float" office:value="1.47584336005168E+018" calcext:value-type="float">
            <text:p>1.47584336005168E+018</text:p>
          </table:table-cell>
          <table:table-cell/>
          <table:table-cell table:formula="of:= [.C945] - [.B945]" office:value-type="float" office:value="507299840" calcext:value-type="float">
            <text:p>507299840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1.47584335955438E+018" calcext:value-type="float">
            <text:p>1.47584335955438E+018</text:p>
          </table:table-cell>
          <table:table-cell office:value-type="float" office:value="1.47584336006213E+018" calcext:value-type="float">
            <text:p>1.47584336006213E+018</text:p>
          </table:table-cell>
          <table:table-cell/>
          <table:table-cell table:formula="of:= [.C946] - [.B946]" office:value-type="float" office:value="507750144" calcext:value-type="float">
            <text:p>507750144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1.4758433595644E+018" calcext:value-type="float">
            <text:p>1.4758433595644E+018</text:p>
          </table:table-cell>
          <table:table-cell office:value-type="float" office:value="1.47584336007259E+018" calcext:value-type="float">
            <text:p>1.47584336007259E+018</text:p>
          </table:table-cell>
          <table:table-cell/>
          <table:table-cell table:formula="of:= [.C947] - [.B947]" office:value-type="float" office:value="508189952" calcext:value-type="float">
            <text:p>508189952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1.47584335957439E+018" calcext:value-type="float">
            <text:p>1.47584335957439E+018</text:p>
          </table:table-cell>
          <table:table-cell office:value-type="float" office:value="1.4758433600831E+018" calcext:value-type="float">
            <text:p>1.4758433600831E+018</text:p>
          </table:table-cell>
          <table:table-cell/>
          <table:table-cell table:formula="of:= [.C948] - [.B948]" office:value-type="float" office:value="508709888" calcext:value-type="float">
            <text:p>508709888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1.47584335958439E+018" calcext:value-type="float">
            <text:p>1.47584335958439E+018</text:p>
          </table:table-cell>
          <table:table-cell office:value-type="float" office:value="1.47584336009357E+018" calcext:value-type="float">
            <text:p>1.47584336009357E+018</text:p>
          </table:table-cell>
          <table:table-cell/>
          <table:table-cell table:formula="of:= [.C949] - [.B949]" office:value-type="float" office:value="509179648" calcext:value-type="float">
            <text:p>509179648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1.47584335959439E+018" calcext:value-type="float">
            <text:p>1.47584335959439E+018</text:p>
          </table:table-cell>
          <table:table-cell office:value-type="float" office:value="1.47584336010408E+018" calcext:value-type="float">
            <text:p>1.47584336010408E+018</text:p>
          </table:table-cell>
          <table:table-cell/>
          <table:table-cell table:formula="of:= [.C950] - [.B950]" office:value-type="float" office:value="509690112" calcext:value-type="float">
            <text:p>509690112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1.47584335960438E+018" calcext:value-type="float">
            <text:p>1.47584335960438E+018</text:p>
          </table:table-cell>
          <table:table-cell office:value-type="float" office:value="1.47584336011456E+018" calcext:value-type="float">
            <text:p>1.47584336011456E+018</text:p>
          </table:table-cell>
          <table:table-cell/>
          <table:table-cell table:formula="of:= [.C951] - [.B951]" office:value-type="float" office:value="510179840" calcext:value-type="float">
            <text:p>510179840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1.47584335961438E+018" calcext:value-type="float">
            <text:p>1.47584335961438E+018</text:p>
          </table:table-cell>
          <table:table-cell office:value-type="float" office:value="1.47584336012502E+018" calcext:value-type="float">
            <text:p>1.47584336012502E+018</text:p>
          </table:table-cell>
          <table:table-cell/>
          <table:table-cell table:formula="of:= [.C952] - [.B952]" office:value-type="float" office:value="510640128" calcext:value-type="float">
            <text:p>510640128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1.47584335962439E+018" calcext:value-type="float">
            <text:p>1.47584335962439E+018</text:p>
          </table:table-cell>
          <table:table-cell office:value-type="float" office:value="1.4758433601355E+018" calcext:value-type="float">
            <text:p>1.4758433601355E+018</text:p>
          </table:table-cell>
          <table:table-cell/>
          <table:table-cell table:formula="of:= [.C953] - [.B953]" office:value-type="float" office:value="511109632" calcext:value-type="float">
            <text:p>511109632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1.4758433596344E+018" calcext:value-type="float">
            <text:p>1.4758433596344E+018</text:p>
          </table:table-cell>
          <table:table-cell office:value-type="float" office:value="1.47584336014599E+018" calcext:value-type="float">
            <text:p>1.47584336014599E+018</text:p>
          </table:table-cell>
          <table:table-cell/>
          <table:table-cell table:formula="of:= [.C954] - [.B954]" office:value-type="float" office:value="511589888" calcext:value-type="float">
            <text:p>511589888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1.47584335964439E+018" calcext:value-type="float">
            <text:p>1.47584335964439E+018</text:p>
          </table:table-cell>
          <table:table-cell office:value-type="float" office:value="1.47584336015649E+018" calcext:value-type="float">
            <text:p>1.47584336015649E+018</text:p>
          </table:table-cell>
          <table:table-cell/>
          <table:table-cell table:formula="of:= [.C955] - [.B955]" office:value-type="float" office:value="512099840" calcext:value-type="float">
            <text:p>512099840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1.47584335965438E+018" calcext:value-type="float">
            <text:p>1.47584335965438E+018</text:p>
          </table:table-cell>
          <table:table-cell office:value-type="float" office:value="1.47584336016698E+018" calcext:value-type="float">
            <text:p>1.47584336016698E+018</text:p>
          </table:table-cell>
          <table:table-cell/>
          <table:table-cell table:formula="of:= [.C956] - [.B956]" office:value-type="float" office:value="512600064" calcext:value-type="float">
            <text:p>512600064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1.47584335966438E+018" calcext:value-type="float">
            <text:p>1.47584335966438E+018</text:p>
          </table:table-cell>
          <table:table-cell office:value-type="float" office:value="1.47584336017745E+018" calcext:value-type="float">
            <text:p>1.47584336017745E+018</text:p>
          </table:table-cell>
          <table:table-cell/>
          <table:table-cell table:formula="of:= [.C957] - [.B957]" office:value-type="float" office:value="513069824" calcext:value-type="float">
            <text:p>513069824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1.47584335967439E+018" calcext:value-type="float">
            <text:p>1.47584335967439E+018</text:p>
          </table:table-cell>
          <table:table-cell office:value-type="float" office:value="1.47584336018796E+018" calcext:value-type="float">
            <text:p>1.47584336018796E+018</text:p>
          </table:table-cell>
          <table:table-cell/>
          <table:table-cell table:formula="of:= [.C958] - [.B958]" office:value-type="float" office:value="513569792" calcext:value-type="float">
            <text:p>513569792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1.47584335968439E+018" calcext:value-type="float">
            <text:p>1.47584335968439E+018</text:p>
          </table:table-cell>
          <table:table-cell office:value-type="float" office:value="1.47584336019845E+018" calcext:value-type="float">
            <text:p>1.47584336019845E+018</text:p>
          </table:table-cell>
          <table:table-cell/>
          <table:table-cell table:formula="of:= [.C959] - [.B959]" office:value-type="float" office:value="514059776" calcext:value-type="float">
            <text:p>514059776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1.47584335969438E+018" calcext:value-type="float">
            <text:p>1.47584335969438E+018</text:p>
          </table:table-cell>
          <table:table-cell office:value-type="float" office:value="1.47584336020893E+018" calcext:value-type="float">
            <text:p>1.47584336020893E+018</text:p>
          </table:table-cell>
          <table:table-cell/>
          <table:table-cell table:formula="of:= [.C960] - [.B960]" office:value-type="float" office:value="514550016" calcext:value-type="float">
            <text:p>514550016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1.47584335970438E+018" calcext:value-type="float">
            <text:p>1.47584335970438E+018</text:p>
          </table:table-cell>
          <table:table-cell office:value-type="float" office:value="1.47584336021942E+018" calcext:value-type="float">
            <text:p>1.47584336021942E+018</text:p>
          </table:table-cell>
          <table:table-cell/>
          <table:table-cell table:formula="of:= [.C961] - [.B961]" office:value-type="float" office:value="515039744" calcext:value-type="float">
            <text:p>515039744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1.47584335971439E+018" calcext:value-type="float">
            <text:p>1.47584335971439E+018</text:p>
          </table:table-cell>
          <table:table-cell office:value-type="float" office:value="1.4758433602299E+018" calcext:value-type="float">
            <text:p>1.4758433602299E+018</text:p>
          </table:table-cell>
          <table:table-cell/>
          <table:table-cell table:formula="of:= [.C962] - [.B962]" office:value-type="float" office:value="515510016" calcext:value-type="float">
            <text:p>515510016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1.47584335972438E+018" calcext:value-type="float">
            <text:p>1.47584335972438E+018</text:p>
          </table:table-cell>
          <table:table-cell office:value-type="float" office:value="1.47584336024038E+018" calcext:value-type="float">
            <text:p>1.47584336024038E+018</text:p>
          </table:table-cell>
          <table:table-cell/>
          <table:table-cell table:formula="of:= [.C963] - [.B963]" office:value-type="float" office:value="515999744" calcext:value-type="float">
            <text:p>515999744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1.47584335973438E+018" calcext:value-type="float">
            <text:p>1.47584335973438E+018</text:p>
          </table:table-cell>
          <table:table-cell office:value-type="float" office:value="1.47584336025087E+018" calcext:value-type="float">
            <text:p>1.47584336025087E+018</text:p>
          </table:table-cell>
          <table:table-cell/>
          <table:table-cell table:formula="of:= [.C964] - [.B964]" office:value-type="float" office:value="516489984" calcext:value-type="float">
            <text:p>516489984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1.47584335974438E+018" calcext:value-type="float">
            <text:p>1.47584335974438E+018</text:p>
          </table:table-cell>
          <table:table-cell office:value-type="float" office:value="1.4758433602613E+018" calcext:value-type="float">
            <text:p>1.4758433602613E+018</text:p>
          </table:table-cell>
          <table:table-cell/>
          <table:table-cell table:formula="of:= [.C965] - [.B965]" office:value-type="float" office:value="516920064" calcext:value-type="float">
            <text:p>516920064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1.47584335975439E+018" calcext:value-type="float">
            <text:p>1.47584335975439E+018</text:p>
          </table:table-cell>
          <table:table-cell office:value-type="float" office:value="1.47584336027483E+018" calcext:value-type="float">
            <text:p>1.47584336027483E+018</text:p>
          </table:table-cell>
          <table:table-cell/>
          <table:table-cell table:formula="of:= [.C966] - [.B966]" office:value-type="float" office:value="520440064" calcext:value-type="float">
            <text:p>520440064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1.4758433597644E+018" calcext:value-type="float">
            <text:p>1.4758433597644E+018</text:p>
          </table:table-cell>
          <table:table-cell office:value-type="float" office:value="1.47584336028527E+018" calcext:value-type="float">
            <text:p>1.47584336028527E+018</text:p>
          </table:table-cell>
          <table:table-cell/>
          <table:table-cell table:formula="of:= [.C967] - [.B967]" office:value-type="float" office:value="520869888" calcext:value-type="float">
            <text:p>520869888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1.47584335977438E+018" calcext:value-type="float">
            <text:p>1.47584335977438E+018</text:p>
          </table:table-cell>
          <table:table-cell office:value-type="float" office:value="1.47584336029574E+018" calcext:value-type="float">
            <text:p>1.47584336029574E+018</text:p>
          </table:table-cell>
          <table:table-cell/>
          <table:table-cell table:formula="of:= [.C968] - [.B968]" office:value-type="float" office:value="521359872" calcext:value-type="float">
            <text:p>521359872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1.47584335978439E+018" calcext:value-type="float">
            <text:p>1.47584335978439E+018</text:p>
          </table:table-cell>
          <table:table-cell office:value-type="float" office:value="1.47584336030625E+018" calcext:value-type="float">
            <text:p>1.47584336030625E+018</text:p>
          </table:table-cell>
          <table:table-cell/>
          <table:table-cell table:formula="of:= [.C969] - [.B969]" office:value-type="float" office:value="521859840" calcext:value-type="float">
            <text:p>521859840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1.47584335979439E+018" calcext:value-type="float">
            <text:p>1.47584335979439E+018</text:p>
          </table:table-cell>
          <table:table-cell office:value-type="float" office:value="1.47584336031675E+018" calcext:value-type="float">
            <text:p>1.47584336031675E+018</text:p>
          </table:table-cell>
          <table:table-cell/>
          <table:table-cell table:formula="of:= [.C970] - [.B970]" office:value-type="float" office:value="522360064" calcext:value-type="float">
            <text:p>522360064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1.47584335980439E+018" calcext:value-type="float">
            <text:p>1.47584335980439E+018</text:p>
          </table:table-cell>
          <table:table-cell office:value-type="float" office:value="1.47584336032722E+018" calcext:value-type="float">
            <text:p>1.47584336032722E+018</text:p>
          </table:table-cell>
          <table:table-cell/>
          <table:table-cell table:formula="of:= [.C971] - [.B971]" office:value-type="float" office:value="522829824" calcext:value-type="float">
            <text:p>522829824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1.47584335981438E+018" calcext:value-type="float">
            <text:p>1.47584335981438E+018</text:p>
          </table:table-cell>
          <table:table-cell office:value-type="float" office:value="1.47584336033772E+018" calcext:value-type="float">
            <text:p>1.47584336033772E+018</text:p>
          </table:table-cell>
          <table:table-cell/>
          <table:table-cell table:formula="of:= [.C972] - [.B972]" office:value-type="float" office:value="523340032" calcext:value-type="float">
            <text:p>523340032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1.4758433598244E+018" calcext:value-type="float">
            <text:p>1.4758433598244E+018</text:p>
          </table:table-cell>
          <table:table-cell office:value-type="float" office:value="1.47584336034819E+018" calcext:value-type="float">
            <text:p>1.47584336034819E+018</text:p>
          </table:table-cell>
          <table:table-cell/>
          <table:table-cell table:formula="of:= [.C973] - [.B973]" office:value-type="float" office:value="523789824" calcext:value-type="float">
            <text:p>523789824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1.47584335983439E+018" calcext:value-type="float">
            <text:p>1.47584335983439E+018</text:p>
          </table:table-cell>
          <table:table-cell office:value-type="float" office:value="1.47584336035868E+018" calcext:value-type="float">
            <text:p>1.47584336035868E+018</text:p>
          </table:table-cell>
          <table:table-cell/>
          <table:table-cell table:formula="of:= [.C974] - [.B974]" office:value-type="float" office:value="524290048" calcext:value-type="float">
            <text:p>524290048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1.47584335984439E+018" calcext:value-type="float">
            <text:p>1.47584335984439E+018</text:p>
          </table:table-cell>
          <table:table-cell office:value-type="float" office:value="1.47584336036916E+018" calcext:value-type="float">
            <text:p>1.47584336036916E+018</text:p>
          </table:table-cell>
          <table:table-cell/>
          <table:table-cell table:formula="of:= [.C975] - [.B975]" office:value-type="float" office:value="524770048" calcext:value-type="float">
            <text:p>524770048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1.47584335985444E+018" calcext:value-type="float">
            <text:p>1.47584335985444E+018</text:p>
          </table:table-cell>
          <table:table-cell office:value-type="float" office:value="1.47584336037965E+018" calcext:value-type="float">
            <text:p>1.47584336037965E+018</text:p>
          </table:table-cell>
          <table:table-cell/>
          <table:table-cell table:formula="of:= [.C976] - [.B976]" office:value-type="float" office:value="525209856" calcext:value-type="float">
            <text:p>525209856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1.47584335986438E+018" calcext:value-type="float">
            <text:p>1.47584335986438E+018</text:p>
          </table:table-cell>
          <table:table-cell office:value-type="float" office:value="1.47584336039014E+018" calcext:value-type="float">
            <text:p>1.47584336039014E+018</text:p>
          </table:table-cell>
          <table:table-cell/>
          <table:table-cell table:formula="of:= [.C977] - [.B977]" office:value-type="float" office:value="525760000" calcext:value-type="float">
            <text:p>525760000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1.47584335987438E+018" calcext:value-type="float">
            <text:p>1.47584335987438E+018</text:p>
          </table:table-cell>
          <table:table-cell office:value-type="float" office:value="1.47584336040062E+018" calcext:value-type="float">
            <text:p>1.47584336040062E+018</text:p>
          </table:table-cell>
          <table:table-cell/>
          <table:table-cell table:formula="of:= [.C978] - [.B978]" office:value-type="float" office:value="526240256" calcext:value-type="float">
            <text:p>526240256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1.47584335988438E+018" calcext:value-type="float">
            <text:p>1.47584335988438E+018</text:p>
          </table:table-cell>
          <table:table-cell office:value-type="float" office:value="1.4758433604111E+018" calcext:value-type="float">
            <text:p>1.4758433604111E+018</text:p>
          </table:table-cell>
          <table:table-cell/>
          <table:table-cell table:formula="of:= [.C979] - [.B979]" office:value-type="float" office:value="526720256" calcext:value-type="float">
            <text:p>526720256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1.47584335989461E+018" calcext:value-type="float">
            <text:p>1.47584335989461E+018</text:p>
          </table:table-cell>
          <table:table-cell office:value-type="float" office:value="1.4758433604217E+018" calcext:value-type="float">
            <text:p>1.4758433604217E+018</text:p>
          </table:table-cell>
          <table:table-cell/>
          <table:table-cell table:formula="of:= [.C980] - [.B980]" office:value-type="float" office:value="527090176" calcext:value-type="float">
            <text:p>527090176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1.47584335990449E+018" calcext:value-type="float">
            <text:p>1.47584335990449E+018</text:p>
          </table:table-cell>
          <table:table-cell office:value-type="float" office:value="1.47584336043212E+018" calcext:value-type="float">
            <text:p>1.47584336043212E+018</text:p>
          </table:table-cell>
          <table:table-cell/>
          <table:table-cell table:formula="of:= [.C981] - [.B981]" office:value-type="float" office:value="527630080" calcext:value-type="float">
            <text:p>527630080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1.4758433599144E+018" calcext:value-type="float">
            <text:p>1.4758433599144E+018</text:p>
          </table:table-cell>
          <table:table-cell office:value-type="float" office:value="1.47584336044261E+018" calcext:value-type="float">
            <text:p>1.47584336044261E+018</text:p>
          </table:table-cell>
          <table:table-cell/>
          <table:table-cell table:formula="of:= [.C982] - [.B982]" office:value-type="float" office:value="528209920" calcext:value-type="float">
            <text:p>528209920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1.47584335992439E+018" calcext:value-type="float">
            <text:p>1.47584335992439E+018</text:p>
          </table:table-cell>
          <table:table-cell office:value-type="float" office:value="1.47584336045311E+018" calcext:value-type="float">
            <text:p>1.47584336045311E+018</text:p>
          </table:table-cell>
          <table:table-cell/>
          <table:table-cell table:formula="of:= [.C983] - [.B983]" office:value-type="float" office:value="528719872" calcext:value-type="float">
            <text:p>528719872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1.47584335993438E+018" calcext:value-type="float">
            <text:p>1.47584335993438E+018</text:p>
          </table:table-cell>
          <table:table-cell office:value-type="float" office:value="1.47584336046359E+018" calcext:value-type="float">
            <text:p>1.47584336046359E+018</text:p>
          </table:table-cell>
          <table:table-cell/>
          <table:table-cell table:formula="of:= [.C984] - [.B984]" office:value-type="float" office:value="529210112" calcext:value-type="float">
            <text:p>529210112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1.47584335994439E+018" calcext:value-type="float">
            <text:p>1.47584335994439E+018</text:p>
          </table:table-cell>
          <table:table-cell office:value-type="float" office:value="1.47584336047408E+018" calcext:value-type="float">
            <text:p>1.47584336047408E+018</text:p>
          </table:table-cell>
          <table:table-cell/>
          <table:table-cell table:formula="of:= [.C985] - [.B985]" office:value-type="float" office:value="529689856" calcext:value-type="float">
            <text:p>529689856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1.4758433599544E+018" calcext:value-type="float">
            <text:p>1.4758433599544E+018</text:p>
          </table:table-cell>
          <table:table-cell office:value-type="float" office:value="1.47584336048456E+018" calcext:value-type="float">
            <text:p>1.47584336048456E+018</text:p>
          </table:table-cell>
          <table:table-cell/>
          <table:table-cell table:formula="of:= [.C986] - [.B986]" office:value-type="float" office:value="530159872" calcext:value-type="float">
            <text:p>530159872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1.4758433599644E+018" calcext:value-type="float">
            <text:p>1.4758433599644E+018</text:p>
          </table:table-cell>
          <table:table-cell office:value-type="float" office:value="1.47584336049505E+018" calcext:value-type="float">
            <text:p>1.47584336049505E+018</text:p>
          </table:table-cell>
          <table:table-cell/>
          <table:table-cell table:formula="of:= [.C987] - [.B987]" office:value-type="float" office:value="530649856" calcext:value-type="float">
            <text:p>530649856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1.47584335997438E+018" calcext:value-type="float">
            <text:p>1.47584335997438E+018</text:p>
          </table:table-cell>
          <table:table-cell office:value-type="float" office:value="1.47584336050558E+018" calcext:value-type="float">
            <text:p>1.47584336050558E+018</text:p>
          </table:table-cell>
          <table:table-cell/>
          <table:table-cell table:formula="of:= [.C988] - [.B988]" office:value-type="float" office:value="531200256" calcext:value-type="float">
            <text:p>531200256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1.47584335998439E+018" calcext:value-type="float">
            <text:p>1.47584335998439E+018</text:p>
          </table:table-cell>
          <table:table-cell office:value-type="float" office:value="1.47584336051606E+018" calcext:value-type="float">
            <text:p>1.47584336051606E+018</text:p>
          </table:table-cell>
          <table:table-cell/>
          <table:table-cell table:formula="of:= [.C989] - [.B989]" office:value-type="float" office:value="531669760" calcext:value-type="float">
            <text:p>531669760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1.47584335999438E+018" calcext:value-type="float">
            <text:p>1.47584335999438E+018</text:p>
          </table:table-cell>
          <table:table-cell office:value-type="float" office:value="1.47584336052653E+018" calcext:value-type="float">
            <text:p>1.47584336052653E+018</text:p>
          </table:table-cell>
          <table:table-cell/>
          <table:table-cell table:formula="of:= [.C990] - [.B990]" office:value-type="float" office:value="532150272" calcext:value-type="float">
            <text:p>532150272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1.47584336000439E+018" calcext:value-type="float">
            <text:p>1.47584336000439E+018</text:p>
          </table:table-cell>
          <table:table-cell office:value-type="float" office:value="1.47584336053703E+018" calcext:value-type="float">
            <text:p>1.47584336053703E+018</text:p>
          </table:table-cell>
          <table:table-cell/>
          <table:table-cell table:formula="of:= [.C991] - [.B991]" office:value-type="float" office:value="532640000" calcext:value-type="float">
            <text:p>532640000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1.47584336001439E+018" calcext:value-type="float">
            <text:p>1.47584336001439E+018</text:p>
          </table:table-cell>
          <table:table-cell office:value-type="float" office:value="1.47584336054751E+018" calcext:value-type="float">
            <text:p>1.47584336054751E+018</text:p>
          </table:table-cell>
          <table:table-cell/>
          <table:table-cell table:formula="of:= [.C992] - [.B992]" office:value-type="float" office:value="533119744" calcext:value-type="float">
            <text:p>533119744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1.47584336002439E+018" calcext:value-type="float">
            <text:p>1.47584336002439E+018</text:p>
          </table:table-cell>
          <table:table-cell office:value-type="float" office:value="1.475843360558E+018" calcext:value-type="float">
            <text:p>1.475843360558E+018</text:p>
          </table:table-cell>
          <table:table-cell/>
          <table:table-cell table:formula="of:= [.C993] - [.B993]" office:value-type="float" office:value="533609728" calcext:value-type="float">
            <text:p>533609728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1.47584336003439E+018" calcext:value-type="float">
            <text:p>1.47584336003439E+018</text:p>
          </table:table-cell>
          <table:table-cell office:value-type="float" office:value="1.4758433605685E+018" calcext:value-type="float">
            <text:p>1.4758433605685E+018</text:p>
          </table:table-cell>
          <table:table-cell/>
          <table:table-cell table:formula="of:= [.C994] - [.B994]" office:value-type="float" office:value="534109952" calcext:value-type="float">
            <text:p>534109952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1.47584336004439E+018" calcext:value-type="float">
            <text:p>1.47584336004439E+018</text:p>
          </table:table-cell>
          <table:table-cell office:value-type="float" office:value="1.47584336057897E+018" calcext:value-type="float">
            <text:p>1.47584336057897E+018</text:p>
          </table:table-cell>
          <table:table-cell/>
          <table:table-cell table:formula="of:= [.C995] - [.B995]" office:value-type="float" office:value="534579968" calcext:value-type="float">
            <text:p>534579968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1.47584336005438E+018" calcext:value-type="float">
            <text:p>1.47584336005438E+018</text:p>
          </table:table-cell>
          <table:table-cell office:value-type="float" office:value="1.47584336058946E+018" calcext:value-type="float">
            <text:p>1.47584336058946E+018</text:p>
          </table:table-cell>
          <table:table-cell/>
          <table:table-cell table:formula="of:= [.C996] - [.B996]" office:value-type="float" office:value="535080192" calcext:value-type="float">
            <text:p>535080192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1.47584336006439E+018" calcext:value-type="float">
            <text:p>1.47584336006439E+018</text:p>
          </table:table-cell>
          <table:table-cell office:value-type="float" office:value="1.47584336059994E+018" calcext:value-type="float">
            <text:p>1.47584336059994E+018</text:p>
          </table:table-cell>
          <table:table-cell/>
          <table:table-cell table:formula="of:= [.C997] - [.B997]" office:value-type="float" office:value="535549696" calcext:value-type="float">
            <text:p>535549696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1.47584336007439E+018" calcext:value-type="float">
            <text:p>1.47584336007439E+018</text:p>
          </table:table-cell>
          <table:table-cell office:value-type="float" office:value="1.47584336061042E+018" calcext:value-type="float">
            <text:p>1.47584336061042E+018</text:p>
          </table:table-cell>
          <table:table-cell/>
          <table:table-cell table:formula="of:= [.C998] - [.B998]" office:value-type="float" office:value="536029952" calcext:value-type="float">
            <text:p>536029952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1.47584336008438E+018" calcext:value-type="float">
            <text:p>1.47584336008438E+018</text:p>
          </table:table-cell>
          <table:table-cell office:value-type="float" office:value="1.47584336062091E+018" calcext:value-type="float">
            <text:p>1.47584336062091E+018</text:p>
          </table:table-cell>
          <table:table-cell/>
          <table:table-cell table:formula="of:= [.C999] - [.B999]" office:value-type="float" office:value="536530176" calcext:value-type="float">
            <text:p>536530176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1.47584336009438E+018" calcext:value-type="float">
            <text:p>1.47584336009438E+018</text:p>
          </table:table-cell>
          <table:table-cell office:value-type="float" office:value="1.47584336063152E+018" calcext:value-type="float">
            <text:p>1.47584336063152E+018</text:p>
          </table:table-cell>
          <table:table-cell/>
          <table:table-cell table:formula="of:= [.C1000] - [.B1000]" office:value-type="float" office:value="537140224" calcext:value-type="float">
            <text:p>537140224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nMessages:</text:p>
          </table:table-cell>
          <table:table-cell table:number-columns-repeated="3"/>
          <table:table-cell office:value-type="string" calcext:value-type="string">
            <text:p>Average:</text:p>
          </table:table-cell>
        </table:table-row>
        <table:table-row table:style-name="ro1">
          <table:table-cell table:formula="of:= COUNT([.A1:.A1000])" office:value-type="float" office:value="1000" calcext:value-type="float">
            <text:p>1000</text:p>
          </table:table-cell>
          <table:table-cell table:number-columns-repeated="3"/>
          <table:table-cell table:formula="of:= AVERAGE([.E1:.E1000])" office:value-type="float" office:value="253481863.168" calcext:value-type="float">
            <text:p>253481863.16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07">00/00/0000</text:date>, <text:time style:data-style-name="N2" text:time-value="14:07:31.88935817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0-07T14:07:47.520924275</dc:date>
    <meta:editing-duration>PT7M34S</meta:editing-duration>
    <meta:editing-cycles>2</meta:editing-cycles>
    <meta:generator>LibreOffice/5.1.4.2$Linux_X86_64 LibreOffice_project/10m0$Build-2</meta:generator>
    <meta:document-statistic meta:table-count="1" meta:cell-count="4004" meta:object-count="0"/>
  </office:meta>
</office:document-meta>
</file>